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6.2827in"/>
    </style:style>
    <style:style style:name="co9" style:family="table-column">
      <style:table-column-properties fo:break-before="auto" style:column-width="6.3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ating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: Finding Nemo (2003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3: Forrest Gump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3: Twelve Monkeys (a.k.a. 12 Monkeys) (1995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: Donnie Darko (2001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6: Crouching Tiger Hidden Dragon (Wo hu cang long) (2000)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194: Amelie (200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197: Braveheart (1995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8: Batman (1989)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: The Shawshank Redemption (1994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4: Schindler's List (1993)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62: Erin Brockovich (2000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602: Independence Day (a.k.a. ID4) (1996)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607: Men in Black (a.k.a. MIB) (1997)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: Twister (19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0: Pulp Fiction (1994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8: Mrs. Doubtfire (1993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7: Seven (a.k.a. Se7en) (1995)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4: The Mask (1994)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.5" calcext:value-type="float">
            <text:p>4.5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00: Traffic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64: Stargate (1994)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2501: The Bourne Identity (2002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02: The Bourne Supremacy (200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3049: Ace Ventura: Pet Detective (199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27: Charlie's Angels (2000)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number-columns-repeated="7"/>
          <table:table-cell table:number-columns-repeated="2" office:value-type="float" office:value="3.5" calcext:value-type="float">
            <text:p>3.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02: The Rock (199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806: The Incredibles (2004)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7: X-Men (2000)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correlatio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5136" calcext:value-type="float">
            <text:p>5136</text:p>
          </table:table-cell>
          <table:table-cell office:value-type="float" office:value="918" calcext:value-type="float">
            <text:p>918</text:p>
          </table:table-cell>
          <table:table-cell office:value-type="float" office:value="2824" calcext:value-type="float">
            <text:p>2824</text:p>
          </table:table-cell>
          <table:table-cell office:value-type="float" office:value="3867" calcext:value-type="float">
            <text:p>3867</text:p>
          </table:table-cell>
          <table:table-cell office:value-type="float" office:value="860" calcext:value-type="float">
            <text:p>860</text:p>
          </table:table-cell>
          <table:table-cell office:value-type="float" office:value="3712" calcext:value-type="float">
            <text:p>3712</text:p>
          </table:table-cell>
          <table:table-cell office:value-type="float" office:value="2968" calcext:value-type="float">
            <text:p>2968</text:p>
          </table:table-cell>
          <table:table-cell office:value-type="float" office:value="3525" calcext:value-type="float">
            <text:p>3525</text:p>
          </table:table-cell>
          <table:table-cell office:value-type="float" office:value="4323" calcext:value-type="float">
            <text:p>4323</text:p>
          </table:table-cell>
          <table:table-cell office:value-type="float" office:value="3617" calcext:value-type="float">
            <text:p>3617</text:p>
          </table:table-cell>
          <table:table-cell office:value-type="float" office:value="4360" calcext:value-type="float">
            <text:p>4360</text:p>
          </table:table-cell>
          <table:table-cell office:value-type="float" office:value="2756" calcext:value-type="float">
            <text:p>2756</text:p>
          </table:table-cell>
          <table:table-cell office:value-type="float" office:value="89" calcext:value-type="float">
            <text:p>89</text:p>
          </table:table-cell>
          <table:table-cell office:value-type="float" office:value="442" calcext:value-type="float">
            <text:p>442</text:p>
          </table:table-cell>
          <table:table-cell office:value-type="float" office:value="3556" calcext:value-type="float">
            <text:p>3556</text:p>
          </table:table-cell>
          <table:table-cell office:value-type="float" office:value="5261" calcext:value-type="float">
            <text:p>5261</text:p>
          </table:table-cell>
          <table:table-cell office:value-type="float" office:value="2492" calcext:value-type="float">
            <text:p>2492</text:p>
          </table:table-cell>
          <table:table-cell office:value-type="float" office:value="5062" calcext:value-type="float">
            <text:p>5062</text:p>
          </table:table-cell>
          <table:table-cell office:value-type="float" office:value="2486" calcext:value-type="float">
            <text:p>2486</text:p>
          </table:table-cell>
          <table:table-cell office:value-type="float" office:value="4942" calcext:value-type="float">
            <text:p>4942</text:p>
          </table:table-cell>
          <table:table-cell office:value-type="float" office:value="2267" calcext:value-type="float">
            <text:p>2267</text:p>
          </table:table-cell>
          <table:table-cell office:value-type="float" office:value="4809" calcext:value-type="float">
            <text:p>4809</text:p>
          </table:table-cell>
          <table:table-cell office:value-type="float" office:value="3853" calcext:value-type="float">
            <text:p>3853</text:p>
          </table:table-cell>
          <table:table-cell office:value-type="float" office:value="2288" calcext:value-type="float">
            <text:p>2288</text:p>
          </table:table-cell>
          <table:table-cell table:number-columns-repeated="998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CORREL([ratings.$B$2:.$B$101]; [ratings.B$2:.B$101])" office:value-type="float" office:value="1" calcext:value-type="float">
            <text:p>1</text:p>
          </table:table-cell>
          <table:table-cell table:formula="of:=CORREL([ratings.$B$2:.$B$101]; [ratings.C$2:.C$101])" office:value-type="float" office:value="0.402980188456996" calcext:value-type="float">
            <text:p>0.4029801885</text:p>
          </table:table-cell>
          <table:table-cell table:formula="of:=CORREL([ratings.$B$2:.$B$101]; [ratings.D$2:.D$101])" office:value-type="float" office:value="-0.142205650084928" calcext:value-type="float">
            <text:p>-0.1422056501</text:p>
          </table:table-cell>
          <table:table-cell table:formula="of:=CORREL([ratings.$B$2:.$B$101]; [ratings.E$2:.E$101])" office:value-type="float" office:value="0.517619804397155" calcext:value-type="float">
            <text:p>0.5176198044</text:p>
          </table:table-cell>
          <table:table-cell table:formula="of:=CORREL([ratings.$B$2:.$B$101]; [ratings.F$2:.F$101])" office:value-type="float" office:value="0.300199614685356" calcext:value-type="float">
            <text:p>0.3001996147</text:p>
          </table:table-cell>
          <table:table-cell table:formula="of:=CORREL([ratings.$B$2:.$B$101]; [ratings.G$2:.G$101])" office:value-type="float" office:value="0.480536602182786" calcext:value-type="float">
            <text:p>0.4805366022</text:p>
          </table:table-cell>
          <table:table-cell table:formula="of:=CORREL([ratings.$B$2:.$B$101]; [ratings.H$2:.H$101])" office:value-type="float" office:value="-0.312411915438248" calcext:value-type="float">
            <text:p>-0.3124119154</text:p>
          </table:table-cell>
          <table:table-cell table:formula="of:=CORREL([ratings.$B$2:.$B$101]; [ratings.I$2:.I$101])" office:value-type="float" office:value="0.383348479918658" calcext:value-type="float">
            <text:p>0.3833484799</text:p>
          </table:table-cell>
          <table:table-cell table:formula="of:=CORREL([ratings.$B$2:.$B$101]; [ratings.J$2:.J$101])" office:value-type="float" office:value="0.0927746502846101" calcext:value-type="float">
            <text:p>0.0927746503</text:p>
          </table:table-cell>
          <table:table-cell table:formula="of:=CORREL([ratings.$B$2:.$B$101]; [ratings.K$2:.K$101])" office:value-type="float" office:value="0.0981905941730774" calcext:value-type="float">
            <text:p>0.0981905942</text:p>
          </table:table-cell>
          <table:table-cell table:formula="of:=CORREL([ratings.$B$2:.$B$101]; [ratings.L$2:.L$101])" office:value-type="float" office:value="-0.0417340529451515" calcext:value-type="float">
            <text:p>-0.0417340529</text:p>
          </table:table-cell>
          <table:table-cell table:formula="of:=CORREL([ratings.$B$2:.$B$101]; [ratings.M$2:.M$101])" office:value-type="float" office:value="0.264424787160725" calcext:value-type="float">
            <text:p>0.2644247872</text:p>
          </table:table-cell>
          <table:table-cell table:formula="of:=CORREL([ratings.$B$2:.$B$101]; [ratings.N$2:.N$101])" office:value-type="float" office:value="0.261268362823723" calcext:value-type="float">
            <text:p>0.2612683628</text:p>
          </table:table-cell>
          <table:table-cell table:formula="of:=CORREL([ratings.$B$2:.$B$101]; [ratings.O$2:.O$101])" office:value-type="float" office:value="0.464609968681201" calcext:value-type="float">
            <text:p>0.4646099687</text:p>
          </table:table-cell>
          <table:table-cell table:formula="of:=CORREL([ratings.$B$2:.$B$101]; [ratings.P$2:.P$101])" office:value-type="float" office:value="0.0223077715070217" calcext:value-type="float">
            <text:p>0.0223077715</text:p>
          </table:table-cell>
          <table:table-cell table:formula="of:=CORREL([ratings.$B$2:.$B$101]; [ratings.Q$2:.Q$101])" office:value-type="float" office:value="-0.191987915663931" calcext:value-type="float">
            <text:p>-0.1919879157</text:p>
          </table:table-cell>
          <table:table-cell table:formula="of:=CORREL([ratings.$B$2:.$B$101]; [ratings.R$2:.R$101])" office:value-type="float" office:value="0.493007605153259" calcext:value-type="float">
            <text:p>0.4930076052</text:p>
          </table:table-cell>
          <table:table-cell table:formula="of:=CORREL([ratings.$B$2:.$B$101]; [ratings.S$2:.S$101])" office:value-type="float" office:value="0.360643871947096" calcext:value-type="float">
            <text:p>0.3606438719</text:p>
          </table:table-cell>
          <table:table-cell table:formula="of:=CORREL([ratings.$B$2:.$B$101]; [ratings.T$2:.T$101])" office:value-type="float" office:value="0.551088837215632" calcext:value-type="float">
            <text:p>0.5510888372</text:p>
          </table:table-cell>
          <table:table-cell table:formula="of:=CORREL([ratings.$B$2:.$B$101]; [ratings.U$2:.U$101])" office:value-type="float" office:value="0.00254410596323501" calcext:value-type="float">
            <text:p>0.002544106</text:p>
          </table:table-cell>
          <table:table-cell table:formula="of:=CORREL([ratings.$B$2:.$B$101]; [ratings.V$2:.V$101])" office:value-type="float" office:value="0.11665274170207" calcext:value-type="float">
            <text:p>0.1166527417</text:p>
          </table:table-cell>
          <table:table-cell table:formula="of:=CORREL([ratings.$B$2:.$B$101]; [ratings.W$2:.W$101])" office:value-type="float" office:value="-0.429182782695866" calcext:value-type="float">
            <text:p>-0.4291827827</text:p>
          </table:table-cell>
          <table:table-cell table:formula="of:=CORREL([ratings.$B$2:.$B$101]; [ratings.X$2:.X$101])" office:value-type="float" office:value="0.394370911744252" calcext:value-type="float">
            <text:p>0.3943709117</text:p>
          </table:table-cell>
          <table:table-cell table:formula="of:=CORREL([ratings.$B$2:.$B$101]; [ratings.Y$2:.Y$101])" office:value-type="float" office:value="-0.30442200863181" calcext:value-type="float">
            <text:p>-0.3044220086</text:p>
          </table:table-cell>
          <table:table-cell table:formula="of:=CORREL([ratings.$B$2:.$B$101]; [ratings.Z$2:.Z$101])" office:value-type="float" office:value="0.245047748625606" calcext:value-type="float">
            <text:p>0.2450477486</text:p>
          </table:table-cell>
          <table:table-cell table:number-columns-repeated="998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CORREL([ratings.$C$2:.$C$101]; [ratings.B$2:.B$101])" office:value-type="float" office:value="0.402980188456996" calcext:value-type="float">
            <text:p>0.4029801885</text:p>
          </table:table-cell>
          <table:table-cell table:formula="of:=CORREL([ratings.$C$2:.$C$101]; [ratings.C$2:.C$101])" office:value-type="float" office:value="1" calcext:value-type="float">
            <text:p>1</text:p>
          </table:table-cell>
          <table:table-cell table:formula="of:=CORREL([ratings.$C$2:.$C$101]; [ratings.D$2:.D$101])" office:value-type="float" office:value="0.118978537941828" calcext:value-type="float">
            <text:p>0.1189785379</text:p>
          </table:table-cell>
          <table:table-cell table:formula="of:=CORREL([ratings.$C$2:.$C$101]; [ratings.E$2:.E$101])" office:value-type="float" office:value="0.0579162990350759" calcext:value-type="float">
            <text:p>0.057916299</text:p>
          </table:table-cell>
          <table:table-cell table:formula="of:=CORREL([ratings.$C$2:.$C$101]; [ratings.F$2:.F$101])" office:value-type="float" office:value="0.341734155239994" calcext:value-type="float">
            <text:p>0.3417341552</text:p>
          </table:table-cell>
          <table:table-cell table:formula="of:=CORREL([ratings.$C$2:.$C$101]; [ratings.G$2:.G$101])" office:value-type="float" office:value="0.241376989825912" calcext:value-type="float">
            <text:p>0.2413769898</text:p>
          </table:table-cell>
          <table:table-cell table:formula="of:=CORREL([ratings.$C$2:.$C$101]; [ratings.H$2:.H$101])" office:value-type="float" office:value="0.131398452748108" calcext:value-type="float">
            <text:p>0.1313984527</text:p>
          </table:table-cell>
          <table:table-cell table:formula="of:=CORREL([ratings.$C$2:.$C$101]; [ratings.I$2:.I$101])" office:value-type="float" office:value="0.206694835280144" calcext:value-type="float">
            <text:p>0.2066948353</text:p>
          </table:table-cell>
          <table:table-cell table:formula="of:=CORREL([ratings.$C$2:.$C$101]; [ratings.J$2:.J$101])" office:value-type="float" office:value="0.360056295450207" calcext:value-type="float">
            <text:p>0.3600562955</text:p>
          </table:table-cell>
          <table:table-cell table:formula="of:=CORREL([ratings.$C$2:.$C$101]; [ratings.K$2:.K$101])" office:value-type="float" office:value="0.0336424739724047" calcext:value-type="float">
            <text:p>0.033642474</text:p>
          </table:table-cell>
          <table:table-cell table:formula="of:=CORREL([ratings.$C$2:.$C$101]; [ratings.L$2:.L$101])" office:value-type="float" office:value="0.138547907649066" calcext:value-type="float">
            <text:p>0.1385479076</text:p>
          </table:table-cell>
          <table:table-cell table:formula="of:=CORREL([ratings.$C$2:.$C$101]; [ratings.M$2:.M$101])" office:value-type="float" office:value="0.152948050507516" calcext:value-type="float">
            <text:p>0.1529480505</text:p>
          </table:table-cell>
          <table:table-cell table:formula="of:=CORREL([ratings.$C$2:.$C$101]; [ratings.N$2:.N$101])" office:value-type="float" office:value="0.148881597912221" calcext:value-type="float">
            <text:p>0.1488815979</text:p>
          </table:table-cell>
          <table:table-cell table:formula="of:=CORREL([ratings.$C$2:.$C$101]; [ratings.O$2:.O$101])" office:value-type="float" office:value="0.562448738744889" calcext:value-type="float">
            <text:p>0.5624487387</text:p>
          </table:table-cell>
          <table:table-cell table:formula="of:=CORREL([ratings.$C$2:.$C$101]; [ratings.P$2:.P$101])" office:value-type="float" office:value="0.414438201510706" calcext:value-type="float">
            <text:p>0.4144382015</text:p>
          </table:table-cell>
          <table:table-cell table:formula="of:=CORREL([ratings.$C$2:.$C$101]; [ratings.Q$2:.Q$101])" office:value-type="float" office:value="0.488606982636403" calcext:value-type="float">
            <text:p>0.4886069826</text:p>
          </table:table-cell>
          <table:table-cell table:formula="of:=CORREL([ratings.$C$2:.$C$101]; [ratings.R$2:.R$101])" office:value-type="float" office:value="0.328119626824192" calcext:value-type="float">
            <text:p>0.3281196268</text:p>
          </table:table-cell>
          <table:table-cell table:formula="of:=CORREL([ratings.$C$2:.$C$101]; [ratings.S$2:.S$101])" office:value-type="float" office:value="0.422236426608355" calcext:value-type="float">
            <text:p>0.4222364266</text:p>
          </table:table-cell>
          <table:table-cell table:formula="of:=CORREL([ratings.$C$2:.$C$101]; [ratings.T$2:.T$101])" office:value-type="float" office:value="0.226634834324646" calcext:value-type="float">
            <text:p>0.2266348343</text:p>
          </table:table-cell>
          <table:table-cell table:formula="of:=CORREL([ratings.$C$2:.$C$101]; [ratings.U$2:.U$101])" office:value-type="float" office:value="0.305803260920253" calcext:value-type="float">
            <text:p>0.3058032609</text:p>
          </table:table-cell>
          <table:table-cell table:formula="of:=CORREL([ratings.$C$2:.$C$101]; [ratings.V$2:.V$101])" office:value-type="float" office:value="0.0377691115016281" calcext:value-type="float">
            <text:p>0.0377691115</text:p>
          </table:table-cell>
          <table:table-cell table:formula="of:=CORREL([ratings.$C$2:.$C$101]; [ratings.W$2:.W$101])" office:value-type="float" office:value="0.240727705222286" calcext:value-type="float">
            <text:p>0.2407277052</text:p>
          </table:table-cell>
          <table:table-cell table:formula="of:=CORREL([ratings.$C$2:.$C$101]; [ratings.X$2:.X$101])" office:value-type="float" office:value="0.411676185418137" calcext:value-type="float">
            <text:p>0.4116761854</text:p>
          </table:table-cell>
          <table:table-cell table:formula="of:=CORREL([ratings.$C$2:.$C$101]; [ratings.Y$2:.Y$101])" office:value-type="float" office:value="0.189233983350479" calcext:value-type="float">
            <text:p>0.1892339834</text:p>
          </table:table-cell>
          <table:table-cell table:formula="of:=CORREL([ratings.$C$2:.$C$101]; [ratings.Z$2:.Z$101])" office:value-type="float" office:value="0.390066749340258" calcext:value-type="float">
            <text:p>0.3900667493</text:p>
          </table:table-cell>
          <table:table-cell table:number-columns-repeated="99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CORREL([ratings.$D$2:.$D$101]; [ratings.B$2:.B$101])" office:value-type="float" office:value="-0.142205650084928" calcext:value-type="float">
            <text:p>-0.1422056501</text:p>
          </table:table-cell>
          <table:table-cell table:formula="of:=CORREL([ratings.$D$2:.$D$101]; [ratings.C$2:.C$101])" office:value-type="float" office:value="0.118978537941828" calcext:value-type="float">
            <text:p>0.1189785379</text:p>
          </table:table-cell>
          <table:table-cell table:formula="of:=CORREL([ratings.$D$2:.$D$101]; [ratings.D$2:.D$101])" office:value-type="float" office:value="1" calcext:value-type="float">
            <text:p>1</text:p>
          </table:table-cell>
          <table:table-cell table:formula="of:=CORREL([ratings.$D$2:.$D$101]; [ratings.E$2:.E$101])" office:value-type="float" office:value="-0.317063243737114" calcext:value-type="float">
            <text:p>-0.3170632437</text:p>
          </table:table-cell>
          <table:table-cell table:formula="of:=CORREL([ratings.$D$2:.$D$101]; [ratings.F$2:.F$101])" office:value-type="float" office:value="0.294557591639299" calcext:value-type="float">
            <text:p>0.2945575916</text:p>
          </table:table-cell>
          <table:table-cell table:formula="of:=CORREL([ratings.$D$2:.$D$101]; [ratings.G$2:.G$101])" office:value-type="float" office:value="0.468333294370994" calcext:value-type="float">
            <text:p>0.4683332944</text:p>
          </table:table-cell>
          <table:table-cell table:formula="of:=CORREL([ratings.$D$2:.$D$101]; [ratings.H$2:.H$101])" office:value-type="float" office:value="0.0920366956474262" calcext:value-type="float">
            <text:p>0.0920366956</text:p>
          </table:table-cell>
          <table:table-cell table:formula="of:=CORREL([ratings.$D$2:.$D$101]; [ratings.I$2:.I$101])" office:value-type="float" office:value="-0.0458544310558857" calcext:value-type="float">
            <text:p>-0.0458544311</text:p>
          </table:table-cell>
          <table:table-cell table:formula="of:=CORREL([ratings.$D$2:.$D$101]; [ratings.J$2:.J$101])" office:value-type="float" office:value="0.367567567567568" calcext:value-type="float">
            <text:p>0.3675675676</text:p>
          </table:table-cell>
          <table:table-cell table:formula="of:=CORREL([ratings.$D$2:.$D$101]; [ratings.K$2:.K$101])" office:value-type="float" office:value="-0.0353940314650059" calcext:value-type="float">
            <text:p>-0.0353940315</text:p>
          </table:table-cell>
          <table:table-cell table:formula="of:=CORREL([ratings.$D$2:.$D$101]; [ratings.L$2:.L$101])" office:value-type="float" office:value="0.0113162436215215" calcext:value-type="float">
            <text:p>0.0113162436</text:p>
          </table:table-cell>
          <table:table-cell table:formula="of:=CORREL([ratings.$D$2:.$D$101]; [ratings.M$2:.M$101])" office:value-type="float" office:value="-0.231659777261523" calcext:value-type="float">
            <text:p>-0.2316597773</text:p>
          </table:table-cell>
          <table:table-cell table:formula="of:=CORREL([ratings.$D$2:.$D$101]; [ratings.N$2:.N$101])" office:value-type="float" office:value="0.148431208798588" calcext:value-type="float">
            <text:p>0.1484312088</text:p>
          </table:table-cell>
          <table:table-cell table:formula="of:=CORREL([ratings.$D$2:.$D$101]; [ratings.O$2:.O$101])" office:value-type="float" office:value="0.267028696127906" calcext:value-type="float">
            <text:p>0.2670286961</text:p>
          </table:table-cell>
          <table:table-cell table:formula="of:=CORREL([ratings.$D$2:.$D$101]; [ratings.P$2:.P$101])" office:value-type="float" office:value="0.304139035732934" calcext:value-type="float">
            <text:p>0.3041390357</text:p>
          </table:table-cell>
          <table:table-cell table:formula="of:=CORREL([ratings.$D$2:.$D$101]; [ratings.Q$2:.Q$101])" office:value-type="float" office:value="0.373225783727423" calcext:value-type="float">
            <text:p>0.3732257837</text:p>
          </table:table-cell>
          <table:table-cell table:formula="of:=CORREL([ratings.$D$2:.$D$101]; [ratings.R$2:.R$101])" office:value-type="float" office:value="0.470972122666382" calcext:value-type="float">
            <text:p>0.4709721227</text:p>
          </table:table-cell>
          <table:table-cell table:formula="of:=CORREL([ratings.$D$2:.$D$101]; [ratings.S$2:.S$101])" office:value-type="float" office:value="0.069956139872756" calcext:value-type="float">
            <text:p>0.0699561399</text:p>
          </table:table-cell>
          <table:table-cell table:formula="of:=CORREL([ratings.$D$2:.$D$101]; [ratings.T$2:.T$101])" office:value-type="float" office:value="-0.0547623994056148" calcext:value-type="float">
            <text:p>-0.0547623994</text:p>
          </table:table-cell>
          <table:table-cell table:formula="of:=CORREL([ratings.$D$2:.$D$101]; [ratings.U$2:.U$101])" office:value-type="float" office:value="0.133812026617402" calcext:value-type="float">
            <text:p>0.1338120266</text:p>
          </table:table-cell>
          <table:table-cell table:formula="of:=CORREL([ratings.$D$2:.$D$101]; [ratings.V$2:.V$101])" office:value-type="float" office:value="0.0151691147801123" calcext:value-type="float">
            <text:p>0.0151691148</text:p>
          </table:table-cell>
          <table:table-cell table:formula="of:=CORREL([ratings.$D$2:.$D$101]; [ratings.W$2:.W$101])" office:value-type="float" office:value="-0.273096010124305" calcext:value-type="float">
            <text:p>-0.2730960101</text:p>
          </table:table-cell>
          <table:table-cell table:formula="of:=CORREL([ratings.$D$2:.$D$101]; [ratings.X$2:.X$101])" office:value-type="float" office:value="0.0825281614716906" calcext:value-type="float">
            <text:p>0.0825281615</text:p>
          </table:table-cell>
          <table:table-cell table:formula="of:=CORREL([ratings.$D$2:.$D$101]; [ratings.Y$2:.Y$101])" office:value-type="float" office:value="0.667168253488017" calcext:value-type="float">
            <text:p>0.6671682535</text:p>
          </table:table-cell>
          <table:table-cell table:formula="of:=CORREL([ratings.$D$2:.$D$101]; [ratings.Z$2:.Z$101])" office:value-type="float" office:value="0.119162308495265" calcext:value-type="float">
            <text:p>0.1191623085</text:p>
          </table:table-cell>
          <table:table-cell table:number-columns-repeated="998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CORREL([ratings.$E$2:.$E$101]; [ratings.B$2:.B$101])" office:value-type="float" office:value="0.517619804397155" calcext:value-type="float">
            <text:p>0.5176198044</text:p>
          </table:table-cell>
          <table:table-cell table:formula="of:=CORREL([ratings.$E$2:.$E$101]; [ratings.C$2:.C$101])" office:value-type="float" office:value="0.0579162990350759" calcext:value-type="float">
            <text:p>0.057916299</text:p>
          </table:table-cell>
          <table:table-cell table:formula="of:=CORREL([ratings.$E$2:.$E$101]; [ratings.D$2:.D$101])" office:value-type="float" office:value="-0.317063243737114" calcext:value-type="float">
            <text:p>-0.3170632437</text:p>
          </table:table-cell>
          <table:table-cell table:formula="of:=CORREL([ratings.$E$2:.$E$101]; [ratings.E$2:.E$101])" office:value-type="float" office:value="1" calcext:value-type="float">
            <text:p>1</text:p>
          </table:table-cell>
          <table:table-cell table:formula="of:=CORREL([ratings.$E$2:.$E$101]; [ratings.F$2:.F$101])" office:value-type="float" office:value="-0.0609126676643441" calcext:value-type="float">
            <text:p>-0.0609126677</text:p>
          </table:table-cell>
          <table:table-cell table:formula="of:=CORREL([ratings.$E$2:.$E$101]; [ratings.G$2:.G$101])" office:value-type="float" office:value="-0.00806602499509028" calcext:value-type="float">
            <text:p>-0.008066025</text:p>
          </table:table-cell>
          <table:table-cell table:formula="of:=CORREL([ratings.$E$2:.$E$101]; [ratings.H$2:.H$101])" office:value-type="float" office:value="0.462910049886276" calcext:value-type="float">
            <text:p>0.4629100499</text:p>
          </table:table-cell>
          <table:table-cell table:formula="of:=CORREL([ratings.$E$2:.$E$101]; [ratings.I$2:.I$101])" office:value-type="float" office:value="0.214760073496263" calcext:value-type="float">
            <text:p>0.2147600735</text:p>
          </table:table-cell>
          <table:table-cell table:formula="of:=CORREL([ratings.$E$2:.$E$101]; [ratings.J$2:.J$101])" office:value-type="float" office:value="0.169907200465772" calcext:value-type="float">
            <text:p>0.1699072005</text:p>
          </table:table-cell>
          <table:table-cell table:formula="of:=CORREL([ratings.$E$2:.$E$101]; [ratings.K$2:.K$101])" office:value-type="float" office:value="0.119350275399607" calcext:value-type="float">
            <text:p>0.1193502754</text:p>
          </table:table-cell>
          <table:table-cell table:formula="of:=CORREL([ratings.$E$2:.$E$101]; [ratings.L$2:.L$101])" office:value-type="float" office:value="0.282755724094129" calcext:value-type="float">
            <text:p>0.2827557241</text:p>
          </table:table-cell>
          <table:table-cell table:formula="of:=CORREL([ratings.$E$2:.$E$101]; [ratings.M$2:.M$101])" office:value-type="float" office:value="-0.00532620808209436" calcext:value-type="float">
            <text:p>-0.0053262081</text:p>
          </table:table-cell>
          <table:table-cell table:formula="of:=CORREL([ratings.$E$2:.$E$101]; [ratings.N$2:.N$101])" office:value-type="float" office:value="-0.087746602709142" calcext:value-type="float">
            <text:p>-0.0877466027</text:p>
          </table:table-cell>
          <table:table-cell table:formula="of:=CORREL([ratings.$E$2:.$E$101]; [ratings.O$2:.O$101])" office:value-type="float" office:value="0.241566591537398" calcext:value-type="float">
            <text:p>0.2415665915</text:p>
          </table:table-cell>
          <table:table-cell table:formula="of:=CORREL([ratings.$E$2:.$E$101]; [ratings.P$2:.P$101])" office:value-type="float" office:value="0.116532481134148" calcext:value-type="float">
            <text:p>0.1165324811</text:p>
          </table:table-cell>
          <table:table-cell table:formula="of:=CORREL([ratings.$E$2:.$E$101]; [ratings.Q$2:.Q$101])" office:value-type="float" office:value="-0.201275252027892" calcext:value-type="float">
            <text:p>-0.201275252</text:p>
          </table:table-cell>
          <table:table-cell table:formula="of:=CORREL([ratings.$E$2:.$E$101]; [ratings.R$2:.R$101])" office:value-type="float" office:value="0.228340638681733" calcext:value-type="float">
            <text:p>0.2283406387</text:p>
          </table:table-cell>
          <table:table-cell table:formula="of:=CORREL([ratings.$E$2:.$E$101]; [ratings.S$2:.S$101])" office:value-type="float" office:value="0.238699995028854" calcext:value-type="float">
            <text:p>0.238699995</text:p>
          </table:table-cell>
          <table:table-cell table:formula="of:=CORREL([ratings.$E$2:.$E$101]; [ratings.T$2:.T$101])" office:value-type="float" office:value="0.259659843599174" calcext:value-type="float">
            <text:p>0.2596598436</text:p>
          </table:table-cell>
          <table:table-cell table:formula="of:=CORREL([ratings.$E$2:.$E$101]; [ratings.U$2:.U$101])" office:value-type="float" office:value="0.247096829286645" calcext:value-type="float">
            <text:p>0.2470968293</text:p>
          </table:table-cell>
          <table:table-cell table:formula="of:=CORREL([ratings.$E$2:.$E$101]; [ratings.V$2:.V$101])" office:value-type="float" office:value="0.149246698446618" calcext:value-type="float">
            <text:p>0.1492466984</text:p>
          </table:table-cell>
          <table:table-cell table:formula="of:=CORREL([ratings.$E$2:.$E$101]; [ratings.W$2:.W$101])" office:value-type="float" office:value="-0.361465758957072" calcext:value-type="float">
            <text:p>-0.361465759</text:p>
          </table:table-cell>
          <table:table-cell table:formula="of:=CORREL([ratings.$E$2:.$E$101]; [ratings.X$2:.X$101])" office:value-type="float" office:value="0.474973696177529" calcext:value-type="float">
            <text:p>0.4749736962</text:p>
          </table:table-cell>
          <table:table-cell table:formula="of:=CORREL([ratings.$E$2:.$E$101]; [ratings.Y$2:.Y$101])" office:value-type="float" office:value="-0.262073217468944" calcext:value-type="float">
            <text:p>-0.2620732175</text:p>
          </table:table-cell>
          <table:table-cell table:formula="of:=CORREL([ratings.$E$2:.$E$101]; [ratings.Z$2:.Z$101])" office:value-type="float" office:value="0.166999292435721" calcext:value-type="float">
            <text:p>0.1669992924</text:p>
          </table:table-cell>
          <table:table-cell table:number-columns-repeated="998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table:style-name="ce1" table:formula="of:=CORREL([ratings.$F$2:.$F$101]; [ratings.B$2:.B$101])" office:value-type="float" office:value="0.300199614685356" calcext:value-type="float">
            <text:p>0.3001996147</text:p>
          </table:table-cell>
          <table:table-cell table:style-name="ce1" table:formula="of:=CORREL([ratings.$F$2:.$F$101]; [ratings.C$2:.C$101])" office:value-type="float" office:value="0.341734155239994" calcext:value-type="float">
            <text:p>0.3417341552</text:p>
          </table:table-cell>
          <table:table-cell table:style-name="ce1" table:formula="of:=CORREL([ratings.$F$2:.$F$101]; [ratings.D$2:.D$101])" office:value-type="float" office:value="0.294557591639299" calcext:value-type="float">
            <text:p>0.2945575916</text:p>
          </table:table-cell>
          <table:table-cell table:style-name="ce1" table:formula="of:=CORREL([ratings.$F$2:.$F$101]; [ratings.E$2:.E$101])" office:value-type="float" office:value="-0.0609126676643441" calcext:value-type="float">
            <text:p>-0.0609126677</text:p>
          </table:table-cell>
          <table:table-cell table:style-name="ce1" table:formula="of:=CORREL([ratings.$F$2:.$F$101]; [ratings.F$2:.F$101])" office:value-type="float" office:value="1" calcext:value-type="float">
            <text:p>1</text:p>
          </table:table-cell>
          <table:table-cell table:style-name="ce1" table:formula="of:=CORREL([ratings.$F$2:.$F$101]; [ratings.G$2:.G$101])" office:value-type="float" office:value="0.282497336912685" calcext:value-type="float">
            <text:p>0.2824973369</text:p>
          </table:table-cell>
          <table:table-cell table:style-name="ce1" table:formula="of:=CORREL([ratings.$F$2:.$F$101]; [ratings.H$2:.H$101])" office:value-type="float" office:value="0.400274504253816" calcext:value-type="float">
            <text:p>0.4002745043</text:p>
          </table:table-cell>
          <table:table-cell table:style-name="ce1" table:formula="of:=CORREL([ratings.$F$2:.$F$101]; [ratings.I$2:.I$101])" office:value-type="float" office:value="0.264249490750417" calcext:value-type="float">
            <text:p>0.2642494908</text:p>
          </table:table-cell>
          <table:table-cell table:style-name="ce1" table:formula="of:=CORREL([ratings.$F$2:.$F$101]; [ratings.J$2:.J$101])" office:value-type="float" office:value="0.125193366964823" calcext:value-type="float">
            <text:p>0.125193367</text:p>
          </table:table-cell>
          <table:table-cell table:style-name="ce1" table:formula="of:=CORREL([ratings.$F$2:.$F$101]; [ratings.K$2:.K$101])" office:value-type="float" office:value="-0.333601649929674" calcext:value-type="float">
            <text:p>-0.3336016499</text:p>
          </table:table-cell>
          <table:table-cell table:style-name="ce1" table:formula="of:=CORREL([ratings.$F$2:.$F$101]; [ratings.L$2:.L$101])" office:value-type="float" office:value="-0.0665759393359072" calcext:value-type="float">
            <text:p>-0.0665759393</text:p>
          </table:table-cell>
          <table:table-cell table:style-name="ce1" table:formula="of:=CORREL([ratings.$F$2:.$F$101]; [ratings.M$2:.M$101])" office:value-type="float" office:value="-0.0938012398808674" calcext:value-type="float">
            <text:p>-0.0938012399</text:p>
          </table:table-cell>
          <table:table-cell table:style-name="ce1" table:formula="of:=CORREL([ratings.$F$2:.$F$101]; [ratings.N$2:.N$101])" office:value-type="float" office:value="0.310104090331558" calcext:value-type="float">
            <text:p>0.3101040903</text:p>
          </table:table-cell>
          <table:table-cell table:style-name="ce1" table:formula="of:=CORREL([ratings.$F$2:.$F$101]; [ratings.O$2:.O$101])" office:value-type="float" office:value="-0.00387802409641029" calcext:value-type="float">
            <text:p>-0.0038780241</text:p>
          </table:table-cell>
          <table:table-cell table:style-name="ce1" table:formula="of:=CORREL([ratings.$F$2:.$F$101]; [ratings.P$2:.P$101])" office:value-type="float" office:value="0.113581188681085" calcext:value-type="float">
            <text:p>0.1135811887</text:p>
          </table:table-cell>
          <table:table-cell table:style-name="ce1" table:formula="of:=CORREL([ratings.$F$2:.$F$101]; [ratings.Q$2:.Q$101])" office:value-type="float" office:value="0.174084803721212" calcext:value-type="float">
            <text:p>0.1740848037</text:p>
          </table:table-cell>
          <table:table-cell table:style-name="ce1" table:formula="of:=CORREL([ratings.$F$2:.$F$101]; [ratings.R$2:.R$101])" office:value-type="float" office:value="0.297977319833119" calcext:value-type="float">
            <text:p>0.2979773198</text:p>
          </table:table-cell>
          <table:table-cell table:style-name="ce1" table:formula="of:=CORREL([ratings.$F$2:.$F$101]; [ratings.S$2:.S$101])" office:value-type="float" office:value="0.47668328054518" calcext:value-type="float">
            <text:p>0.4766832805</text:p>
          </table:table-cell>
          <table:table-cell table:style-name="ce1" table:formula="of:=CORREL([ratings.$F$2:.$F$101]; [ratings.T$2:.T$101])" office:value-type="float" office:value="0.293867711531499" calcext:value-type="float">
            <text:p>0.2938677115</text:p>
          </table:table-cell>
          <table:table-cell table:style-name="ce1" table:formula="of:=CORREL([ratings.$F$2:.$F$101]; [ratings.U$2:.U$101])" office:value-type="float" office:value="0.438991554414636" calcext:value-type="float">
            <text:p>0.4389915544</text:p>
          </table:table-cell>
          <table:table-cell table:style-name="ce1" table:formula="of:=CORREL([ratings.$F$2:.$F$101]; [ratings.V$2:.V$101])" office:value-type="float" office:value="-0.162818363375346" calcext:value-type="float">
            <text:p>-0.1628183634</text:p>
          </table:table-cell>
          <table:table-cell table:style-name="ce1" table:formula="of:=CORREL([ratings.$F$2:.$F$101]; [ratings.W$2:.W$101])" office:value-type="float" office:value="-0.295965533967469" calcext:value-type="float">
            <text:p>-0.295965534</text:p>
          </table:table-cell>
          <table:table-cell table:style-name="ce1" table:formula="of:=CORREL([ratings.$F$2:.$F$101]; [ratings.X$2:.X$101])" office:value-type="float" office:value="0.0545184273138611" calcext:value-type="float">
            <text:p>0.0545184273</text:p>
          </table:table-cell>
          <table:table-cell table:style-name="ce1" table:formula="of:=CORREL([ratings.$F$2:.$F$101]; [ratings.Y$2:.Y$101])" office:value-type="float" office:value="0.464110147764856" calcext:value-type="float">
            <text:p>0.4641101478</text:p>
          </table:table-cell>
          <table:table-cell table:style-name="ce1" table:formula="of:=CORREL([ratings.$F$2:.$F$101]; [ratings.Z$2:.Z$101])" office:value-type="float" office:value="0.37985626502293" calcext:value-type="float">
            <text:p>0.379856265</text:p>
          </table:table-cell>
          <table:table-cell table:style-name="ce1" table:number-columns-repeated="998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3" table:formula="of:=CORREL([ratings.$G$2:.$G$101]; [ratings.B$2:.B$101])" office:value-type="float" office:value="0.480536602182786" calcext:value-type="float">
            <text:p>0.4805366022</text:p>
          </table:table-cell>
          <table:table-cell table:style-name="ce3" table:formula="of:=CORREL([ratings.$G$2:.$G$101]; [ratings.C$2:.C$101])" office:value-type="float" office:value="0.241376989825912" calcext:value-type="float">
            <text:p>0.2413769898</text:p>
          </table:table-cell>
          <table:table-cell table:style-name="ce3" table:formula="of:=CORREL([ratings.$G$2:.$G$101]; [ratings.D$2:.D$101])" office:value-type="float" office:value="0.468333294370994" calcext:value-type="float">
            <text:p>0.4683332944</text:p>
          </table:table-cell>
          <table:table-cell table:style-name="ce3" table:formula="of:=CORREL([ratings.$G$2:.$G$101]; [ratings.E$2:.E$101])" office:value-type="float" office:value="-0.00806602499509028" calcext:value-type="float">
            <text:p>-0.008066025</text:p>
          </table:table-cell>
          <table:table-cell table:style-name="ce3" table:formula="of:=CORREL([ratings.$G$2:.$G$101]; [ratings.F$2:.F$101])" office:value-type="float" office:value="0.282497336912685" calcext:value-type="float">
            <text:p>0.2824973369</text:p>
          </table:table-cell>
          <table:table-cell table:style-name="ce3" table:formula="of:=CORREL([ratings.$G$2:.$G$101]; [ratings.G$2:.G$101])" office:value-type="float" office:value="1" calcext:value-type="float">
            <text:p>1</text:p>
          </table:table-cell>
          <table:table-cell table:style-name="ce3" table:formula="of:=CORREL([ratings.$G$2:.$G$101]; [ratings.H$2:.H$101])" office:value-type="float" office:value="0.171150976005026" calcext:value-type="float">
            <text:p>0.171150976</text:p>
          </table:table-cell>
          <table:table-cell table:style-name="ce3" table:formula="of:=CORREL([ratings.$G$2:.$G$101]; [ratings.I$2:.I$101])" office:value-type="float" office:value="0.0729273748234007" calcext:value-type="float">
            <text:p>0.0729273748</text:p>
          </table:table-cell>
          <table:table-cell table:style-name="ce3" table:formula="of:=CORREL([ratings.$G$2:.$G$101]; [ratings.J$2:.J$101])" office:value-type="float" office:value="0.387132645868484" calcext:value-type="float">
            <text:p>0.3871326459</text:p>
          </table:table-cell>
          <table:table-cell table:style-name="ce3" table:formula="of:=CORREL([ratings.$G$2:.$G$101]; [ratings.K$2:.K$101])" office:value-type="float" office:value="0.146157587078885" calcext:value-type="float">
            <text:p>0.1461575871</text:p>
          </table:table-cell>
          <table:table-cell table:style-name="ce3" table:formula="of:=CORREL([ratings.$G$2:.$G$101]; [ratings.L$2:.L$101])" office:value-type="float" office:value="0.21992904844585" calcext:value-type="float">
            <text:p>0.2199290484</text:p>
          </table:table-cell>
          <table:table-cell table:style-name="ce3" table:formula="of:=CORREL([ratings.$G$2:.$G$101]; [ratings.M$2:.M$101])" office:value-type="float" office:value="-0.00531572241576265" calcext:value-type="float">
            <text:p>-0.0053157224</text:p>
          </table:table-cell>
          <table:table-cell table:style-name="ce3" table:formula="of:=CORREL([ratings.$G$2:.$G$101]; [ratings.N$2:.N$101])" office:value-type="float" office:value="0.323499109701084" calcext:value-type="float">
            <text:p>0.3234991097</text:p>
          </table:table-cell>
          <table:table-cell table:style-name="ce3" table:formula="of:=CORREL([ratings.$G$2:.$G$101]; [ratings.O$2:.O$101])" office:value-type="float" office:value="0.539065851394357" calcext:value-type="float">
            <text:p>0.5390658514</text:p>
          </table:table-cell>
          <table:table-cell table:style-name="ce3" table:formula="of:=CORREL([ratings.$G$2:.$G$101]; [ratings.P$2:.P$101])" office:value-type="float" office:value="0.181275890198956" calcext:value-type="float">
            <text:p>0.1812758902</text:p>
          </table:table-cell>
          <table:table-cell table:style-name="ce3" table:formula="of:=CORREL([ratings.$G$2:.$G$101]; [ratings.Q$2:.Q$101])" office:value-type="float" office:value="0.347470129268377" calcext:value-type="float">
            <text:p>0.3474701293</text:p>
          </table:table-cell>
          <table:table-cell table:style-name="ce3" table:formula="of:=CORREL([ratings.$G$2:.$G$101]; [ratings.R$2:.R$101])" office:value-type="float" office:value="0.399436428887225" calcext:value-type="float">
            <text:p>0.3994364289</text:p>
          </table:table-cell>
          <table:table-cell table:style-name="ce3" table:formula="of:=CORREL([ratings.$G$2:.$G$101]; [ratings.S$2:.S$101])" office:value-type="float" office:value="0.207314255124059" calcext:value-type="float">
            <text:p>0.2073142551</text:p>
          </table:table-cell>
          <table:table-cell table:style-name="ce3" table:formula="of:=CORREL([ratings.$G$2:.$G$101]; [ratings.T$2:.T$101])" office:value-type="float" office:value="0.311363401263628" calcext:value-type="float">
            <text:p>0.3113634013</text:p>
          </table:table-cell>
          <table:table-cell table:style-name="ce3" table:formula="of:=CORREL([ratings.$G$2:.$G$101]; [ratings.U$2:.U$101])" office:value-type="float" office:value="0.276305741303379" calcext:value-type="float">
            <text:p>0.2763057413</text:p>
          </table:table-cell>
          <table:table-cell table:style-name="ce3" table:formula="of:=CORREL([ratings.$G$2:.$G$101]; [ratings.V$2:.V$101])" office:value-type="float" office:value="0.0796978737986869" calcext:value-type="float">
            <text:p>0.0796978738</text:p>
          </table:table-cell>
          <table:table-cell table:style-name="ce3" table:formula="of:=CORREL([ratings.$G$2:.$G$101]; [ratings.W$2:.W$101])" office:value-type="float" office:value="0.212990986123632" calcext:value-type="float">
            <text:p>0.2129909861</text:p>
          </table:table-cell>
          <table:table-cell table:style-name="ce3" table:formula="of:=CORREL([ratings.$G$2:.$G$101]; [ratings.X$2:.X$101])" office:value-type="float" office:value="0.165608258221143" calcext:value-type="float">
            <text:p>0.1656082582</text:p>
          </table:table-cell>
          <table:table-cell table:style-name="ce3" table:formula="of:=CORREL([ratings.$G$2:.$G$101]; [ratings.Y$2:.Y$101])" office:value-type="float" office:value="0.162313994983239" calcext:value-type="float">
            <text:p>0.162313995</text:p>
          </table:table-cell>
          <table:table-cell table:style-name="ce3" table:formula="of:=CORREL([ratings.$G$2:.$G$101]; [ratings.Z$2:.Z$101])" office:value-type="float" office:value="0.279677056785909" calcext:value-type="float">
            <text:p>0.2796770568</text:p>
          </table:table-cell>
          <table:table-cell table:style-name="ce3" table:number-columns-repeated="997"/>
          <table:table-cell table:style-name="ce4"/>
        </table:table-row>
        <table:table-row table:style-name="ro1">
          <table:table-cell table:style-name="ce1" office:value-type="float" office:value="3712" calcext:value-type="float">
            <text:p>3712</text:p>
          </table:table-cell>
          <table:table-cell table:style-name="ce1" table:formula="of:=CORREL([ratings.$H$2:.$H$101]; [ratings.B$2:.B$101])" office:value-type="float" office:value="-0.312411915438248" calcext:value-type="float">
            <text:p>-0.3124119154</text:p>
          </table:table-cell>
          <table:table-cell table:style-name="ce1" table:formula="of:=CORREL([ratings.$H$2:.$H$101]; [ratings.C$2:.C$101])" office:value-type="float" office:value="0.131398452748108" calcext:value-type="float">
            <text:p>0.1313984527</text:p>
          </table:table-cell>
          <table:table-cell table:style-name="ce1" table:formula="of:=CORREL([ratings.$H$2:.$H$101]; [ratings.D$2:.D$101])" office:value-type="float" office:value="0.0920366956474262" calcext:value-type="float">
            <text:p>0.0920366956</text:p>
          </table:table-cell>
          <table:table-cell table:style-name="ce1" table:formula="of:=CORREL([ratings.$H$2:.$H$101]; [ratings.E$2:.E$101])" office:value-type="float" office:value="0.462910049886276" calcext:value-type="float">
            <text:p>0.4629100499</text:p>
          </table:table-cell>
          <table:table-cell table:style-name="ce1" table:formula="of:=CORREL([ratings.$H$2:.$H$101]; [ratings.F$2:.F$101])" office:value-type="float" office:value="0.400274504253816" calcext:value-type="float">
            <text:p>0.4002745043</text:p>
          </table:table-cell>
          <table:table-cell table:style-name="ce1" table:formula="of:=CORREL([ratings.$H$2:.$H$101]; [ratings.G$2:.G$101])" office:value-type="float" office:value="0.171150976005026" calcext:value-type="float">
            <text:p>0.171150976</text:p>
          </table:table-cell>
          <table:table-cell table:style-name="ce1" table:formula="of:=CORREL([ratings.$H$2:.$H$101]; [ratings.H$2:.H$101])" office:value-type="float" office:value="1" calcext:value-type="float">
            <text:p>1</text:p>
          </table:table-cell>
          <table:table-cell table:style-name="ce1" table:formula="of:=CORREL([ratings.$H$2:.$H$101]; [ratings.I$2:.I$101])" office:value-type="float" office:value="0.065014865962726" calcext:value-type="float">
            <text:p>0.065014866</text:p>
          </table:table-cell>
          <table:table-cell table:style-name="ce1" table:formula="of:=CORREL([ratings.$H$2:.$H$101]; [ratings.J$2:.J$101])" office:value-type="float" office:value="0.0956227887485775" calcext:value-type="float">
            <text:p>0.0956227887</text:p>
          </table:table-cell>
          <table:table-cell table:style-name="ce1" table:formula="of:=CORREL([ratings.$H$2:.$H$101]; [ratings.K$2:.K$101])" office:value-type="float" office:value="-0.292500743279532" calcext:value-type="float">
            <text:p>-0.2925007433</text:p>
          </table:table-cell>
          <table:table-cell table:style-name="ce1" table:formula="of:=CORREL([ratings.$H$2:.$H$101]; [ratings.L$2:.L$101])" office:value-type="float" office:value="-0.0389000192854374" calcext:value-type="float">
            <text:p>-0.0389000193</text:p>
          </table:table-cell>
          <table:table-cell table:style-name="ce1" table:formula="of:=CORREL([ratings.$H$2:.$H$101]; [ratings.M$2:.M$101])" office:value-type="float" office:value="-0.364324317948225" calcext:value-type="float">
            <text:p>-0.3643243179</text:p>
          </table:table-cell>
          <table:table-cell table:style-name="ce1" table:formula="of:=CORREL([ratings.$H$2:.$H$101]; [ratings.N$2:.N$101])" office:value-type="float" office:value="0.126899000791826" calcext:value-type="float">
            <text:p>0.1268990008</text:p>
          </table:table-cell>
          <table:table-cell table:style-name="ce1" table:formula="of:=CORREL([ratings.$H$2:.$H$101]; [ratings.O$2:.O$101])" office:value-type="float" office:value="-0.0513195929262247" calcext:value-type="float">
            <text:p>-0.0513195929</text:p>
          </table:table-cell>
          <table:table-cell table:style-name="ce1" table:formula="of:=CORREL([ratings.$H$2:.$H$101]; [ratings.P$2:.P$101])" office:value-type="float" office:value="0.227129864930789" calcext:value-type="float">
            <text:p>0.2271298649</text:p>
          </table:table-cell>
          <table:table-cell table:style-name="ce1" table:formula="of:=CORREL([ratings.$H$2:.$H$101]; [ratings.Q$2:.Q$101])" office:value-type="float" office:value="0.016406233978295" calcext:value-type="float">
            <text:p>0.016406234</text:p>
          </table:table-cell>
          <table:table-cell table:style-name="ce1" table:formula="of:=CORREL([ratings.$H$2:.$H$101]; [ratings.R$2:.R$101])" office:value-type="float" office:value="-0.240763629158967" calcext:value-type="float">
            <text:p>-0.2407636292</text:p>
          </table:table-cell>
          <table:table-cell table:style-name="ce1" table:formula="of:=CORREL([ratings.$H$2:.$H$101]; [ratings.S$2:.S$101])" office:value-type="float" office:value="-0.115254154514426" calcext:value-type="float">
            <text:p>-0.1152541545</text:p>
          </table:table-cell>
          <table:table-cell table:style-name="ce1" table:formula="of:=CORREL([ratings.$H$2:.$H$101]; [ratings.T$2:.T$101])" office:value-type="float" office:value="0.247693272294048" calcext:value-type="float">
            <text:p>0.2476932723</text:p>
          </table:table-cell>
          <table:table-cell table:style-name="ce1" table:formula="of:=CORREL([ratings.$H$2:.$H$101]; [ratings.U$2:.U$101])" office:value-type="float" office:value="0.16691284304162" calcext:value-type="float">
            <text:p>0.166912843</text:p>
          </table:table-cell>
          <table:table-cell table:style-name="ce1" table:formula="of:=CORREL([ratings.$H$2:.$H$101]; [ratings.V$2:.V$101])" office:value-type="float" office:value="0.146011102257696" calcext:value-type="float">
            <text:p>0.1460111023</text:p>
          </table:table-cell>
          <table:table-cell table:style-name="ce1" table:formula="of:=CORREL([ratings.$H$2:.$H$101]; [ratings.W$2:.W$101])" office:value-type="float" office:value="0.00968548555282571" calcext:value-type="float">
            <text:p>0.0096854856</text:p>
          </table:table-cell>
          <table:table-cell table:style-name="ce1" table:formula="of:=CORREL([ratings.$H$2:.$H$101]; [ratings.X$2:.X$101])" office:value-type="float" office:value="-0.451625416956774" calcext:value-type="float">
            <text:p>-0.451625417</text:p>
          </table:table-cell>
          <table:table-cell table:style-name="ce1" table:formula="of:=CORREL([ratings.$H$2:.$H$101]; [ratings.Y$2:.Y$101])" office:value-type="float" office:value="0.19365960183727" calcext:value-type="float">
            <text:p>0.1936596018</text:p>
          </table:table-cell>
          <table:table-cell table:style-name="ce1" table:formula="of:=CORREL([ratings.$H$2:.$H$101]; [ratings.Z$2:.Z$101])" office:value-type="float" office:value="0.113266179076481" calcext:value-type="float">
            <text:p>0.1132661791</text:p>
          </table:table-cell>
          <table:table-cell table:style-name="ce1" table:number-columns-repeated="998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CORREL([ratings.$I$2:.$I$101]; [ratings.B$2:.B$101])" office:value-type="float" office:value="0.383348479918658" calcext:value-type="float">
            <text:p>0.3833484799</text:p>
          </table:table-cell>
          <table:table-cell table:formula="of:=CORREL([ratings.$I$2:.$I$101]; [ratings.C$2:.C$101])" office:value-type="float" office:value="0.206694835280144" calcext:value-type="float">
            <text:p>0.2066948353</text:p>
          </table:table-cell>
          <table:table-cell table:formula="of:=CORREL([ratings.$I$2:.$I$101]; [ratings.D$2:.D$101])" office:value-type="float" office:value="-0.0458544310558857" calcext:value-type="float">
            <text:p>-0.0458544311</text:p>
          </table:table-cell>
          <table:table-cell table:formula="of:=CORREL([ratings.$I$2:.$I$101]; [ratings.E$2:.E$101])" office:value-type="float" office:value="0.214760073496263" calcext:value-type="float">
            <text:p>0.2147600735</text:p>
          </table:table-cell>
          <table:table-cell table:formula="of:=CORREL([ratings.$I$2:.$I$101]; [ratings.F$2:.F$101])" office:value-type="float" office:value="0.264249490750417" calcext:value-type="float">
            <text:p>0.2642494908</text:p>
          </table:table-cell>
          <table:table-cell table:formula="of:=CORREL([ratings.$I$2:.$I$101]; [ratings.G$2:.G$101])" office:value-type="float" office:value="0.0729273748234007" calcext:value-type="float">
            <text:p>0.0729273748</text:p>
          </table:table-cell>
          <table:table-cell table:formula="of:=CORREL([ratings.$I$2:.$I$101]; [ratings.H$2:.H$101])" office:value-type="float" office:value="0.065014865962726" calcext:value-type="float">
            <text:p>0.065014866</text:p>
          </table:table-cell>
          <table:table-cell table:formula="of:=CORREL([ratings.$I$2:.$I$101]; [ratings.I$2:.I$101])" office:value-type="float" office:value="1" calcext:value-type="float">
            <text:p>1</text:p>
          </table:table-cell>
          <table:table-cell table:formula="of:=CORREL([ratings.$I$2:.$I$101]; [ratings.J$2:.J$101])" office:value-type="float" office:value="0.0285289501713847" calcext:value-type="float">
            <text:p>0.0285289502</text:p>
          </table:table-cell>
          <table:table-cell table:formula="of:=CORREL([ratings.$I$2:.$I$101]; [ratings.K$2:.K$101])" office:value-type="float" office:value="-0.0732521835017993" calcext:value-type="float">
            <text:p>-0.0732521835</text:p>
          </table:table-cell>
          <table:table-cell table:formula="of:=CORREL([ratings.$I$2:.$I$101]; [ratings.L$2:.L$101])" office:value-type="float" office:value="0.312572952497583" calcext:value-type="float">
            <text:p>0.3125729525</text:p>
          </table:table-cell>
          <table:table-cell table:formula="of:=CORREL([ratings.$I$2:.$I$101]; [ratings.M$2:.M$101])" office:value-type="float" office:value="0.0530242793951673" calcext:value-type="float">
            <text:p>0.0530242794</text:p>
          </table:table-cell>
          <table:table-cell table:formula="of:=CORREL([ratings.$I$2:.$I$101]; [ratings.N$2:.N$101])" office:value-type="float" office:value="0.143347221171042" calcext:value-type="float">
            <text:p>0.1433472212</text:p>
          </table:table-cell>
          <table:table-cell table:formula="of:=CORREL([ratings.$I$2:.$I$101]; [ratings.O$2:.O$101])" office:value-type="float" office:value="-0.118084502904402" calcext:value-type="float">
            <text:p>-0.1180845029</text:p>
          </table:table-cell>
          <table:table-cell table:formula="of:=CORREL([ratings.$I$2:.$I$101]; [ratings.P$2:.P$101])" office:value-type="float" office:value="0.100840544409253" calcext:value-type="float">
            <text:p>0.1008405444</text:p>
          </table:table-cell>
          <table:table-cell table:formula="of:=CORREL([ratings.$I$2:.$I$101]; [ratings.Q$2:.Q$101])" office:value-type="float" office:value="0.0491319745834519" calcext:value-type="float">
            <text:p>0.0491319746</text:p>
          </table:table-cell>
          <table:table-cell table:formula="of:=CORREL([ratings.$I$2:.$I$101]; [ratings.R$2:.R$101])" office:value-type="float" office:value="-0.00904134638156435" calcext:value-type="float">
            <text:p>-0.0090413464</text:p>
          </table:table-cell>
          <table:table-cell table:formula="of:=CORREL([ratings.$I$2:.$I$101]; [ratings.S$2:.S$101])" office:value-type="float" office:value="0.203613363851721" calcext:value-type="float">
            <text:p>0.2036133639</text:p>
          </table:table-cell>
          <table:table-cell table:formula="of:=CORREL([ratings.$I$2:.$I$101]; [ratings.T$2:.T$101])" office:value-type="float" office:value="0.0333007565512984" calcext:value-type="float">
            <text:p>0.0333007566</text:p>
          </table:table-cell>
          <table:table-cell table:formula="of:=CORREL([ratings.$I$2:.$I$101]; [ratings.U$2:.U$101])" office:value-type="float" office:value="0.137981937486606" calcext:value-type="float">
            <text:p>0.1379819375</text:p>
          </table:table-cell>
          <table:table-cell table:formula="of:=CORREL([ratings.$I$2:.$I$101]; [ratings.V$2:.V$101])" office:value-type="float" office:value="0.0706015677313502" calcext:value-type="float">
            <text:p>0.0706015677</text:p>
          </table:table-cell>
          <table:table-cell table:formula="of:=CORREL([ratings.$I$2:.$I$101]; [ratings.W$2:.W$101])" office:value-type="float" office:value="0.10945155974941" calcext:value-type="float">
            <text:p>0.1094515597</text:p>
          </table:table-cell>
          <table:table-cell table:formula="of:=CORREL([ratings.$I$2:.$I$101]; [ratings.X$2:.X$101])" office:value-type="float" office:value="-0.0835620992690656" calcext:value-type="float">
            <text:p>-0.0835620993</text:p>
          </table:table-cell>
          <table:table-cell table:formula="of:=CORREL([ratings.$I$2:.$I$101]; [ratings.Y$2:.Y$101])" office:value-type="float" office:value="-0.08931669439798" calcext:value-type="float">
            <text:p>-0.0893166944</text:p>
          </table:table-cell>
          <table:table-cell table:formula="of:=CORREL([ratings.$I$2:.$I$101]; [ratings.Z$2:.Z$101])" office:value-type="float" office:value="0.229219329577894" calcext:value-type="float">
            <text:p>0.2292193296</text:p>
          </table:table-cell>
          <table:table-cell table:number-columns-repeated="998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CORREL([ratings.$J$2:.$J$101]; [ratings.B$2:.B$101])" office:value-type="float" office:value="0.0927746502846101" calcext:value-type="float">
            <text:p>0.0927746503</text:p>
          </table:table-cell>
          <table:table-cell table:formula="of:=CORREL([ratings.$J$2:.$J$101]; [ratings.C$2:.C$101])" office:value-type="float" office:value="0.360056295450207" calcext:value-type="float">
            <text:p>0.3600562955</text:p>
          </table:table-cell>
          <table:table-cell table:formula="of:=CORREL([ratings.$J$2:.$J$101]; [ratings.D$2:.D$101])" office:value-type="float" office:value="0.367567567567568" calcext:value-type="float">
            <text:p>0.3675675676</text:p>
          </table:table-cell>
          <table:table-cell table:formula="of:=CORREL([ratings.$J$2:.$J$101]; [ratings.E$2:.E$101])" office:value-type="float" office:value="0.169907200465772" calcext:value-type="float">
            <text:p>0.1699072005</text:p>
          </table:table-cell>
          <table:table-cell table:formula="of:=CORREL([ratings.$J$2:.$J$101]; [ratings.F$2:.F$101])" office:value-type="float" office:value="0.125193366964823" calcext:value-type="float">
            <text:p>0.125193367</text:p>
          </table:table-cell>
          <table:table-cell table:formula="of:=CORREL([ratings.$J$2:.$J$101]; [ratings.G$2:.G$101])" office:value-type="float" office:value="0.387132645868484" calcext:value-type="float">
            <text:p>0.3871326459</text:p>
          </table:table-cell>
          <table:table-cell table:formula="of:=CORREL([ratings.$J$2:.$J$101]; [ratings.H$2:.H$101])" office:value-type="float" office:value="0.0956227887485775" calcext:value-type="float">
            <text:p>0.0956227887</text:p>
          </table:table-cell>
          <table:table-cell table:formula="of:=CORREL([ratings.$J$2:.$J$101]; [ratings.I$2:.I$101])" office:value-type="float" office:value="0.0285289501713847" calcext:value-type="float">
            <text:p>0.0285289502</text:p>
          </table:table-cell>
          <table:table-cell table:formula="of:=CORREL([ratings.$J$2:.$J$101]; [ratings.J$2:.J$101])" office:value-type="float" office:value="1" calcext:value-type="float">
            <text:p>1</text:p>
          </table:table-cell>
          <table:table-cell table:formula="of:=CORREL([ratings.$J$2:.$J$101]; [ratings.K$2:.K$101])" office:value-type="float" office:value="0.210879496937396" calcext:value-type="float">
            <text:p>0.2108794969</text:p>
          </table:table-cell>
          <table:table-cell table:formula="of:=CORREL([ratings.$J$2:.$J$101]; [ratings.L$2:.L$101])" office:value-type="float" office:value="0.243283251351149" calcext:value-type="float">
            <text:p>0.2432832514</text:p>
          </table:table-cell>
          <table:table-cell table:formula="of:=CORREL([ratings.$J$2:.$J$101]; [ratings.M$2:.M$101])" office:value-type="float" office:value="-0.0860608793963996" calcext:value-type="float">
            <text:p>-0.0860608794</text:p>
          </table:table-cell>
          <table:table-cell table:formula="of:=CORREL([ratings.$J$2:.$J$101]; [ratings.N$2:.N$101])" office:value-type="float" office:value="0.0583647677658392" calcext:value-type="float">
            <text:p>0.0583647678</text:p>
          </table:table-cell>
          <table:table-cell table:formula="of:=CORREL([ratings.$J$2:.$J$101]; [ratings.O$2:.O$101])" office:value-type="float" office:value="0.475494852275685" calcext:value-type="float">
            <text:p>0.4754948523</text:p>
          </table:table-cell>
          <table:table-cell table:formula="of:=CORREL([ratings.$J$2:.$J$101]; [ratings.P$2:.P$101])" office:value-type="float" office:value="0.201734217181485" calcext:value-type="float">
            <text:p>0.2017342172</text:p>
          </table:table-cell>
          <table:table-cell table:formula="of:=CORREL([ratings.$J$2:.$J$101]; [ratings.Q$2:.Q$101])" office:value-type="float" office:value="0.475710901365933" calcext:value-type="float">
            <text:p>0.4757109014</text:p>
          </table:table-cell>
          <table:table-cell table:formula="of:=CORREL([ratings.$J$2:.$J$101]; [ratings.R$2:.R$101])" office:value-type="float" office:value="0.306957065526888" calcext:value-type="float">
            <text:p>0.3069570655</text:p>
          </table:table-cell>
          <table:table-cell table:formula="of:=CORREL([ratings.$J$2:.$J$101]; [ratings.S$2:.S$101])" office:value-type="float" office:value="0.13634308593048" calcext:value-type="float">
            <text:p>0.1363430859</text:p>
          </table:table-cell>
          <table:table-cell table:formula="of:=CORREL([ratings.$J$2:.$J$101]; [ratings.T$2:.T$101])" office:value-type="float" office:value="0.301750479664663" calcext:value-type="float">
            <text:p>0.3017504797</text:p>
          </table:table-cell>
          <table:table-cell table:formula="of:=CORREL([ratings.$J$2:.$J$101]; [ratings.U$2:.U$101])" office:value-type="float" office:value="0.143413526691384" calcext:value-type="float">
            <text:p>0.1434135267</text:p>
          </table:table-cell>
          <table:table-cell table:formula="of:=CORREL([ratings.$J$2:.$J$101]; [ratings.V$2:.V$101])" office:value-type="float" office:value="0.056099712729534" calcext:value-type="float">
            <text:p>0.0560997127</text:p>
          </table:table-cell>
          <table:table-cell table:formula="of:=CORREL([ratings.$J$2:.$J$101]; [ratings.W$2:.W$101])" office:value-type="float" office:value="0.17990768356231" calcext:value-type="float">
            <text:p>0.1799076836</text:p>
          </table:table-cell>
          <table:table-cell table:formula="of:=CORREL([ratings.$J$2:.$J$101]; [ratings.X$2:.X$101])" office:value-type="float" office:value="0.284647789866908" calcext:value-type="float">
            <text:p>0.2846477899</text:p>
          </table:table-cell>
          <table:table-cell table:formula="of:=CORREL([ratings.$J$2:.$J$101]; [ratings.Y$2:.Y$101])" office:value-type="float" office:value="0.170757058277317" calcext:value-type="float">
            <text:p>0.1707570583</text:p>
          </table:table-cell>
          <table:table-cell table:formula="of:=CORREL([ratings.$J$2:.$J$101]; [ratings.Z$2:.Z$101])" office:value-type="float" office:value="0.19313126119436" calcext:value-type="float">
            <text:p>0.1931312612</text:p>
          </table:table-cell>
          <table:table-cell table:number-columns-repeated="998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CORREL([ratings.$K$2:.$K$101]; [ratings.B$2:.B$101])" office:value-type="float" office:value="0.0981905941730774" calcext:value-type="float">
            <text:p>0.0981905942</text:p>
          </table:table-cell>
          <table:table-cell table:formula="of:=CORREL([ratings.$K$2:.$K$101]; [ratings.C$2:.C$101])" office:value-type="float" office:value="0.0336424739724047" calcext:value-type="float">
            <text:p>0.033642474</text:p>
          </table:table-cell>
          <table:table-cell table:formula="of:=CORREL([ratings.$K$2:.$K$101]; [ratings.D$2:.D$101])" office:value-type="float" office:value="-0.0353940314650059" calcext:value-type="float">
            <text:p>-0.0353940315</text:p>
          </table:table-cell>
          <table:table-cell table:formula="of:=CORREL([ratings.$K$2:.$K$101]; [ratings.E$2:.E$101])" office:value-type="float" office:value="0.119350275399607" calcext:value-type="float">
            <text:p>0.1193502754</text:p>
          </table:table-cell>
          <table:table-cell table:formula="of:=CORREL([ratings.$K$2:.$K$101]; [ratings.F$2:.F$101])" office:value-type="float" office:value="-0.333601649929674" calcext:value-type="float">
            <text:p>-0.3336016499</text:p>
          </table:table-cell>
          <table:table-cell table:formula="of:=CORREL([ratings.$K$2:.$K$101]; [ratings.G$2:.G$101])" office:value-type="float" office:value="0.146157587078885" calcext:value-type="float">
            <text:p>0.1461575871</text:p>
          </table:table-cell>
          <table:table-cell table:formula="of:=CORREL([ratings.$K$2:.$K$101]; [ratings.H$2:.H$101])" office:value-type="float" office:value="-0.292500743279532" calcext:value-type="float">
            <text:p>-0.2925007433</text:p>
          </table:table-cell>
          <table:table-cell table:formula="of:=CORREL([ratings.$K$2:.$K$101]; [ratings.I$2:.I$101])" office:value-type="float" office:value="-0.0732521835017993" calcext:value-type="float">
            <text:p>-0.0732521835</text:p>
          </table:table-cell>
          <table:table-cell table:formula="of:=CORREL([ratings.$K$2:.$K$101]; [ratings.J$2:.J$101])" office:value-type="float" office:value="0.210879496937396" calcext:value-type="float">
            <text:p>0.2108794969</text:p>
          </table:table-cell>
          <table:table-cell table:formula="of:=CORREL([ratings.$K$2:.$K$101]; [ratings.K$2:.K$101])" office:value-type="float" office:value="1" calcext:value-type="float">
            <text:p>1</text:p>
          </table:table-cell>
          <table:table-cell table:formula="of:=CORREL([ratings.$K$2:.$K$101]; [ratings.L$2:.L$101])" office:value-type="float" office:value="0.0229074921875828" calcext:value-type="float">
            <text:p>0.0229074922</text:p>
          </table:table-cell>
          <table:table-cell table:formula="of:=CORREL([ratings.$K$2:.$K$101]; [ratings.M$2:.M$101])" office:value-type="float" office:value="0.252528663877868" calcext:value-type="float">
            <text:p>0.2525286639</text:p>
          </table:table-cell>
          <table:table-cell table:formula="of:=CORREL([ratings.$K$2:.$K$101]; [ratings.N$2:.N$101])" office:value-type="float" office:value="-0.221788758617789" calcext:value-type="float">
            <text:p>-0.2217887586</text:p>
          </table:table-cell>
          <table:table-cell table:formula="of:=CORREL([ratings.$K$2:.$K$101]; [ratings.O$2:.O$101])" office:value-type="float" office:value="0.258865691816497" calcext:value-type="float">
            <text:p>0.2588656918</text:p>
          </table:table-cell>
          <table:table-cell table:formula="of:=CORREL([ratings.$K$2:.$K$101]; [ratings.P$2:.P$101])" office:value-type="float" office:value="-0.0243366232757196" calcext:value-type="float">
            <text:p>-0.0243366233</text:p>
          </table:table-cell>
          <table:table-cell table:formula="of:=CORREL([ratings.$K$2:.$K$101]; [ratings.Q$2:.Q$101])" office:value-type="float" office:value="-0.0406062175734811" calcext:value-type="float">
            <text:p>-0.0406062176</text:p>
          </table:table-cell>
          <table:table-cell table:formula="of:=CORREL([ratings.$K$2:.$K$101]; [ratings.R$2:.R$101])" office:value-type="float" office:value="0.155044674628724" calcext:value-type="float">
            <text:p>0.1550446746</text:p>
          </table:table-cell>
          <table:table-cell table:formula="of:=CORREL([ratings.$K$2:.$K$101]; [ratings.S$2:.S$101])" office:value-type="float" office:value="-0.204164284685641" calcext:value-type="float">
            <text:p>-0.2041642847</text:p>
          </table:table-cell>
          <table:table-cell table:formula="of:=CORREL([ratings.$K$2:.$K$101]; [ratings.T$2:.T$101])" office:value-type="float" office:value="0.26365446983715" calcext:value-type="float">
            <text:p>0.2636544698</text:p>
          </table:table-cell>
          <table:table-cell table:formula="of:=CORREL([ratings.$K$2:.$K$101]; [ratings.U$2:.U$101])" office:value-type="float" office:value="0.167197567428905" calcext:value-type="float">
            <text:p>0.1671975674</text:p>
          </table:table-cell>
          <table:table-cell table:formula="of:=CORREL([ratings.$K$2:.$K$101]; [ratings.V$2:.V$101])" office:value-type="float" office:value="-0.0845924277868862" calcext:value-type="float">
            <text:p>-0.0845924278</text:p>
          </table:table-cell>
          <table:table-cell table:formula="of:=CORREL([ratings.$K$2:.$K$101]; [ratings.W$2:.W$101])" office:value-type="float" office:value="0.315712025853908" calcext:value-type="float">
            <text:p>0.3157120259</text:p>
          </table:table-cell>
          <table:table-cell table:formula="of:=CORREL([ratings.$K$2:.$K$101]; [ratings.X$2:.X$101])" office:value-type="float" office:value="0.0856729128214618" calcext:value-type="float">
            <text:p>0.0856729128</text:p>
          </table:table-cell>
          <table:table-cell table:formula="of:=CORREL([ratings.$K$2:.$K$101]; [ratings.Y$2:.Y$101])" office:value-type="float" office:value="-0.1098920741583" calcext:value-type="float">
            <text:p>-0.1098920742</text:p>
          </table:table-cell>
          <table:table-cell table:formula="of:=CORREL([ratings.$K$2:.$K$101]; [ratings.Z$2:.Z$101])" office:value-type="float" office:value="-0.279385103337848" calcext:value-type="float">
            <text:p>-0.2793851033</text:p>
          </table:table-cell>
          <table:table-cell table:number-columns-repeated="998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CORREL([ratings.$L$2:.$L$101]; [ratings.B$2:.B$101])" office:value-type="float" office:value="-0.0417340529451515" calcext:value-type="float">
            <text:p>-0.0417340529</text:p>
          </table:table-cell>
          <table:table-cell table:formula="of:=CORREL([ratings.$L$2:.$L$101]; [ratings.C$2:.C$101])" office:value-type="float" office:value="0.138547907649066" calcext:value-type="float">
            <text:p>0.1385479076</text:p>
          </table:table-cell>
          <table:table-cell table:formula="of:=CORREL([ratings.$L$2:.$L$101]; [ratings.D$2:.D$101])" office:value-type="float" office:value="0.0113162436215215" calcext:value-type="float">
            <text:p>0.0113162436</text:p>
          </table:table-cell>
          <table:table-cell table:formula="of:=CORREL([ratings.$L$2:.$L$101]; [ratings.E$2:.E$101])" office:value-type="float" office:value="0.282755724094129" calcext:value-type="float">
            <text:p>0.2827557241</text:p>
          </table:table-cell>
          <table:table-cell table:formula="of:=CORREL([ratings.$L$2:.$L$101]; [ratings.F$2:.F$101])" office:value-type="float" office:value="-0.0665759393359072" calcext:value-type="float">
            <text:p>-0.0665759393</text:p>
          </table:table-cell>
          <table:table-cell table:formula="of:=CORREL([ratings.$L$2:.$L$101]; [ratings.G$2:.G$101])" office:value-type="float" office:value="0.21992904844585" calcext:value-type="float">
            <text:p>0.2199290484</text:p>
          </table:table-cell>
          <table:table-cell table:formula="of:=CORREL([ratings.$L$2:.$L$101]; [ratings.H$2:.H$101])" office:value-type="float" office:value="-0.0389000192854374" calcext:value-type="float">
            <text:p>-0.0389000193</text:p>
          </table:table-cell>
          <table:table-cell table:formula="of:=CORREL([ratings.$L$2:.$L$101]; [ratings.I$2:.I$101])" office:value-type="float" office:value="0.312572952497583" calcext:value-type="float">
            <text:p>0.3125729525</text:p>
          </table:table-cell>
          <table:table-cell table:formula="of:=CORREL([ratings.$L$2:.$L$101]; [ratings.J$2:.J$101])" office:value-type="float" office:value="0.243283251351149" calcext:value-type="float">
            <text:p>0.2432832514</text:p>
          </table:table-cell>
          <table:table-cell table:formula="of:=CORREL([ratings.$L$2:.$L$101]; [ratings.K$2:.K$101])" office:value-type="float" office:value="0.0229074921875828" calcext:value-type="float">
            <text:p>0.0229074922</text:p>
          </table:table-cell>
          <table:table-cell table:formula="of:=CORREL([ratings.$L$2:.$L$101]; [ratings.L$2:.L$101])" office:value-type="float" office:value="1" calcext:value-type="float">
            <text:p>1</text:p>
          </table:table-cell>
          <table:table-cell table:formula="of:=CORREL([ratings.$L$2:.$L$101]; [ratings.M$2:.M$101])" office:value-type="float" office:value="-0.346185965232655" calcext:value-type="float">
            <text:p>-0.3461859652</text:p>
          </table:table-cell>
          <table:table-cell table:formula="of:=CORREL([ratings.$L$2:.$L$101]; [ratings.N$2:.N$101])" office:value-type="float" office:value="0.0816133795021131" calcext:value-type="float">
            <text:p>0.0816133795</text:p>
          </table:table-cell>
          <table:table-cell table:formula="of:=CORREL([ratings.$L$2:.$L$101]; [ratings.O$2:.O$101])" office:value-type="float" office:value="0.27833468677407" calcext:value-type="float">
            <text:p>0.2783346868</text:p>
          </table:table-cell>
          <table:table-cell table:formula="of:=CORREL([ratings.$L$2:.$L$101]; [ratings.P$2:.P$101])" office:value-type="float" office:value="-0.263877384471812" calcext:value-type="float">
            <text:p>-0.2638773845</text:p>
          </table:table-cell>
          <table:table-cell table:formula="of:=CORREL([ratings.$L$2:.$L$101]; [ratings.Q$2:.Q$101])" office:value-type="float" office:value="0.0795706070019371" calcext:value-type="float">
            <text:p>0.079570607</text:p>
          </table:table-cell>
          <table:table-cell table:formula="of:=CORREL([ratings.$L$2:.$L$101]; [ratings.R$2:.R$101])" office:value-type="float" office:value="-0.165627540664169" calcext:value-type="float">
            <text:p>-0.1656275407</text:p>
          </table:table-cell>
          <table:table-cell table:formula="of:=CORREL([ratings.$L$2:.$L$101]; [ratings.S$2:.S$101])" office:value-type="float" office:value="0.0533058523719704" calcext:value-type="float">
            <text:p>0.0533058524</text:p>
          </table:table-cell>
          <table:table-cell table:formula="of:=CORREL([ratings.$L$2:.$L$101]; [ratings.T$2:.T$101])" office:value-type="float" office:value="0.00780952147198028" calcext:value-type="float">
            <text:p>0.0078095215</text:p>
          </table:table-cell>
          <table:table-cell table:formula="of:=CORREL([ratings.$L$2:.$L$101]; [ratings.U$2:.U$101])" office:value-type="float" office:value="-0.244637446384567" calcext:value-type="float">
            <text:p>-0.2446374464</text:p>
          </table:table-cell>
          <table:table-cell table:formula="of:=CORREL([ratings.$L$2:.$L$101]; [ratings.V$2:.V$101])" office:value-type="float" office:value="-0.0307091379636037" calcext:value-type="float">
            <text:p>-0.030709138</text:p>
          </table:table-cell>
          <table:table-cell table:formula="of:=CORREL([ratings.$L$2:.$L$101]; [ratings.W$2:.W$101])" office:value-type="float" office:value="-0.0706596150416779" calcext:value-type="float">
            <text:p>-0.070659615</text:p>
          </table:table-cell>
          <table:table-cell table:formula="of:=CORREL([ratings.$L$2:.$L$101]; [ratings.X$2:.X$101])" office:value-type="float" office:value="0.268595379313642" calcext:value-type="float">
            <text:p>0.2685953793</text:p>
          </table:table-cell>
          <table:table-cell table:formula="of:=CORREL([ratings.$L$2:.$L$101]; [ratings.Y$2:.Y$101])" office:value-type="float" office:value="-0.143503380932238" calcext:value-type="float">
            <text:p>-0.1435033809</text:p>
          </table:table-cell>
          <table:table-cell table:formula="of:=CORREL([ratings.$L$2:.$L$101]; [ratings.Z$2:.Z$101])" office:value-type="float" office:value="0.0132835981873063" calcext:value-type="float">
            <text:p>0.0132835982</text:p>
          </table:table-cell>
          <table:table-cell table:number-columns-repeated="998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formula="of:=CORREL([ratings.$M$2:.$M$101]; [ratings.B$2:.B$101])" office:value-type="float" office:value="0.264424787160725" calcext:value-type="float">
            <text:p>0.2644247872</text:p>
          </table:table-cell>
          <table:table-cell table:formula="of:=CORREL([ratings.$M$2:.$M$101]; [ratings.C$2:.C$101])" office:value-type="float" office:value="0.152948050507516" calcext:value-type="float">
            <text:p>0.1529480505</text:p>
          </table:table-cell>
          <table:table-cell table:formula="of:=CORREL([ratings.$M$2:.$M$101]; [ratings.D$2:.D$101])" office:value-type="float" office:value="-0.231659777261523" calcext:value-type="float">
            <text:p>-0.2316597773</text:p>
          </table:table-cell>
          <table:table-cell table:formula="of:=CORREL([ratings.$M$2:.$M$101]; [ratings.E$2:.E$101])" office:value-type="float" office:value="-0.00532620808209436" calcext:value-type="float">
            <text:p>-0.0053262081</text:p>
          </table:table-cell>
          <table:table-cell table:formula="of:=CORREL([ratings.$M$2:.$M$101]; [ratings.F$2:.F$101])" office:value-type="float" office:value="-0.0938012398808674" calcext:value-type="float">
            <text:p>-0.0938012399</text:p>
          </table:table-cell>
          <table:table-cell table:formula="of:=CORREL([ratings.$M$2:.$M$101]; [ratings.G$2:.G$101])" office:value-type="float" office:value="-0.00531572241576265" calcext:value-type="float">
            <text:p>-0.0053157224</text:p>
          </table:table-cell>
          <table:table-cell table:formula="of:=CORREL([ratings.$M$2:.$M$101]; [ratings.H$2:.H$101])" office:value-type="float" office:value="-0.364324317948225" calcext:value-type="float">
            <text:p>-0.3643243179</text:p>
          </table:table-cell>
          <table:table-cell table:formula="of:=CORREL([ratings.$M$2:.$M$101]; [ratings.I$2:.I$101])" office:value-type="float" office:value="0.0530242793951673" calcext:value-type="float">
            <text:p>0.0530242794</text:p>
          </table:table-cell>
          <table:table-cell table:formula="of:=CORREL([ratings.$M$2:.$M$101]; [ratings.J$2:.J$101])" office:value-type="float" office:value="-0.0860608793963996" calcext:value-type="float">
            <text:p>-0.0860608794</text:p>
          </table:table-cell>
          <table:table-cell table:formula="of:=CORREL([ratings.$M$2:.$M$101]; [ratings.K$2:.K$101])" office:value-type="float" office:value="0.252528663877868" calcext:value-type="float">
            <text:p>0.2525286639</text:p>
          </table:table-cell>
          <table:table-cell table:formula="of:=CORREL([ratings.$M$2:.$M$101]; [ratings.L$2:.L$101])" office:value-type="float" office:value="-0.346185965232655" calcext:value-type="float">
            <text:p>-0.3461859652</text:p>
          </table:table-cell>
          <table:table-cell table:formula="of:=CORREL([ratings.$M$2:.$M$101]; [ratings.M$2:.M$101])" office:value-type="float" office:value="1" calcext:value-type="float">
            <text:p>1</text:p>
          </table:table-cell>
          <table:table-cell table:formula="of:=CORREL([ratings.$M$2:.$M$101]; [ratings.N$2:.N$101])" office:value-type="float" office:value="0.0918419803312936" calcext:value-type="float">
            <text:p>0.0918419803</text:p>
          </table:table-cell>
          <table:table-cell table:formula="of:=CORREL([ratings.$M$2:.$M$101]; [ratings.O$2:.O$101])" office:value-type="float" office:value="-0.115491676095681" calcext:value-type="float">
            <text:p>-0.1154916761</text:p>
          </table:table-cell>
          <table:table-cell table:formula="of:=CORREL([ratings.$M$2:.$M$101]; [ratings.P$2:.P$101])" office:value-type="float" office:value="0.197105165910413" calcext:value-type="float">
            <text:p>0.1971051659</text:p>
          </table:table-cell>
          <table:table-cell table:formula="of:=CORREL([ratings.$M$2:.$M$101]; [ratings.Q$2:.Q$101])" office:value-type="float" office:value="0.0729926908090025" calcext:value-type="float">
            <text:p>0.0729926908</text:p>
          </table:table-cell>
          <table:table-cell table:formula="of:=CORREL([ratings.$M$2:.$M$101]; [ratings.R$2:.R$101])" office:value-type="float" office:value="0.16188202690422" calcext:value-type="float">
            <text:p>0.1618820269</text:p>
          </table:table-cell>
          <table:table-cell table:formula="of:=CORREL([ratings.$M$2:.$M$101]; [ratings.S$2:.S$101])" office:value-type="float" office:value="-0.000311444741055874" calcext:value-type="float">
            <text:p>-0.0003114447</text:p>
          </table:table-cell>
          <table:table-cell table:formula="of:=CORREL([ratings.$M$2:.$M$101]; [ratings.T$2:.T$101])" office:value-type="float" office:value="-0.0775980151188548" calcext:value-type="float">
            <text:p>-0.0775980151</text:p>
          </table:table-cell>
          <table:table-cell table:formula="of:=CORREL([ratings.$M$2:.$M$101]; [ratings.U$2:.U$101])" office:value-type="float" office:value="0.0393893163664272" calcext:value-type="float">
            <text:p>0.0393893164</text:p>
          </table:table-cell>
          <table:table-cell table:formula="of:=CORREL([ratings.$M$2:.$M$101]; [ratings.V$2:.V$101])" office:value-type="float" office:value="-0.156091289631743" calcext:value-type="float">
            <text:p>-0.1560912896</text:p>
          </table:table-cell>
          <table:table-cell table:formula="of:=CORREL([ratings.$M$2:.$M$101]; [ratings.W$2:.W$101])" office:value-type="float" office:value="0.408592376136214" calcext:value-type="float">
            <text:p>0.4085923761</text:p>
          </table:table-cell>
          <table:table-cell table:formula="of:=CORREL([ratings.$M$2:.$M$101]; [ratings.X$2:.X$101])" office:value-type="float" office:value="0.179652306735421" calcext:value-type="float">
            <text:p>0.1796523067</text:p>
          </table:table-cell>
          <table:table-cell table:formula="of:=CORREL([ratings.$M$2:.$M$101]; [ratings.Y$2:.Y$101])" office:value-type="float" office:value="0.280402248376688" calcext:value-type="float">
            <text:p>0.2804022484</text:p>
          </table:table-cell>
          <table:table-cell table:formula="of:=CORREL([ratings.$M$2:.$M$101]; [ratings.Z$2:.Z$101])" office:value-type="float" office:value="0.0403280141487615" calcext:value-type="float">
            <text:p>0.0403280141</text:p>
          </table:table-cell>
          <table:table-cell table:number-columns-repeated="998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CORREL([ratings.$N$2:.$N$101]; [ratings.B$2:.B$101])" office:value-type="float" office:value="0.261268362823723" calcext:value-type="float">
            <text:p>0.2612683628</text:p>
          </table:table-cell>
          <table:table-cell table:formula="of:=CORREL([ratings.$N$2:.$N$101]; [ratings.C$2:.C$101])" office:value-type="float" office:value="0.148881597912221" calcext:value-type="float">
            <text:p>0.1488815979</text:p>
          </table:table-cell>
          <table:table-cell table:formula="of:=CORREL([ratings.$N$2:.$N$101]; [ratings.D$2:.D$101])" office:value-type="float" office:value="0.148431208798588" calcext:value-type="float">
            <text:p>0.1484312088</text:p>
          </table:table-cell>
          <table:table-cell table:formula="of:=CORREL([ratings.$N$2:.$N$101]; [ratings.E$2:.E$101])" office:value-type="float" office:value="-0.087746602709142" calcext:value-type="float">
            <text:p>-0.0877466027</text:p>
          </table:table-cell>
          <table:table-cell table:formula="of:=CORREL([ratings.$N$2:.$N$101]; [ratings.F$2:.F$101])" office:value-type="float" office:value="0.310104090331558" calcext:value-type="float">
            <text:p>0.3101040903</text:p>
          </table:table-cell>
          <table:table-cell table:formula="of:=CORREL([ratings.$N$2:.$N$101]; [ratings.G$2:.G$101])" office:value-type="float" office:value="0.323499109701084" calcext:value-type="float">
            <text:p>0.3234991097</text:p>
          </table:table-cell>
          <table:table-cell table:formula="of:=CORREL([ratings.$N$2:.$N$101]; [ratings.H$2:.H$101])" office:value-type="float" office:value="0.126899000791826" calcext:value-type="float">
            <text:p>0.1268990008</text:p>
          </table:table-cell>
          <table:table-cell table:formula="of:=CORREL([ratings.$N$2:.$N$101]; [ratings.I$2:.I$101])" office:value-type="float" office:value="0.143347221171042" calcext:value-type="float">
            <text:p>0.1433472212</text:p>
          </table:table-cell>
          <table:table-cell table:formula="of:=CORREL([ratings.$N$2:.$N$101]; [ratings.J$2:.J$101])" office:value-type="float" office:value="0.0583647677658392" calcext:value-type="float">
            <text:p>0.0583647678</text:p>
          </table:table-cell>
          <table:table-cell table:formula="of:=CORREL([ratings.$N$2:.$N$101]; [ratings.K$2:.K$101])" office:value-type="float" office:value="-0.221788758617789" calcext:value-type="float">
            <text:p>-0.2217887586</text:p>
          </table:table-cell>
          <table:table-cell table:formula="of:=CORREL([ratings.$N$2:.$N$101]; [ratings.L$2:.L$101])" office:value-type="float" office:value="0.0816133795021131" calcext:value-type="float">
            <text:p>0.0816133795</text:p>
          </table:table-cell>
          <table:table-cell table:formula="of:=CORREL([ratings.$N$2:.$N$101]; [ratings.M$2:.M$101])" office:value-type="float" office:value="0.0918419803312936" calcext:value-type="float">
            <text:p>0.0918419803</text:p>
          </table:table-cell>
          <table:table-cell table:formula="of:=CORREL([ratings.$N$2:.$N$101]; [ratings.N$2:.N$101])" office:value-type="float" office:value="1" calcext:value-type="float">
            <text:p>1</text:p>
          </table:table-cell>
          <table:table-cell table:formula="of:=CORREL([ratings.$N$2:.$N$101]; [ratings.O$2:.O$101])" office:value-type="float" office:value="0.290591240789001" calcext:value-type="float">
            <text:p>0.2905912408</text:p>
          </table:table-cell>
          <table:table-cell table:formula="of:=CORREL([ratings.$N$2:.$N$101]; [ratings.P$2:.P$101])" office:value-type="float" office:value="0.0175908457603439" calcext:value-type="float">
            <text:p>0.0175908458</text:p>
          </table:table-cell>
          <table:table-cell table:formula="of:=CORREL([ratings.$N$2:.$N$101]; [ratings.Q$2:.Q$101])" office:value-type="float" office:value="0.10178419016775" calcext:value-type="float">
            <text:p>0.1017841902</text:p>
          </table:table-cell>
          <table:table-cell table:formula="of:=CORREL([ratings.$N$2:.$N$101]; [ratings.R$2:.R$101])" office:value-type="float" office:value="-0.140953072949431" calcext:value-type="float">
            <text:p>-0.1409530729</text:p>
          </table:table-cell>
          <table:table-cell table:formula="of:=CORREL([ratings.$N$2:.$N$101]; [ratings.S$2:.S$101])" office:value-type="float" office:value="0.150475724503011" calcext:value-type="float">
            <text:p>0.1504757245</text:p>
          </table:table-cell>
          <table:table-cell table:formula="of:=CORREL([ratings.$N$2:.$N$101]; [ratings.T$2:.T$101])" office:value-type="float" office:value="0.0245721992112733" calcext:value-type="float">
            <text:p>0.0245721992</text:p>
          </table:table-cell>
          <table:table-cell table:formula="of:=CORREL([ratings.$N$2:.$N$101]; [ratings.U$2:.U$101])" office:value-type="float" office:value="-0.0311304563206132" calcext:value-type="float">
            <text:p>-0.0311304563</text:p>
          </table:table-cell>
          <table:table-cell table:formula="of:=CORREL([ratings.$N$2:.$N$101]; [ratings.V$2:.V$101])" office:value-type="float" office:value="-0.133768282022717" calcext:value-type="float">
            <text:p>-0.133768282</text:p>
          </table:table-cell>
          <table:table-cell table:formula="of:=CORREL([ratings.$N$2:.$N$101]; [ratings.W$2:.W$101])" office:value-type="float" office:value="0.142067299201146" calcext:value-type="float">
            <text:p>0.1420672992</text:p>
          </table:table-cell>
          <table:table-cell table:formula="of:=CORREL([ratings.$N$2:.$N$101]; [ratings.X$2:.X$101])" office:value-type="float" office:value="0.0151403968119871" calcext:value-type="float">
            <text:p>0.0151403968</text:p>
          </table:table-cell>
          <table:table-cell table:formula="of:=CORREL([ratings.$N$2:.$N$101]; [ratings.Y$2:.Y$101])" office:value-type="float" office:value="0.181210217904857" calcext:value-type="float">
            <text:p>0.1812102179</text:p>
          </table:table-cell>
          <table:table-cell table:formula="of:=CORREL([ratings.$N$2:.$N$101]; [ratings.Z$2:.Z$101])" office:value-type="float" office:value="-0.00593476982787117" calcext:value-type="float">
            <text:p>-0.005934769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RREL([ratings.$O$2:.$O$101]; [ratings.B$2:.B$101])" office:value-type="float" office:value="0.464609968681201" calcext:value-type="float">
            <text:p>0.4646099687</text:p>
          </table:table-cell>
          <table:table-cell table:formula="of:=CORREL([ratings.$O$2:.$O$101]; [ratings.C$2:.C$101])" office:value-type="float" office:value="0.562448738744889" calcext:value-type="float">
            <text:p>0.5624487387</text:p>
          </table:table-cell>
          <table:table-cell table:formula="of:=CORREL([ratings.$O$2:.$O$101]; [ratings.D$2:.D$101])" office:value-type="float" office:value="0.267028696127906" calcext:value-type="float">
            <text:p>0.2670286961</text:p>
          </table:table-cell>
          <table:table-cell table:formula="of:=CORREL([ratings.$O$2:.$O$101]; [ratings.E$2:.E$101])" office:value-type="float" office:value="0.241566591537398" calcext:value-type="float">
            <text:p>0.2415665915</text:p>
          </table:table-cell>
          <table:table-cell table:formula="of:=CORREL([ratings.$O$2:.$O$101]; [ratings.F$2:.F$101])" office:value-type="float" office:value="-0.00387802409641029" calcext:value-type="float">
            <text:p>-0.0038780241</text:p>
          </table:table-cell>
          <table:table-cell table:formula="of:=CORREL([ratings.$O$2:.$O$101]; [ratings.G$2:.G$101])" office:value-type="float" office:value="0.539065851394357" calcext:value-type="float">
            <text:p>0.5390658514</text:p>
          </table:table-cell>
          <table:table-cell table:formula="of:=CORREL([ratings.$O$2:.$O$101]; [ratings.H$2:.H$101])" office:value-type="float" office:value="-0.0513195929262247" calcext:value-type="float">
            <text:p>-0.0513195929</text:p>
          </table:table-cell>
          <table:table-cell table:formula="of:=CORREL([ratings.$O$2:.$O$101]; [ratings.I$2:.I$101])" office:value-type="float" office:value="-0.118084502904402" calcext:value-type="float">
            <text:p>-0.1180845029</text:p>
          </table:table-cell>
          <table:table-cell table:formula="of:=CORREL([ratings.$O$2:.$O$101]; [ratings.J$2:.J$101])" office:value-type="float" office:value="0.475494852275685" calcext:value-type="float">
            <text:p>0.4754948523</text:p>
          </table:table-cell>
          <table:table-cell table:formula="of:=CORREL([ratings.$O$2:.$O$101]; [ratings.K$2:.K$101])" office:value-type="float" office:value="0.258865691816497" calcext:value-type="float">
            <text:p>0.2588656918</text:p>
          </table:table-cell>
          <table:table-cell table:formula="of:=CORREL([ratings.$O$2:.$O$101]; [ratings.L$2:.L$101])" office:value-type="float" office:value="0.27833468677407" calcext:value-type="float">
            <text:p>0.2783346868</text:p>
          </table:table-cell>
          <table:table-cell table:formula="of:=CORREL([ratings.$O$2:.$O$101]; [ratings.M$2:.M$101])" office:value-type="float" office:value="-0.115491676095681" calcext:value-type="float">
            <text:p>-0.1154916761</text:p>
          </table:table-cell>
          <table:table-cell table:formula="of:=CORREL([ratings.$O$2:.$O$101]; [ratings.N$2:.N$101])" office:value-type="float" office:value="0.290591240789001" calcext:value-type="float">
            <text:p>0.2905912408</text:p>
          </table:table-cell>
          <table:table-cell table:formula="of:=CORREL([ratings.$O$2:.$O$101]; [ratings.O$2:.O$101])" office:value-type="float" office:value="1" calcext:value-type="float">
            <text:p>1</text:p>
          </table:table-cell>
          <table:table-cell table:formula="of:=CORREL([ratings.$O$2:.$O$101]; [ratings.P$2:.P$101])" office:value-type="float" office:value="0.29682614716644" calcext:value-type="float">
            <text:p>0.2968261472</text:p>
          </table:table-cell>
          <table:table-cell table:formula="of:=CORREL([ratings.$O$2:.$O$101]; [ratings.Q$2:.Q$101])" office:value-type="float" office:value="0.326773629106178" calcext:value-type="float">
            <text:p>0.3267736291</text:p>
          </table:table-cell>
          <table:table-cell table:formula="of:=CORREL([ratings.$O$2:.$O$101]; [ratings.R$2:.R$101])" office:value-type="float" office:value="0.291476405230964" calcext:value-type="float">
            <text:p>0.2914764052</text:p>
          </table:table-cell>
          <table:table-cell table:formula="of:=CORREL([ratings.$O$2:.$O$101]; [ratings.S$2:.S$101])" office:value-type="float" office:value="0.372675588972641" calcext:value-type="float">
            <text:p>0.372675589</text:p>
          </table:table-cell>
          <table:table-cell table:formula="of:=CORREL([ratings.$O$2:.$O$101]; [ratings.T$2:.T$101])" office:value-type="float" office:value="0.525990442787603" calcext:value-type="float">
            <text:p>0.5259904428</text:p>
          </table:table-cell>
          <table:table-cell table:formula="of:=CORREL([ratings.$O$2:.$O$101]; [ratings.U$2:.U$101])" office:value-type="float" office:value="0.123380276138788" calcext:value-type="float">
            <text:p>0.1233802761</text:p>
          </table:table-cell>
          <table:table-cell table:formula="of:=CORREL([ratings.$O$2:.$O$101]; [ratings.V$2:.V$101])" office:value-type="float" office:value="0.178087647960175" calcext:value-type="float">
            <text:p>0.178087648</text:p>
          </table:table-cell>
          <table:table-cell table:formula="of:=CORREL([ratings.$O$2:.$O$101]; [ratings.W$2:.W$101])" office:value-type="float" office:value="0.0885998836344313" calcext:value-type="float">
            <text:p>0.0885998836</text:p>
          </table:table-cell>
          <table:table-cell table:formula="of:=CORREL([ratings.$O$2:.$O$101]; [ratings.X$2:.X$101])" office:value-type="float" office:value="0.668515953621837" calcext:value-type="float">
            <text:p>0.6685159536</text:p>
          </table:table-cell>
          <table:table-cell table:formula="of:=CORREL([ratings.$O$2:.$O$101]; [ratings.Y$2:.Y$101])" office:value-type="float" office:value="0.179679626591109" calcext:value-type="float">
            <text:p>0.1796796266</text:p>
          </table:table-cell>
          <table:table-cell table:formula="of:=CORREL([ratings.$O$2:.$O$101]; [ratings.Z$2:.Z$101])" office:value-type="float" office:value="0.155868569140757" calcext:value-type="float">
            <text:p>0.1558685691</text:p>
          </table:table-cell>
          <table:table-cell table:number-columns-repeated="99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RREL([ratings.$P$2:.$P$101]; [ratings.B$2:.B$101])" office:value-type="float" office:value="0.0223077715070217" calcext:value-type="float">
            <text:p>0.0223077715</text:p>
          </table:table-cell>
          <table:table-cell table:formula="of:=CORREL([ratings.$P$2:.$P$101]; [ratings.C$2:.C$101])" office:value-type="float" office:value="0.414438201510706" calcext:value-type="float">
            <text:p>0.4144382015</text:p>
          </table:table-cell>
          <table:table-cell table:formula="of:=CORREL([ratings.$P$2:.$P$101]; [ratings.D$2:.D$101])" office:value-type="float" office:value="0.304139035732934" calcext:value-type="float">
            <text:p>0.3041390357</text:p>
          </table:table-cell>
          <table:table-cell table:formula="of:=CORREL([ratings.$P$2:.$P$101]; [ratings.E$2:.E$101])" office:value-type="float" office:value="0.116532481134148" calcext:value-type="float">
            <text:p>0.1165324811</text:p>
          </table:table-cell>
          <table:table-cell table:formula="of:=CORREL([ratings.$P$2:.$P$101]; [ratings.F$2:.F$101])" office:value-type="float" office:value="0.113581188681085" calcext:value-type="float">
            <text:p>0.1135811887</text:p>
          </table:table-cell>
          <table:table-cell table:formula="of:=CORREL([ratings.$P$2:.$P$101]; [ratings.G$2:.G$101])" office:value-type="float" office:value="0.181275890198956" calcext:value-type="float">
            <text:p>0.1812758902</text:p>
          </table:table-cell>
          <table:table-cell table:formula="of:=CORREL([ratings.$P$2:.$P$101]; [ratings.H$2:.H$101])" office:value-type="float" office:value="0.227129864930789" calcext:value-type="float">
            <text:p>0.2271298649</text:p>
          </table:table-cell>
          <table:table-cell table:formula="of:=CORREL([ratings.$P$2:.$P$101]; [ratings.I$2:.I$101])" office:value-type="float" office:value="0.100840544409253" calcext:value-type="float">
            <text:p>0.1008405444</text:p>
          </table:table-cell>
          <table:table-cell table:formula="of:=CORREL([ratings.$P$2:.$P$101]; [ratings.J$2:.J$101])" office:value-type="float" office:value="0.201734217181485" calcext:value-type="float">
            <text:p>0.2017342172</text:p>
          </table:table-cell>
          <table:table-cell table:formula="of:=CORREL([ratings.$P$2:.$P$101]; [ratings.K$2:.K$101])" office:value-type="float" office:value="-0.0243366232757196" calcext:value-type="float">
            <text:p>-0.0243366233</text:p>
          </table:table-cell>
          <table:table-cell table:formula="of:=CORREL([ratings.$P$2:.$P$101]; [ratings.L$2:.L$101])" office:value-type="float" office:value="-0.263877384471812" calcext:value-type="float">
            <text:p>-0.2638773845</text:p>
          </table:table-cell>
          <table:table-cell table:formula="of:=CORREL([ratings.$P$2:.$P$101]; [ratings.M$2:.M$101])" office:value-type="float" office:value="0.197105165910413" calcext:value-type="float">
            <text:p>0.1971051659</text:p>
          </table:table-cell>
          <table:table-cell table:formula="of:=CORREL([ratings.$P$2:.$P$101]; [ratings.N$2:.N$101])" office:value-type="float" office:value="0.0175908457603439" calcext:value-type="float">
            <text:p>0.0175908458</text:p>
          </table:table-cell>
          <table:table-cell table:formula="of:=CORREL([ratings.$P$2:.$P$101]; [ratings.O$2:.O$101])" office:value-type="float" office:value="0.29682614716644" calcext:value-type="float">
            <text:p>0.2968261472</text:p>
          </table:table-cell>
          <table:table-cell table:formula="of:=CORREL([ratings.$P$2:.$P$101]; [ratings.P$2:.P$101])" office:value-type="float" office:value="1" calcext:value-type="float">
            <text:p>1</text:p>
          </table:table-cell>
          <table:table-cell table:formula="of:=CORREL([ratings.$P$2:.$P$101]; [ratings.Q$2:.Q$101])" office:value-type="float" office:value="0.251660013283817" calcext:value-type="float">
            <text:p>0.2516600133</text:p>
          </table:table-cell>
          <table:table-cell table:formula="of:=CORREL([ratings.$P$2:.$P$101]; [ratings.R$2:.R$101])" office:value-type="float" office:value="0.0468220547435382" calcext:value-type="float">
            <text:p>0.0468220547</text:p>
          </table:table-cell>
          <table:table-cell table:formula="of:=CORREL([ratings.$P$2:.$P$101]; [ratings.S$2:.S$101])" office:value-type="float" office:value="0.218574908692131" calcext:value-type="float">
            <text:p>0.2185749087</text:p>
          </table:table-cell>
          <table:table-cell table:formula="of:=CORREL([ratings.$P$2:.$P$101]; [ratings.T$2:.T$101])" office:value-type="float" office:value="0.1504308933286" calcext:value-type="float">
            <text:p>0.1504308933</text:p>
          </table:table-cell>
          <table:table-cell table:formula="of:=CORREL([ratings.$P$2:.$P$101]; [ratings.U$2:.U$101])" office:value-type="float" office:value="0.280392336966846" calcext:value-type="float">
            <text:p>0.280392337</text:p>
          </table:table-cell>
          <table:table-cell table:formula="of:=CORREL([ratings.$P$2:.$P$101]; [ratings.V$2:.V$101])" office:value-type="float" office:value="0.0383782364652994" calcext:value-type="float">
            <text:p>0.0383782365</text:p>
          </table:table-cell>
          <table:table-cell table:formula="of:=CORREL([ratings.$P$2:.$P$101]; [ratings.W$2:.W$101])" office:value-type="float" office:value="0.262520375363306" calcext:value-type="float">
            <text:p>0.2625203754</text:p>
          </table:table-cell>
          <table:table-cell table:formula="of:=CORREL([ratings.$P$2:.$P$101]; [ratings.X$2:.X$101])" office:value-type="float" office:value="0.0641793824760836" calcext:value-type="float">
            <text:p>0.0641793825</text:p>
          </table:table-cell>
          <table:table-cell table:formula="of:=CORREL([ratings.$P$2:.$P$101]; [ratings.Y$2:.Y$101])" office:value-type="float" office:value="-0.0234391889808211" calcext:value-type="float">
            <text:p>-0.023439189</text:p>
          </table:table-cell>
          <table:table-cell table:formula="of:=CORREL([ratings.$P$2:.$P$101]; [ratings.Z$2:.Z$101])" office:value-type="float" office:value="0.257864248004303" calcext:value-type="float">
            <text:p>0.257864248</text:p>
          </table:table-cell>
          <table:table-cell table:number-columns-repeated="998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CORREL([ratings.$Q$2:.$Q$101]; [ratings.B$2:.B$101])" office:value-type="float" office:value="-0.191987915663931" calcext:value-type="float">
            <text:p>-0.1919879157</text:p>
          </table:table-cell>
          <table:table-cell table:formula="of:=CORREL([ratings.$Q$2:.$Q$101]; [ratings.C$2:.C$101])" office:value-type="float" office:value="0.488606982636403" calcext:value-type="float">
            <text:p>0.4886069826</text:p>
          </table:table-cell>
          <table:table-cell table:formula="of:=CORREL([ratings.$Q$2:.$Q$101]; [ratings.D$2:.D$101])" office:value-type="float" office:value="0.373225783727423" calcext:value-type="float">
            <text:p>0.3732257837</text:p>
          </table:table-cell>
          <table:table-cell table:formula="of:=CORREL([ratings.$Q$2:.$Q$101]; [ratings.E$2:.E$101])" office:value-type="float" office:value="-0.201275252027892" calcext:value-type="float">
            <text:p>-0.201275252</text:p>
          </table:table-cell>
          <table:table-cell table:formula="of:=CORREL([ratings.$Q$2:.$Q$101]; [ratings.F$2:.F$101])" office:value-type="float" office:value="0.174084803721212" calcext:value-type="float">
            <text:p>0.1740848037</text:p>
          </table:table-cell>
          <table:table-cell table:formula="of:=CORREL([ratings.$Q$2:.$Q$101]; [ratings.G$2:.G$101])" office:value-type="float" office:value="0.347470129268377" calcext:value-type="float">
            <text:p>0.3474701293</text:p>
          </table:table-cell>
          <table:table-cell table:formula="of:=CORREL([ratings.$Q$2:.$Q$101]; [ratings.H$2:.H$101])" office:value-type="float" office:value="0.016406233978295" calcext:value-type="float">
            <text:p>0.016406234</text:p>
          </table:table-cell>
          <table:table-cell table:formula="of:=CORREL([ratings.$Q$2:.$Q$101]; [ratings.I$2:.I$101])" office:value-type="float" office:value="0.0491319745834519" calcext:value-type="float">
            <text:p>0.0491319746</text:p>
          </table:table-cell>
          <table:table-cell table:formula="of:=CORREL([ratings.$Q$2:.$Q$101]; [ratings.J$2:.J$101])" office:value-type="float" office:value="0.475710901365933" calcext:value-type="float">
            <text:p>0.4757109014</text:p>
          </table:table-cell>
          <table:table-cell table:formula="of:=CORREL([ratings.$Q$2:.$Q$101]; [ratings.K$2:.K$101])" office:value-type="float" office:value="-0.0406062175734811" calcext:value-type="float">
            <text:p>-0.0406062176</text:p>
          </table:table-cell>
          <table:table-cell table:formula="of:=CORREL([ratings.$Q$2:.$Q$101]; [ratings.L$2:.L$101])" office:value-type="float" office:value="0.0795706070019371" calcext:value-type="float">
            <text:p>0.079570607</text:p>
          </table:table-cell>
          <table:table-cell table:formula="of:=CORREL([ratings.$Q$2:.$Q$101]; [ratings.M$2:.M$101])" office:value-type="float" office:value="0.0729926908090025" calcext:value-type="float">
            <text:p>0.0729926908</text:p>
          </table:table-cell>
          <table:table-cell table:formula="of:=CORREL([ratings.$Q$2:.$Q$101]; [ratings.N$2:.N$101])" office:value-type="float" office:value="0.10178419016775" calcext:value-type="float">
            <text:p>0.1017841902</text:p>
          </table:table-cell>
          <table:table-cell table:formula="of:=CORREL([ratings.$Q$2:.$Q$101]; [ratings.O$2:.O$101])" office:value-type="float" office:value="0.326773629106178" calcext:value-type="float">
            <text:p>0.3267736291</text:p>
          </table:table-cell>
          <table:table-cell table:formula="of:=CORREL([ratings.$Q$2:.$Q$101]; [ratings.P$2:.P$101])" office:value-type="float" office:value="0.251660013283817" calcext:value-type="float">
            <text:p>0.2516600133</text:p>
          </table:table-cell>
          <table:table-cell table:formula="of:=CORREL([ratings.$Q$2:.$Q$101]; [ratings.Q$2:.Q$101])" office:value-type="float" office:value="1" calcext:value-type="float">
            <text:p>1</text:p>
          </table:table-cell>
          <table:table-cell table:formula="of:=CORREL([ratings.$Q$2:.$Q$101]; [ratings.R$2:.R$101])" office:value-type="float" office:value="0.0866645271717982" calcext:value-type="float">
            <text:p>0.0866645272</text:p>
          </table:table-cell>
          <table:table-cell table:formula="of:=CORREL([ratings.$Q$2:.$Q$101]; [ratings.S$2:.S$101])" office:value-type="float" office:value="0.158738859628968" calcext:value-type="float">
            <text:p>0.1587388596</text:p>
          </table:table-cell>
          <table:table-cell table:formula="of:=CORREL([ratings.$Q$2:.$Q$101]; [ratings.T$2:.T$101])" office:value-type="float" office:value="-0.0161644126756317" calcext:value-type="float">
            <text:p>-0.0161644127</text:p>
          </table:table-cell>
          <table:table-cell table:formula="of:=CORREL([ratings.$Q$2:.$Q$101]; [ratings.U$2:.U$101])" office:value-type="float" office:value="0.25653738012248" calcext:value-type="float">
            <text:p>0.2565373801</text:p>
          </table:table-cell>
          <table:table-cell table:formula="of:=CORREL([ratings.$Q$2:.$Q$101]; [ratings.V$2:.V$101])" office:value-type="float" office:value="-0.0551374688149061" calcext:value-type="float">
            <text:p>-0.0551374688</text:p>
          </table:table-cell>
          <table:table-cell table:formula="of:=CORREL([ratings.$Q$2:.$Q$101]; [ratings.W$2:.W$101])" office:value-type="float" office:value="0.503246844924818" calcext:value-type="float">
            <text:p>0.5032468449</text:p>
          </table:table-cell>
          <table:table-cell table:formula="of:=CORREL([ratings.$Q$2:.$Q$101]; [ratings.X$2:.X$101])" office:value-type="float" office:value="0.100276625701356" calcext:value-type="float">
            <text:p>0.1002766257</text:p>
          </table:table-cell>
          <table:table-cell table:formula="of:=CORREL([ratings.$Q$2:.$Q$101]; [ratings.Y$2:.Y$101])" office:value-type="float" office:value="0.423224628843871" calcext:value-type="float">
            <text:p>0.4232246288</text:p>
          </table:table-cell>
          <table:table-cell table:formula="of:=CORREL([ratings.$Q$2:.$Q$101]; [ratings.Z$2:.Z$101])" office:value-type="float" office:value="0.222457739237487" calcext:value-type="float">
            <text:p>0.2224577392</text:p>
          </table:table-cell>
          <table:table-cell table:number-columns-repeated="998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CORREL([ratings.$R$2:.$R$101]; [ratings.B$2:.B$101])" office:value-type="float" office:value="0.493007605153259" calcext:value-type="float">
            <text:p>0.4930076052</text:p>
          </table:table-cell>
          <table:table-cell table:formula="of:=CORREL([ratings.$R$2:.$R$101]; [ratings.C$2:.C$101])" office:value-type="float" office:value="0.328119626824192" calcext:value-type="float">
            <text:p>0.3281196268</text:p>
          </table:table-cell>
          <table:table-cell table:formula="of:=CORREL([ratings.$R$2:.$R$101]; [ratings.D$2:.D$101])" office:value-type="float" office:value="0.470972122666382" calcext:value-type="float">
            <text:p>0.4709721227</text:p>
          </table:table-cell>
          <table:table-cell table:formula="of:=CORREL([ratings.$R$2:.$R$101]; [ratings.E$2:.E$101])" office:value-type="float" office:value="0.228340638681733" calcext:value-type="float">
            <text:p>0.2283406387</text:p>
          </table:table-cell>
          <table:table-cell table:formula="of:=CORREL([ratings.$R$2:.$R$101]; [ratings.F$2:.F$101])" office:value-type="float" office:value="0.297977319833119" calcext:value-type="float">
            <text:p>0.2979773198</text:p>
          </table:table-cell>
          <table:table-cell table:formula="of:=CORREL([ratings.$R$2:.$R$101]; [ratings.G$2:.G$101])" office:value-type="float" office:value="0.399436428887225" calcext:value-type="float">
            <text:p>0.3994364289</text:p>
          </table:table-cell>
          <table:table-cell table:formula="of:=CORREL([ratings.$R$2:.$R$101]; [ratings.H$2:.H$101])" office:value-type="float" office:value="-0.240763629158967" calcext:value-type="float">
            <text:p>-0.2407636292</text:p>
          </table:table-cell>
          <table:table-cell table:formula="of:=CORREL([ratings.$R$2:.$R$101]; [ratings.I$2:.I$101])" office:value-type="float" office:value="-0.00904134638156435" calcext:value-type="float">
            <text:p>-0.0090413464</text:p>
          </table:table-cell>
          <table:table-cell table:formula="of:=CORREL([ratings.$R$2:.$R$101]; [ratings.J$2:.J$101])" office:value-type="float" office:value="0.306957065526888" calcext:value-type="float">
            <text:p>0.3069570655</text:p>
          </table:table-cell>
          <table:table-cell table:formula="of:=CORREL([ratings.$R$2:.$R$101]; [ratings.K$2:.K$101])" office:value-type="float" office:value="0.155044674628724" calcext:value-type="float">
            <text:p>0.1550446746</text:p>
          </table:table-cell>
          <table:table-cell table:formula="of:=CORREL([ratings.$R$2:.$R$101]; [ratings.L$2:.L$101])" office:value-type="float" office:value="-0.165627540664169" calcext:value-type="float">
            <text:p>-0.1656275407</text:p>
          </table:table-cell>
          <table:table-cell table:formula="of:=CORREL([ratings.$R$2:.$R$101]; [ratings.M$2:.M$101])" office:value-type="float" office:value="0.16188202690422" calcext:value-type="float">
            <text:p>0.1618820269</text:p>
          </table:table-cell>
          <table:table-cell table:formula="of:=CORREL([ratings.$R$2:.$R$101]; [ratings.N$2:.N$101])" office:value-type="float" office:value="-0.140953072949431" calcext:value-type="float">
            <text:p>-0.1409530729</text:p>
          </table:table-cell>
          <table:table-cell table:formula="of:=CORREL([ratings.$R$2:.$R$101]; [ratings.O$2:.O$101])" office:value-type="float" office:value="0.291476405230964" calcext:value-type="float">
            <text:p>0.2914764052</text:p>
          </table:table-cell>
          <table:table-cell table:formula="of:=CORREL([ratings.$R$2:.$R$101]; [ratings.P$2:.P$101])" office:value-type="float" office:value="0.0468220547435382" calcext:value-type="float">
            <text:p>0.0468220547</text:p>
          </table:table-cell>
          <table:table-cell table:formula="of:=CORREL([ratings.$R$2:.$R$101]; [ratings.Q$2:.Q$101])" office:value-type="float" office:value="0.0866645271717982" calcext:value-type="float">
            <text:p>0.0866645272</text:p>
          </table:table-cell>
          <table:table-cell table:formula="of:=CORREL([ratings.$R$2:.$R$101]; [ratings.R$2:.R$101])" office:value-type="float" office:value="1" calcext:value-type="float">
            <text:p>1</text:p>
          </table:table-cell>
          <table:table-cell table:formula="of:=CORREL([ratings.$R$2:.$R$101]; [ratings.S$2:.S$101])" office:value-type="float" office:value="0.149165318756326" calcext:value-type="float">
            <text:p>0.1491653188</text:p>
          </table:table-cell>
          <table:table-cell table:formula="of:=CORREL([ratings.$R$2:.$R$101]; [ratings.T$2:.T$101])" office:value-type="float" office:value="0.372176645042159" calcext:value-type="float">
            <text:p>0.372176645</text:p>
          </table:table-cell>
          <table:table-cell table:formula="of:=CORREL([ratings.$R$2:.$R$101]; [ratings.U$2:.U$101])" office:value-type="float" office:value="0.198086390094188" calcext:value-type="float">
            <text:p>0.1980863901</text:p>
          </table:table-cell>
          <table:table-cell table:formula="of:=CORREL([ratings.$R$2:.$R$101]; [ratings.V$2:.V$101])" office:value-type="float" office:value="0.270928014161639" calcext:value-type="float">
            <text:p>0.2709280142</text:p>
          </table:table-cell>
          <table:table-cell table:formula="of:=CORREL([ratings.$R$2:.$R$101]; [ratings.W$2:.W$101])" office:value-type="float" office:value="-0.393376273479935" calcext:value-type="float">
            <text:p>-0.3933762735</text:p>
          </table:table-cell>
          <table:table-cell table:formula="of:=CORREL([ratings.$R$2:.$R$101]; [ratings.X$2:.X$101])" office:value-type="float" office:value="0.455273782865409" calcext:value-type="float">
            <text:p>0.4552737829</text:p>
          </table:table-cell>
          <table:table-cell table:formula="of:=CORREL([ratings.$R$2:.$R$101]; [ratings.Y$2:.Y$101])" office:value-type="float" office:value="0.0390501786699336" calcext:value-type="float">
            <text:p>0.0390501787</text:p>
          </table:table-cell>
          <table:table-cell table:formula="of:=CORREL([ratings.$R$2:.$R$101]; [ratings.Z$2:.Z$101])" office:value-type="float" office:value="0.374263798313691" calcext:value-type="float">
            <text:p>0.3742637983</text:p>
          </table:table-cell>
          <table:table-cell table:number-columns-repeated="998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CORREL([ratings.$S$2:.$S$101]; [ratings.B$2:.B$101])" office:value-type="float" office:value="0.360643871947096" calcext:value-type="float">
            <text:p>0.3606438719</text:p>
          </table:table-cell>
          <table:table-cell table:formula="of:=CORREL([ratings.$S$2:.$S$101]; [ratings.C$2:.C$101])" office:value-type="float" office:value="0.422236426608355" calcext:value-type="float">
            <text:p>0.4222364266</text:p>
          </table:table-cell>
          <table:table-cell table:formula="of:=CORREL([ratings.$S$2:.$S$101]; [ratings.D$2:.D$101])" office:value-type="float" office:value="0.069956139872756" calcext:value-type="float">
            <text:p>0.0699561399</text:p>
          </table:table-cell>
          <table:table-cell table:formula="of:=CORREL([ratings.$S$2:.$S$101]; [ratings.E$2:.E$101])" office:value-type="float" office:value="0.238699995028854" calcext:value-type="float">
            <text:p>0.238699995</text:p>
          </table:table-cell>
          <table:table-cell table:formula="of:=CORREL([ratings.$S$2:.$S$101]; [ratings.F$2:.F$101])" office:value-type="float" office:value="0.47668328054518" calcext:value-type="float">
            <text:p>0.4766832805</text:p>
          </table:table-cell>
          <table:table-cell table:formula="of:=CORREL([ratings.$S$2:.$S$101]; [ratings.G$2:.G$101])" office:value-type="float" office:value="0.207314255124059" calcext:value-type="float">
            <text:p>0.2073142551</text:p>
          </table:table-cell>
          <table:table-cell table:formula="of:=CORREL([ratings.$S$2:.$S$101]; [ratings.H$2:.H$101])" office:value-type="float" office:value="-0.115254154514426" calcext:value-type="float">
            <text:p>-0.1152541545</text:p>
          </table:table-cell>
          <table:table-cell table:formula="of:=CORREL([ratings.$S$2:.$S$101]; [ratings.I$2:.I$101])" office:value-type="float" office:value="0.203613363851721" calcext:value-type="float">
            <text:p>0.2036133639</text:p>
          </table:table-cell>
          <table:table-cell table:formula="of:=CORREL([ratings.$S$2:.$S$101]; [ratings.J$2:.J$101])" office:value-type="float" office:value="0.13634308593048" calcext:value-type="float">
            <text:p>0.1363430859</text:p>
          </table:table-cell>
          <table:table-cell table:formula="of:=CORREL([ratings.$S$2:.$S$101]; [ratings.K$2:.K$101])" office:value-type="float" office:value="-0.204164284685641" calcext:value-type="float">
            <text:p>-0.2041642847</text:p>
          </table:table-cell>
          <table:table-cell table:formula="of:=CORREL([ratings.$S$2:.$S$101]; [ratings.L$2:.L$101])" office:value-type="float" office:value="0.0533058523719704" calcext:value-type="float">
            <text:p>0.0533058524</text:p>
          </table:table-cell>
          <table:table-cell table:formula="of:=CORREL([ratings.$S$2:.$S$101]; [ratings.M$2:.M$101])" office:value-type="float" office:value="-0.000311444741055874" calcext:value-type="float">
            <text:p>-0.0003114447</text:p>
          </table:table-cell>
          <table:table-cell table:formula="of:=CORREL([ratings.$S$2:.$S$101]; [ratings.N$2:.N$101])" office:value-type="float" office:value="0.150475724503011" calcext:value-type="float">
            <text:p>0.1504757245</text:p>
          </table:table-cell>
          <table:table-cell table:formula="of:=CORREL([ratings.$S$2:.$S$101]; [ratings.O$2:.O$101])" office:value-type="float" office:value="0.372675588972641" calcext:value-type="float">
            <text:p>0.372675589</text:p>
          </table:table-cell>
          <table:table-cell table:formula="of:=CORREL([ratings.$S$2:.$S$101]; [ratings.P$2:.P$101])" office:value-type="float" office:value="0.218574908692131" calcext:value-type="float">
            <text:p>0.2185749087</text:p>
          </table:table-cell>
          <table:table-cell table:formula="of:=CORREL([ratings.$S$2:.$S$101]; [ratings.Q$2:.Q$101])" office:value-type="float" office:value="0.158738859628968" calcext:value-type="float">
            <text:p>0.1587388596</text:p>
          </table:table-cell>
          <table:table-cell table:formula="of:=CORREL([ratings.$S$2:.$S$101]; [ratings.R$2:.R$101])" office:value-type="float" office:value="0.149165318756326" calcext:value-type="float">
            <text:p>0.1491653188</text:p>
          </table:table-cell>
          <table:table-cell table:formula="of:=CORREL([ratings.$S$2:.$S$101]; [ratings.S$2:.S$101])" office:value-type="float" office:value="1" calcext:value-type="float">
            <text:p>1</text:p>
          </table:table-cell>
          <table:table-cell table:formula="of:=CORREL([ratings.$S$2:.$S$101]; [ratings.T$2:.T$101])" office:value-type="float" office:value="0.27688341910769" calcext:value-type="float">
            <text:p>0.2768834191</text:p>
          </table:table-cell>
          <table:table-cell table:formula="of:=CORREL([ratings.$S$2:.$S$101]; [ratings.U$2:.U$101])" office:value-type="float" office:value="0.158001745243518" calcext:value-type="float">
            <text:p>0.1580017452</text:p>
          </table:table-cell>
          <table:table-cell table:formula="of:=CORREL([ratings.$S$2:.$S$101]; [ratings.V$2:.V$101])" office:value-type="float" office:value="0.0358253758392606" calcext:value-type="float">
            <text:p>0.0358253758</text:p>
          </table:table-cell>
          <table:table-cell table:formula="of:=CORREL([ratings.$S$2:.$S$101]; [ratings.W$2:.W$101])" office:value-type="float" office:value="-0.345494691634945" calcext:value-type="float">
            <text:p>-0.3454946916</text:p>
          </table:table-cell>
          <table:table-cell table:formula="of:=CORREL([ratings.$S$2:.$S$101]; [ratings.X$2:.X$101])" office:value-type="float" office:value="0.449025243811604" calcext:value-type="float">
            <text:p>0.4490252438</text:p>
          </table:table-cell>
          <table:table-cell table:formula="of:=CORREL([ratings.$S$2:.$S$101]; [ratings.Y$2:.Y$101])" office:value-type="float" office:value="0.28941012492802" calcext:value-type="float">
            <text:p>0.2894101249</text:p>
          </table:table-cell>
          <table:table-cell table:formula="of:=CORREL([ratings.$S$2:.$S$101]; [ratings.Z$2:.Z$101])" office:value-type="float" office:value="0.169239063209844" calcext:value-type="float">
            <text:p>0.1692390632</text:p>
          </table:table-cell>
          <table:table-cell table:number-columns-repeated="998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CORREL([ratings.$T$2:.$T$101]; [ratings.B$2:.B$101])" office:value-type="float" office:value="0.551088837215632" calcext:value-type="float">
            <text:p>0.5510888372</text:p>
          </table:table-cell>
          <table:table-cell table:formula="of:=CORREL([ratings.$T$2:.$T$101]; [ratings.C$2:.C$101])" office:value-type="float" office:value="0.226634834324646" calcext:value-type="float">
            <text:p>0.2266348343</text:p>
          </table:table-cell>
          <table:table-cell table:formula="of:=CORREL([ratings.$T$2:.$T$101]; [ratings.D$2:.D$101])" office:value-type="float" office:value="-0.0547623994056148" calcext:value-type="float">
            <text:p>-0.0547623994</text:p>
          </table:table-cell>
          <table:table-cell table:formula="of:=CORREL([ratings.$T$2:.$T$101]; [ratings.E$2:.E$101])" office:value-type="float" office:value="0.259659843599174" calcext:value-type="float">
            <text:p>0.2596598436</text:p>
          </table:table-cell>
          <table:table-cell table:formula="of:=CORREL([ratings.$T$2:.$T$101]; [ratings.F$2:.F$101])" office:value-type="float" office:value="0.293867711531499" calcext:value-type="float">
            <text:p>0.2938677115</text:p>
          </table:table-cell>
          <table:table-cell table:formula="of:=CORREL([ratings.$T$2:.$T$101]; [ratings.G$2:.G$101])" office:value-type="float" office:value="0.311363401263628" calcext:value-type="float">
            <text:p>0.3113634013</text:p>
          </table:table-cell>
          <table:table-cell table:formula="of:=CORREL([ratings.$T$2:.$T$101]; [ratings.H$2:.H$101])" office:value-type="float" office:value="0.247693272294048" calcext:value-type="float">
            <text:p>0.2476932723</text:p>
          </table:table-cell>
          <table:table-cell table:formula="of:=CORREL([ratings.$T$2:.$T$101]; [ratings.I$2:.I$101])" office:value-type="float" office:value="0.0333007565512984" calcext:value-type="float">
            <text:p>0.0333007566</text:p>
          </table:table-cell>
          <table:table-cell table:formula="of:=CORREL([ratings.$T$2:.$T$101]; [ratings.J$2:.J$101])" office:value-type="float" office:value="0.301750479664663" calcext:value-type="float">
            <text:p>0.3017504797</text:p>
          </table:table-cell>
          <table:table-cell table:formula="of:=CORREL([ratings.$T$2:.$T$101]; [ratings.K$2:.K$101])" office:value-type="float" office:value="0.26365446983715" calcext:value-type="float">
            <text:p>0.2636544698</text:p>
          </table:table-cell>
          <table:table-cell table:formula="of:=CORREL([ratings.$T$2:.$T$101]; [ratings.L$2:.L$101])" office:value-type="float" office:value="0.00780952147198028" calcext:value-type="float">
            <text:p>0.0078095215</text:p>
          </table:table-cell>
          <table:table-cell table:formula="of:=CORREL([ratings.$T$2:.$T$101]; [ratings.M$2:.M$101])" office:value-type="float" office:value="-0.0775980151188548" calcext:value-type="float">
            <text:p>-0.0775980151</text:p>
          </table:table-cell>
          <table:table-cell table:formula="of:=CORREL([ratings.$T$2:.$T$101]; [ratings.N$2:.N$101])" office:value-type="float" office:value="0.0245721992112733" calcext:value-type="float">
            <text:p>0.0245721992</text:p>
          </table:table-cell>
          <table:table-cell table:formula="of:=CORREL([ratings.$T$2:.$T$101]; [ratings.O$2:.O$101])" office:value-type="float" office:value="0.525990442787603" calcext:value-type="float">
            <text:p>0.5259904428</text:p>
          </table:table-cell>
          <table:table-cell table:formula="of:=CORREL([ratings.$T$2:.$T$101]; [ratings.P$2:.P$101])" office:value-type="float" office:value="0.1504308933286" calcext:value-type="float">
            <text:p>0.1504308933</text:p>
          </table:table-cell>
          <table:table-cell table:formula="of:=CORREL([ratings.$T$2:.$T$101]; [ratings.Q$2:.Q$101])" office:value-type="float" office:value="-0.0161644126756317" calcext:value-type="float">
            <text:p>-0.0161644127</text:p>
          </table:table-cell>
          <table:table-cell table:formula="of:=CORREL([ratings.$T$2:.$T$101]; [ratings.R$2:.R$101])" office:value-type="float" office:value="0.372176645042159" calcext:value-type="float">
            <text:p>0.372176645</text:p>
          </table:table-cell>
          <table:table-cell table:formula="of:=CORREL([ratings.$T$2:.$T$101]; [ratings.S$2:.S$101])" office:value-type="float" office:value="0.27688341910769" calcext:value-type="float">
            <text:p>0.2768834191</text:p>
          </table:table-cell>
          <table:table-cell table:formula="of:=CORREL([ratings.$T$2:.$T$101]; [ratings.T$2:.T$101])" office:value-type="float" office:value="1" calcext:value-type="float">
            <text:p>1</text:p>
          </table:table-cell>
          <table:table-cell table:formula="of:=CORREL([ratings.$T$2:.$T$101]; [ratings.U$2:.U$101])" office:value-type="float" office:value="0.403808875593279" calcext:value-type="float">
            <text:p>0.4038088756</text:p>
          </table:table-cell>
          <table:table-cell table:formula="of:=CORREL([ratings.$T$2:.$T$101]; [ratings.V$2:.V$101])" office:value-type="float" office:value="0.0285208968758714" calcext:value-type="float">
            <text:p>0.0285208969</text:p>
          </table:table-cell>
          <table:table-cell table:formula="of:=CORREL([ratings.$T$2:.$T$101]; [ratings.W$2:.W$101])" office:value-type="float" office:value="0.107820526573093" calcext:value-type="float">
            <text:p>0.1078205266</text:p>
          </table:table-cell>
          <table:table-cell table:formula="of:=CORREL([ratings.$T$2:.$T$101]; [ratings.X$2:.X$101])" office:value-type="float" office:value="0.428054727689716" calcext:value-type="float">
            <text:p>0.4280547277</text:p>
          </table:table-cell>
          <table:table-cell table:formula="of:=CORREL([ratings.$T$2:.$T$101]; [ratings.Y$2:.Y$101])" office:value-type="float" office:value="0.407043526953803" calcext:value-type="float">
            <text:p>0.407043527</text:p>
          </table:table-cell>
          <table:table-cell table:formula="of:=CORREL([ratings.$T$2:.$T$101]; [ratings.Z$2:.Z$101])" office:value-type="float" office:value="0.278867760376922" calcext:value-type="float">
            <text:p>0.2788677604</text:p>
          </table:table-cell>
          <table:table-cell table:number-columns-repeated="998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CORREL([ratings.$U$2:.$U$101]; [ratings.B$2:.B$101])" office:value-type="float" office:value="0.00254410596323501" calcext:value-type="float">
            <text:p>0.002544106</text:p>
          </table:table-cell>
          <table:table-cell table:formula="of:=CORREL([ratings.$U$2:.$U$101]; [ratings.C$2:.C$101])" office:value-type="float" office:value="0.305803260920253" calcext:value-type="float">
            <text:p>0.3058032609</text:p>
          </table:table-cell>
          <table:table-cell table:formula="of:=CORREL([ratings.$U$2:.$U$101]; [ratings.D$2:.D$101])" office:value-type="float" office:value="0.133812026617402" calcext:value-type="float">
            <text:p>0.1338120266</text:p>
          </table:table-cell>
          <table:table-cell table:formula="of:=CORREL([ratings.$U$2:.$U$101]; [ratings.E$2:.E$101])" office:value-type="float" office:value="0.247096829286645" calcext:value-type="float">
            <text:p>0.2470968293</text:p>
          </table:table-cell>
          <table:table-cell table:formula="of:=CORREL([ratings.$U$2:.$U$101]; [ratings.F$2:.F$101])" office:value-type="float" office:value="0.438991554414636" calcext:value-type="float">
            <text:p>0.4389915544</text:p>
          </table:table-cell>
          <table:table-cell table:formula="of:=CORREL([ratings.$U$2:.$U$101]; [ratings.G$2:.G$101])" office:value-type="float" office:value="0.276305741303379" calcext:value-type="float">
            <text:p>0.2763057413</text:p>
          </table:table-cell>
          <table:table-cell table:formula="of:=CORREL([ratings.$U$2:.$U$101]; [ratings.H$2:.H$101])" office:value-type="float" office:value="0.16691284304162" calcext:value-type="float">
            <text:p>0.166912843</text:p>
          </table:table-cell>
          <table:table-cell table:formula="of:=CORREL([ratings.$U$2:.$U$101]; [ratings.I$2:.I$101])" office:value-type="float" office:value="0.137981937486606" calcext:value-type="float">
            <text:p>0.1379819375</text:p>
          </table:table-cell>
          <table:table-cell table:formula="of:=CORREL([ratings.$U$2:.$U$101]; [ratings.J$2:.J$101])" office:value-type="float" office:value="0.143413526691384" calcext:value-type="float">
            <text:p>0.1434135267</text:p>
          </table:table-cell>
          <table:table-cell table:formula="of:=CORREL([ratings.$U$2:.$U$101]; [ratings.K$2:.K$101])" office:value-type="float" office:value="0.167197567428905" calcext:value-type="float">
            <text:p>0.1671975674</text:p>
          </table:table-cell>
          <table:table-cell table:formula="of:=CORREL([ratings.$U$2:.$U$101]; [ratings.L$2:.L$101])" office:value-type="float" office:value="-0.244637446384567" calcext:value-type="float">
            <text:p>-0.2446374464</text:p>
          </table:table-cell>
          <table:table-cell table:formula="of:=CORREL([ratings.$U$2:.$U$101]; [ratings.M$2:.M$101])" office:value-type="float" office:value="0.0393893163664272" calcext:value-type="float">
            <text:p>0.0393893164</text:p>
          </table:table-cell>
          <table:table-cell table:formula="of:=CORREL([ratings.$U$2:.$U$101]; [ratings.N$2:.N$101])" office:value-type="float" office:value="-0.0311304563206132" calcext:value-type="float">
            <text:p>-0.0311304563</text:p>
          </table:table-cell>
          <table:table-cell table:formula="of:=CORREL([ratings.$U$2:.$U$101]; [ratings.O$2:.O$101])" office:value-type="float" office:value="0.123380276138788" calcext:value-type="float">
            <text:p>0.1233802761</text:p>
          </table:table-cell>
          <table:table-cell table:formula="of:=CORREL([ratings.$U$2:.$U$101]; [ratings.P$2:.P$101])" office:value-type="float" office:value="0.280392336966846" calcext:value-type="float">
            <text:p>0.280392337</text:p>
          </table:table-cell>
          <table:table-cell table:formula="of:=CORREL([ratings.$U$2:.$U$101]; [ratings.Q$2:.Q$101])" office:value-type="float" office:value="0.25653738012248" calcext:value-type="float">
            <text:p>0.2565373801</text:p>
          </table:table-cell>
          <table:table-cell table:formula="of:=CORREL([ratings.$U$2:.$U$101]; [ratings.R$2:.R$101])" office:value-type="float" office:value="0.198086390094188" calcext:value-type="float">
            <text:p>0.1980863901</text:p>
          </table:table-cell>
          <table:table-cell table:formula="of:=CORREL([ratings.$U$2:.$U$101]; [ratings.S$2:.S$101])" office:value-type="float" office:value="0.158001745243518" calcext:value-type="float">
            <text:p>0.1580017452</text:p>
          </table:table-cell>
          <table:table-cell table:formula="of:=CORREL([ratings.$U$2:.$U$101]; [ratings.T$2:.T$101])" office:value-type="float" office:value="0.403808875593279" calcext:value-type="float">
            <text:p>0.4038088756</text:p>
          </table:table-cell>
          <table:table-cell table:formula="of:=CORREL([ratings.$U$2:.$U$101]; [ratings.U$2:.U$101])" office:value-type="float" office:value="1" calcext:value-type="float">
            <text:p>1</text:p>
          </table:table-cell>
          <table:table-cell table:formula="of:=CORREL([ratings.$U$2:.$U$101]; [ratings.V$2:.V$101])" office:value-type="float" office:value="-0.0684207470055097" calcext:value-type="float">
            <text:p>-0.068420747</text:p>
          </table:table-cell>
          <table:table-cell table:formula="of:=CORREL([ratings.$U$2:.$U$101]; [ratings.W$2:.W$101])" office:value-type="float" office:value="0.173797206817871" calcext:value-type="float">
            <text:p>0.1737972068</text:p>
          </table:table-cell>
          <table:table-cell table:formula="of:=CORREL([ratings.$U$2:.$U$101]; [ratings.X$2:.X$101])" office:value-type="float" office:value="0.105760967395515" calcext:value-type="float">
            <text:p>0.1057609674</text:p>
          </table:table-cell>
          <table:table-cell table:formula="of:=CORREL([ratings.$U$2:.$U$101]; [ratings.Y$2:.Y$101])" office:value-type="float" office:value="0.472360555418833" calcext:value-type="float">
            <text:p>0.4723605554</text:p>
          </table:table-cell>
          <table:table-cell table:formula="of:=CORREL([ratings.$U$2:.$U$101]; [ratings.Z$2:.Z$101])" office:value-type="float" office:value="0.25746234228391" calcext:value-type="float">
            <text:p>0.2574623423</text:p>
          </table:table-cell>
          <table:table-cell table:number-columns-repeated="998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CORREL([ratings.$V$2:.$V$101]; [ratings.B$2:.B$101])" office:value-type="float" office:value="0.11665274170207" calcext:value-type="float">
            <text:p>0.1166527417</text:p>
          </table:table-cell>
          <table:table-cell table:formula="of:=CORREL([ratings.$V$2:.$V$101]; [ratings.C$2:.C$101])" office:value-type="float" office:value="0.0377691115016281" calcext:value-type="float">
            <text:p>0.0377691115</text:p>
          </table:table-cell>
          <table:table-cell table:formula="of:=CORREL([ratings.$V$2:.$V$101]; [ratings.D$2:.D$101])" office:value-type="float" office:value="0.0151691147801123" calcext:value-type="float">
            <text:p>0.0151691148</text:p>
          </table:table-cell>
          <table:table-cell table:formula="of:=CORREL([ratings.$V$2:.$V$101]; [ratings.E$2:.E$101])" office:value-type="float" office:value="0.149246698446618" calcext:value-type="float">
            <text:p>0.1492466984</text:p>
          </table:table-cell>
          <table:table-cell table:formula="of:=CORREL([ratings.$V$2:.$V$101]; [ratings.F$2:.F$101])" office:value-type="float" office:value="-0.162818363375346" calcext:value-type="float">
            <text:p>-0.1628183634</text:p>
          </table:table-cell>
          <table:table-cell table:formula="of:=CORREL([ratings.$V$2:.$V$101]; [ratings.G$2:.G$101])" office:value-type="float" office:value="0.0796978737986869" calcext:value-type="float">
            <text:p>0.0796978738</text:p>
          </table:table-cell>
          <table:table-cell table:formula="of:=CORREL([ratings.$V$2:.$V$101]; [ratings.H$2:.H$101])" office:value-type="float" office:value="0.146011102257696" calcext:value-type="float">
            <text:p>0.1460111023</text:p>
          </table:table-cell>
          <table:table-cell table:formula="of:=CORREL([ratings.$V$2:.$V$101]; [ratings.I$2:.I$101])" office:value-type="float" office:value="0.0706015677313502" calcext:value-type="float">
            <text:p>0.0706015677</text:p>
          </table:table-cell>
          <table:table-cell table:formula="of:=CORREL([ratings.$V$2:.$V$101]; [ratings.J$2:.J$101])" office:value-type="float" office:value="0.056099712729534" calcext:value-type="float">
            <text:p>0.0560997127</text:p>
          </table:table-cell>
          <table:table-cell table:formula="of:=CORREL([ratings.$V$2:.$V$101]; [ratings.K$2:.K$101])" office:value-type="float" office:value="-0.0845924277868862" calcext:value-type="float">
            <text:p>-0.0845924278</text:p>
          </table:table-cell>
          <table:table-cell table:formula="of:=CORREL([ratings.$V$2:.$V$101]; [ratings.L$2:.L$101])" office:value-type="float" office:value="-0.0307091379636037" calcext:value-type="float">
            <text:p>-0.030709138</text:p>
          </table:table-cell>
          <table:table-cell table:formula="of:=CORREL([ratings.$V$2:.$V$101]; [ratings.M$2:.M$101])" office:value-type="float" office:value="-0.156091289631743" calcext:value-type="float">
            <text:p>-0.1560912896</text:p>
          </table:table-cell>
          <table:table-cell table:formula="of:=CORREL([ratings.$V$2:.$V$101]; [ratings.N$2:.N$101])" office:value-type="float" office:value="-0.133768282022717" calcext:value-type="float">
            <text:p>-0.133768282</text:p>
          </table:table-cell>
          <table:table-cell table:formula="of:=CORREL([ratings.$V$2:.$V$101]; [ratings.O$2:.O$101])" office:value-type="float" office:value="0.178087647960175" calcext:value-type="float">
            <text:p>0.178087648</text:p>
          </table:table-cell>
          <table:table-cell table:formula="of:=CORREL([ratings.$V$2:.$V$101]; [ratings.P$2:.P$101])" office:value-type="float" office:value="0.0383782364652994" calcext:value-type="float">
            <text:p>0.0383782365</text:p>
          </table:table-cell>
          <table:table-cell table:formula="of:=CORREL([ratings.$V$2:.$V$101]; [ratings.Q$2:.Q$101])" office:value-type="float" office:value="-0.0551374688149061" calcext:value-type="float">
            <text:p>-0.0551374688</text:p>
          </table:table-cell>
          <table:table-cell table:formula="of:=CORREL([ratings.$V$2:.$V$101]; [ratings.R$2:.R$101])" office:value-type="float" office:value="0.270928014161639" calcext:value-type="float">
            <text:p>0.2709280142</text:p>
          </table:table-cell>
          <table:table-cell table:formula="of:=CORREL([ratings.$V$2:.$V$101]; [ratings.S$2:.S$101])" office:value-type="float" office:value="0.0358253758392606" calcext:value-type="float">
            <text:p>0.0358253758</text:p>
          </table:table-cell>
          <table:table-cell table:formula="of:=CORREL([ratings.$V$2:.$V$101]; [ratings.T$2:.T$101])" office:value-type="float" office:value="0.0285208968758714" calcext:value-type="float">
            <text:p>0.0285208969</text:p>
          </table:table-cell>
          <table:table-cell table:formula="of:=CORREL([ratings.$V$2:.$V$101]; [ratings.U$2:.U$101])" office:value-type="float" office:value="-0.0684207470055097" calcext:value-type="float">
            <text:p>-0.068420747</text:p>
          </table:table-cell>
          <table:table-cell table:formula="of:=CORREL([ratings.$V$2:.$V$101]; [ratings.V$2:.V$101])" office:value-type="float" office:value="1" calcext:value-type="float">
            <text:p>1</text:p>
          </table:table-cell>
          <table:table-cell table:formula="of:=CORREL([ratings.$V$2:.$V$101]; [ratings.W$2:.W$101])" office:value-type="float" office:value="-0.346386174382111" calcext:value-type="float">
            <text:p>-0.3463861744</text:p>
          </table:table-cell>
          <table:table-cell table:formula="of:=CORREL([ratings.$V$2:.$V$101]; [ratings.X$2:.X$101])" office:value-type="float" office:value="-0.00463763829969704" calcext:value-type="float">
            <text:p>-0.0046376383</text:p>
          </table:table-cell>
          <table:table-cell table:formula="of:=CORREL([ratings.$V$2:.$V$101]; [ratings.Y$2:.Y$101])" office:value-type="float" office:value="0.143671864601374" calcext:value-type="float">
            <text:p>0.1436718646</text:p>
          </table:table-cell>
          <table:table-cell table:formula="of:=CORREL([ratings.$V$2:.$V$101]; [ratings.Z$2:.Z$101])" office:value-type="float" office:value="0.0744758461696259" calcext:value-type="float">
            <text:p>0.0744758462</text:p>
          </table:table-cell>
          <table:table-cell table:number-columns-repeated="998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CORREL([ratings.$W$2:.$W$101]; [ratings.B$2:.B$101])" office:value-type="float" office:value="-0.429182782695866" calcext:value-type="float">
            <text:p>-0.4291827827</text:p>
          </table:table-cell>
          <table:table-cell table:formula="of:=CORREL([ratings.$W$2:.$W$101]; [ratings.C$2:.C$101])" office:value-type="float" office:value="0.240727705222286" calcext:value-type="float">
            <text:p>0.2407277052</text:p>
          </table:table-cell>
          <table:table-cell table:formula="of:=CORREL([ratings.$W$2:.$W$101]; [ratings.D$2:.D$101])" office:value-type="float" office:value="-0.273096010124305" calcext:value-type="float">
            <text:p>-0.2730960101</text:p>
          </table:table-cell>
          <table:table-cell table:formula="of:=CORREL([ratings.$W$2:.$W$101]; [ratings.E$2:.E$101])" office:value-type="float" office:value="-0.361465758957072" calcext:value-type="float">
            <text:p>-0.361465759</text:p>
          </table:table-cell>
          <table:table-cell table:formula="of:=CORREL([ratings.$W$2:.$W$101]; [ratings.F$2:.F$101])" office:value-type="float" office:value="-0.295965533967469" calcext:value-type="float">
            <text:p>-0.295965534</text:p>
          </table:table-cell>
          <table:table-cell table:formula="of:=CORREL([ratings.$W$2:.$W$101]; [ratings.G$2:.G$101])" office:value-type="float" office:value="0.212990986123632" calcext:value-type="float">
            <text:p>0.2129909861</text:p>
          </table:table-cell>
          <table:table-cell table:formula="of:=CORREL([ratings.$W$2:.$W$101]; [ratings.H$2:.H$101])" office:value-type="float" office:value="0.00968548555282571" calcext:value-type="float">
            <text:p>0.0096854856</text:p>
          </table:table-cell>
          <table:table-cell table:formula="of:=CORREL([ratings.$W$2:.$W$101]; [ratings.I$2:.I$101])" office:value-type="float" office:value="0.10945155974941" calcext:value-type="float">
            <text:p>0.1094515597</text:p>
          </table:table-cell>
          <table:table-cell table:formula="of:=CORREL([ratings.$W$2:.$W$101]; [ratings.J$2:.J$101])" office:value-type="float" office:value="0.17990768356231" calcext:value-type="float">
            <text:p>0.1799076836</text:p>
          </table:table-cell>
          <table:table-cell table:formula="of:=CORREL([ratings.$W$2:.$W$101]; [ratings.K$2:.K$101])" office:value-type="float" office:value="0.315712025853908" calcext:value-type="float">
            <text:p>0.3157120259</text:p>
          </table:table-cell>
          <table:table-cell table:formula="of:=CORREL([ratings.$W$2:.$W$101]; [ratings.L$2:.L$101])" office:value-type="float" office:value="-0.0706596150416779" calcext:value-type="float">
            <text:p>-0.070659615</text:p>
          </table:table-cell>
          <table:table-cell table:formula="of:=CORREL([ratings.$W$2:.$W$101]; [ratings.M$2:.M$101])" office:value-type="float" office:value="0.408592376136214" calcext:value-type="float">
            <text:p>0.4085923761</text:p>
          </table:table-cell>
          <table:table-cell table:formula="of:=CORREL([ratings.$W$2:.$W$101]; [ratings.N$2:.N$101])" office:value-type="float" office:value="0.142067299201146" calcext:value-type="float">
            <text:p>0.1420672992</text:p>
          </table:table-cell>
          <table:table-cell table:formula="of:=CORREL([ratings.$W$2:.$W$101]; [ratings.O$2:.O$101])" office:value-type="float" office:value="0.0885998836344313" calcext:value-type="float">
            <text:p>0.0885998836</text:p>
          </table:table-cell>
          <table:table-cell table:formula="of:=CORREL([ratings.$W$2:.$W$101]; [ratings.P$2:.P$101])" office:value-type="float" office:value="0.262520375363306" calcext:value-type="float">
            <text:p>0.2625203754</text:p>
          </table:table-cell>
          <table:table-cell table:formula="of:=CORREL([ratings.$W$2:.$W$101]; [ratings.Q$2:.Q$101])" office:value-type="float" office:value="0.503246844924818" calcext:value-type="float">
            <text:p>0.5032468449</text:p>
          </table:table-cell>
          <table:table-cell table:formula="of:=CORREL([ratings.$W$2:.$W$101]; [ratings.R$2:.R$101])" office:value-type="float" office:value="-0.393376273479935" calcext:value-type="float">
            <text:p>-0.3933762735</text:p>
          </table:table-cell>
          <table:table-cell table:formula="of:=CORREL([ratings.$W$2:.$W$101]; [ratings.S$2:.S$101])" office:value-type="float" office:value="-0.345494691634945" calcext:value-type="float">
            <text:p>-0.3454946916</text:p>
          </table:table-cell>
          <table:table-cell table:formula="of:=CORREL([ratings.$W$2:.$W$101]; [ratings.T$2:.T$101])" office:value-type="float" office:value="0.107820526573093" calcext:value-type="float">
            <text:p>0.1078205266</text:p>
          </table:table-cell>
          <table:table-cell table:formula="of:=CORREL([ratings.$W$2:.$W$101]; [ratings.U$2:.U$101])" office:value-type="float" office:value="0.173797206817871" calcext:value-type="float">
            <text:p>0.1737972068</text:p>
          </table:table-cell>
          <table:table-cell table:formula="of:=CORREL([ratings.$W$2:.$W$101]; [ratings.V$2:.V$101])" office:value-type="float" office:value="-0.346386174382111" calcext:value-type="float">
            <text:p>-0.3463861744</text:p>
          </table:table-cell>
          <table:table-cell table:formula="of:=CORREL([ratings.$W$2:.$W$101]; [ratings.W$2:.W$101])" office:value-type="float" office:value="1" calcext:value-type="float">
            <text:p>1</text:p>
          </table:table-cell>
          <table:table-cell table:formula="of:=CORREL([ratings.$W$2:.$W$101]; [ratings.X$2:.X$101])" office:value-type="float" office:value="-0.339844518240249" calcext:value-type="float">
            <text:p>-0.3398445182</text:p>
          </table:table-cell>
          <table:table-cell table:formula="of:=CORREL([ratings.$W$2:.$W$101]; [ratings.Y$2:.Y$101])" office:value-type="float" office:value="0.165959619971166" calcext:value-type="float">
            <text:p>0.16595962</text:p>
          </table:table-cell>
          <table:table-cell table:formula="of:=CORREL([ratings.$W$2:.$W$101]; [ratings.Z$2:.Z$101])" office:value-type="float" office:value="0.156340941104154" calcext:value-type="float">
            <text:p>0.1563409411</text:p>
          </table:table-cell>
          <table:table-cell table:number-columns-repeated="998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CORREL([ratings.$X$2:.$X$101]; [ratings.B$2:.B$101])" office:value-type="float" office:value="0.394370911744252" calcext:value-type="float">
            <text:p>0.3943709117</text:p>
          </table:table-cell>
          <table:table-cell table:formula="of:=CORREL([ratings.$X$2:.$X$101]; [ratings.C$2:.C$101])" office:value-type="float" office:value="0.411676185418137" calcext:value-type="float">
            <text:p>0.4116761854</text:p>
          </table:table-cell>
          <table:table-cell table:formula="of:=CORREL([ratings.$X$2:.$X$101]; [ratings.D$2:.D$101])" office:value-type="float" office:value="0.0825281614716906" calcext:value-type="float">
            <text:p>0.0825281615</text:p>
          </table:table-cell>
          <table:table-cell table:formula="of:=CORREL([ratings.$X$2:.$X$101]; [ratings.E$2:.E$101])" office:value-type="float" office:value="0.474973696177529" calcext:value-type="float">
            <text:p>0.4749736962</text:p>
          </table:table-cell>
          <table:table-cell table:formula="of:=CORREL([ratings.$X$2:.$X$101]; [ratings.F$2:.F$101])" office:value-type="float" office:value="0.0545184273138611" calcext:value-type="float">
            <text:p>0.0545184273</text:p>
          </table:table-cell>
          <table:table-cell table:formula="of:=CORREL([ratings.$X$2:.$X$101]; [ratings.G$2:.G$101])" office:value-type="float" office:value="0.165608258221143" calcext:value-type="float">
            <text:p>0.1656082582</text:p>
          </table:table-cell>
          <table:table-cell table:formula="of:=CORREL([ratings.$X$2:.$X$101]; [ratings.H$2:.H$101])" office:value-type="float" office:value="-0.451625416956774" calcext:value-type="float">
            <text:p>-0.451625417</text:p>
          </table:table-cell>
          <table:table-cell table:formula="of:=CORREL([ratings.$X$2:.$X$101]; [ratings.I$2:.I$101])" office:value-type="float" office:value="-0.0835620992690656" calcext:value-type="float">
            <text:p>-0.0835620993</text:p>
          </table:table-cell>
          <table:table-cell table:formula="of:=CORREL([ratings.$X$2:.$X$101]; [ratings.J$2:.J$101])" office:value-type="float" office:value="0.284647789866908" calcext:value-type="float">
            <text:p>0.2846477899</text:p>
          </table:table-cell>
          <table:table-cell table:formula="of:=CORREL([ratings.$X$2:.$X$101]; [ratings.K$2:.K$101])" office:value-type="float" office:value="0.0856729128214618" calcext:value-type="float">
            <text:p>0.0856729128</text:p>
          </table:table-cell>
          <table:table-cell table:formula="of:=CORREL([ratings.$X$2:.$X$101]; [ratings.L$2:.L$101])" office:value-type="float" office:value="0.268595379313642" calcext:value-type="float">
            <text:p>0.2685953793</text:p>
          </table:table-cell>
          <table:table-cell table:formula="of:=CORREL([ratings.$X$2:.$X$101]; [ratings.M$2:.M$101])" office:value-type="float" office:value="0.179652306735421" calcext:value-type="float">
            <text:p>0.1796523067</text:p>
          </table:table-cell>
          <table:table-cell table:formula="of:=CORREL([ratings.$X$2:.$X$101]; [ratings.N$2:.N$101])" office:value-type="float" office:value="0.0151403968119871" calcext:value-type="float">
            <text:p>0.0151403968</text:p>
          </table:table-cell>
          <table:table-cell table:formula="of:=CORREL([ratings.$X$2:.$X$101]; [ratings.O$2:.O$101])" office:value-type="float" office:value="0.668515953621837" calcext:value-type="float">
            <text:p>0.6685159536</text:p>
          </table:table-cell>
          <table:table-cell table:formula="of:=CORREL([ratings.$X$2:.$X$101]; [ratings.P$2:.P$101])" office:value-type="float" office:value="0.0641793824760836" calcext:value-type="float">
            <text:p>0.0641793825</text:p>
          </table:table-cell>
          <table:table-cell table:formula="of:=CORREL([ratings.$X$2:.$X$101]; [ratings.Q$2:.Q$101])" office:value-type="float" office:value="0.100276625701356" calcext:value-type="float">
            <text:p>0.1002766257</text:p>
          </table:table-cell>
          <table:table-cell table:formula="of:=CORREL([ratings.$X$2:.$X$101]; [ratings.R$2:.R$101])" office:value-type="float" office:value="0.455273782865409" calcext:value-type="float">
            <text:p>0.4552737829</text:p>
          </table:table-cell>
          <table:table-cell table:formula="of:=CORREL([ratings.$X$2:.$X$101]; [ratings.S$2:.S$101])" office:value-type="float" office:value="0.449025243811604" calcext:value-type="float">
            <text:p>0.4490252438</text:p>
          </table:table-cell>
          <table:table-cell table:formula="of:=CORREL([ratings.$X$2:.$X$101]; [ratings.T$2:.T$101])" office:value-type="float" office:value="0.428054727689716" calcext:value-type="float">
            <text:p>0.4280547277</text:p>
          </table:table-cell>
          <table:table-cell table:formula="of:=CORREL([ratings.$X$2:.$X$101]; [ratings.U$2:.U$101])" office:value-type="float" office:value="0.105760967395515" calcext:value-type="float">
            <text:p>0.1057609674</text:p>
          </table:table-cell>
          <table:table-cell table:formula="of:=CORREL([ratings.$X$2:.$X$101]; [ratings.V$2:.V$101])" office:value-type="float" office:value="-0.00463763829969704" calcext:value-type="float">
            <text:p>-0.0046376383</text:p>
          </table:table-cell>
          <table:table-cell table:formula="of:=CORREL([ratings.$X$2:.$X$101]; [ratings.W$2:.W$101])" office:value-type="float" office:value="-0.339844518240249" calcext:value-type="float">
            <text:p>-0.3398445182</text:p>
          </table:table-cell>
          <table:table-cell table:formula="of:=CORREL([ratings.$X$2:.$X$101]; [ratings.X$2:.X$101])" office:value-type="float" office:value="1" calcext:value-type="float">
            <text:p>1</text:p>
          </table:table-cell>
          <table:table-cell table:formula="of:=CORREL([ratings.$X$2:.$X$101]; [ratings.Y$2:.Y$101])" office:value-type="float" office:value="0.542191878176093" calcext:value-type="float">
            <text:p>0.5421918782</text:p>
          </table:table-cell>
          <table:table-cell table:formula="of:=CORREL([ratings.$X$2:.$X$101]; [ratings.Z$2:.Z$101])" office:value-type="float" office:value="0.435520338769322" calcext:value-type="float">
            <text:p>0.4355203388</text:p>
          </table:table-cell>
          <table:table-cell table:number-columns-repeated="998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CORREL([ratings.$Y$2:.$Y$101]; [ratings.B$2:.B$101])" office:value-type="float" office:value="-0.30442200863181" calcext:value-type="float">
            <text:p>-0.3044220086</text:p>
          </table:table-cell>
          <table:table-cell table:formula="of:=CORREL([ratings.$Y$2:.$Y$101]; [ratings.C$2:.C$101])" office:value-type="float" office:value="0.189233983350479" calcext:value-type="float">
            <text:p>0.1892339834</text:p>
          </table:table-cell>
          <table:table-cell table:formula="of:=CORREL([ratings.$Y$2:.$Y$101]; [ratings.D$2:.D$101])" office:value-type="float" office:value="0.667168253488017" calcext:value-type="float">
            <text:p>0.6671682535</text:p>
          </table:table-cell>
          <table:table-cell table:formula="of:=CORREL([ratings.$Y$2:.$Y$101]; [ratings.E$2:.E$101])" office:value-type="float" office:value="-0.262073217468944" calcext:value-type="float">
            <text:p>-0.2620732175</text:p>
          </table:table-cell>
          <table:table-cell table:formula="of:=CORREL([ratings.$Y$2:.$Y$101]; [ratings.F$2:.F$101])" office:value-type="float" office:value="0.464110147764856" calcext:value-type="float">
            <text:p>0.4641101478</text:p>
          </table:table-cell>
          <table:table-cell table:formula="of:=CORREL([ratings.$Y$2:.$Y$101]; [ratings.G$2:.G$101])" office:value-type="float" office:value="0.162313994983239" calcext:value-type="float">
            <text:p>0.162313995</text:p>
          </table:table-cell>
          <table:table-cell table:formula="of:=CORREL([ratings.$Y$2:.$Y$101]; [ratings.H$2:.H$101])" office:value-type="float" office:value="0.19365960183727" calcext:value-type="float">
            <text:p>0.1936596018</text:p>
          </table:table-cell>
          <table:table-cell table:formula="of:=CORREL([ratings.$Y$2:.$Y$101]; [ratings.I$2:.I$101])" office:value-type="float" office:value="-0.08931669439798" calcext:value-type="float">
            <text:p>-0.0893166944</text:p>
          </table:table-cell>
          <table:table-cell table:formula="of:=CORREL([ratings.$Y$2:.$Y$101]; [ratings.J$2:.J$101])" office:value-type="float" office:value="0.170757058277317" calcext:value-type="float">
            <text:p>0.1707570583</text:p>
          </table:table-cell>
          <table:table-cell table:formula="of:=CORREL([ratings.$Y$2:.$Y$101]; [ratings.K$2:.K$101])" office:value-type="float" office:value="-0.1098920741583" calcext:value-type="float">
            <text:p>-0.1098920742</text:p>
          </table:table-cell>
          <table:table-cell table:formula="of:=CORREL([ratings.$Y$2:.$Y$101]; [ratings.L$2:.L$101])" office:value-type="float" office:value="-0.143503380932238" calcext:value-type="float">
            <text:p>-0.1435033809</text:p>
          </table:table-cell>
          <table:table-cell table:formula="of:=CORREL([ratings.$Y$2:.$Y$101]; [ratings.M$2:.M$101])" office:value-type="float" office:value="0.280402248376688" calcext:value-type="float">
            <text:p>0.2804022484</text:p>
          </table:table-cell>
          <table:table-cell table:formula="of:=CORREL([ratings.$Y$2:.$Y$101]; [ratings.N$2:.N$101])" office:value-type="float" office:value="0.181210217904857" calcext:value-type="float">
            <text:p>0.1812102179</text:p>
          </table:table-cell>
          <table:table-cell table:formula="of:=CORREL([ratings.$Y$2:.$Y$101]; [ratings.O$2:.O$101])" office:value-type="float" office:value="0.179679626591109" calcext:value-type="float">
            <text:p>0.1796796266</text:p>
          </table:table-cell>
          <table:table-cell table:formula="of:=CORREL([ratings.$Y$2:.$Y$101]; [ratings.P$2:.P$101])" office:value-type="float" office:value="-0.0234391889808211" calcext:value-type="float">
            <text:p>-0.023439189</text:p>
          </table:table-cell>
          <table:table-cell table:formula="of:=CORREL([ratings.$Y$2:.$Y$101]; [ratings.Q$2:.Q$101])" office:value-type="float" office:value="0.423224628843871" calcext:value-type="float">
            <text:p>0.4232246288</text:p>
          </table:table-cell>
          <table:table-cell table:formula="of:=CORREL([ratings.$Y$2:.$Y$101]; [ratings.R$2:.R$101])" office:value-type="float" office:value="0.0390501786699336" calcext:value-type="float">
            <text:p>0.0390501787</text:p>
          </table:table-cell>
          <table:table-cell table:formula="of:=CORREL([ratings.$Y$2:.$Y$101]; [ratings.S$2:.S$101])" office:value-type="float" office:value="0.28941012492802" calcext:value-type="float">
            <text:p>0.2894101249</text:p>
          </table:table-cell>
          <table:table-cell table:formula="of:=CORREL([ratings.$Y$2:.$Y$101]; [ratings.T$2:.T$101])" office:value-type="float" office:value="0.407043526953803" calcext:value-type="float">
            <text:p>0.407043527</text:p>
          </table:table-cell>
          <table:table-cell table:formula="of:=CORREL([ratings.$Y$2:.$Y$101]; [ratings.U$2:.U$101])" office:value-type="float" office:value="0.472360555418833" calcext:value-type="float">
            <text:p>0.4723605554</text:p>
          </table:table-cell>
          <table:table-cell table:formula="of:=CORREL([ratings.$Y$2:.$Y$101]; [ratings.V$2:.V$101])" office:value-type="float" office:value="0.143671864601374" calcext:value-type="float">
            <text:p>0.1436718646</text:p>
          </table:table-cell>
          <table:table-cell table:formula="of:=CORREL([ratings.$Y$2:.$Y$101]; [ratings.W$2:.W$101])" office:value-type="float" office:value="0.165959619971166" calcext:value-type="float">
            <text:p>0.16595962</text:p>
          </table:table-cell>
          <table:table-cell table:formula="of:=CORREL([ratings.$Y$2:.$Y$101]; [ratings.X$2:.X$101])" office:value-type="float" office:value="0.542191878176093" calcext:value-type="float">
            <text:p>0.5421918782</text:p>
          </table:table-cell>
          <table:table-cell table:formula="of:=CORREL([ratings.$Y$2:.$Y$101]; [ratings.Y$2:.Y$101])" office:value-type="float" office:value="1" calcext:value-type="float">
            <text:p>1</text:p>
          </table:table-cell>
          <table:table-cell table:formula="of:=CORREL([ratings.$Y$2:.$Y$101]; [ratings.Z$2:.Z$101])" office:value-type="float" office:value="0.0804034684668261" calcext:value-type="float">
            <text:p>0.0804034685</text:p>
          </table:table-cell>
          <table:table-cell table:number-columns-repeated="998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CORREL([ratings.$Z$2:.$Z$101]; [ratings.B$2:.B$101])" office:value-type="float" office:value="0.245047748625606" calcext:value-type="float">
            <text:p>0.2450477486</text:p>
          </table:table-cell>
          <table:table-cell table:formula="of:=CORREL([ratings.$Z$2:.$Z$101]; [ratings.C$2:.C$101])" office:value-type="float" office:value="0.390066749340258" calcext:value-type="float">
            <text:p>0.3900667493</text:p>
          </table:table-cell>
          <table:table-cell table:formula="of:=CORREL([ratings.$Z$2:.$Z$101]; [ratings.D$2:.D$101])" office:value-type="float" office:value="0.119162308495265" calcext:value-type="float">
            <text:p>0.1191623085</text:p>
          </table:table-cell>
          <table:table-cell table:formula="of:=CORREL([ratings.$Z$2:.$Z$101]; [ratings.E$2:.E$101])" office:value-type="float" office:value="0.166999292435721" calcext:value-type="float">
            <text:p>0.1669992924</text:p>
          </table:table-cell>
          <table:table-cell table:formula="of:=CORREL([ratings.$Z$2:.$Z$101]; [ratings.F$2:.F$101])" office:value-type="float" office:value="0.37985626502293" calcext:value-type="float">
            <text:p>0.379856265</text:p>
          </table:table-cell>
          <table:table-cell table:formula="of:=CORREL([ratings.$Z$2:.$Z$101]; [ratings.G$2:.G$101])" office:value-type="float" office:value="0.279677056785909" calcext:value-type="float">
            <text:p>0.2796770568</text:p>
          </table:table-cell>
          <table:table-cell table:formula="of:=CORREL([ratings.$Z$2:.$Z$101]; [ratings.H$2:.H$101])" office:value-type="float" office:value="0.113266179076481" calcext:value-type="float">
            <text:p>0.1132661791</text:p>
          </table:table-cell>
          <table:table-cell table:formula="of:=CORREL([ratings.$Z$2:.$Z$101]; [ratings.I$2:.I$101])" office:value-type="float" office:value="0.229219329577894" calcext:value-type="float">
            <text:p>0.2292193296</text:p>
          </table:table-cell>
          <table:table-cell table:formula="of:=CORREL([ratings.$Z$2:.$Z$101]; [ratings.J$2:.J$101])" office:value-type="float" office:value="0.19313126119436" calcext:value-type="float">
            <text:p>0.1931312612</text:p>
          </table:table-cell>
          <table:table-cell table:formula="of:=CORREL([ratings.$Z$2:.$Z$101]; [ratings.K$2:.K$101])" office:value-type="float" office:value="-0.279385103337848" calcext:value-type="float">
            <text:p>-0.2793851033</text:p>
          </table:table-cell>
          <table:table-cell table:formula="of:=CORREL([ratings.$Z$2:.$Z$101]; [ratings.L$2:.L$101])" office:value-type="float" office:value="0.0132835981873063" calcext:value-type="float">
            <text:p>0.0132835982</text:p>
          </table:table-cell>
          <table:table-cell table:formula="of:=CORREL([ratings.$Z$2:.$Z$101]; [ratings.M$2:.M$101])" office:value-type="float" office:value="0.0403280141487615" calcext:value-type="float">
            <text:p>0.0403280141</text:p>
          </table:table-cell>
          <table:table-cell table:formula="of:=CORREL([ratings.$Z$2:.$Z$101]; [ratings.N$2:.N$101])" office:value-type="float" office:value="-0.00593476982787117" calcext:value-type="float">
            <text:p>-0.0059347698</text:p>
          </table:table-cell>
          <table:table-cell table:formula="of:=CORREL([ratings.$Z$2:.$Z$101]; [ratings.O$2:.O$101])" office:value-type="float" office:value="0.155868569140757" calcext:value-type="float">
            <text:p>0.1558685691</text:p>
          </table:table-cell>
          <table:table-cell table:formula="of:=CORREL([ratings.$Z$2:.$Z$101]; [ratings.P$2:.P$101])" office:value-type="float" office:value="0.257864248004303" calcext:value-type="float">
            <text:p>0.257864248</text:p>
          </table:table-cell>
          <table:table-cell table:formula="of:=CORREL([ratings.$Z$2:.$Z$101]; [ratings.Q$2:.Q$101])" office:value-type="float" office:value="0.222457739237487" calcext:value-type="float">
            <text:p>0.2224577392</text:p>
          </table:table-cell>
          <table:table-cell table:formula="of:=CORREL([ratings.$Z$2:.$Z$101]; [ratings.R$2:.R$101])" office:value-type="float" office:value="0.374263798313691" calcext:value-type="float">
            <text:p>0.3742637983</text:p>
          </table:table-cell>
          <table:table-cell table:formula="of:=CORREL([ratings.$Z$2:.$Z$101]; [ratings.S$2:.S$101])" office:value-type="float" office:value="0.169239063209844" calcext:value-type="float">
            <text:p>0.1692390632</text:p>
          </table:table-cell>
          <table:table-cell table:formula="of:=CORREL([ratings.$Z$2:.$Z$101]; [ratings.T$2:.T$101])" office:value-type="float" office:value="0.278867760376922" calcext:value-type="float">
            <text:p>0.2788677604</text:p>
          </table:table-cell>
          <table:table-cell table:formula="of:=CORREL([ratings.$Z$2:.$Z$101]; [ratings.U$2:.U$101])" office:value-type="float" office:value="0.25746234228391" calcext:value-type="float">
            <text:p>0.2574623423</text:p>
          </table:table-cell>
          <table:table-cell table:formula="of:=CORREL([ratings.$Z$2:.$Z$101]; [ratings.V$2:.V$101])" office:value-type="float" office:value="0.0744758461696259" calcext:value-type="float">
            <text:p>0.0744758462</text:p>
          </table:table-cell>
          <table:table-cell table:formula="of:=CORREL([ratings.$Z$2:.$Z$101]; [ratings.W$2:.W$101])" office:value-type="float" office:value="0.156340941104154" calcext:value-type="float">
            <text:p>0.1563409411</text:p>
          </table:table-cell>
          <table:table-cell table:formula="of:=CORREL([ratings.$Z$2:.$Z$101]; [ratings.X$2:.X$101])" office:value-type="float" office:value="0.435520338769322" calcext:value-type="float">
            <text:p>0.4355203388</text:p>
          </table:table-cell>
          <table:table-cell table:formula="of:=CORREL([ratings.$Z$2:.$Z$101]; [ratings.Y$2:.Y$101])" office:value-type="float" office:value="0.0804034684668261" calcext:value-type="float">
            <text:p>0.0804034685</text:p>
          </table:table-cell>
          <table:table-cell table:formula="of:=CORREL([ratings.$Z$2:.$Z$101]; [ratings.Z$2:.Z$101])" office:value-type="float" office:value="1" calcext:value-type="float">
            <text:p>1</text:p>
          </table:table-cell>
          <table:table-cell table:number-columns-repeated="998"/>
        </table:table-row>
      </table:table>
      <table:table table:name="neighbors" table:style-name="ta1">
        <office:forms form:automatic-focus="false" form:apply-design-mode="false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9" calcext:value-type="float">
            <text:p>89</text:p>
          </table:table-cell>
          <table:table-cell office:value-type="float" office:value="1648" calcext:value-type="float">
            <text:p>1648</text:p>
          </table:table-cell>
          <table:table-cell office:value-type="float" office:value="918" calcext:value-type="float">
            <text:p>918</text:p>
          </table:table-cell>
          <table:table-cell office:value-type="float" office:value="5261" calcext:value-type="float">
            <text:p>5261</text:p>
          </table:table-cell>
          <table:table-cell office:value-type="float" office:value="3525" calcext:value-type="float">
            <text:p>3525</text:p>
          </table:table-cell>
          <table:table-cell/>
          <table:table-cell office:value-type="float" office:value="3867" calcext:value-type="float">
            <text:p>3867</text:p>
          </table:table-cell>
          <table:table-cell table:number-columns-repeated="5"/>
        </table:table-row>
        <table:table-row table:style-name="ro1">
          <table:table-cell table:formula="of:=CORREL([ratings.$G$2:.$G$101]; [ratings.$G$2:.$G$101])" office:value-type="float" office:value="1" calcext:value-type="float">
            <text:p>1</text:p>
          </table:table-cell>
          <table:table-cell table:style-name="ce5" table:formula="of:=CORREL([ratings.$G$2:.$G$101]; [ratings.$O$2:.$O$101])" office:value-type="float" office:value="0.539065851394357" calcext:value-type="float">
            <text:p>0.5390658514</text:p>
          </table:table-cell>
          <table:table-cell table:style-name="ce5" table:formula="of:=CORREL([ratings.$G$2:.$G$101]; [ratings.$B$2:.$B$101])" office:value-type="float" office:value="0.480536602182786" calcext:value-type="float">
            <text:p>0.4805366022</text:p>
          </table:table-cell>
          <table:table-cell table:style-name="ce5" table:formula="of:=CORREL([ratings.$G$2:.$G$101]; [ratings.$D$2:.$D$101])" office:value-type="float" office:value="0.468333294370994" calcext:value-type="float">
            <text:p>0.4683332944</text:p>
          </table:table-cell>
          <table:table-cell table:style-name="ce5" table:formula="of:=CORREL([ratings.$G$2:.$G$101]; [ratings.$R$2:.$R$101])" office:value-type="float" office:value="0.399436428887225" calcext:value-type="float">
            <text:p>0.3994364289</text:p>
          </table:table-cell>
          <table:table-cell table:style-name="ce5" table:formula="of:=CORREL([ratings.$G$2:.$G$101]; [ratings.$J$2:.$J$101])" office:value-type="float" office:value="0.387132645868484" calcext:value-type="float">
            <text:p>0.3871326459</text:p>
          </table:table-cell>
          <table:table-cell table:number-columns-repeated="7"/>
        </table:table-row>
      </table:table>
      <table:table table:name="weights" table:style-name="ta1"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IF([ratings.$O2]=0;0;[neighbors.B$3])" office:value-type="float" office:value="0.539065851394357" calcext:value-type="float">
            <text:p>0.5390658514</text:p>
          </table:table-cell>
          <table:table-cell table:formula="of:=IF([ratings.$B2]=0;0;[neighbors.C$3])" office:value-type="float" office:value="0" calcext:value-type="float">
            <text:p>0</text:p>
          </table:table-cell>
          <table:table-cell table:formula="of:=IF([ratings.$D2]=0;0;[neighbors.D$3])" office:value-type="float" office:value="0.468333294370994" calcext:value-type="float">
            <text:p>0.4683332944</text:p>
          </table:table-cell>
          <table:table-cell table:formula="of:=IF([ratings.$R2]=0;0;[neighbors.E$3])" office:value-type="float" office:value="0" calcext:value-type="float">
            <text:p>0</text:p>
          </table:table-cell>
          <table:table-cell table:formula="of:=IF([ratings.$J2]=0;0;[neighbors.F$3])" office:value-type="float" office:value="0.387132645868484" calcext:value-type="float">
            <text:p>0.3871326459</text:p>
          </table:table-cell>
          <table:table-cell table:formula="of:=SUM([.B2:.F2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IF([ratings.$O3]=0;0;[neighbors.B$3])" office:value-type="float" office:value="0.539065851394357" calcext:value-type="float">
            <text:p>0.5390658514</text:p>
          </table:table-cell>
          <table:table-cell table:formula="of:=IF([ratings.$B3]=0;0;[neighbors.C$3])" office:value-type="float" office:value="0" calcext:value-type="float">
            <text:p>0</text:p>
          </table:table-cell>
          <table:table-cell table:formula="of:=IF([ratings.$D3]=0;0;[neighbors.D$3])" office:value-type="float" office:value="0.468333294370994" calcext:value-type="float">
            <text:p>0.4683332944</text:p>
          </table:table-cell>
          <table:table-cell table:formula="of:=IF([ratings.$R3]=0;0;[neighbors.E$3])" office:value-type="float" office:value="0" calcext:value-type="float">
            <text:p>0</text:p>
          </table:table-cell>
          <table:table-cell table:formula="of:=IF([ratings.$J3]=0;0;[neighbors.F$3])" office:value-type="float" office:value="0.387132645868484" calcext:value-type="float">
            <text:p>0.3871326459</text:p>
          </table:table-cell>
          <table:table-cell table:formula="of:=SUM([.B3:.F3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IF([ratings.$O4]=0;0;[neighbors.B$3])" office:value-type="float" office:value="0.539065851394357" calcext:value-type="float">
            <text:p>0.5390658514</text:p>
          </table:table-cell>
          <table:table-cell table:formula="of:=IF([ratings.$B4]=0;0;[neighbors.C$3])" office:value-type="float" office:value="0" calcext:value-type="float">
            <text:p>0</text:p>
          </table:table-cell>
          <table:table-cell table:formula="of:=IF([ratings.$D4]=0;0;[neighbors.D$3])" office:value-type="float" office:value="0.468333294370994" calcext:value-type="float">
            <text:p>0.4683332944</text:p>
          </table:table-cell>
          <table:table-cell table:formula="of:=IF([ratings.$R4]=0;0;[neighbors.E$3])" office:value-type="float" office:value="0.399436428887225" calcext:value-type="float">
            <text:p>0.3994364289</text:p>
          </table:table-cell>
          <table:table-cell table:formula="of:=IF([ratings.$J4]=0;0;[neighbors.F$3])" office:value-type="float" office:value="0.387132645868484" calcext:value-type="float">
            <text:p>0.3871326459</text:p>
          </table:table-cell>
          <table:table-cell table:formula="of:=SUM([.B4:.F4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IF([ratings.$O5]=0;0;[neighbors.B$3])" office:value-type="float" office:value="0" calcext:value-type="float">
            <text:p>0</text:p>
          </table:table-cell>
          <table:table-cell table:formula="of:=IF([ratings.$B5]=0;0;[neighbors.C$3])" office:value-type="float" office:value="0" calcext:value-type="float">
            <text:p>0</text:p>
          </table:table-cell>
          <table:table-cell table:formula="of:=IF([ratings.$D5]=0;0;[neighbors.D$3])" office:value-type="float" office:value="0" calcext:value-type="float">
            <text:p>0</text:p>
          </table:table-cell>
          <table:table-cell table:formula="of:=IF([ratings.$R5]=0;0;[neighbors.E$3])" office:value-type="float" office:value="0" calcext:value-type="float">
            <text:p>0</text:p>
          </table:table-cell>
          <table:table-cell table:formula="of:=IF([ratings.$J5]=0;0;[neighbors.F$3])" office:value-type="float" office:value="0.387132645868484" calcext:value-type="float">
            <text:p>0.3871326459</text:p>
          </table:table-cell>
          <table:table-cell table:formula="of:=SUM([.B5:.F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IF([ratings.$O6]=0;0;[neighbors.B$3])" office:value-type="float" office:value="0" calcext:value-type="float">
            <text:p>0</text:p>
          </table:table-cell>
          <table:table-cell table:formula="of:=IF([ratings.$B6]=0;0;[neighbors.C$3])" office:value-type="float" office:value="0.480536602182786" calcext:value-type="float">
            <text:p>0.4805366022</text:p>
          </table:table-cell>
          <table:table-cell table:formula="of:=IF([ratings.$D6]=0;0;[neighbors.D$3])" office:value-type="float" office:value="0.468333294370994" calcext:value-type="float">
            <text:p>0.4683332944</text:p>
          </table:table-cell>
          <table:table-cell table:formula="of:=IF([ratings.$R6]=0;0;[neighbors.E$3])" office:value-type="float" office:value="0.399436428887225" calcext:value-type="float">
            <text:p>0.3994364289</text:p>
          </table:table-cell>
          <table:table-cell table:formula="of:=IF([ratings.$J6]=0;0;[neighbors.F$3])" office:value-type="float" office:value="0.387132645868484" calcext:value-type="float">
            <text:p>0.3871326459</text:p>
          </table:table-cell>
          <table:table-cell table:formula="of:=SUM([.B6:.F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IF([ratings.$O7]=0;0;[neighbors.B$3])" office:value-type="float" office:value="0.539065851394357" calcext:value-type="float">
            <text:p>0.5390658514</text:p>
          </table:table-cell>
          <table:table-cell table:formula="of:=IF([ratings.$B7]=0;0;[neighbors.C$3])" office:value-type="float" office:value="0.480536602182786" calcext:value-type="float">
            <text:p>0.4805366022</text:p>
          </table:table-cell>
          <table:table-cell table:formula="of:=IF([ratings.$D7]=0;0;[neighbors.D$3])" office:value-type="float" office:value="0" calcext:value-type="float">
            <text:p>0</text:p>
          </table:table-cell>
          <table:table-cell table:formula="of:=IF([ratings.$R7]=0;0;[neighbors.E$3])" office:value-type="float" office:value="0.399436428887225" calcext:value-type="float">
            <text:p>0.3994364289</text:p>
          </table:table-cell>
          <table:table-cell table:formula="of:=IF([ratings.$J7]=0;0;[neighbors.F$3])" office:value-type="float" office:value="0.387132645868484" calcext:value-type="float">
            <text:p>0.3871326459</text:p>
          </table:table-cell>
          <table:table-cell table:formula="of:=SUM([.B7:.F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IF([ratings.$O8]=0;0;[neighbors.B$3])" office:value-type="float" office:value="0.539065851394357" calcext:value-type="float">
            <text:p>0.5390658514</text:p>
          </table:table-cell>
          <table:table-cell table:formula="of:=IF([ratings.$B8]=0;0;[neighbors.C$3])" office:value-type="float" office:value="0" calcext:value-type="float">
            <text:p>0</text:p>
          </table:table-cell>
          <table:table-cell table:formula="of:=IF([ratings.$D8]=0;0;[neighbors.D$3])" office:value-type="float" office:value="0.468333294370994" calcext:value-type="float">
            <text:p>0.4683332944</text:p>
          </table:table-cell>
          <table:table-cell table:formula="of:=IF([ratings.$R8]=0;0;[neighbors.E$3])" office:value-type="float" office:value="0" calcext:value-type="float">
            <text:p>0</text:p>
          </table:table-cell>
          <table:table-cell table:formula="of:=IF([ratings.$J8]=0;0;[neighbors.F$3])" office:value-type="float" office:value="0.387132645868484" calcext:value-type="float">
            <text:p>0.3871326459</text:p>
          </table:table-cell>
          <table:table-cell table:formula="of:=SUM([.B8:.F8])" office:value-type="float" office:value="1.39453179163383" calcext:value-type="float">
            <text:p>1.3945317916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IF([ratings.$O9]=0;0;[neighbors.B$3])" office:value-type="float" office:value="0" calcext:value-type="float">
            <text:p>0</text:p>
          </table:table-cell>
          <table:table-cell table:formula="of:=IF([ratings.$B9]=0;0;[neighbors.C$3])" office:value-type="float" office:value="0" calcext:value-type="float">
            <text:p>0</text:p>
          </table:table-cell>
          <table:table-cell table:formula="of:=IF([ratings.$D9]=0;0;[neighbors.D$3])" office:value-type="float" office:value="0" calcext:value-type="float">
            <text:p>0</text:p>
          </table:table-cell>
          <table:table-cell table:formula="of:=IF([ratings.$R9]=0;0;[neighbors.E$3])" office:value-type="float" office:value="0.399436428887225" calcext:value-type="float">
            <text:p>0.3994364289</text:p>
          </table:table-cell>
          <table:table-cell table:formula="of:=IF([ratings.$J9]=0;0;[neighbors.F$3])" office:value-type="float" office:value="0.387132645868484" calcext:value-type="float">
            <text:p>0.3871326459</text:p>
          </table:table-cell>
          <table:table-cell table:formula="of:=SUM([.B9:.F9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IF([ratings.$O10]=0;0;[neighbors.B$3])" office:value-type="float" office:value="0" calcext:value-type="float">
            <text:p>0</text:p>
          </table:table-cell>
          <table:table-cell table:formula="of:=IF([ratings.$B10]=0;0;[neighbors.C$3])" office:value-type="float" office:value="0" calcext:value-type="float">
            <text:p>0</text:p>
          </table:table-cell>
          <table:table-cell table:formula="of:=IF([ratings.$D10]=0;0;[neighbors.D$3])" office:value-type="float" office:value="0.468333294370994" calcext:value-type="float">
            <text:p>0.4683332944</text:p>
          </table:table-cell>
          <table:table-cell table:formula="of:=IF([ratings.$R10]=0;0;[neighbors.E$3])" office:value-type="float" office:value="0.399436428887225" calcext:value-type="float">
            <text:p>0.3994364289</text:p>
          </table:table-cell>
          <table:table-cell table:formula="of:=IF([ratings.$J10]=0;0;[neighbors.F$3])" office:value-type="float" office:value="0.387132645868484" calcext:value-type="float">
            <text:p>0.3871326459</text:p>
          </table:table-cell>
          <table:table-cell table:formula="of:=SUM([.B10:.F10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IF([ratings.$O11]=0;0;[neighbors.B$3])" office:value-type="float" office:value="0" calcext:value-type="float">
            <text:p>0</text:p>
          </table:table-cell>
          <table:table-cell table:formula="of:=IF([ratings.$B11]=0;0;[neighbors.C$3])" office:value-type="float" office:value="0" calcext:value-type="float">
            <text:p>0</text:p>
          </table:table-cell>
          <table:table-cell table:formula="of:=IF([ratings.$D11]=0;0;[neighbors.D$3])" office:value-type="float" office:value="0" calcext:value-type="float">
            <text:p>0</text:p>
          </table:table-cell>
          <table:table-cell table:formula="of:=IF([ratings.$R11]=0;0;[neighbors.E$3])" office:value-type="float" office:value="0" calcext:value-type="float">
            <text:p>0</text:p>
          </table:table-cell>
          <table:table-cell table:formula="of:=IF([ratings.$J11]=0;0;[neighbors.F$3])" office:value-type="float" office:value="0.387132645868484" calcext:value-type="float">
            <text:p>0.3871326459</text:p>
          </table:table-cell>
          <table:table-cell table:formula="of:=SUM([.B11:.F11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IF([ratings.$O12]=0;0;[neighbors.B$3])" office:value-type="float" office:value="0" calcext:value-type="float">
            <text:p>0</text:p>
          </table:table-cell>
          <table:table-cell table:formula="of:=IF([ratings.$B12]=0;0;[neighbors.C$3])" office:value-type="float" office:value="0" calcext:value-type="float">
            <text:p>0</text:p>
          </table:table-cell>
          <table:table-cell table:formula="of:=IF([ratings.$D12]=0;0;[neighbors.D$3])" office:value-type="float" office:value="0" calcext:value-type="float">
            <text:p>0</text:p>
          </table:table-cell>
          <table:table-cell table:formula="of:=IF([ratings.$R12]=0;0;[neighbors.E$3])" office:value-type="float" office:value="0.399436428887225" calcext:value-type="float">
            <text:p>0.3994364289</text:p>
          </table:table-cell>
          <table:table-cell table:formula="of:=IF([ratings.$J12]=0;0;[neighbors.F$3])" office:value-type="float" office:value="0.387132645868484" calcext:value-type="float">
            <text:p>0.3871326459</text:p>
          </table:table-cell>
          <table:table-cell table:formula="of:=SUM([.B12:.F1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IF([ratings.$O13]=0;0;[neighbors.B$3])" office:value-type="float" office:value="0.539065851394357" calcext:value-type="float">
            <text:p>0.5390658514</text:p>
          </table:table-cell>
          <table:table-cell table:formula="of:=IF([ratings.$B13]=0;0;[neighbors.C$3])" office:value-type="float" office:value="0.480536602182786" calcext:value-type="float">
            <text:p>0.4805366022</text:p>
          </table:table-cell>
          <table:table-cell table:formula="of:=IF([ratings.$D13]=0;0;[neighbors.D$3])" office:value-type="float" office:value="0.468333294370994" calcext:value-type="float">
            <text:p>0.4683332944</text:p>
          </table:table-cell>
          <table:table-cell table:formula="of:=IF([ratings.$R13]=0;0;[neighbors.E$3])" office:value-type="float" office:value="0.399436428887225" calcext:value-type="float">
            <text:p>0.3994364289</text:p>
          </table:table-cell>
          <table:table-cell table:formula="of:=IF([ratings.$J13]=0;0;[neighbors.F$3])" office:value-type="float" office:value="0.387132645868484" calcext:value-type="float">
            <text:p>0.3871326459</text:p>
          </table:table-cell>
          <table:table-cell table:formula="of:=SUM([.B13:.F13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IF([ratings.$O14]=0;0;[neighbors.B$3])" office:value-type="float" office:value="0" calcext:value-type="float">
            <text:p>0</text:p>
          </table:table-cell>
          <table:table-cell table:formula="of:=IF([ratings.$B14]=0;0;[neighbors.C$3])" office:value-type="float" office:value="0" calcext:value-type="float">
            <text:p>0</text:p>
          </table:table-cell>
          <table:table-cell table:formula="of:=IF([ratings.$D14]=0;0;[neighbors.D$3])" office:value-type="float" office:value="0" calcext:value-type="float">
            <text:p>0</text:p>
          </table:table-cell>
          <table:table-cell table:formula="of:=IF([ratings.$R14]=0;0;[neighbors.E$3])" office:value-type="float" office:value="0.399436428887225" calcext:value-type="float">
            <text:p>0.3994364289</text:p>
          </table:table-cell>
          <table:table-cell table:formula="of:=IF([ratings.$J14]=0;0;[neighbors.F$3])" office:value-type="float" office:value="0.387132645868484" calcext:value-type="float">
            <text:p>0.3871326459</text:p>
          </table:table-cell>
          <table:table-cell table:formula="of:=SUM([.B14:.F14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IF([ratings.$O15]=0;0;[neighbors.B$3])" office:value-type="float" office:value="0.539065851394357" calcext:value-type="float">
            <text:p>0.5390658514</text:p>
          </table:table-cell>
          <table:table-cell table:formula="of:=IF([ratings.$B15]=0;0;[neighbors.C$3])" office:value-type="float" office:value="0" calcext:value-type="float">
            <text:p>0</text:p>
          </table:table-cell>
          <table:table-cell table:formula="of:=IF([ratings.$D15]=0;0;[neighbors.D$3])" office:value-type="float" office:value="0" calcext:value-type="float">
            <text:p>0</text:p>
          </table:table-cell>
          <table:table-cell table:formula="of:=IF([ratings.$R15]=0;0;[neighbors.E$3])" office:value-type="float" office:value="0" calcext:value-type="float">
            <text:p>0</text:p>
          </table:table-cell>
          <table:table-cell table:formula="of:=IF([ratings.$J15]=0;0;[neighbors.F$3])" office:value-type="float" office:value="0.387132645868484" calcext:value-type="float">
            <text:p>0.3871326459</text:p>
          </table:table-cell>
          <table:table-cell table:formula="of:=SUM([.B15:.F15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IF([ratings.$O16]=0;0;[neighbors.B$3])" office:value-type="float" office:value="0" calcext:value-type="float">
            <text:p>0</text:p>
          </table:table-cell>
          <table:table-cell table:formula="of:=IF([ratings.$B16]=0;0;[neighbors.C$3])" office:value-type="float" office:value="0" calcext:value-type="float">
            <text:p>0</text:p>
          </table:table-cell>
          <table:table-cell table:formula="of:=IF([ratings.$D16]=0;0;[neighbors.D$3])" office:value-type="float" office:value="0" calcext:value-type="float">
            <text:p>0</text:p>
          </table:table-cell>
          <table:table-cell table:formula="of:=IF([ratings.$R16]=0;0;[neighbors.E$3])" office:value-type="float" office:value="0" calcext:value-type="float">
            <text:p>0</text:p>
          </table:table-cell>
          <table:table-cell table:formula="of:=IF([ratings.$J16]=0;0;[neighbors.F$3])" office:value-type="float" office:value="0.387132645868484" calcext:value-type="float">
            <text:p>0.3871326459</text:p>
          </table:table-cell>
          <table:table-cell table:formula="of:=SUM([.B16:.F16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IF([ratings.$O17]=0;0;[neighbors.B$3])" office:value-type="float" office:value="0" calcext:value-type="float">
            <text:p>0</text:p>
          </table:table-cell>
          <table:table-cell table:formula="of:=IF([ratings.$B17]=0;0;[neighbors.C$3])" office:value-type="float" office:value="0" calcext:value-type="float">
            <text:p>0</text:p>
          </table:table-cell>
          <table:table-cell table:formula="of:=IF([ratings.$D17]=0;0;[neighbors.D$3])" office:value-type="float" office:value="0.468333294370994" calcext:value-type="float">
            <text:p>0.4683332944</text:p>
          </table:table-cell>
          <table:table-cell table:formula="of:=IF([ratings.$R17]=0;0;[neighbors.E$3])" office:value-type="float" office:value="0.399436428887225" calcext:value-type="float">
            <text:p>0.3994364289</text:p>
          </table:table-cell>
          <table:table-cell table:formula="of:=IF([ratings.$J17]=0;0;[neighbors.F$3])" office:value-type="float" office:value="0.387132645868484" calcext:value-type="float">
            <text:p>0.3871326459</text:p>
          </table:table-cell>
          <table:table-cell table:formula="of:=SUM([.B17:.F17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IF([ratings.$O18]=0;0;[neighbors.B$3])" office:value-type="float" office:value="0" calcext:value-type="float">
            <text:p>0</text:p>
          </table:table-cell>
          <table:table-cell table:formula="of:=IF([ratings.$B18]=0;0;[neighbors.C$3])" office:value-type="float" office:value="0" calcext:value-type="float">
            <text:p>0</text:p>
          </table:table-cell>
          <table:table-cell table:formula="of:=IF([ratings.$D18]=0;0;[neighbors.D$3])" office:value-type="float" office:value="0" calcext:value-type="float">
            <text:p>0</text:p>
          </table:table-cell>
          <table:table-cell table:formula="of:=IF([ratings.$R18]=0;0;[neighbors.E$3])" office:value-type="float" office:value="0" calcext:value-type="float">
            <text:p>0</text:p>
          </table:table-cell>
          <table:table-cell table:formula="of:=IF([ratings.$J18]=0;0;[neighbors.F$3])" office:value-type="float" office:value="0.387132645868484" calcext:value-type="float">
            <text:p>0.3871326459</text:p>
          </table:table-cell>
          <table:table-cell table:formula="of:=SUM([.B18:.F1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IF([ratings.$O19]=0;0;[neighbors.B$3])" office:value-type="float" office:value="0" calcext:value-type="float">
            <text:p>0</text:p>
          </table:table-cell>
          <table:table-cell table:formula="of:=IF([ratings.$B19]=0;0;[neighbors.C$3])" office:value-type="float" office:value="0" calcext:value-type="float">
            <text:p>0</text:p>
          </table:table-cell>
          <table:table-cell table:formula="of:=IF([ratings.$D19]=0;0;[neighbors.D$3])" office:value-type="float" office:value="0" calcext:value-type="float">
            <text:p>0</text:p>
          </table:table-cell>
          <table:table-cell table:formula="of:=IF([ratings.$R19]=0;0;[neighbors.E$3])" office:value-type="float" office:value="0" calcext:value-type="float">
            <text:p>0</text:p>
          </table:table-cell>
          <table:table-cell table:formula="of:=IF([ratings.$J19]=0;0;[neighbors.F$3])" office:value-type="float" office:value="0" calcext:value-type="float">
            <text:p>0</text:p>
          </table:table-cell>
          <table:table-cell table:formula="of:=SUM([.B19:.F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IF([ratings.$O20]=0;0;[neighbors.B$3])" office:value-type="float" office:value="0.539065851394357" calcext:value-type="float">
            <text:p>0.5390658514</text:p>
          </table:table-cell>
          <table:table-cell table:formula="of:=IF([ratings.$B20]=0;0;[neighbors.C$3])" office:value-type="float" office:value="0" calcext:value-type="float">
            <text:p>0</text:p>
          </table:table-cell>
          <table:table-cell table:formula="of:=IF([ratings.$D20]=0;0;[neighbors.D$3])" office:value-type="float" office:value="0" calcext:value-type="float">
            <text:p>0</text:p>
          </table:table-cell>
          <table:table-cell table:formula="of:=IF([ratings.$R20]=0;0;[neighbors.E$3])" office:value-type="float" office:value="0.399436428887225" calcext:value-type="float">
            <text:p>0.3994364289</text:p>
          </table:table-cell>
          <table:table-cell table:formula="of:=IF([ratings.$J20]=0;0;[neighbors.F$3])" office:value-type="float" office:value="0.387132645868484" calcext:value-type="float">
            <text:p>0.3871326459</text:p>
          </table:table-cell>
          <table:table-cell table:formula="of:=SUM([.B20:.F2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IF([ratings.$O21]=0;0;[neighbors.B$3])" office:value-type="float" office:value="0" calcext:value-type="float">
            <text:p>0</text:p>
          </table:table-cell>
          <table:table-cell table:formula="of:=IF([ratings.$B21]=0;0;[neighbors.C$3])" office:value-type="float" office:value="0.480536602182786" calcext:value-type="float">
            <text:p>0.4805366022</text:p>
          </table:table-cell>
          <table:table-cell table:formula="of:=IF([ratings.$D21]=0;0;[neighbors.D$3])" office:value-type="float" office:value="0" calcext:value-type="float">
            <text:p>0</text:p>
          </table:table-cell>
          <table:table-cell table:formula="of:=IF([ratings.$R21]=0;0;[neighbors.E$3])" office:value-type="float" office:value="0" calcext:value-type="float">
            <text:p>0</text:p>
          </table:table-cell>
          <table:table-cell table:formula="of:=IF([ratings.$J21]=0;0;[neighbors.F$3])" office:value-type="float" office:value="0.387132645868484" calcext:value-type="float">
            <text:p>0.3871326459</text:p>
          </table:table-cell>
          <table:table-cell table:formula="of:=SUM([.B21:.F21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IF([ratings.$O22]=0;0;[neighbors.B$3])" office:value-type="float" office:value="0" calcext:value-type="float">
            <text:p>0</text:p>
          </table:table-cell>
          <table:table-cell table:formula="of:=IF([ratings.$B22]=0;0;[neighbors.C$3])" office:value-type="float" office:value="0" calcext:value-type="float">
            <text:p>0</text:p>
          </table:table-cell>
          <table:table-cell table:formula="of:=IF([ratings.$D22]=0;0;[neighbors.D$3])" office:value-type="float" office:value="0" calcext:value-type="float">
            <text:p>0</text:p>
          </table:table-cell>
          <table:table-cell table:formula="of:=IF([ratings.$R22]=0;0;[neighbors.E$3])" office:value-type="float" office:value="0" calcext:value-type="float">
            <text:p>0</text:p>
          </table:table-cell>
          <table:table-cell table:formula="of:=IF([ratings.$J22]=0;0;[neighbors.F$3])" office:value-type="float" office:value="0.387132645868484" calcext:value-type="float">
            <text:p>0.3871326459</text:p>
          </table:table-cell>
          <table:table-cell table:formula="of:=SUM([.B22:.F2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IF([ratings.$O23]=0;0;[neighbors.B$3])" office:value-type="float" office:value="0.539065851394357" calcext:value-type="float">
            <text:p>0.5390658514</text:p>
          </table:table-cell>
          <table:table-cell table:formula="of:=IF([ratings.$B23]=0;0;[neighbors.C$3])" office:value-type="float" office:value="0.480536602182786" calcext:value-type="float">
            <text:p>0.4805366022</text:p>
          </table:table-cell>
          <table:table-cell table:formula="of:=IF([ratings.$D23]=0;0;[neighbors.D$3])" office:value-type="float" office:value="0" calcext:value-type="float">
            <text:p>0</text:p>
          </table:table-cell>
          <table:table-cell table:formula="of:=IF([ratings.$R23]=0;0;[neighbors.E$3])" office:value-type="float" office:value="0.399436428887225" calcext:value-type="float">
            <text:p>0.3994364289</text:p>
          </table:table-cell>
          <table:table-cell table:formula="of:=IF([ratings.$J23]=0;0;[neighbors.F$3])" office:value-type="float" office:value="0.387132645868484" calcext:value-type="float">
            <text:p>0.3871326459</text:p>
          </table:table-cell>
          <table:table-cell table:formula="of:=SUM([.B23:.F23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IF([ratings.$O24]=0;0;[neighbors.B$3])" office:value-type="float" office:value="0.539065851394357" calcext:value-type="float">
            <text:p>0.5390658514</text:p>
          </table:table-cell>
          <table:table-cell table:formula="of:=IF([ratings.$B24]=0;0;[neighbors.C$3])" office:value-type="float" office:value="0.480536602182786" calcext:value-type="float">
            <text:p>0.4805366022</text:p>
          </table:table-cell>
          <table:table-cell table:formula="of:=IF([ratings.$D24]=0;0;[neighbors.D$3])" office:value-type="float" office:value="0" calcext:value-type="float">
            <text:p>0</text:p>
          </table:table-cell>
          <table:table-cell table:formula="of:=IF([ratings.$R24]=0;0;[neighbors.E$3])" office:value-type="float" office:value="0.399436428887225" calcext:value-type="float">
            <text:p>0.3994364289</text:p>
          </table:table-cell>
          <table:table-cell table:formula="of:=IF([ratings.$J24]=0;0;[neighbors.F$3])" office:value-type="float" office:value="0.387132645868484" calcext:value-type="float">
            <text:p>0.3871326459</text:p>
          </table:table-cell>
          <table:table-cell table:formula="of:=SUM([.B24:.F2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IF([ratings.$O25]=0;0;[neighbors.B$3])" office:value-type="float" office:value="0" calcext:value-type="float">
            <text:p>0</text:p>
          </table:table-cell>
          <table:table-cell table:formula="of:=IF([ratings.$B25]=0;0;[neighbors.C$3])" office:value-type="float" office:value="0.480536602182786" calcext:value-type="float">
            <text:p>0.4805366022</text:p>
          </table:table-cell>
          <table:table-cell table:formula="of:=IF([ratings.$D25]=0;0;[neighbors.D$3])" office:value-type="float" office:value="0" calcext:value-type="float">
            <text:p>0</text:p>
          </table:table-cell>
          <table:table-cell table:formula="of:=IF([ratings.$R25]=0;0;[neighbors.E$3])" office:value-type="float" office:value="0.399436428887225" calcext:value-type="float">
            <text:p>0.3994364289</text:p>
          </table:table-cell>
          <table:table-cell table:formula="of:=IF([ratings.$J25]=0;0;[neighbors.F$3])" office:value-type="float" office:value="0.387132645868484" calcext:value-type="float">
            <text:p>0.3871326459</text:p>
          </table:table-cell>
          <table:table-cell table:formula="of:=SUM([.B25:.F2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IF([ratings.$O26]=0;0;[neighbors.B$3])" office:value-type="float" office:value="0.539065851394357" calcext:value-type="float">
            <text:p>0.5390658514</text:p>
          </table:table-cell>
          <table:table-cell table:formula="of:=IF([ratings.$B26]=0;0;[neighbors.C$3])" office:value-type="float" office:value="0" calcext:value-type="float">
            <text:p>0</text:p>
          </table:table-cell>
          <table:table-cell table:formula="of:=IF([ratings.$D26]=0;0;[neighbors.D$3])" office:value-type="float" office:value="0.468333294370994" calcext:value-type="float">
            <text:p>0.4683332944</text:p>
          </table:table-cell>
          <table:table-cell table:formula="of:=IF([ratings.$R26]=0;0;[neighbors.E$3])" office:value-type="float" office:value="0.399436428887225" calcext:value-type="float">
            <text:p>0.3994364289</text:p>
          </table:table-cell>
          <table:table-cell table:formula="of:=IF([ratings.$J26]=0;0;[neighbors.F$3])" office:value-type="float" office:value="0.387132645868484" calcext:value-type="float">
            <text:p>0.3871326459</text:p>
          </table:table-cell>
          <table:table-cell table:formula="of:=SUM([.B26:.F26])" office:value-type="float" office:value="1.79396822052106" calcext:value-type="float">
            <text:p>1.7939682205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IF([ratings.$O27]=0;0;[neighbors.B$3])" office:value-type="float" office:value="0.539065851394357" calcext:value-type="float">
            <text:p>0.5390658514</text:p>
          </table:table-cell>
          <table:table-cell table:formula="of:=IF([ratings.$B27]=0;0;[neighbors.C$3])" office:value-type="float" office:value="0" calcext:value-type="float">
            <text:p>0</text:p>
          </table:table-cell>
          <table:table-cell table:formula="of:=IF([ratings.$D27]=0;0;[neighbors.D$3])" office:value-type="float" office:value="0" calcext:value-type="float">
            <text:p>0</text:p>
          </table:table-cell>
          <table:table-cell table:formula="of:=IF([ratings.$R27]=0;0;[neighbors.E$3])" office:value-type="float" office:value="0.399436428887225" calcext:value-type="float">
            <text:p>0.3994364289</text:p>
          </table:table-cell>
          <table:table-cell table:formula="of:=IF([ratings.$J27]=0;0;[neighbors.F$3])" office:value-type="float" office:value="0" calcext:value-type="float">
            <text:p>0</text:p>
          </table:table-cell>
          <table:table-cell table:formula="of:=SUM([.B27:.F27])" office:value-type="float" office:value="0.938502280281582" calcext:value-type="float">
            <text:p>0.9385022803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IF([ratings.$O28]=0;0;[neighbors.B$3])" office:value-type="float" office:value="0" calcext:value-type="float">
            <text:p>0</text:p>
          </table:table-cell>
          <table:table-cell table:formula="of:=IF([ratings.$B28]=0;0;[neighbors.C$3])" office:value-type="float" office:value="0" calcext:value-type="float">
            <text:p>0</text:p>
          </table:table-cell>
          <table:table-cell table:formula="of:=IF([ratings.$D28]=0;0;[neighbors.D$3])" office:value-type="float" office:value="0" calcext:value-type="float">
            <text:p>0</text:p>
          </table:table-cell>
          <table:table-cell table:formula="of:=IF([ratings.$R28]=0;0;[neighbors.E$3])" office:value-type="float" office:value="0" calcext:value-type="float">
            <text:p>0</text:p>
          </table:table-cell>
          <table:table-cell table:formula="of:=IF([ratings.$J28]=0;0;[neighbors.F$3])" office:value-type="float" office:value="0.387132645868484" calcext:value-type="float">
            <text:p>0.3871326459</text:p>
          </table:table-cell>
          <table:table-cell table:formula="of:=SUM([.B28:.F2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IF([ratings.$O29]=0;0;[neighbors.B$3])" office:value-type="float" office:value="0.539065851394357" calcext:value-type="float">
            <text:p>0.5390658514</text:p>
          </table:table-cell>
          <table:table-cell table:formula="of:=IF([ratings.$B29]=0;0;[neighbors.C$3])" office:value-type="float" office:value="0" calcext:value-type="float">
            <text:p>0</text:p>
          </table:table-cell>
          <table:table-cell table:formula="of:=IF([ratings.$D29]=0;0;[neighbors.D$3])" office:value-type="float" office:value="0" calcext:value-type="float">
            <text:p>0</text:p>
          </table:table-cell>
          <table:table-cell table:formula="of:=IF([ratings.$R29]=0;0;[neighbors.E$3])" office:value-type="float" office:value="0" calcext:value-type="float">
            <text:p>0</text:p>
          </table:table-cell>
          <table:table-cell table:formula="of:=IF([ratings.$J29]=0;0;[neighbors.F$3])" office:value-type="float" office:value="0.387132645868484" calcext:value-type="float">
            <text:p>0.3871326459</text:p>
          </table:table-cell>
          <table:table-cell table:formula="of:=SUM([.B29:.F29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IF([ratings.$O30]=0;0;[neighbors.B$3])" office:value-type="float" office:value="0" calcext:value-type="float">
            <text:p>0</text:p>
          </table:table-cell>
          <table:table-cell table:formula="of:=IF([ratings.$B30]=0;0;[neighbors.C$3])" office:value-type="float" office:value="0" calcext:value-type="float">
            <text:p>0</text:p>
          </table:table-cell>
          <table:table-cell table:formula="of:=IF([ratings.$D30]=0;0;[neighbors.D$3])" office:value-type="float" office:value="0" calcext:value-type="float">
            <text:p>0</text:p>
          </table:table-cell>
          <table:table-cell table:formula="of:=IF([ratings.$R30]=0;0;[neighbors.E$3])" office:value-type="float" office:value="0" calcext:value-type="float">
            <text:p>0</text:p>
          </table:table-cell>
          <table:table-cell table:formula="of:=IF([ratings.$J30]=0;0;[neighbors.F$3])" office:value-type="float" office:value="0" calcext:value-type="float">
            <text:p>0</text:p>
          </table:table-cell>
          <table:table-cell table:formula="of:=SUM([.B30:.F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IF([ratings.$O31]=0;0;[neighbors.B$3])" office:value-type="float" office:value="0" calcext:value-type="float">
            <text:p>0</text:p>
          </table:table-cell>
          <table:table-cell table:formula="of:=IF([ratings.$B31]=0;0;[neighbors.C$3])" office:value-type="float" office:value="0" calcext:value-type="float">
            <text:p>0</text:p>
          </table:table-cell>
          <table:table-cell table:formula="of:=IF([ratings.$D31]=0;0;[neighbors.D$3])" office:value-type="float" office:value="0" calcext:value-type="float">
            <text:p>0</text:p>
          </table:table-cell>
          <table:table-cell table:formula="of:=IF([ratings.$R31]=0;0;[neighbors.E$3])" office:value-type="float" office:value="0.399436428887225" calcext:value-type="float">
            <text:p>0.3994364289</text:p>
          </table:table-cell>
          <table:table-cell table:formula="of:=IF([ratings.$J31]=0;0;[neighbors.F$3])" office:value-type="float" office:value="0.387132645868484" calcext:value-type="float">
            <text:p>0.3871326459</text:p>
          </table:table-cell>
          <table:table-cell table:formula="of:=SUM([.B31:.F31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IF([ratings.$O32]=0;0;[neighbors.B$3])" office:value-type="float" office:value="0.539065851394357" calcext:value-type="float">
            <text:p>0.5390658514</text:p>
          </table:table-cell>
          <table:table-cell table:formula="of:=IF([ratings.$B32]=0;0;[neighbors.C$3])" office:value-type="float" office:value="0.480536602182786" calcext:value-type="float">
            <text:p>0.4805366022</text:p>
          </table:table-cell>
          <table:table-cell table:formula="of:=IF([ratings.$D32]=0;0;[neighbors.D$3])" office:value-type="float" office:value="0" calcext:value-type="float">
            <text:p>0</text:p>
          </table:table-cell>
          <table:table-cell table:formula="of:=IF([ratings.$R32]=0;0;[neighbors.E$3])" office:value-type="float" office:value="0.399436428887225" calcext:value-type="float">
            <text:p>0.3994364289</text:p>
          </table:table-cell>
          <table:table-cell table:formula="of:=IF([ratings.$J32]=0;0;[neighbors.F$3])" office:value-type="float" office:value="0.387132645868484" calcext:value-type="float">
            <text:p>0.3871326459</text:p>
          </table:table-cell>
          <table:table-cell table:formula="of:=SUM([.B32:.F32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IF([ratings.$O33]=0;0;[neighbors.B$3])" office:value-type="float" office:value="0" calcext:value-type="float">
            <text:p>0</text:p>
          </table:table-cell>
          <table:table-cell table:formula="of:=IF([ratings.$B33]=0;0;[neighbors.C$3])" office:value-type="float" office:value="0" calcext:value-type="float">
            <text:p>0</text:p>
          </table:table-cell>
          <table:table-cell table:formula="of:=IF([ratings.$D33]=0;0;[neighbors.D$3])" office:value-type="float" office:value="0" calcext:value-type="float">
            <text:p>0</text:p>
          </table:table-cell>
          <table:table-cell table:formula="of:=IF([ratings.$R33]=0;0;[neighbors.E$3])" office:value-type="float" office:value="0.399436428887225" calcext:value-type="float">
            <text:p>0.3994364289</text:p>
          </table:table-cell>
          <table:table-cell table:formula="of:=IF([ratings.$J33]=0;0;[neighbors.F$3])" office:value-type="float" office:value="0.387132645868484" calcext:value-type="float">
            <text:p>0.3871326459</text:p>
          </table:table-cell>
          <table:table-cell table:formula="of:=SUM([.B33:.F33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IF([ratings.$O34]=0;0;[neighbors.B$3])" office:value-type="float" office:value="0.539065851394357" calcext:value-type="float">
            <text:p>0.5390658514</text:p>
          </table:table-cell>
          <table:table-cell table:formula="of:=IF([ratings.$B34]=0;0;[neighbors.C$3])" office:value-type="float" office:value="0" calcext:value-type="float">
            <text:p>0</text:p>
          </table:table-cell>
          <table:table-cell table:formula="of:=IF([ratings.$D34]=0;0;[neighbors.D$3])" office:value-type="float" office:value="0" calcext:value-type="float">
            <text:p>0</text:p>
          </table:table-cell>
          <table:table-cell table:formula="of:=IF([ratings.$R34]=0;0;[neighbors.E$3])" office:value-type="float" office:value="0" calcext:value-type="float">
            <text:p>0</text:p>
          </table:table-cell>
          <table:table-cell table:formula="of:=IF([ratings.$J34]=0;0;[neighbors.F$3])" office:value-type="float" office:value="0.387132645868484" calcext:value-type="float">
            <text:p>0.3871326459</text:p>
          </table:table-cell>
          <table:table-cell table:formula="of:=SUM([.B34:.F34])" office:value-type="float" office:value="0.926198497262841" calcext:value-type="float">
            <text:p>0.9261984973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IF([ratings.$O35]=0;0;[neighbors.B$3])" office:value-type="float" office:value="0.539065851394357" calcext:value-type="float">
            <text:p>0.5390658514</text:p>
          </table:table-cell>
          <table:table-cell table:formula="of:=IF([ratings.$B35]=0;0;[neighbors.C$3])" office:value-type="float" office:value="0" calcext:value-type="float">
            <text:p>0</text:p>
          </table:table-cell>
          <table:table-cell table:formula="of:=IF([ratings.$D35]=0;0;[neighbors.D$3])" office:value-type="float" office:value="0.468333294370994" calcext:value-type="float">
            <text:p>0.4683332944</text:p>
          </table:table-cell>
          <table:table-cell table:formula="of:=IF([ratings.$R35]=0;0;[neighbors.E$3])" office:value-type="float" office:value="0.399436428887225" calcext:value-type="float">
            <text:p>0.3994364289</text:p>
          </table:table-cell>
          <table:table-cell table:formula="of:=IF([ratings.$J35]=0;0;[neighbors.F$3])" office:value-type="float" office:value="0.387132645868484" calcext:value-type="float">
            <text:p>0.3871326459</text:p>
          </table:table-cell>
          <table:table-cell table:formula="of:=SUM([.B35:.F35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IF([ratings.$O36]=0;0;[neighbors.B$3])" office:value-type="float" office:value="0" calcext:value-type="float">
            <text:p>0</text:p>
          </table:table-cell>
          <table:table-cell table:formula="of:=IF([ratings.$B36]=0;0;[neighbors.C$3])" office:value-type="float" office:value="0.480536602182786" calcext:value-type="float">
            <text:p>0.4805366022</text:p>
          </table:table-cell>
          <table:table-cell table:formula="of:=IF([ratings.$D36]=0;0;[neighbors.D$3])" office:value-type="float" office:value="0.468333294370994" calcext:value-type="float">
            <text:p>0.4683332944</text:p>
          </table:table-cell>
          <table:table-cell table:formula="of:=IF([ratings.$R36]=0;0;[neighbors.E$3])" office:value-type="float" office:value="0.399436428887225" calcext:value-type="float">
            <text:p>0.3994364289</text:p>
          </table:table-cell>
          <table:table-cell table:formula="of:=IF([ratings.$J36]=0;0;[neighbors.F$3])" office:value-type="float" office:value="0.387132645868484" calcext:value-type="float">
            <text:p>0.3871326459</text:p>
          </table:table-cell>
          <table:table-cell table:formula="of:=SUM([.B36:.F36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IF([ratings.$O37]=0;0;[neighbors.B$3])" office:value-type="float" office:value="0.539065851394357" calcext:value-type="float">
            <text:p>0.5390658514</text:p>
          </table:table-cell>
          <table:table-cell table:formula="of:=IF([ratings.$B37]=0;0;[neighbors.C$3])" office:value-type="float" office:value="0.480536602182786" calcext:value-type="float">
            <text:p>0.4805366022</text:p>
          </table:table-cell>
          <table:table-cell table:formula="of:=IF([ratings.$D37]=0;0;[neighbors.D$3])" office:value-type="float" office:value="0" calcext:value-type="float">
            <text:p>0</text:p>
          </table:table-cell>
          <table:table-cell table:formula="of:=IF([ratings.$R37]=0;0;[neighbors.E$3])" office:value-type="float" office:value="0.399436428887225" calcext:value-type="float">
            <text:p>0.3994364289</text:p>
          </table:table-cell>
          <table:table-cell table:formula="of:=IF([ratings.$J37]=0;0;[neighbors.F$3])" office:value-type="float" office:value="0.387132645868484" calcext:value-type="float">
            <text:p>0.3871326459</text:p>
          </table:table-cell>
          <table:table-cell table:formula="of:=SUM([.B37:.F37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IF([ratings.$O38]=0;0;[neighbors.B$3])" office:value-type="float" office:value="0.539065851394357" calcext:value-type="float">
            <text:p>0.5390658514</text:p>
          </table:table-cell>
          <table:table-cell table:formula="of:=IF([ratings.$B38]=0;0;[neighbors.C$3])" office:value-type="float" office:value="0.480536602182786" calcext:value-type="float">
            <text:p>0.4805366022</text:p>
          </table:table-cell>
          <table:table-cell table:formula="of:=IF([ratings.$D38]=0;0;[neighbors.D$3])" office:value-type="float" office:value="0" calcext:value-type="float">
            <text:p>0</text:p>
          </table:table-cell>
          <table:table-cell table:formula="of:=IF([ratings.$R38]=0;0;[neighbors.E$3])" office:value-type="float" office:value="0.399436428887225" calcext:value-type="float">
            <text:p>0.3994364289</text:p>
          </table:table-cell>
          <table:table-cell table:formula="of:=IF([ratings.$J38]=0;0;[neighbors.F$3])" office:value-type="float" office:value="0.387132645868484" calcext:value-type="float">
            <text:p>0.3871326459</text:p>
          </table:table-cell>
          <table:table-cell table:formula="of:=SUM([.B38:.F38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IF([ratings.$O39]=0;0;[neighbors.B$3])" office:value-type="float" office:value="0" calcext:value-type="float">
            <text:p>0</text:p>
          </table:table-cell>
          <table:table-cell table:formula="of:=IF([ratings.$B39]=0;0;[neighbors.C$3])" office:value-type="float" office:value="0.480536602182786" calcext:value-type="float">
            <text:p>0.4805366022</text:p>
          </table:table-cell>
          <table:table-cell table:formula="of:=IF([ratings.$D39]=0;0;[neighbors.D$3])" office:value-type="float" office:value="0" calcext:value-type="float">
            <text:p>0</text:p>
          </table:table-cell>
          <table:table-cell table:formula="of:=IF([ratings.$R39]=0;0;[neighbors.E$3])" office:value-type="float" office:value="0.399436428887225" calcext:value-type="float">
            <text:p>0.3994364289</text:p>
          </table:table-cell>
          <table:table-cell table:formula="of:=IF([ratings.$J39]=0;0;[neighbors.F$3])" office:value-type="float" office:value="0.387132645868484" calcext:value-type="float">
            <text:p>0.3871326459</text:p>
          </table:table-cell>
          <table:table-cell table:formula="of:=SUM([.B39:.F39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IF([ratings.$O40]=0;0;[neighbors.B$3])" office:value-type="float" office:value="0" calcext:value-type="float">
            <text:p>0</text:p>
          </table:table-cell>
          <table:table-cell table:formula="of:=IF([ratings.$B40]=0;0;[neighbors.C$3])" office:value-type="float" office:value="0.480536602182786" calcext:value-type="float">
            <text:p>0.4805366022</text:p>
          </table:table-cell>
          <table:table-cell table:formula="of:=IF([ratings.$D40]=0;0;[neighbors.D$3])" office:value-type="float" office:value="0" calcext:value-type="float">
            <text:p>0</text:p>
          </table:table-cell>
          <table:table-cell table:formula="of:=IF([ratings.$R40]=0;0;[neighbors.E$3])" office:value-type="float" office:value="0.399436428887225" calcext:value-type="float">
            <text:p>0.3994364289</text:p>
          </table:table-cell>
          <table:table-cell table:formula="of:=IF([ratings.$J40]=0;0;[neighbors.F$3])" office:value-type="float" office:value="0.387132645868484" calcext:value-type="float">
            <text:p>0.3871326459</text:p>
          </table:table-cell>
          <table:table-cell table:formula="of:=SUM([.B40:.F40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IF([ratings.$O41]=0;0;[neighbors.B$3])" office:value-type="float" office:value="0.539065851394357" calcext:value-type="float">
            <text:p>0.5390658514</text:p>
          </table:table-cell>
          <table:table-cell table:formula="of:=IF([ratings.$B41]=0;0;[neighbors.C$3])" office:value-type="float" office:value="0.480536602182786" calcext:value-type="float">
            <text:p>0.4805366022</text:p>
          </table:table-cell>
          <table:table-cell table:formula="of:=IF([ratings.$D41]=0;0;[neighbors.D$3])" office:value-type="float" office:value="0.468333294370994" calcext:value-type="float">
            <text:p>0.4683332944</text:p>
          </table:table-cell>
          <table:table-cell table:formula="of:=IF([ratings.$R41]=0;0;[neighbors.E$3])" office:value-type="float" office:value="0" calcext:value-type="float">
            <text:p>0</text:p>
          </table:table-cell>
          <table:table-cell table:formula="of:=IF([ratings.$J41]=0;0;[neighbors.F$3])" office:value-type="float" office:value="0.387132645868484" calcext:value-type="float">
            <text:p>0.3871326459</text:p>
          </table:table-cell>
          <table:table-cell table:formula="of:=SUM([.B41:.F41])" office:value-type="float" office:value="1.87506839381662" calcext:value-type="float">
            <text:p>1.8750683938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IF([ratings.$O42]=0;0;[neighbors.B$3])" office:value-type="float" office:value="0" calcext:value-type="float">
            <text:p>0</text:p>
          </table:table-cell>
          <table:table-cell table:formula="of:=IF([ratings.$B42]=0;0;[neighbors.C$3])" office:value-type="float" office:value="0" calcext:value-type="float">
            <text:p>0</text:p>
          </table:table-cell>
          <table:table-cell table:formula="of:=IF([ratings.$D42]=0;0;[neighbors.D$3])" office:value-type="float" office:value="0" calcext:value-type="float">
            <text:p>0</text:p>
          </table:table-cell>
          <table:table-cell table:formula="of:=IF([ratings.$R42]=0;0;[neighbors.E$3])" office:value-type="float" office:value="0" calcext:value-type="float">
            <text:p>0</text:p>
          </table:table-cell>
          <table:table-cell table:formula="of:=IF([ratings.$J42]=0;0;[neighbors.F$3])" office:value-type="float" office:value="0.387132645868484" calcext:value-type="float">
            <text:p>0.3871326459</text:p>
          </table:table-cell>
          <table:table-cell table:formula="of:=SUM([.B42:.F4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IF([ratings.$O43]=0;0;[neighbors.B$3])" office:value-type="float" office:value="0.539065851394357" calcext:value-type="float">
            <text:p>0.5390658514</text:p>
          </table:table-cell>
          <table:table-cell table:formula="of:=IF([ratings.$B43]=0;0;[neighbors.C$3])" office:value-type="float" office:value="0" calcext:value-type="float">
            <text:p>0</text:p>
          </table:table-cell>
          <table:table-cell table:formula="of:=IF([ratings.$D43]=0;0;[neighbors.D$3])" office:value-type="float" office:value="0" calcext:value-type="float">
            <text:p>0</text:p>
          </table:table-cell>
          <table:table-cell table:formula="of:=IF([ratings.$R43]=0;0;[neighbors.E$3])" office:value-type="float" office:value="0.399436428887225" calcext:value-type="float">
            <text:p>0.3994364289</text:p>
          </table:table-cell>
          <table:table-cell table:formula="of:=IF([ratings.$J43]=0;0;[neighbors.F$3])" office:value-type="float" office:value="0.387132645868484" calcext:value-type="float">
            <text:p>0.3871326459</text:p>
          </table:table-cell>
          <table:table-cell table:formula="of:=SUM([.B43:.F43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IF([ratings.$O44]=0;0;[neighbors.B$3])" office:value-type="float" office:value="0.539065851394357" calcext:value-type="float">
            <text:p>0.5390658514</text:p>
          </table:table-cell>
          <table:table-cell table:formula="of:=IF([ratings.$B44]=0;0;[neighbors.C$3])" office:value-type="float" office:value="0.480536602182786" calcext:value-type="float">
            <text:p>0.4805366022</text:p>
          </table:table-cell>
          <table:table-cell table:formula="of:=IF([ratings.$D44]=0;0;[neighbors.D$3])" office:value-type="float" office:value="0" calcext:value-type="float">
            <text:p>0</text:p>
          </table:table-cell>
          <table:table-cell table:formula="of:=IF([ratings.$R44]=0;0;[neighbors.E$3])" office:value-type="float" office:value="0.399436428887225" calcext:value-type="float">
            <text:p>0.3994364289</text:p>
          </table:table-cell>
          <table:table-cell table:formula="of:=IF([ratings.$J44]=0;0;[neighbors.F$3])" office:value-type="float" office:value="0.387132645868484" calcext:value-type="float">
            <text:p>0.3871326459</text:p>
          </table:table-cell>
          <table:table-cell table:formula="of:=SUM([.B44:.F44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IF([ratings.$O45]=0;0;[neighbors.B$3])" office:value-type="float" office:value="0" calcext:value-type="float">
            <text:p>0</text:p>
          </table:table-cell>
          <table:table-cell table:formula="of:=IF([ratings.$B45]=0;0;[neighbors.C$3])" office:value-type="float" office:value="0.480536602182786" calcext:value-type="float">
            <text:p>0.4805366022</text:p>
          </table:table-cell>
          <table:table-cell table:formula="of:=IF([ratings.$D45]=0;0;[neighbors.D$3])" office:value-type="float" office:value="0" calcext:value-type="float">
            <text:p>0</text:p>
          </table:table-cell>
          <table:table-cell table:formula="of:=IF([ratings.$R45]=0;0;[neighbors.E$3])" office:value-type="float" office:value="0.399436428887225" calcext:value-type="float">
            <text:p>0.3994364289</text:p>
          </table:table-cell>
          <table:table-cell table:formula="of:=IF([ratings.$J45]=0;0;[neighbors.F$3])" office:value-type="float" office:value="0.387132645868484" calcext:value-type="float">
            <text:p>0.3871326459</text:p>
          </table:table-cell>
          <table:table-cell table:formula="of:=SUM([.B45:.F45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IF([ratings.$O46]=0;0;[neighbors.B$3])" office:value-type="float" office:value="0" calcext:value-type="float">
            <text:p>0</text:p>
          </table:table-cell>
          <table:table-cell table:formula="of:=IF([ratings.$B46]=0;0;[neighbors.C$3])" office:value-type="float" office:value="0.480536602182786" calcext:value-type="float">
            <text:p>0.4805366022</text:p>
          </table:table-cell>
          <table:table-cell table:formula="of:=IF([ratings.$D46]=0;0;[neighbors.D$3])" office:value-type="float" office:value="0" calcext:value-type="float">
            <text:p>0</text:p>
          </table:table-cell>
          <table:table-cell table:formula="of:=IF([ratings.$R46]=0;0;[neighbors.E$3])" office:value-type="float" office:value="0" calcext:value-type="float">
            <text:p>0</text:p>
          </table:table-cell>
          <table:table-cell table:formula="of:=IF([ratings.$J46]=0;0;[neighbors.F$3])" office:value-type="float" office:value="0.387132645868484" calcext:value-type="float">
            <text:p>0.3871326459</text:p>
          </table:table-cell>
          <table:table-cell table:formula="of:=SUM([.B46:.F46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IF([ratings.$O47]=0;0;[neighbors.B$3])" office:value-type="float" office:value="0" calcext:value-type="float">
            <text:p>0</text:p>
          </table:table-cell>
          <table:table-cell table:formula="of:=IF([ratings.$B47]=0;0;[neighbors.C$3])" office:value-type="float" office:value="0" calcext:value-type="float">
            <text:p>0</text:p>
          </table:table-cell>
          <table:table-cell table:formula="of:=IF([ratings.$D47]=0;0;[neighbors.D$3])" office:value-type="float" office:value="0" calcext:value-type="float">
            <text:p>0</text:p>
          </table:table-cell>
          <table:table-cell table:formula="of:=IF([ratings.$R47]=0;0;[neighbors.E$3])" office:value-type="float" office:value="0" calcext:value-type="float">
            <text:p>0</text:p>
          </table:table-cell>
          <table:table-cell table:formula="of:=IF([ratings.$J47]=0;0;[neighbors.F$3])" office:value-type="float" office:value="0.387132645868484" calcext:value-type="float">
            <text:p>0.3871326459</text:p>
          </table:table-cell>
          <table:table-cell table:formula="of:=SUM([.B47:.F4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IF([ratings.$O48]=0;0;[neighbors.B$3])" office:value-type="float" office:value="0.539065851394357" calcext:value-type="float">
            <text:p>0.5390658514</text:p>
          </table:table-cell>
          <table:table-cell table:formula="of:=IF([ratings.$B48]=0;0;[neighbors.C$3])" office:value-type="float" office:value="0" calcext:value-type="float">
            <text:p>0</text:p>
          </table:table-cell>
          <table:table-cell table:formula="of:=IF([ratings.$D48]=0;0;[neighbors.D$3])" office:value-type="float" office:value="0.468333294370994" calcext:value-type="float">
            <text:p>0.4683332944</text:p>
          </table:table-cell>
          <table:table-cell table:formula="of:=IF([ratings.$R48]=0;0;[neighbors.E$3])" office:value-type="float" office:value="0.399436428887225" calcext:value-type="float">
            <text:p>0.3994364289</text:p>
          </table:table-cell>
          <table:table-cell table:formula="of:=IF([ratings.$J48]=0;0;[neighbors.F$3])" office:value-type="float" office:value="0.387132645868484" calcext:value-type="float">
            <text:p>0.3871326459</text:p>
          </table:table-cell>
          <table:table-cell table:formula="of:=SUM([.B48:.F48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IF([ratings.$O49]=0;0;[neighbors.B$3])" office:value-type="float" office:value="0" calcext:value-type="float">
            <text:p>0</text:p>
          </table:table-cell>
          <table:table-cell table:formula="of:=IF([ratings.$B49]=0;0;[neighbors.C$3])" office:value-type="float" office:value="0.480536602182786" calcext:value-type="float">
            <text:p>0.4805366022</text:p>
          </table:table-cell>
          <table:table-cell table:formula="of:=IF([ratings.$D49]=0;0;[neighbors.D$3])" office:value-type="float" office:value="0.468333294370994" calcext:value-type="float">
            <text:p>0.4683332944</text:p>
          </table:table-cell>
          <table:table-cell table:formula="of:=IF([ratings.$R49]=0;0;[neighbors.E$3])" office:value-type="float" office:value="0" calcext:value-type="float">
            <text:p>0</text:p>
          </table:table-cell>
          <table:table-cell table:formula="of:=IF([ratings.$J49]=0;0;[neighbors.F$3])" office:value-type="float" office:value="0.387132645868484" calcext:value-type="float">
            <text:p>0.3871326459</text:p>
          </table:table-cell>
          <table:table-cell table:formula="of:=SUM([.B49:.F49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IF([ratings.$O50]=0;0;[neighbors.B$3])" office:value-type="float" office:value="0.539065851394357" calcext:value-type="float">
            <text:p>0.5390658514</text:p>
          </table:table-cell>
          <table:table-cell table:formula="of:=IF([ratings.$B50]=0;0;[neighbors.C$3])" office:value-type="float" office:value="0" calcext:value-type="float">
            <text:p>0</text:p>
          </table:table-cell>
          <table:table-cell table:formula="of:=IF([ratings.$D50]=0;0;[neighbors.D$3])" office:value-type="float" office:value="0" calcext:value-type="float">
            <text:p>0</text:p>
          </table:table-cell>
          <table:table-cell table:formula="of:=IF([ratings.$R50]=0;0;[neighbors.E$3])" office:value-type="float" office:value="0.399436428887225" calcext:value-type="float">
            <text:p>0.3994364289</text:p>
          </table:table-cell>
          <table:table-cell table:formula="of:=IF([ratings.$J50]=0;0;[neighbors.F$3])" office:value-type="float" office:value="0.387132645868484" calcext:value-type="float">
            <text:p>0.3871326459</text:p>
          </table:table-cell>
          <table:table-cell table:formula="of:=SUM([.B50:.F50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IF([ratings.$O51]=0;0;[neighbors.B$3])" office:value-type="float" office:value="0.539065851394357" calcext:value-type="float">
            <text:p>0.5390658514</text:p>
          </table:table-cell>
          <table:table-cell table:formula="of:=IF([ratings.$B51]=0;0;[neighbors.C$3])" office:value-type="float" office:value="0.480536602182786" calcext:value-type="float">
            <text:p>0.4805366022</text:p>
          </table:table-cell>
          <table:table-cell table:formula="of:=IF([ratings.$D51]=0;0;[neighbors.D$3])" office:value-type="float" office:value="0" calcext:value-type="float">
            <text:p>0</text:p>
          </table:table-cell>
          <table:table-cell table:formula="of:=IF([ratings.$R51]=0;0;[neighbors.E$3])" office:value-type="float" office:value="0.399436428887225" calcext:value-type="float">
            <text:p>0.3994364289</text:p>
          </table:table-cell>
          <table:table-cell table:formula="of:=IF([ratings.$J51]=0;0;[neighbors.F$3])" office:value-type="float" office:value="0.387132645868484" calcext:value-type="float">
            <text:p>0.3871326459</text:p>
          </table:table-cell>
          <table:table-cell table:formula="of:=SUM([.B51:.F51])" office:value-type="float" office:value="1.80617152833285" calcext:value-type="float">
            <text:p>1.8061715283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IF([ratings.$O52]=0;0;[neighbors.B$3])" office:value-type="float" office:value="0.539065851394357" calcext:value-type="float">
            <text:p>0.5390658514</text:p>
          </table:table-cell>
          <table:table-cell table:formula="of:=IF([ratings.$B52]=0;0;[neighbors.C$3])" office:value-type="float" office:value="0.480536602182786" calcext:value-type="float">
            <text:p>0.4805366022</text:p>
          </table:table-cell>
          <table:table-cell table:formula="of:=IF([ratings.$D52]=0;0;[neighbors.D$3])" office:value-type="float" office:value="0.468333294370994" calcext:value-type="float">
            <text:p>0.4683332944</text:p>
          </table:table-cell>
          <table:table-cell table:formula="of:=IF([ratings.$R52]=0;0;[neighbors.E$3])" office:value-type="float" office:value="0.399436428887225" calcext:value-type="float">
            <text:p>0.3994364289</text:p>
          </table:table-cell>
          <table:table-cell table:formula="of:=IF([ratings.$J52]=0;0;[neighbors.F$3])" office:value-type="float" office:value="0.387132645868484" calcext:value-type="float">
            <text:p>0.3871326459</text:p>
          </table:table-cell>
          <table:table-cell table:formula="of:=SUM([.B52:.F5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IF([ratings.$O53]=0;0;[neighbors.B$3])" office:value-type="float" office:value="0.539065851394357" calcext:value-type="float">
            <text:p>0.5390658514</text:p>
          </table:table-cell>
          <table:table-cell table:formula="of:=IF([ratings.$B53]=0;0;[neighbors.C$3])" office:value-type="float" office:value="0.480536602182786" calcext:value-type="float">
            <text:p>0.4805366022</text:p>
          </table:table-cell>
          <table:table-cell table:formula="of:=IF([ratings.$D53]=0;0;[neighbors.D$3])" office:value-type="float" office:value="0.468333294370994" calcext:value-type="float">
            <text:p>0.4683332944</text:p>
          </table:table-cell>
          <table:table-cell table:formula="of:=IF([ratings.$R53]=0;0;[neighbors.E$3])" office:value-type="float" office:value="0.399436428887225" calcext:value-type="float">
            <text:p>0.3994364289</text:p>
          </table:table-cell>
          <table:table-cell table:formula="of:=IF([ratings.$J53]=0;0;[neighbors.F$3])" office:value-type="float" office:value="0.387132645868484" calcext:value-type="float">
            <text:p>0.3871326459</text:p>
          </table:table-cell>
          <table:table-cell table:formula="of:=SUM([.B53:.F53])" office:value-type="float" office:value="2.27450482270385" calcext:value-type="float">
            <text:p>2.2745048227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IF([ratings.$O54]=0;0;[neighbors.B$3])" office:value-type="float" office:value="0.539065851394357" calcext:value-type="float">
            <text:p>0.5390658514</text:p>
          </table:table-cell>
          <table:table-cell table:formula="of:=IF([ratings.$B54]=0;0;[neighbors.C$3])" office:value-type="float" office:value="0.480536602182786" calcext:value-type="float">
            <text:p>0.4805366022</text:p>
          </table:table-cell>
          <table:table-cell table:formula="of:=IF([ratings.$D54]=0;0;[neighbors.D$3])" office:value-type="float" office:value="0.468333294370994" calcext:value-type="float">
            <text:p>0.4683332944</text:p>
          </table:table-cell>
          <table:table-cell table:formula="of:=IF([ratings.$R54]=0;0;[neighbors.E$3])" office:value-type="float" office:value="0.399436428887225" calcext:value-type="float">
            <text:p>0.3994364289</text:p>
          </table:table-cell>
          <table:table-cell table:formula="of:=IF([ratings.$J54]=0;0;[neighbors.F$3])" office:value-type="float" office:value="0.387132645868484" calcext:value-type="float">
            <text:p>0.3871326459</text:p>
          </table:table-cell>
          <table:table-cell table:formula="of:=SUM([.B54:.F54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IF([ratings.$O55]=0;0;[neighbors.B$3])" office:value-type="float" office:value="0" calcext:value-type="float">
            <text:p>0</text:p>
          </table:table-cell>
          <table:table-cell table:formula="of:=IF([ratings.$B55]=0;0;[neighbors.C$3])" office:value-type="float" office:value="0" calcext:value-type="float">
            <text:p>0</text:p>
          </table:table-cell>
          <table:table-cell table:formula="of:=IF([ratings.$D55]=0;0;[neighbors.D$3])" office:value-type="float" office:value="0.468333294370994" calcext:value-type="float">
            <text:p>0.4683332944</text:p>
          </table:table-cell>
          <table:table-cell table:formula="of:=IF([ratings.$R55]=0;0;[neighbors.E$3])" office:value-type="float" office:value="0" calcext:value-type="float">
            <text:p>0</text:p>
          </table:table-cell>
          <table:table-cell table:formula="of:=IF([ratings.$J55]=0;0;[neighbors.F$3])" office:value-type="float" office:value="0.387132645868484" calcext:value-type="float">
            <text:p>0.3871326459</text:p>
          </table:table-cell>
          <table:table-cell table:formula="of:=SUM([.B55:.F55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IF([ratings.$O56]=0;0;[neighbors.B$3])" office:value-type="float" office:value="0" calcext:value-type="float">
            <text:p>0</text:p>
          </table:table-cell>
          <table:table-cell table:formula="of:=IF([ratings.$B56]=0;0;[neighbors.C$3])" office:value-type="float" office:value="0.480536602182786" calcext:value-type="float">
            <text:p>0.4805366022</text:p>
          </table:table-cell>
          <table:table-cell table:formula="of:=IF([ratings.$D56]=0;0;[neighbors.D$3])" office:value-type="float" office:value="0" calcext:value-type="float">
            <text:p>0</text:p>
          </table:table-cell>
          <table:table-cell table:formula="of:=IF([ratings.$R56]=0;0;[neighbors.E$3])" office:value-type="float" office:value="0.399436428887225" calcext:value-type="float">
            <text:p>0.3994364289</text:p>
          </table:table-cell>
          <table:table-cell table:formula="of:=IF([ratings.$J56]=0;0;[neighbors.F$3])" office:value-type="float" office:value="0.387132645868484" calcext:value-type="float">
            <text:p>0.3871326459</text:p>
          </table:table-cell>
          <table:table-cell table:formula="of:=SUM([.B56:.F56])" office:value-type="float" office:value="1.2671056769385" calcext:value-type="float">
            <text:p>1.2671056769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IF([ratings.$O57]=0;0;[neighbors.B$3])" office:value-type="float" office:value="0.539065851394357" calcext:value-type="float">
            <text:p>0.5390658514</text:p>
          </table:table-cell>
          <table:table-cell table:formula="of:=IF([ratings.$B57]=0;0;[neighbors.C$3])" office:value-type="float" office:value="0" calcext:value-type="float">
            <text:p>0</text:p>
          </table:table-cell>
          <table:table-cell table:formula="of:=IF([ratings.$D57]=0;0;[neighbors.D$3])" office:value-type="float" office:value="0" calcext:value-type="float">
            <text:p>0</text:p>
          </table:table-cell>
          <table:table-cell table:formula="of:=IF([ratings.$R57]=0;0;[neighbors.E$3])" office:value-type="float" office:value="0.399436428887225" calcext:value-type="float">
            <text:p>0.3994364289</text:p>
          </table:table-cell>
          <table:table-cell table:formula="of:=IF([ratings.$J57]=0;0;[neighbors.F$3])" office:value-type="float" office:value="0" calcext:value-type="float">
            <text:p>0</text:p>
          </table:table-cell>
          <table:table-cell table:formula="of:=SUM([.B57:.F57])" office:value-type="float" office:value="0.938502280281582" calcext:value-type="float">
            <text:p>0.9385022803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IF([ratings.$O58]=0;0;[neighbors.B$3])" office:value-type="float" office:value="0" calcext:value-type="float">
            <text:p>0</text:p>
          </table:table-cell>
          <table:table-cell table:formula="of:=IF([ratings.$B58]=0;0;[neighbors.C$3])" office:value-type="float" office:value="0" calcext:value-type="float">
            <text:p>0</text:p>
          </table:table-cell>
          <table:table-cell table:formula="of:=IF([ratings.$D58]=0;0;[neighbors.D$3])" office:value-type="float" office:value="0" calcext:value-type="float">
            <text:p>0</text:p>
          </table:table-cell>
          <table:table-cell table:formula="of:=IF([ratings.$R58]=0;0;[neighbors.E$3])" office:value-type="float" office:value="0" calcext:value-type="float">
            <text:p>0</text:p>
          </table:table-cell>
          <table:table-cell table:formula="of:=IF([ratings.$J58]=0;0;[neighbors.F$3])" office:value-type="float" office:value="0.387132645868484" calcext:value-type="float">
            <text:p>0.3871326459</text:p>
          </table:table-cell>
          <table:table-cell table:formula="of:=SUM([.B58:.F58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IF([ratings.$O59]=0;0;[neighbors.B$3])" office:value-type="float" office:value="0" calcext:value-type="float">
            <text:p>0</text:p>
          </table:table-cell>
          <table:table-cell table:formula="of:=IF([ratings.$B59]=0;0;[neighbors.C$3])" office:value-type="float" office:value="0" calcext:value-type="float">
            <text:p>0</text:p>
          </table:table-cell>
          <table:table-cell table:formula="of:=IF([ratings.$D59]=0;0;[neighbors.D$3])" office:value-type="float" office:value="0.468333294370994" calcext:value-type="float">
            <text:p>0.4683332944</text:p>
          </table:table-cell>
          <table:table-cell table:formula="of:=IF([ratings.$R59]=0;0;[neighbors.E$3])" office:value-type="float" office:value="0" calcext:value-type="float">
            <text:p>0</text:p>
          </table:table-cell>
          <table:table-cell table:formula="of:=IF([ratings.$J59]=0;0;[neighbors.F$3])" office:value-type="float" office:value="0.387132645868484" calcext:value-type="float">
            <text:p>0.3871326459</text:p>
          </table:table-cell>
          <table:table-cell table:formula="of:=SUM([.B59:.F59])" office:value-type="float" office:value="0.855465940239477" calcext:value-type="float">
            <text:p>0.8554659402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IF([ratings.$O60]=0;0;[neighbors.B$3])" office:value-type="float" office:value="0.539065851394357" calcext:value-type="float">
            <text:p>0.5390658514</text:p>
          </table:table-cell>
          <table:table-cell table:formula="of:=IF([ratings.$B60]=0;0;[neighbors.C$3])" office:value-type="float" office:value="0.480536602182786" calcext:value-type="float">
            <text:p>0.4805366022</text:p>
          </table:table-cell>
          <table:table-cell table:formula="of:=IF([ratings.$D60]=0;0;[neighbors.D$3])" office:value-type="float" office:value="0.468333294370994" calcext:value-type="float">
            <text:p>0.4683332944</text:p>
          </table:table-cell>
          <table:table-cell table:formula="of:=IF([ratings.$R60]=0;0;[neighbors.E$3])" office:value-type="float" office:value="0.399436428887225" calcext:value-type="float">
            <text:p>0.3994364289</text:p>
          </table:table-cell>
          <table:table-cell table:formula="of:=IF([ratings.$J60]=0;0;[neighbors.F$3])" office:value-type="float" office:value="0.387132645868484" calcext:value-type="float">
            <text:p>0.3871326459</text:p>
          </table:table-cell>
          <table:table-cell table:formula="of:=SUM([.B60:.F60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IF([ratings.$O61]=0;0;[neighbors.B$3])" office:value-type="float" office:value="0.539065851394357" calcext:value-type="float">
            <text:p>0.5390658514</text:p>
          </table:table-cell>
          <table:table-cell table:formula="of:=IF([ratings.$B61]=0;0;[neighbors.C$3])" office:value-type="float" office:value="0" calcext:value-type="float">
            <text:p>0</text:p>
          </table:table-cell>
          <table:table-cell table:formula="of:=IF([ratings.$D61]=0;0;[neighbors.D$3])" office:value-type="float" office:value="0" calcext:value-type="float">
            <text:p>0</text:p>
          </table:table-cell>
          <table:table-cell table:formula="of:=IF([ratings.$R61]=0;0;[neighbors.E$3])" office:value-type="float" office:value="0.399436428887225" calcext:value-type="float">
            <text:p>0.3994364289</text:p>
          </table:table-cell>
          <table:table-cell table:formula="of:=IF([ratings.$J61]=0;0;[neighbors.F$3])" office:value-type="float" office:value="0.387132645868484" calcext:value-type="float">
            <text:p>0.3871326459</text:p>
          </table:table-cell>
          <table:table-cell table:formula="of:=SUM([.B61:.F6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IF([ratings.$O62]=0;0;[neighbors.B$3])" office:value-type="float" office:value="0" calcext:value-type="float">
            <text:p>0</text:p>
          </table:table-cell>
          <table:table-cell table:formula="of:=IF([ratings.$B62]=0;0;[neighbors.C$3])" office:value-type="float" office:value="0" calcext:value-type="float">
            <text:p>0</text:p>
          </table:table-cell>
          <table:table-cell table:formula="of:=IF([ratings.$D62]=0;0;[neighbors.D$3])" office:value-type="float" office:value="0" calcext:value-type="float">
            <text:p>0</text:p>
          </table:table-cell>
          <table:table-cell table:formula="of:=IF([ratings.$R62]=0;0;[neighbors.E$3])" office:value-type="float" office:value="0.399436428887225" calcext:value-type="float">
            <text:p>0.3994364289</text:p>
          </table:table-cell>
          <table:table-cell table:formula="of:=IF([ratings.$J62]=0;0;[neighbors.F$3])" office:value-type="float" office:value="0.387132645868484" calcext:value-type="float">
            <text:p>0.3871326459</text:p>
          </table:table-cell>
          <table:table-cell table:formula="of:=SUM([.B62:.F6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IF([ratings.$O63]=0;0;[neighbors.B$3])" office:value-type="float" office:value="0.539065851394357" calcext:value-type="float">
            <text:p>0.5390658514</text:p>
          </table:table-cell>
          <table:table-cell table:formula="of:=IF([ratings.$B63]=0;0;[neighbors.C$3])" office:value-type="float" office:value="0" calcext:value-type="float">
            <text:p>0</text:p>
          </table:table-cell>
          <table:table-cell table:formula="of:=IF([ratings.$D63]=0;0;[neighbors.D$3])" office:value-type="float" office:value="0.468333294370994" calcext:value-type="float">
            <text:p>0.4683332944</text:p>
          </table:table-cell>
          <table:table-cell table:formula="of:=IF([ratings.$R63]=0;0;[neighbors.E$3])" office:value-type="float" office:value="0.399436428887225" calcext:value-type="float">
            <text:p>0.3994364289</text:p>
          </table:table-cell>
          <table:table-cell table:formula="of:=IF([ratings.$J63]=0;0;[neighbors.F$3])" office:value-type="float" office:value="0.387132645868484" calcext:value-type="float">
            <text:p>0.3871326459</text:p>
          </table:table-cell>
          <table:table-cell table:formula="of:=SUM([.B63:.F63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IF([ratings.$O64]=0;0;[neighbors.B$3])" office:value-type="float" office:value="0" calcext:value-type="float">
            <text:p>0</text:p>
          </table:table-cell>
          <table:table-cell table:formula="of:=IF([ratings.$B64]=0;0;[neighbors.C$3])" office:value-type="float" office:value="0" calcext:value-type="float">
            <text:p>0</text:p>
          </table:table-cell>
          <table:table-cell table:formula="of:=IF([ratings.$D64]=0;0;[neighbors.D$3])" office:value-type="float" office:value="0" calcext:value-type="float">
            <text:p>0</text:p>
          </table:table-cell>
          <table:table-cell table:formula="of:=IF([ratings.$R64]=0;0;[neighbors.E$3])" office:value-type="float" office:value="0" calcext:value-type="float">
            <text:p>0</text:p>
          </table:table-cell>
          <table:table-cell table:formula="of:=IF([ratings.$J64]=0;0;[neighbors.F$3])" office:value-type="float" office:value="0.387132645868484" calcext:value-type="float">
            <text:p>0.3871326459</text:p>
          </table:table-cell>
          <table:table-cell table:formula="of:=SUM([.B64:.F6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IF([ratings.$O65]=0;0;[neighbors.B$3])" office:value-type="float" office:value="0" calcext:value-type="float">
            <text:p>0</text:p>
          </table:table-cell>
          <table:table-cell table:formula="of:=IF([ratings.$B65]=0;0;[neighbors.C$3])" office:value-type="float" office:value="0" calcext:value-type="float">
            <text:p>0</text:p>
          </table:table-cell>
          <table:table-cell table:formula="of:=IF([ratings.$D65]=0;0;[neighbors.D$3])" office:value-type="float" office:value="0" calcext:value-type="float">
            <text:p>0</text:p>
          </table:table-cell>
          <table:table-cell table:formula="of:=IF([ratings.$R65]=0;0;[neighbors.E$3])" office:value-type="float" office:value="0" calcext:value-type="float">
            <text:p>0</text:p>
          </table:table-cell>
          <table:table-cell table:formula="of:=IF([ratings.$J65]=0;0;[neighbors.F$3])" office:value-type="float" office:value="0.387132645868484" calcext:value-type="float">
            <text:p>0.3871326459</text:p>
          </table:table-cell>
          <table:table-cell table:formula="of:=SUM([.B65:.F65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IF([ratings.$O66]=0;0;[neighbors.B$3])" office:value-type="float" office:value="0" calcext:value-type="float">
            <text:p>0</text:p>
          </table:table-cell>
          <table:table-cell table:formula="of:=IF([ratings.$B66]=0;0;[neighbors.C$3])" office:value-type="float" office:value="0" calcext:value-type="float">
            <text:p>0</text:p>
          </table:table-cell>
          <table:table-cell table:formula="of:=IF([ratings.$D66]=0;0;[neighbors.D$3])" office:value-type="float" office:value="0.468333294370994" calcext:value-type="float">
            <text:p>0.4683332944</text:p>
          </table:table-cell>
          <table:table-cell table:formula="of:=IF([ratings.$R66]=0;0;[neighbors.E$3])" office:value-type="float" office:value="0.399436428887225" calcext:value-type="float">
            <text:p>0.3994364289</text:p>
          </table:table-cell>
          <table:table-cell table:formula="of:=IF([ratings.$J66]=0;0;[neighbors.F$3])" office:value-type="float" office:value="0.387132645868484" calcext:value-type="float">
            <text:p>0.3871326459</text:p>
          </table:table-cell>
          <table:table-cell table:formula="of:=SUM([.B66:.F66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IF([ratings.$O67]=0;0;[neighbors.B$3])" office:value-type="float" office:value="0.539065851394357" calcext:value-type="float">
            <text:p>0.5390658514</text:p>
          </table:table-cell>
          <table:table-cell table:formula="of:=IF([ratings.$B67]=0;0;[neighbors.C$3])" office:value-type="float" office:value="0" calcext:value-type="float">
            <text:p>0</text:p>
          </table:table-cell>
          <table:table-cell table:formula="of:=IF([ratings.$D67]=0;0;[neighbors.D$3])" office:value-type="float" office:value="0.468333294370994" calcext:value-type="float">
            <text:p>0.4683332944</text:p>
          </table:table-cell>
          <table:table-cell table:formula="of:=IF([ratings.$R67]=0;0;[neighbors.E$3])" office:value-type="float" office:value="0.399436428887225" calcext:value-type="float">
            <text:p>0.3994364289</text:p>
          </table:table-cell>
          <table:table-cell table:formula="of:=IF([ratings.$J67]=0;0;[neighbors.F$3])" office:value-type="float" office:value="0.387132645868484" calcext:value-type="float">
            <text:p>0.3871326459</text:p>
          </table:table-cell>
          <table:table-cell table:formula="of:=SUM([.B67:.F67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IF([ratings.$O68]=0;0;[neighbors.B$3])" office:value-type="float" office:value="0" calcext:value-type="float">
            <text:p>0</text:p>
          </table:table-cell>
          <table:table-cell table:formula="of:=IF([ratings.$B68]=0;0;[neighbors.C$3])" office:value-type="float" office:value="0" calcext:value-type="float">
            <text:p>0</text:p>
          </table:table-cell>
          <table:table-cell table:formula="of:=IF([ratings.$D68]=0;0;[neighbors.D$3])" office:value-type="float" office:value="0.468333294370994" calcext:value-type="float">
            <text:p>0.4683332944</text:p>
          </table:table-cell>
          <table:table-cell table:formula="of:=IF([ratings.$R68]=0;0;[neighbors.E$3])" office:value-type="float" office:value="0.399436428887225" calcext:value-type="float">
            <text:p>0.3994364289</text:p>
          </table:table-cell>
          <table:table-cell table:formula="of:=IF([ratings.$J68]=0;0;[neighbors.F$3])" office:value-type="float" office:value="0.387132645868484" calcext:value-type="float">
            <text:p>0.3871326459</text:p>
          </table:table-cell>
          <table:table-cell table:formula="of:=SUM([.B68:.F68])" office:value-type="float" office:value="1.2549023691267" calcext:value-type="float">
            <text:p>1.2549023691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IF([ratings.$O69]=0;0;[neighbors.B$3])" office:value-type="float" office:value="0" calcext:value-type="float">
            <text:p>0</text:p>
          </table:table-cell>
          <table:table-cell table:formula="of:=IF([ratings.$B69]=0;0;[neighbors.C$3])" office:value-type="float" office:value="0" calcext:value-type="float">
            <text:p>0</text:p>
          </table:table-cell>
          <table:table-cell table:formula="of:=IF([ratings.$D69]=0;0;[neighbors.D$3])" office:value-type="float" office:value="0" calcext:value-type="float">
            <text:p>0</text:p>
          </table:table-cell>
          <table:table-cell table:formula="of:=IF([ratings.$R69]=0;0;[neighbors.E$3])" office:value-type="float" office:value="0" calcext:value-type="float">
            <text:p>0</text:p>
          </table:table-cell>
          <table:table-cell table:formula="of:=IF([ratings.$J69]=0;0;[neighbors.F$3])" office:value-type="float" office:value="0.387132645868484" calcext:value-type="float">
            <text:p>0.3871326459</text:p>
          </table:table-cell>
          <table:table-cell table:formula="of:=SUM([.B69:.F6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IF([ratings.$O70]=0;0;[neighbors.B$3])" office:value-type="float" office:value="0" calcext:value-type="float">
            <text:p>0</text:p>
          </table:table-cell>
          <table:table-cell table:formula="of:=IF([ratings.$B70]=0;0;[neighbors.C$3])" office:value-type="float" office:value="0" calcext:value-type="float">
            <text:p>0</text:p>
          </table:table-cell>
          <table:table-cell table:formula="of:=IF([ratings.$D70]=0;0;[neighbors.D$3])" office:value-type="float" office:value="0" calcext:value-type="float">
            <text:p>0</text:p>
          </table:table-cell>
          <table:table-cell table:formula="of:=IF([ratings.$R70]=0;0;[neighbors.E$3])" office:value-type="float" office:value="0.399436428887225" calcext:value-type="float">
            <text:p>0.3994364289</text:p>
          </table:table-cell>
          <table:table-cell table:formula="of:=IF([ratings.$J70]=0;0;[neighbors.F$3])" office:value-type="float" office:value="0.387132645868484" calcext:value-type="float">
            <text:p>0.3871326459</text:p>
          </table:table-cell>
          <table:table-cell table:formula="of:=SUM([.B70:.F7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IF([ratings.$O71]=0;0;[neighbors.B$3])" office:value-type="float" office:value="0.539065851394357" calcext:value-type="float">
            <text:p>0.5390658514</text:p>
          </table:table-cell>
          <table:table-cell table:formula="of:=IF([ratings.$B71]=0;0;[neighbors.C$3])" office:value-type="float" office:value="0" calcext:value-type="float">
            <text:p>0</text:p>
          </table:table-cell>
          <table:table-cell table:formula="of:=IF([ratings.$D71]=0;0;[neighbors.D$3])" office:value-type="float" office:value="0" calcext:value-type="float">
            <text:p>0</text:p>
          </table:table-cell>
          <table:table-cell table:formula="of:=IF([ratings.$R71]=0;0;[neighbors.E$3])" office:value-type="float" office:value="0.399436428887225" calcext:value-type="float">
            <text:p>0.3994364289</text:p>
          </table:table-cell>
          <table:table-cell table:formula="of:=IF([ratings.$J71]=0;0;[neighbors.F$3])" office:value-type="float" office:value="0.387132645868484" calcext:value-type="float">
            <text:p>0.3871326459</text:p>
          </table:table-cell>
          <table:table-cell table:formula="of:=SUM([.B71:.F71])" office:value-type="float" office:value="1.32563492615007" calcext:value-type="float">
            <text:p>1.3256349262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IF([ratings.$O72]=0;0;[neighbors.B$3])" office:value-type="float" office:value="0.539065851394357" calcext:value-type="float">
            <text:p>0.5390658514</text:p>
          </table:table-cell>
          <table:table-cell table:formula="of:=IF([ratings.$B72]=0;0;[neighbors.C$3])" office:value-type="float" office:value="0.480536602182786" calcext:value-type="float">
            <text:p>0.4805366022</text:p>
          </table:table-cell>
          <table:table-cell table:formula="of:=IF([ratings.$D72]=0;0;[neighbors.D$3])" office:value-type="float" office:value="0.468333294370994" calcext:value-type="float">
            <text:p>0.4683332944</text:p>
          </table:table-cell>
          <table:table-cell table:formula="of:=IF([ratings.$R72]=0;0;[neighbors.E$3])" office:value-type="float" office:value="0.399436428887225" calcext:value-type="float">
            <text:p>0.3994364289</text:p>
          </table:table-cell>
          <table:table-cell table:formula="of:=IF([ratings.$J72]=0;0;[neighbors.F$3])" office:value-type="float" office:value="0.387132645868484" calcext:value-type="float">
            <text:p>0.3871326459</text:p>
          </table:table-cell>
          <table:table-cell table:formula="of:=SUM([.B72:.F72])" office:value-type="float" office:value="2.27450482270385" calcext:value-type="float">
            <text:p>2.2745048227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IF([ratings.$O73]=0;0;[neighbors.B$3])" office:value-type="float" office:value="0" calcext:value-type="float">
            <text:p>0</text:p>
          </table:table-cell>
          <table:table-cell table:formula="of:=IF([ratings.$B73]=0;0;[neighbors.C$3])" office:value-type="float" office:value="0.480536602182786" calcext:value-type="float">
            <text:p>0.4805366022</text:p>
          </table:table-cell>
          <table:table-cell table:formula="of:=IF([ratings.$D73]=0;0;[neighbors.D$3])" office:value-type="float" office:value="0.468333294370994" calcext:value-type="float">
            <text:p>0.4683332944</text:p>
          </table:table-cell>
          <table:table-cell table:formula="of:=IF([ratings.$R73]=0;0;[neighbors.E$3])" office:value-type="float" office:value="0.399436428887225" calcext:value-type="float">
            <text:p>0.3994364289</text:p>
          </table:table-cell>
          <table:table-cell table:formula="of:=IF([ratings.$J73]=0;0;[neighbors.F$3])" office:value-type="float" office:value="0.387132645868484" calcext:value-type="float">
            <text:p>0.3871326459</text:p>
          </table:table-cell>
          <table:table-cell table:formula="of:=SUM([.B73:.F7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IF([ratings.$O74]=0;0;[neighbors.B$3])" office:value-type="float" office:value="0" calcext:value-type="float">
            <text:p>0</text:p>
          </table:table-cell>
          <table:table-cell table:formula="of:=IF([ratings.$B74]=0;0;[neighbors.C$3])" office:value-type="float" office:value="0.480536602182786" calcext:value-type="float">
            <text:p>0.4805366022</text:p>
          </table:table-cell>
          <table:table-cell table:formula="of:=IF([ratings.$D74]=0;0;[neighbors.D$3])" office:value-type="float" office:value="0.468333294370994" calcext:value-type="float">
            <text:p>0.4683332944</text:p>
          </table:table-cell>
          <table:table-cell table:formula="of:=IF([ratings.$R74]=0;0;[neighbors.E$3])" office:value-type="float" office:value="0" calcext:value-type="float">
            <text:p>0</text:p>
          </table:table-cell>
          <table:table-cell table:formula="of:=IF([ratings.$J74]=0;0;[neighbors.F$3])" office:value-type="float" office:value="0.387132645868484" calcext:value-type="float">
            <text:p>0.3871326459</text:p>
          </table:table-cell>
          <table:table-cell table:formula="of:=SUM([.B74:.F74])" office:value-type="float" office:value="1.33600254242226" calcext:value-type="float">
            <text:p>1.3360025424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IF([ratings.$O75]=0;0;[neighbors.B$3])" office:value-type="float" office:value="0" calcext:value-type="float">
            <text:p>0</text:p>
          </table:table-cell>
          <table:table-cell table:formula="of:=IF([ratings.$B75]=0;0;[neighbors.C$3])" office:value-type="float" office:value="0" calcext:value-type="float">
            <text:p>0</text:p>
          </table:table-cell>
          <table:table-cell table:formula="of:=IF([ratings.$D75]=0;0;[neighbors.D$3])" office:value-type="float" office:value="0" calcext:value-type="float">
            <text:p>0</text:p>
          </table:table-cell>
          <table:table-cell table:formula="of:=IF([ratings.$R75]=0;0;[neighbors.E$3])" office:value-type="float" office:value="0.399436428887225" calcext:value-type="float">
            <text:p>0.3994364289</text:p>
          </table:table-cell>
          <table:table-cell table:formula="of:=IF([ratings.$J75]=0;0;[neighbors.F$3])" office:value-type="float" office:value="0.387132645868484" calcext:value-type="float">
            <text:p>0.3871326459</text:p>
          </table:table-cell>
          <table:table-cell table:formula="of:=SUM([.B75:.F75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IF([ratings.$O76]=0;0;[neighbors.B$3])" office:value-type="float" office:value="0" calcext:value-type="float">
            <text:p>0</text:p>
          </table:table-cell>
          <table:table-cell table:formula="of:=IF([ratings.$B76]=0;0;[neighbors.C$3])" office:value-type="float" office:value="0" calcext:value-type="float">
            <text:p>0</text:p>
          </table:table-cell>
          <table:table-cell table:formula="of:=IF([ratings.$D76]=0;0;[neighbors.D$3])" office:value-type="float" office:value="0" calcext:value-type="float">
            <text:p>0</text:p>
          </table:table-cell>
          <table:table-cell table:formula="of:=IF([ratings.$R76]=0;0;[neighbors.E$3])" office:value-type="float" office:value="0.399436428887225" calcext:value-type="float">
            <text:p>0.3994364289</text:p>
          </table:table-cell>
          <table:table-cell table:formula="of:=IF([ratings.$J76]=0;0;[neighbors.F$3])" office:value-type="float" office:value="0.387132645868484" calcext:value-type="float">
            <text:p>0.3871326459</text:p>
          </table:table-cell>
          <table:table-cell table:formula="of:=SUM([.B76:.F76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IF([ratings.$O77]=0;0;[neighbors.B$3])" office:value-type="float" office:value="0" calcext:value-type="float">
            <text:p>0</text:p>
          </table:table-cell>
          <table:table-cell table:formula="of:=IF([ratings.$B77]=0;0;[neighbors.C$3])" office:value-type="float" office:value="0" calcext:value-type="float">
            <text:p>0</text:p>
          </table:table-cell>
          <table:table-cell table:formula="of:=IF([ratings.$D77]=0;0;[neighbors.D$3])" office:value-type="float" office:value="0" calcext:value-type="float">
            <text:p>0</text:p>
          </table:table-cell>
          <table:table-cell table:formula="of:=IF([ratings.$R77]=0;0;[neighbors.E$3])" office:value-type="float" office:value="0" calcext:value-type="float">
            <text:p>0</text:p>
          </table:table-cell>
          <table:table-cell table:formula="of:=IF([ratings.$J77]=0;0;[neighbors.F$3])" office:value-type="float" office:value="0.387132645868484" calcext:value-type="float">
            <text:p>0.3871326459</text:p>
          </table:table-cell>
          <table:table-cell table:formula="of:=SUM([.B77:.F77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IF([ratings.$O78]=0;0;[neighbors.B$3])" office:value-type="float" office:value="0" calcext:value-type="float">
            <text:p>0</text:p>
          </table:table-cell>
          <table:table-cell table:formula="of:=IF([ratings.$B78]=0;0;[neighbors.C$3])" office:value-type="float" office:value="0" calcext:value-type="float">
            <text:p>0</text:p>
          </table:table-cell>
          <table:table-cell table:formula="of:=IF([ratings.$D78]=0;0;[neighbors.D$3])" office:value-type="float" office:value="0" calcext:value-type="float">
            <text:p>0</text:p>
          </table:table-cell>
          <table:table-cell table:formula="of:=IF([ratings.$R78]=0;0;[neighbors.E$3])" office:value-type="float" office:value="0" calcext:value-type="float">
            <text:p>0</text:p>
          </table:table-cell>
          <table:table-cell table:formula="of:=IF([ratings.$J78]=0;0;[neighbors.F$3])" office:value-type="float" office:value="0.387132645868484" calcext:value-type="float">
            <text:p>0.3871326459</text:p>
          </table:table-cell>
          <table:table-cell table:formula="of:=SUM([.B78:.F7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IF([ratings.$O79]=0;0;[neighbors.B$3])" office:value-type="float" office:value="0.539065851394357" calcext:value-type="float">
            <text:p>0.5390658514</text:p>
          </table:table-cell>
          <table:table-cell table:formula="of:=IF([ratings.$B79]=0;0;[neighbors.C$3])" office:value-type="float" office:value="0" calcext:value-type="float">
            <text:p>0</text:p>
          </table:table-cell>
          <table:table-cell table:formula="of:=IF([ratings.$D79]=0;0;[neighbors.D$3])" office:value-type="float" office:value="0.468333294370994" calcext:value-type="float">
            <text:p>0.4683332944</text:p>
          </table:table-cell>
          <table:table-cell table:formula="of:=IF([ratings.$R79]=0;0;[neighbors.E$3])" office:value-type="float" office:value="0.399436428887225" calcext:value-type="float">
            <text:p>0.3994364289</text:p>
          </table:table-cell>
          <table:table-cell table:formula="of:=IF([ratings.$J79]=0;0;[neighbors.F$3])" office:value-type="float" office:value="0.387132645868484" calcext:value-type="float">
            <text:p>0.3871326459</text:p>
          </table:table-cell>
          <table:table-cell table:formula="of:=SUM([.B79:.F79])" office:value-type="float" office:value="1.79396822052106" calcext:value-type="float">
            <text:p>1.7939682205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IF([ratings.$O80]=0;0;[neighbors.B$3])" office:value-type="float" office:value="0.539065851394357" calcext:value-type="float">
            <text:p>0.5390658514</text:p>
          </table:table-cell>
          <table:table-cell table:formula="of:=IF([ratings.$B80]=0;0;[neighbors.C$3])" office:value-type="float" office:value="0" calcext:value-type="float">
            <text:p>0</text:p>
          </table:table-cell>
          <table:table-cell table:formula="of:=IF([ratings.$D80]=0;0;[neighbors.D$3])" office:value-type="float" office:value="0.468333294370994" calcext:value-type="float">
            <text:p>0.4683332944</text:p>
          </table:table-cell>
          <table:table-cell table:formula="of:=IF([ratings.$R80]=0;0;[neighbors.E$3])" office:value-type="float" office:value="0" calcext:value-type="float">
            <text:p>0</text:p>
          </table:table-cell>
          <table:table-cell table:formula="of:=IF([ratings.$J80]=0;0;[neighbors.F$3])" office:value-type="float" office:value="0.387132645868484" calcext:value-type="float">
            <text:p>0.3871326459</text:p>
          </table:table-cell>
          <table:table-cell table:formula="of:=SUM([.B80:.F80])" office:value-type="float" office:value="1.39453179163383" calcext:value-type="float">
            <text:p>1.3945317916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IF([ratings.$O81]=0;0;[neighbors.B$3])" office:value-type="float" office:value="0.539065851394357" calcext:value-type="float">
            <text:p>0.5390658514</text:p>
          </table:table-cell>
          <table:table-cell table:formula="of:=IF([ratings.$B81]=0;0;[neighbors.C$3])" office:value-type="float" office:value="0.480536602182786" calcext:value-type="float">
            <text:p>0.4805366022</text:p>
          </table:table-cell>
          <table:table-cell table:formula="of:=IF([ratings.$D81]=0;0;[neighbors.D$3])" office:value-type="float" office:value="0.468333294370994" calcext:value-type="float">
            <text:p>0.4683332944</text:p>
          </table:table-cell>
          <table:table-cell table:formula="of:=IF([ratings.$R81]=0;0;[neighbors.E$3])" office:value-type="float" office:value="0" calcext:value-type="float">
            <text:p>0</text:p>
          </table:table-cell>
          <table:table-cell table:formula="of:=IF([ratings.$J81]=0;0;[neighbors.F$3])" office:value-type="float" office:value="0.387132645868484" calcext:value-type="float">
            <text:p>0.3871326459</text:p>
          </table:table-cell>
          <table:table-cell table:formula="of:=SUM([.B81:.F81])" office:value-type="float" office:value="1.87506839381662" calcext:value-type="float">
            <text:p>1.8750683938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IF([ratings.$O82]=0;0;[neighbors.B$3])" office:value-type="float" office:value="0" calcext:value-type="float">
            <text:p>0</text:p>
          </table:table-cell>
          <table:table-cell table:formula="of:=IF([ratings.$B82]=0;0;[neighbors.C$3])" office:value-type="float" office:value="0" calcext:value-type="float">
            <text:p>0</text:p>
          </table:table-cell>
          <table:table-cell table:formula="of:=IF([ratings.$D82]=0;0;[neighbors.D$3])" office:value-type="float" office:value="0" calcext:value-type="float">
            <text:p>0</text:p>
          </table:table-cell>
          <table:table-cell table:formula="of:=IF([ratings.$R82]=0;0;[neighbors.E$3])" office:value-type="float" office:value="0" calcext:value-type="float">
            <text:p>0</text:p>
          </table:table-cell>
          <table:table-cell table:formula="of:=IF([ratings.$J82]=0;0;[neighbors.F$3])" office:value-type="float" office:value="0.387132645868484" calcext:value-type="float">
            <text:p>0.3871326459</text:p>
          </table:table-cell>
          <table:table-cell table:formula="of:=SUM([.B82:.F82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IF([ratings.$O83]=0;0;[neighbors.B$3])" office:value-type="float" office:value="0" calcext:value-type="float">
            <text:p>0</text:p>
          </table:table-cell>
          <table:table-cell table:formula="of:=IF([ratings.$B83]=0;0;[neighbors.C$3])" office:value-type="float" office:value="0" calcext:value-type="float">
            <text:p>0</text:p>
          </table:table-cell>
          <table:table-cell table:formula="of:=IF([ratings.$D83]=0;0;[neighbors.D$3])" office:value-type="float" office:value="0" calcext:value-type="float">
            <text:p>0</text:p>
          </table:table-cell>
          <table:table-cell table:formula="of:=IF([ratings.$R83]=0;0;[neighbors.E$3])" office:value-type="float" office:value="0" calcext:value-type="float">
            <text:p>0</text:p>
          </table:table-cell>
          <table:table-cell table:formula="of:=IF([ratings.$J83]=0;0;[neighbors.F$3])" office:value-type="float" office:value="0.387132645868484" calcext:value-type="float">
            <text:p>0.3871326459</text:p>
          </table:table-cell>
          <table:table-cell table:formula="of:=SUM([.B83:.F83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IF([ratings.$O84]=0;0;[neighbors.B$3])" office:value-type="float" office:value="0" calcext:value-type="float">
            <text:p>0</text:p>
          </table:table-cell>
          <table:table-cell table:formula="of:=IF([ratings.$B84]=0;0;[neighbors.C$3])" office:value-type="float" office:value="0" calcext:value-type="float">
            <text:p>0</text:p>
          </table:table-cell>
          <table:table-cell table:formula="of:=IF([ratings.$D84]=0;0;[neighbors.D$3])" office:value-type="float" office:value="0" calcext:value-type="float">
            <text:p>0</text:p>
          </table:table-cell>
          <table:table-cell table:formula="of:=IF([ratings.$R84]=0;0;[neighbors.E$3])" office:value-type="float" office:value="0" calcext:value-type="float">
            <text:p>0</text:p>
          </table:table-cell>
          <table:table-cell table:formula="of:=IF([ratings.$J84]=0;0;[neighbors.F$3])" office:value-type="float" office:value="0.387132645868484" calcext:value-type="float">
            <text:p>0.3871326459</text:p>
          </table:table-cell>
          <table:table-cell table:formula="of:=SUM([.B84:.F84])" office:value-type="float" office:value="0.387132645868484" calcext:value-type="float">
            <text:p>0.3871326459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IF([ratings.$O85]=0;0;[neighbors.B$3])" office:value-type="float" office:value="0.539065851394357" calcext:value-type="float">
            <text:p>0.5390658514</text:p>
          </table:table-cell>
          <table:table-cell table:formula="of:=IF([ratings.$B85]=0;0;[neighbors.C$3])" office:value-type="float" office:value="0" calcext:value-type="float">
            <text:p>0</text:p>
          </table:table-cell>
          <table:table-cell table:formula="of:=IF([ratings.$D85]=0;0;[neighbors.D$3])" office:value-type="float" office:value="0" calcext:value-type="float">
            <text:p>0</text:p>
          </table:table-cell>
          <table:table-cell table:formula="of:=IF([ratings.$R85]=0;0;[neighbors.E$3])" office:value-type="float" office:value="0.399436428887225" calcext:value-type="float">
            <text:p>0.3994364289</text:p>
          </table:table-cell>
          <table:table-cell table:formula="of:=IF([ratings.$J85]=0;0;[neighbors.F$3])" office:value-type="float" office:value="0.387132645868484" calcext:value-type="float">
            <text:p>0.3871326459</text:p>
          </table:table-cell>
          <table:table-cell table:formula="of:=SUM([.B85:.F85])" office:value-type="float" office:value="1.32563492615007" calcext:value-type="float">
            <text:p>1.3256349262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IF([ratings.$O86]=0;0;[neighbors.B$3])" office:value-type="float" office:value="0" calcext:value-type="float">
            <text:p>0</text:p>
          </table:table-cell>
          <table:table-cell table:formula="of:=IF([ratings.$B86]=0;0;[neighbors.C$3])" office:value-type="float" office:value="0" calcext:value-type="float">
            <text:p>0</text:p>
          </table:table-cell>
          <table:table-cell table:formula="of:=IF([ratings.$D86]=0;0;[neighbors.D$3])" office:value-type="float" office:value="0" calcext:value-type="float">
            <text:p>0</text:p>
          </table:table-cell>
          <table:table-cell table:formula="of:=IF([ratings.$R86]=0;0;[neighbors.E$3])" office:value-type="float" office:value="0.399436428887225" calcext:value-type="float">
            <text:p>0.3994364289</text:p>
          </table:table-cell>
          <table:table-cell table:formula="of:=IF([ratings.$J86]=0;0;[neighbors.F$3])" office:value-type="float" office:value="0.387132645868484" calcext:value-type="float">
            <text:p>0.3871326459</text:p>
          </table:table-cell>
          <table:table-cell table:formula="of:=SUM([.B86:.F86])" office:value-type="float" office:value="0.786569074755709" calcext:value-type="float">
            <text:p>0.7865690748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IF([ratings.$O87]=0;0;[neighbors.B$3])" office:value-type="float" office:value="0" calcext:value-type="float">
            <text:p>0</text:p>
          </table:table-cell>
          <table:table-cell table:formula="of:=IF([ratings.$B87]=0;0;[neighbors.C$3])" office:value-type="float" office:value="0" calcext:value-type="float">
            <text:p>0</text:p>
          </table:table-cell>
          <table:table-cell table:formula="of:=IF([ratings.$D87]=0;0;[neighbors.D$3])" office:value-type="float" office:value="0.468333294370994" calcext:value-type="float">
            <text:p>0.4683332944</text:p>
          </table:table-cell>
          <table:table-cell table:formula="of:=IF([ratings.$R87]=0;0;[neighbors.E$3])" office:value-type="float" office:value="0.399436428887225" calcext:value-type="float">
            <text:p>0.3994364289</text:p>
          </table:table-cell>
          <table:table-cell table:formula="of:=IF([ratings.$J87]=0;0;[neighbors.F$3])" office:value-type="float" office:value="0.387132645868484" calcext:value-type="float">
            <text:p>0.3871326459</text:p>
          </table:table-cell>
          <table:table-cell table:formula="of:=SUM([.B87:.F87])" office:value-type="float" office:value="1.2549023691267" calcext:value-type="float">
            <text:p>1.2549023691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IF([ratings.$O88]=0;0;[neighbors.B$3])" office:value-type="float" office:value="0" calcext:value-type="float">
            <text:p>0</text:p>
          </table:table-cell>
          <table:table-cell table:formula="of:=IF([ratings.$B88]=0;0;[neighbors.C$3])" office:value-type="float" office:value="0" calcext:value-type="float">
            <text:p>0</text:p>
          </table:table-cell>
          <table:table-cell table:formula="of:=IF([ratings.$D88]=0;0;[neighbors.D$3])" office:value-type="float" office:value="0" calcext:value-type="float">
            <text:p>0</text:p>
          </table:table-cell>
          <table:table-cell table:formula="of:=IF([ratings.$R88]=0;0;[neighbors.E$3])" office:value-type="float" office:value="0" calcext:value-type="float">
            <text:p>0</text:p>
          </table:table-cell>
          <table:table-cell table:formula="of:=IF([ratings.$J88]=0;0;[neighbors.F$3])" office:value-type="float" office:value="0.387132645868484" calcext:value-type="float">
            <text:p>0.3871326459</text:p>
          </table:table-cell>
          <table:table-cell table:formula="of:=SUM([.B88:.F88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IF([ratings.$O89]=0;0;[neighbors.B$3])" office:value-type="float" office:value="0" calcext:value-type="float">
            <text:p>0</text:p>
          </table:table-cell>
          <table:table-cell table:formula="of:=IF([ratings.$B89]=0;0;[neighbors.C$3])" office:value-type="float" office:value="0" calcext:value-type="float">
            <text:p>0</text:p>
          </table:table-cell>
          <table:table-cell table:formula="of:=IF([ratings.$D89]=0;0;[neighbors.D$3])" office:value-type="float" office:value="0" calcext:value-type="float">
            <text:p>0</text:p>
          </table:table-cell>
          <table:table-cell table:formula="of:=IF([ratings.$R89]=0;0;[neighbors.E$3])" office:value-type="float" office:value="0" calcext:value-type="float">
            <text:p>0</text:p>
          </table:table-cell>
          <table:table-cell table:formula="of:=IF([ratings.$J89]=0;0;[neighbors.F$3])" office:value-type="float" office:value="0.387132645868484" calcext:value-type="float">
            <text:p>0.3871326459</text:p>
          </table:table-cell>
          <table:table-cell table:formula="of:=SUM([.B89:.F8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IF([ratings.$O90]=0;0;[neighbors.B$3])" office:value-type="float" office:value="0" calcext:value-type="float">
            <text:p>0</text:p>
          </table:table-cell>
          <table:table-cell table:formula="of:=IF([ratings.$B90]=0;0;[neighbors.C$3])" office:value-type="float" office:value="0" calcext:value-type="float">
            <text:p>0</text:p>
          </table:table-cell>
          <table:table-cell table:formula="of:=IF([ratings.$D90]=0;0;[neighbors.D$3])" office:value-type="float" office:value="0" calcext:value-type="float">
            <text:p>0</text:p>
          </table:table-cell>
          <table:table-cell table:formula="of:=IF([ratings.$R90]=0;0;[neighbors.E$3])" office:value-type="float" office:value="0.399436428887225" calcext:value-type="float">
            <text:p>0.3994364289</text:p>
          </table:table-cell>
          <table:table-cell table:formula="of:=IF([ratings.$J90]=0;0;[neighbors.F$3])" office:value-type="float" office:value="0.387132645868484" calcext:value-type="float">
            <text:p>0.3871326459</text:p>
          </table:table-cell>
          <table:table-cell table:formula="of:=SUM([.B90:.F90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IF([ratings.$O91]=0;0;[neighbors.B$3])" office:value-type="float" office:value="0.539065851394357" calcext:value-type="float">
            <text:p>0.5390658514</text:p>
          </table:table-cell>
          <table:table-cell table:formula="of:=IF([ratings.$B91]=0;0;[neighbors.C$3])" office:value-type="float" office:value="0" calcext:value-type="float">
            <text:p>0</text:p>
          </table:table-cell>
          <table:table-cell table:formula="of:=IF([ratings.$D91]=0;0;[neighbors.D$3])" office:value-type="float" office:value="0" calcext:value-type="float">
            <text:p>0</text:p>
          </table:table-cell>
          <table:table-cell table:formula="of:=IF([ratings.$R91]=0;0;[neighbors.E$3])" office:value-type="float" office:value="0" calcext:value-type="float">
            <text:p>0</text:p>
          </table:table-cell>
          <table:table-cell table:formula="of:=IF([ratings.$J91]=0;0;[neighbors.F$3])" office:value-type="float" office:value="0.387132645868484" calcext:value-type="float">
            <text:p>0.3871326459</text:p>
          </table:table-cell>
          <table:table-cell table:formula="of:=SUM([.B91:.F91])" office:value-type="float" office:value="0.926198497262841" calcext:value-type="float">
            <text:p>0.9261984973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IF([ratings.$O92]=0;0;[neighbors.B$3])" office:value-type="float" office:value="0" calcext:value-type="float">
            <text:p>0</text:p>
          </table:table-cell>
          <table:table-cell table:formula="of:=IF([ratings.$B92]=0;0;[neighbors.C$3])" office:value-type="float" office:value="0" calcext:value-type="float">
            <text:p>0</text:p>
          </table:table-cell>
          <table:table-cell table:formula="of:=IF([ratings.$D92]=0;0;[neighbors.D$3])" office:value-type="float" office:value="0" calcext:value-type="float">
            <text:p>0</text:p>
          </table:table-cell>
          <table:table-cell table:formula="of:=IF([ratings.$R92]=0;0;[neighbors.E$3])" office:value-type="float" office:value="0.399436428887225" calcext:value-type="float">
            <text:p>0.3994364289</text:p>
          </table:table-cell>
          <table:table-cell table:formula="of:=IF([ratings.$J92]=0;0;[neighbors.F$3])" office:value-type="float" office:value="0.387132645868484" calcext:value-type="float">
            <text:p>0.3871326459</text:p>
          </table:table-cell>
          <table:table-cell table:formula="of:=SUM([.B92:.F92])" office:value-type="float" office:value="0.786569074755709" calcext:value-type="float">
            <text:p>0.7865690748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IF([ratings.$O93]=0;0;[neighbors.B$3])" office:value-type="float" office:value="0" calcext:value-type="float">
            <text:p>0</text:p>
          </table:table-cell>
          <table:table-cell table:formula="of:=IF([ratings.$B93]=0;0;[neighbors.C$3])" office:value-type="float" office:value="0.480536602182786" calcext:value-type="float">
            <text:p>0.4805366022</text:p>
          </table:table-cell>
          <table:table-cell table:formula="of:=IF([ratings.$D93]=0;0;[neighbors.D$3])" office:value-type="float" office:value="0.468333294370994" calcext:value-type="float">
            <text:p>0.4683332944</text:p>
          </table:table-cell>
          <table:table-cell table:formula="of:=IF([ratings.$R93]=0;0;[neighbors.E$3])" office:value-type="float" office:value="0.399436428887225" calcext:value-type="float">
            <text:p>0.3994364289</text:p>
          </table:table-cell>
          <table:table-cell table:formula="of:=IF([ratings.$J93]=0;0;[neighbors.F$3])" office:value-type="float" office:value="0.387132645868484" calcext:value-type="float">
            <text:p>0.3871326459</text:p>
          </table:table-cell>
          <table:table-cell table:formula="of:=SUM([.B93:.F93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IF([ratings.$O94]=0;0;[neighbors.B$3])" office:value-type="float" office:value="0" calcext:value-type="float">
            <text:p>0</text:p>
          </table:table-cell>
          <table:table-cell table:formula="of:=IF([ratings.$B94]=0;0;[neighbors.C$3])" office:value-type="float" office:value="0" calcext:value-type="float">
            <text:p>0</text:p>
          </table:table-cell>
          <table:table-cell table:formula="of:=IF([ratings.$D94]=0;0;[neighbors.D$3])" office:value-type="float" office:value="0" calcext:value-type="float">
            <text:p>0</text:p>
          </table:table-cell>
          <table:table-cell table:formula="of:=IF([ratings.$R94]=0;0;[neighbors.E$3])" office:value-type="float" office:value="0" calcext:value-type="float">
            <text:p>0</text:p>
          </table:table-cell>
          <table:table-cell table:formula="of:=IF([ratings.$J94]=0;0;[neighbors.F$3])" office:value-type="float" office:value="0.387132645868484" calcext:value-type="float">
            <text:p>0.3871326459</text:p>
          </table:table-cell>
          <table:table-cell table:formula="of:=SUM([.B94:.F94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IF([ratings.$O95]=0;0;[neighbors.B$3])" office:value-type="float" office:value="0" calcext:value-type="float">
            <text:p>0</text:p>
          </table:table-cell>
          <table:table-cell table:formula="of:=IF([ratings.$B95]=0;0;[neighbors.C$3])" office:value-type="float" office:value="0" calcext:value-type="float">
            <text:p>0</text:p>
          </table:table-cell>
          <table:table-cell table:formula="of:=IF([ratings.$D95]=0;0;[neighbors.D$3])" office:value-type="float" office:value="0" calcext:value-type="float">
            <text:p>0</text:p>
          </table:table-cell>
          <table:table-cell table:formula="of:=IF([ratings.$R95]=0;0;[neighbors.E$3])" office:value-type="float" office:value="0" calcext:value-type="float">
            <text:p>0</text:p>
          </table:table-cell>
          <table:table-cell table:formula="of:=IF([ratings.$J95]=0;0;[neighbors.F$3])" office:value-type="float" office:value="0.387132645868484" calcext:value-type="float">
            <text:p>0.3871326459</text:p>
          </table:table-cell>
          <table:table-cell table:formula="of:=SUM([.B95:.F95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IF([ratings.$O96]=0;0;[neighbors.B$3])" office:value-type="float" office:value="0" calcext:value-type="float">
            <text:p>0</text:p>
          </table:table-cell>
          <table:table-cell table:formula="of:=IF([ratings.$B96]=0;0;[neighbors.C$3])" office:value-type="float" office:value="0.480536602182786" calcext:value-type="float">
            <text:p>0.4805366022</text:p>
          </table:table-cell>
          <table:table-cell table:formula="of:=IF([ratings.$D96]=0;0;[neighbors.D$3])" office:value-type="float" office:value="0" calcext:value-type="float">
            <text:p>0</text:p>
          </table:table-cell>
          <table:table-cell table:formula="of:=IF([ratings.$R96]=0;0;[neighbors.E$3])" office:value-type="float" office:value="0" calcext:value-type="float">
            <text:p>0</text:p>
          </table:table-cell>
          <table:table-cell table:formula="of:=IF([ratings.$J96]=0;0;[neighbors.F$3])" office:value-type="float" office:value="0.387132645868484" calcext:value-type="float">
            <text:p>0.3871326459</text:p>
          </table:table-cell>
          <table:table-cell table:formula="of:=SUM([.B96:.F96])" office:value-type="float" office:value="0.86766924805127" calcext:value-type="float">
            <text:p>0.8676692481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IF([ratings.$O97]=0;0;[neighbors.B$3])" office:value-type="float" office:value="0" calcext:value-type="float">
            <text:p>0</text:p>
          </table:table-cell>
          <table:table-cell table:formula="of:=IF([ratings.$B97]=0;0;[neighbors.C$3])" office:value-type="float" office:value="0.480536602182786" calcext:value-type="float">
            <text:p>0.4805366022</text:p>
          </table:table-cell>
          <table:table-cell table:formula="of:=IF([ratings.$D97]=0;0;[neighbors.D$3])" office:value-type="float" office:value="0.468333294370994" calcext:value-type="float">
            <text:p>0.4683332944</text:p>
          </table:table-cell>
          <table:table-cell table:formula="of:=IF([ratings.$R97]=0;0;[neighbors.E$3])" office:value-type="float" office:value="0.399436428887225" calcext:value-type="float">
            <text:p>0.3994364289</text:p>
          </table:table-cell>
          <table:table-cell table:formula="of:=IF([ratings.$J97]=0;0;[neighbors.F$3])" office:value-type="float" office:value="0.387132645868484" calcext:value-type="float">
            <text:p>0.3871326459</text:p>
          </table:table-cell>
          <table:table-cell table:formula="of:=SUM([.B97:.F97])" office:value-type="float" office:value="1.73543897130949" calcext:value-type="float">
            <text:p>1.7354389713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IF([ratings.$O98]=0;0;[neighbors.B$3])" office:value-type="float" office:value="0" calcext:value-type="float">
            <text:p>0</text:p>
          </table:table-cell>
          <table:table-cell table:formula="of:=IF([ratings.$B98]=0;0;[neighbors.C$3])" office:value-type="float" office:value="0.480536602182786" calcext:value-type="float">
            <text:p>0.4805366022</text:p>
          </table:table-cell>
          <table:table-cell table:formula="of:=IF([ratings.$D98]=0;0;[neighbors.D$3])" office:value-type="float" office:value="0" calcext:value-type="float">
            <text:p>0</text:p>
          </table:table-cell>
          <table:table-cell table:formula="of:=IF([ratings.$R98]=0;0;[neighbors.E$3])" office:value-type="float" office:value="0" calcext:value-type="float">
            <text:p>0</text:p>
          </table:table-cell>
          <table:table-cell table:formula="of:=IF([ratings.$J98]=0;0;[neighbors.F$3])" office:value-type="float" office:value="0.387132645868484" calcext:value-type="float">
            <text:p>0.3871326459</text:p>
          </table:table-cell>
          <table:table-cell table:formula="of:=SUM([.B98:.F98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IF([ratings.$O99]=0;0;[neighbors.B$3])" office:value-type="float" office:value="0" calcext:value-type="float">
            <text:p>0</text:p>
          </table:table-cell>
          <table:table-cell table:formula="of:=IF([ratings.$B99]=0;0;[neighbors.C$3])" office:value-type="float" office:value="0" calcext:value-type="float">
            <text:p>0</text:p>
          </table:table-cell>
          <table:table-cell table:formula="of:=IF([ratings.$D99]=0;0;[neighbors.D$3])" office:value-type="float" office:value="0" calcext:value-type="float">
            <text:p>0</text:p>
          </table:table-cell>
          <table:table-cell table:formula="of:=IF([ratings.$R99]=0;0;[neighbors.E$3])" office:value-type="float" office:value="0" calcext:value-type="float">
            <text:p>0</text:p>
          </table:table-cell>
          <table:table-cell table:formula="of:=IF([ratings.$J99]=0;0;[neighbors.F$3])" office:value-type="float" office:value="0.387132645868484" calcext:value-type="float">
            <text:p>0.3871326459</text:p>
          </table:table-cell>
          <table:table-cell table:formula="of:=SUM([.B99:.F99])" office:value-type="float" office:value="0.387132645868484" calcext:value-type="float">
            <text:p>0.3871326459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IF([ratings.$O100]=0;0;[neighbors.B$3])" office:value-type="float" office:value="0" calcext:value-type="float">
            <text:p>0</text:p>
          </table:table-cell>
          <table:table-cell table:formula="of:=IF([ratings.$B100]=0;0;[neighbors.C$3])" office:value-type="float" office:value="0.480536602182786" calcext:value-type="float">
            <text:p>0.4805366022</text:p>
          </table:table-cell>
          <table:table-cell table:formula="of:=IF([ratings.$D100]=0;0;[neighbors.D$3])" office:value-type="float" office:value="0" calcext:value-type="float">
            <text:p>0</text:p>
          </table:table-cell>
          <table:table-cell table:formula="of:=IF([ratings.$R100]=0;0;[neighbors.E$3])" office:value-type="float" office:value="0" calcext:value-type="float">
            <text:p>0</text:p>
          </table:table-cell>
          <table:table-cell table:formula="of:=IF([ratings.$J100]=0;0;[neighbors.F$3])" office:value-type="float" office:value="0.387132645868484" calcext:value-type="float">
            <text:p>0.3871326459</text:p>
          </table:table-cell>
          <table:table-cell table:formula="of:=SUM([.B100:.F100])" office:value-type="float" office:value="0.86766924805127" calcext:value-type="float">
            <text:p>0.8676692481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IF([ratings.$O101]=0;0;[neighbors.B$3])" office:value-type="float" office:value="0" calcext:value-type="float">
            <text:p>0</text:p>
          </table:table-cell>
          <table:table-cell table:formula="of:=IF([ratings.$B101]=0;0;[neighbors.C$3])" office:value-type="float" office:value="0" calcext:value-type="float">
            <text:p>0</text:p>
          </table:table-cell>
          <table:table-cell table:formula="of:=IF([ratings.$D101]=0;0;[neighbors.D$3])" office:value-type="float" office:value="0" calcext:value-type="float">
            <text:p>0</text:p>
          </table:table-cell>
          <table:table-cell table:formula="of:=IF([ratings.$R101]=0;0;[neighbors.E$3])" office:value-type="float" office:value="0" calcext:value-type="float">
            <text:p>0</text:p>
          </table:table-cell>
          <table:table-cell table:formula="of:=IF([ratings.$J101]=0;0;[neighbors.F$3])" office:value-type="float" office:value="0.387132645868484" calcext:value-type="float">
            <text:p>0.3871326459</text:p>
          </table:table-cell>
          <table:table-cell table:formula="of:=SUM([.B101:.F101])" office:value-type="float" office:value="0.387132645868484" calcext:value-type="float">
            <text:p>0.3871326459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dictions" table:style-name="ta1">
        <office:forms form:automatic-focus="false" form:apply-design-mode="false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/>
          <table:table-cell table:formula="of:=[neighbors.B2]" office:value-type="float" office:value="89" calcext:value-type="float">
            <text:p>89</text:p>
          </table:table-cell>
          <table:table-cell table:formula="of:=[neighbors.C2]" office:value-type="float" office:value="1648" calcext:value-type="float">
            <text:p>1648</text:p>
          </table:table-cell>
          <table:table-cell table:formula="of:=[neighbors.D2]" office:value-type="float" office:value="918" calcext:value-type="float">
            <text:p>918</text:p>
          </table:table-cell>
          <table:table-cell table:formula="of:=[neighbors.E2]" office:value-type="float" office:value="5261" calcext:value-type="float">
            <text:p>5261</text:p>
          </table:table-cell>
          <table:table-cell table:formula="of:=[neighbors.F2]" office:value-type="float" office:value="3525" calcext:value-type="float">
            <text:p>3525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11: Star Wars: Episode IV - A New Hope (1977)</text:p>
          </table:table-cell>
          <table:table-cell table:formula="of:=[ratings.$O2]*[weights.B2]" office:value-type="float" office:value="2.15626340557743" calcext:value-type="float">
            <text:p>2.1562634056</text:p>
          </table:table-cell>
          <table:table-cell table:formula="of:=[ratings.$B2]*[weights.C2]" office:value-type="float" office:value="0" calcext:value-type="float">
            <text:p>0</text:p>
          </table:table-cell>
          <table:table-cell table:formula="of:=[ratings.$D2]*[weights.D2]" office:value-type="float" office:value="2.34166647185497" calcext:value-type="float">
            <text:p>2.3416664719</text:p>
          </table:table-cell>
          <table:table-cell table:formula="of:=[ratings.$R2]*[weights.E2]" office:value-type="float" office:value="0" calcext:value-type="float">
            <text:p>0</text:p>
          </table:table-cell>
          <table:table-cell table:formula="of:=[ratings.$J2]*[weights.F2]" office:value-type="float" office:value="1.54853058347394" calcext:value-type="float">
            <text:p>1.5485305835</text:p>
          </table:table-cell>
          <table:table-cell table:formula="of:=IF([weights.G2]=0;0;SUM([.B2:.F2])/[weights.G2])" office:value-type="float" office:value="4.33583550922299" calcext:value-type="float">
            <text:p>4.3358355092</text:p>
          </table:table-cell>
        </table:table-row>
        <table:table-row table:style-name="ro3">
          <table:table-cell office:value-type="string" calcext:value-type="string">
            <text:p>12: Finding Nemo (2003)</text:p>
          </table:table-cell>
          <table:table-cell table:formula="of:=[ratings.$O3]*[weights.B3]" office:value-type="float" office:value="2.42579633127461" calcext:value-type="float">
            <text:p>2.4257963313</text:p>
          </table:table-cell>
          <table:table-cell table:formula="of:=[ratings.$B3]*[weights.C3]" office:value-type="float" office:value="0" calcext:value-type="float">
            <text:p>0</text:p>
          </table:table-cell>
          <table:table-cell table:formula="of:=[ratings.$D3]*[weights.D3]" office:value-type="float" office:value="2.34166647185497" calcext:value-type="float">
            <text:p>2.3416664719</text:p>
          </table:table-cell>
          <table:table-cell table:formula="of:=[ratings.$R3]*[weights.E3]" office:value-type="float" office:value="0" calcext:value-type="float">
            <text:p>0</text:p>
          </table:table-cell>
          <table:table-cell table:formula="of:=[ratings.$J3]*[weights.F3]" office:value-type="float" office:value="1.54853058347394" calcext:value-type="float">
            <text:p>1.5485305835</text:p>
          </table:table-cell>
          <table:table-cell table:formula="of:=IF([weights.G3]=0;0;SUM([.B3:.F3])/[weights.G3])" office:value-type="float" office:value="4.52911394669869" calcext:value-type="float">
            <text:p>4.5291139467</text:p>
          </table:table-cell>
        </table:table-row>
        <table:table-row table:style-name="ro3">
          <table:table-cell office:value-type="string" calcext:value-type="string">
            <text:p>13: Forrest Gump (1994)</text:p>
          </table:table-cell>
          <table:table-cell table:formula="of:=[ratings.$O4]*[weights.B4]" office:value-type="float" office:value="2.69532925697179" calcext:value-type="float">
            <text:p>2.695329257</text:p>
          </table:table-cell>
          <table:table-cell table:formula="of:=[ratings.$B4]*[weights.C4]" office:value-type="float" office:value="0" calcext:value-type="float">
            <text:p>0</text:p>
          </table:table-cell>
          <table:table-cell table:formula="of:=[ratings.$D4]*[weights.D4]" office:value-type="float" office:value="2.10749982466947" calcext:value-type="float">
            <text:p>2.1074998247</text:p>
          </table:table-cell>
          <table:table-cell table:formula="of:=[ratings.$R4]*[weights.E4]" office:value-type="float" office:value="1.99718214443613" calcext:value-type="float">
            <text:p>1.9971821444</text:p>
          </table:table-cell>
          <table:table-cell table:formula="of:=[ratings.$J4]*[weights.F4]" office:value-type="float" office:value="1.74209690640818" calcext:value-type="float">
            <text:p>1.7420969064</text:p>
          </table:table-cell>
          <table:table-cell table:formula="of:=IF([weights.G4]=0;0;SUM([.B4:.F4])/[weights.G4])" office:value-type="float" office:value="4.76157160130992" calcext:value-type="float">
            <text:p>4.7615716013</text:p>
          </table:table-cell>
        </table:table-row>
        <table:table-row table:style-name="ro1">
          <table:table-cell office:value-type="string" calcext:value-type="string">
            <text:p>14: American Beauty (1999)</text:p>
          </table:table-cell>
          <table:table-cell table:formula="of:=[ratings.$O5]*[weights.B5]" office:value-type="float" office:value="0" calcext:value-type="float">
            <text:p>0</text:p>
          </table:table-cell>
          <table:table-cell table:formula="of:=[ratings.$B5]*[weights.C5]" office:value-type="float" office:value="0" calcext:value-type="float">
            <text:p>0</text:p>
          </table:table-cell>
          <table:table-cell table:formula="of:=[ratings.$D5]*[weights.D5]" office:value-type="float" office:value="0" calcext:value-type="float">
            <text:p>0</text:p>
          </table:table-cell>
          <table:table-cell table:formula="of:=[ratings.$R5]*[weights.E5]" office:value-type="float" office:value="0" calcext:value-type="float">
            <text:p>0</text:p>
          </table:table-cell>
          <table:table-cell table:formula="of:=[ratings.$J5]*[weights.F5]" office:value-type="float" office:value="1.35496426053969" calcext:value-type="float">
            <text:p>1.3549642605</text:p>
          </table:table-cell>
          <table:table-cell table:formula="of:=IF([weights.G5]=0;0;SUM([.B5:.F5])/[weights.G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22: Pirates of the Caribbean: The Curse of the Black Pearl (2003)</text:p>
          </table:table-cell>
          <table:table-cell table:formula="of:=[ratings.$O6]*[weights.B6]" office:value-type="float" office:value="0" calcext:value-type="float">
            <text:p>0</text:p>
          </table:table-cell>
          <table:table-cell table:formula="of:=[ratings.$B6]*[weights.C6]" office:value-type="float" office:value="1.92214640873114" calcext:value-type="float">
            <text:p>1.9221464087</text:p>
          </table:table-cell>
          <table:table-cell table:formula="of:=[ratings.$D6]*[weights.D6]" office:value-type="float" office:value="1.40499988311298" calcext:value-type="float">
            <text:p>1.4049998831</text:p>
          </table:table-cell>
          <table:table-cell table:formula="of:=[ratings.$R6]*[weights.E6]" office:value-type="float" office:value="0.599154643330838" calcext:value-type="float">
            <text:p>0.5991546433</text:p>
          </table:table-cell>
          <table:table-cell table:formula="of:=[ratings.$J6]*[weights.F6]" office:value-type="float" office:value="1.16139793760545" calcext:value-type="float">
            <text:p>1.1613979376</text:p>
          </table:table-cell>
          <table:table-cell table:formula="of:=IF([weights.G6]=0;0;SUM([.B6:.F6])/[weights.G6])" office:value-type="float" office:value="2.93164954624792" calcext:value-type="float">
            <text:p>2.9316495462</text:p>
          </table:table-cell>
        </table:table-row>
        <table:table-row table:style-name="ro1">
          <table:table-cell office:value-type="string" calcext:value-type="string">
            <text:p>24: Kill Bill: Vol. 1 (2003)</text:p>
          </table:table-cell>
          <table:table-cell table:formula="of:=[ratings.$O7]*[weights.B7]" office:value-type="float" office:value="2.69532925697179" calcext:value-type="float">
            <text:p>2.695329257</text:p>
          </table:table-cell>
          <table:table-cell table:formula="of:=[ratings.$B7]*[weights.C7]" office:value-type="float" office:value="1.44160980654836" calcext:value-type="float">
            <text:p>1.4416098065</text:p>
          </table:table-cell>
          <table:table-cell table:formula="of:=[ratings.$D7]*[weights.D7]" office:value-type="float" office:value="0" calcext:value-type="float">
            <text:p>0</text:p>
          </table:table-cell>
          <table:table-cell table:formula="of:=[ratings.$R7]*[weights.E7]" office:value-type="float" office:value="0.199718214443613" calcext:value-type="float">
            <text:p>0.1997182144</text:p>
          </table:table-cell>
          <table:table-cell table:formula="of:=[ratings.$J7]*[weights.F7]" office:value-type="float" office:value="1.35496426053969" calcext:value-type="float">
            <text:p>1.3549642605</text:p>
          </table:table-cell>
          <table:table-cell table:formula="of:=IF([weights.G7]=0;0;SUM([.B7:.F7])/[weights.G7])" office:value-type="float" office:value="3.15120765066925" calcext:value-type="float">
            <text:p>3.1512076507</text:p>
          </table:table-cell>
        </table:table-row>
        <table:table-row table:style-name="ro1">
          <table:table-cell office:value-type="string" calcext:value-type="string">
            <text:p>38: Eternal Sunshine of the Spotless Mind (2004)</text:p>
          </table:table-cell>
          <table:table-cell table:formula="of:=[ratings.$O8]*[weights.B8]" office:value-type="float" office:value="2.69532925697179" calcext:value-type="float">
            <text:p>2.695329257</text:p>
          </table:table-cell>
          <table:table-cell table:formula="of:=[ratings.$B8]*[weights.C8]" office:value-type="float" office:value="0" calcext:value-type="float">
            <text:p>0</text:p>
          </table:table-cell>
          <table:table-cell table:formula="of:=[ratings.$D8]*[weights.D8]" office:value-type="float" office:value="2.34166647185497" calcext:value-type="float">
            <text:p>2.3416664719</text:p>
          </table:table-cell>
          <table:table-cell table:formula="of:=[ratings.$R8]*[weights.E8]" office:value-type="float" office:value="0" calcext:value-type="float">
            <text:p>0</text:p>
          </table:table-cell>
          <table:table-cell table:formula="of:=[ratings.$J8]*[weights.F8]" office:value-type="float" office:value="1.54853058347394" calcext:value-type="float">
            <text:p>1.5485305835</text:p>
          </table:table-cell>
          <table:table-cell table:formula="of:=IF([weights.G8]=0;0;SUM([.B8:.F8])/[weights.G8])" office:value-type="float" office:value="4.72239238417439" calcext:value-type="float">
            <text:p>4.7223923842</text:p>
          </table:table-cell>
        </table:table-row>
        <table:table-row table:style-name="ro3">
          <table:table-cell office:value-type="string" calcext:value-type="string">
            <text:p>63: Twelve Monkeys (a.k.a. 12 Monkeys) (1995)</text:p>
          </table:table-cell>
          <table:table-cell table:formula="of:=[ratings.$O9]*[weights.B9]" office:value-type="float" office:value="0" calcext:value-type="float">
            <text:p>0</text:p>
          </table:table-cell>
          <table:table-cell table:formula="of:=[ratings.$B9]*[weights.C9]" office:value-type="float" office:value="0" calcext:value-type="float">
            <text:p>0</text:p>
          </table:table-cell>
          <table:table-cell table:formula="of:=[ratings.$D9]*[weights.D9]" office:value-type="float" office:value="0" calcext:value-type="float">
            <text:p>0</text:p>
          </table:table-cell>
          <table:table-cell table:formula="of:=[ratings.$R9]*[weights.E9]" office:value-type="float" office:value="1.5977457155489" calcext:value-type="float">
            <text:p>1.5977457155</text:p>
          </table:table-cell>
          <table:table-cell table:formula="of:=[ratings.$J9]*[weights.F9]" office:value-type="float" office:value="1.35496426053969" calcext:value-type="float">
            <text:p>1.3549642605</text:p>
          </table:table-cell>
          <table:table-cell table:formula="of:=IF([weights.G9]=0;0;SUM([.B9:.F9])/[weights.G9])" office:value-type="float" office:value="3.75391058567315" calcext:value-type="float">
            <text:p>3.7539105857</text:p>
          </table:table-cell>
        </table:table-row>
        <table:table-row table:style-name="ro1">
          <table:table-cell office:value-type="string" calcext:value-type="string">
            <text:p>77: Memento (2000)</text:p>
          </table:table-cell>
          <table:table-cell table:formula="of:=[ratings.$O10]*[weights.B10]" office:value-type="float" office:value="0" calcext:value-type="float">
            <text:p>0</text:p>
          </table:table-cell>
          <table:table-cell table:formula="of:=[ratings.$B10]*[weights.C10]" office:value-type="float" office:value="0" calcext:value-type="float">
            <text:p>0</text:p>
          </table:table-cell>
          <table:table-cell table:formula="of:=[ratings.$D10]*[weights.D10]" office:value-type="float" office:value="2.34166647185497" calcext:value-type="float">
            <text:p>2.3416664719</text:p>
          </table:table-cell>
          <table:table-cell table:formula="of:=[ratings.$R10]*[weights.E10]" office:value-type="float" office:value="1.99718214443613" calcext:value-type="float">
            <text:p>1.9971821444</text:p>
          </table:table-cell>
          <table:table-cell table:formula="of:=[ratings.$J10]*[weights.F10]" office:value-type="float" office:value="1.74209690640818" calcext:value-type="float">
            <text:p>1.7420969064</text:p>
          </table:table-cell>
          <table:table-cell table:formula="of:=IF([weights.G10]=0;0;SUM([.B10:.F10])/[weights.G10])" office:value-type="float" office:value="4.84575188660378" calcext:value-type="float">
            <text:p>4.8457518866</text:p>
          </table:table-cell>
        </table:table-row>
        <table:table-row table:style-name="ro1">
          <table:table-cell office:value-type="string" calcext:value-type="string">
            <text:p>85: Raiders of the Lost Ark (Indiana Jones and the Raiders of the Lost Ark) (1981)</text:p>
          </table:table-cell>
          <table:table-cell table:formula="of:=[ratings.$O11]*[weights.B11]" office:value-type="float" office:value="0" calcext:value-type="float">
            <text:p>0</text:p>
          </table:table-cell>
          <table:table-cell table:formula="of:=[ratings.$B11]*[weights.C11]" office:value-type="float" office:value="0" calcext:value-type="float">
            <text:p>0</text:p>
          </table:table-cell>
          <table:table-cell table:formula="of:=[ratings.$D11]*[weights.D11]" office:value-type="float" office:value="0" calcext:value-type="float">
            <text:p>0</text:p>
          </table:table-cell>
          <table:table-cell table:formula="of:=[ratings.$R11]*[weights.E11]" office:value-type="float" office:value="0" calcext:value-type="float">
            <text:p>0</text:p>
          </table:table-cell>
          <table:table-cell table:formula="of:=[ratings.$J11]*[weights.F11]" office:value-type="float" office:value="1.54853058347394" calcext:value-type="float">
            <text:p>1.5485305835</text:p>
          </table:table-cell>
          <table:table-cell table:formula="of:=IF([weights.G11]=0;0;SUM([.B11:.F11])/[weights.G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8: Gladiator (2000)</text:p>
          </table:table-cell>
          <table:table-cell table:formula="of:=[ratings.$O12]*[weights.B12]" office:value-type="float" office:value="0" calcext:value-type="float">
            <text:p>0</text:p>
          </table:table-cell>
          <table:table-cell table:formula="of:=[ratings.$B12]*[weights.C12]" office:value-type="float" office:value="0" calcext:value-type="float">
            <text:p>0</text:p>
          </table:table-cell>
          <table:table-cell table:formula="of:=[ratings.$D12]*[weights.D12]" office:value-type="float" office:value="0" calcext:value-type="float">
            <text:p>0</text:p>
          </table:table-cell>
          <table:table-cell table:formula="of:=[ratings.$R12]*[weights.E12]" office:value-type="float" office:value="1.39802750110529" calcext:value-type="float">
            <text:p>1.3980275011</text:p>
          </table:table-cell>
          <table:table-cell table:formula="of:=[ratings.$J12]*[weights.F12]" office:value-type="float" office:value="1.35496426053969" calcext:value-type="float">
            <text:p>1.3549642605</text:p>
          </table:table-cell>
          <table:table-cell table:formula="of:=IF([weights.G12]=0;0;SUM([.B12:.F12])/[weights.G1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05: Back to the Future (1985)</text:p>
          </table:table-cell>
          <table:table-cell table:formula="of:=[ratings.$O13]*[weights.B13]" office:value-type="float" office:value="2.69532925697179" calcext:value-type="float">
            <text:p>2.695329257</text:p>
          </table:table-cell>
          <table:table-cell table:formula="of:=[ratings.$B13]*[weights.C13]" office:value-type="float" office:value="2.16241470982254" calcext:value-type="float">
            <text:p>2.1624147098</text:p>
          </table:table-cell>
          <table:table-cell table:formula="of:=[ratings.$D13]*[weights.D13]" office:value-type="float" office:value="2.34166647185497" calcext:value-type="float">
            <text:p>2.3416664719</text:p>
          </table:table-cell>
          <table:table-cell table:formula="of:=[ratings.$R13]*[weights.E13]" office:value-type="float" office:value="1.99718214443613" calcext:value-type="float">
            <text:p>1.9971821444</text:p>
          </table:table-cell>
          <table:table-cell table:formula="of:=[ratings.$J13]*[weights.F13]" office:value-type="float" office:value="1.54853058347394" calcext:value-type="float">
            <text:p>1.5485305835</text:p>
          </table:table-cell>
          <table:table-cell table:formula="of:=IF([weights.G13]=0;0;SUM([.B13:.F13])/[weights.G13])" office:value-type="float" office:value="4.7241593243957" calcext:value-type="float">
            <text:p>4.7241593244</text:p>
          </table:table-cell>
        </table:table-row>
        <table:table-row table:style-name="ro1">
          <table:table-cell office:value-type="string" calcext:value-type="string">
            <text:p>107: Snatch (2000)</text:p>
          </table:table-cell>
          <table:table-cell table:formula="of:=[ratings.$O14]*[weights.B14]" office:value-type="float" office:value="0" calcext:value-type="float">
            <text:p>0</text:p>
          </table:table-cell>
          <table:table-cell table:formula="of:=[ratings.$B14]*[weights.C14]" office:value-type="float" office:value="0" calcext:value-type="float">
            <text:p>0</text:p>
          </table:table-cell>
          <table:table-cell table:formula="of:=[ratings.$D14]*[weights.D14]" office:value-type="float" office:value="0" calcext:value-type="float">
            <text:p>0</text:p>
          </table:table-cell>
          <table:table-cell table:formula="of:=[ratings.$R14]*[weights.E14]" office:value-type="float" office:value="1.39802750110529" calcext:value-type="float">
            <text:p>1.3980275011</text:p>
          </table:table-cell>
          <table:table-cell table:formula="of:=[ratings.$J14]*[weights.F14]" office:value-type="float" office:value="1.54853058347394" calcext:value-type="float">
            <text:p>1.5485305835</text:p>
          </table:table-cell>
          <table:table-cell table:formula="of:=IF([weights.G14]=0;0;SUM([.B14:.F14])/[weights.G14])" office:value-type="float" office:value="3.74608941432685" calcext:value-type="float">
            <text:p>3.7460894143</text:p>
          </table:table-cell>
        </table:table-row>
        <table:table-row table:style-name="ro1">
          <table:table-cell office:value-type="string" calcext:value-type="string">
            <text:p>114: Pretty Woman (1990)</text:p>
          </table:table-cell>
          <table:table-cell table:formula="of:=[ratings.$O15]*[weights.B15]" office:value-type="float" office:value="1.88673047988025" calcext:value-type="float">
            <text:p>1.8867304799</text:p>
          </table:table-cell>
          <table:table-cell table:formula="of:=[ratings.$B15]*[weights.C15]" office:value-type="float" office:value="0" calcext:value-type="float">
            <text:p>0</text:p>
          </table:table-cell>
          <table:table-cell table:formula="of:=[ratings.$D15]*[weights.D15]" office:value-type="float" office:value="0" calcext:value-type="float">
            <text:p>0</text:p>
          </table:table-cell>
          <table:table-cell table:formula="of:=[ratings.$R15]*[weights.E15]" office:value-type="float" office:value="0" calcext:value-type="float">
            <text:p>0</text:p>
          </table:table-cell>
          <table:table-cell table:formula="of:=[ratings.$J15]*[weights.F15]" office:value-type="float" office:value="1.35496426053969" calcext:value-type="float">
            <text:p>1.3549642605</text:p>
          </table:table-cell>
          <table:table-cell table:formula="of:=IF([weights.G15]=0;0;SUM([.B15:.F15])/[weights.G1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20: The Lord of the Rings: The Fellowship of the Ring (2001)</text:p>
          </table:table-cell>
          <table:table-cell table:formula="of:=[ratings.$O16]*[weights.B16]" office:value-type="float" office:value="0" calcext:value-type="float">
            <text:p>0</text:p>
          </table:table-cell>
          <table:table-cell table:formula="of:=[ratings.$B16]*[weights.C16]" office:value-type="float" office:value="0" calcext:value-type="float">
            <text:p>0</text:p>
          </table:table-cell>
          <table:table-cell table:formula="of:=[ratings.$D16]*[weights.D16]" office:value-type="float" office:value="0" calcext:value-type="float">
            <text:p>0</text:p>
          </table:table-cell>
          <table:table-cell table:formula="of:=[ratings.$R16]*[weights.E16]" office:value-type="float" office:value="0" calcext:value-type="float">
            <text:p>0</text:p>
          </table:table-cell>
          <table:table-cell table:formula="of:=[ratings.$J16]*[weights.F16]" office:value-type="float" office:value="1.54853058347394" calcext:value-type="float">
            <text:p>1.5485305835</text:p>
          </table:table-cell>
          <table:table-cell table:formula="of:=IF([weights.G16]=0;0;SUM([.B16:.F16])/[weights.G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1: The Lord of the Rings: The Two Towers (2002)</text:p>
          </table:table-cell>
          <table:table-cell table:formula="of:=[ratings.$O17]*[weights.B17]" office:value-type="float" office:value="0" calcext:value-type="float">
            <text:p>0</text:p>
          </table:table-cell>
          <table:table-cell table:formula="of:=[ratings.$B17]*[weights.C17]" office:value-type="float" office:value="0" calcext:value-type="float">
            <text:p>0</text:p>
          </table:table-cell>
          <table:table-cell table:formula="of:=[ratings.$D17]*[weights.D17]" office:value-type="float" office:value="2.10749982466947" calcext:value-type="float">
            <text:p>2.1074998247</text:p>
          </table:table-cell>
          <table:table-cell table:formula="of:=[ratings.$R17]*[weights.E17]" office:value-type="float" office:value="0.399436428887225" calcext:value-type="float">
            <text:p>0.3994364289</text:p>
          </table:table-cell>
          <table:table-cell table:formula="of:=[ratings.$J17]*[weights.F17]" office:value-type="float" office:value="1.54853058347394" calcext:value-type="float">
            <text:p>1.5485305835</text:p>
          </table:table-cell>
          <table:table-cell table:formula="of:=IF([weights.G17]=0;0;SUM([.B17:.F17])/[weights.G17])" office:value-type="float" office:value="3.23169908417088" calcext:value-type="float">
            <text:p>3.2316990842</text:p>
          </table:table-cell>
        </table:table-row>
        <table:table-row table:style-name="ro1">
          <table:table-cell office:value-type="string" calcext:value-type="string">
            <text:p>122: The Lord of the Rings: The Return of the King (2003)</text:p>
          </table:table-cell>
          <table:table-cell table:formula="of:=[ratings.$O18]*[weights.B18]" office:value-type="float" office:value="0" calcext:value-type="float">
            <text:p>0</text:p>
          </table:table-cell>
          <table:table-cell table:formula="of:=[ratings.$B18]*[weights.C18]" office:value-type="float" office:value="0" calcext:value-type="float">
            <text:p>0</text:p>
          </table:table-cell>
          <table:table-cell table:formula="of:=[ratings.$D18]*[weights.D18]" office:value-type="float" office:value="0" calcext:value-type="float">
            <text:p>0</text:p>
          </table:table-cell>
          <table:table-cell table:formula="of:=[ratings.$R18]*[weights.E18]" office:value-type="float" office:value="0" calcext:value-type="float">
            <text:p>0</text:p>
          </table:table-cell>
          <table:table-cell table:formula="of:=[ratings.$J18]*[weights.F18]" office:value-type="float" office:value="1.54853058347394" calcext:value-type="float">
            <text:p>1.5485305835</text:p>
          </table:table-cell>
          <table:table-cell table:formula="of:=IF([weights.G18]=0;0;SUM([.B18:.F18])/[weights.G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4: O Brother Where Art Thou? (2000)</text:p>
          </table:table-cell>
          <table:table-cell table:formula="of:=[ratings.$O19]*[weights.B19]" office:value-type="float" office:value="0" calcext:value-type="float">
            <text:p>0</text:p>
          </table:table-cell>
          <table:table-cell table:formula="of:=[ratings.$B19]*[weights.C19]" office:value-type="float" office:value="0" calcext:value-type="float">
            <text:p>0</text:p>
          </table:table-cell>
          <table:table-cell table:formula="of:=[ratings.$D19]*[weights.D19]" office:value-type="float" office:value="0" calcext:value-type="float">
            <text:p>0</text:p>
          </table:table-cell>
          <table:table-cell table:formula="of:=[ratings.$R19]*[weights.E19]" office:value-type="float" office:value="0" calcext:value-type="float">
            <text:p>0</text:p>
          </table:table-cell>
          <table:table-cell table:formula="of:=[ratings.$J19]*[weights.F19]" office:value-type="float" office:value="0" calcext:value-type="float">
            <text:p>0</text:p>
          </table:table-cell>
          <table:table-cell table:formula="of:=IF([weights.G19]=0;0;SUM([.B19:.F19])/[weights.G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141: Donnie Darko (2001)</text:p>
          </table:table-cell>
          <table:table-cell table:formula="of:=[ratings.$O20]*[weights.B20]" office:value-type="float" office:value="2.42579633127461" calcext:value-type="float">
            <text:p>2.4257963313</text:p>
          </table:table-cell>
          <table:table-cell table:formula="of:=[ratings.$B20]*[weights.C20]" office:value-type="float" office:value="0" calcext:value-type="float">
            <text:p>0</text:p>
          </table:table-cell>
          <table:table-cell table:formula="of:=[ratings.$D20]*[weights.D20]" office:value-type="float" office:value="0" calcext:value-type="float">
            <text:p>0</text:p>
          </table:table-cell>
          <table:table-cell table:formula="of:=[ratings.$R20]*[weights.E20]" office:value-type="float" office:value="1.39802750110529" calcext:value-type="float">
            <text:p>1.3980275011</text:p>
          </table:table-cell>
          <table:table-cell table:formula="of:=[ratings.$J20]*[weights.F20]" office:value-type="float" office:value="1.74209690640818" calcext:value-type="float">
            <text:p>1.7420969064</text:p>
          </table:table-cell>
          <table:table-cell table:formula="of:=IF([weights.G20]=0;0;SUM([.B20:.F20])/[weights.G20])" office:value-type="float" office:value="4.19868293222533" calcext:value-type="float">
            <text:p>4.1986829322</text:p>
          </table:table-cell>
        </table:table-row>
        <table:table-row table:style-name="ro3">
          <table:table-cell office:value-type="string" calcext:value-type="string">
            <text:p>146: Crouching Tiger Hidden Dragon (Wo hu cang long) (2000)</text:p>
          </table:table-cell>
          <table:table-cell table:formula="of:=[ratings.$O21]*[weights.B21]" office:value-type="float" office:value="0" calcext:value-type="float">
            <text:p>0</text:p>
          </table:table-cell>
          <table:table-cell table:formula="of:=[ratings.$B21]*[weights.C21]" office:value-type="float" office:value="1.20134150545697" calcext:value-type="float">
            <text:p>1.2013415055</text:p>
          </table:table-cell>
          <table:table-cell table:formula="of:=[ratings.$D21]*[weights.D21]" office:value-type="float" office:value="0" calcext:value-type="float">
            <text:p>0</text:p>
          </table:table-cell>
          <table:table-cell table:formula="of:=[ratings.$R21]*[weights.E21]" office:value-type="float" office:value="0" calcext:value-type="float">
            <text:p>0</text:p>
          </table:table-cell>
          <table:table-cell table:formula="of:=[ratings.$J21]*[weights.F21]" office:value-type="float" office:value="0.967831614671209" calcext:value-type="float">
            <text:p>0.9678316147</text:p>
          </table:table-cell>
          <table:table-cell table:formula="of:=IF([weights.G21]=0;0;SUM([.B21:.F21])/[weights.G2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3: Lost in Translation (2003)</text:p>
          </table:table-cell>
          <table:table-cell table:formula="of:=[ratings.$O22]*[weights.B22]" office:value-type="float" office:value="0" calcext:value-type="float">
            <text:p>0</text:p>
          </table:table-cell>
          <table:table-cell table:formula="of:=[ratings.$B22]*[weights.C22]" office:value-type="float" office:value="0" calcext:value-type="float">
            <text:p>0</text:p>
          </table:table-cell>
          <table:table-cell table:formula="of:=[ratings.$D22]*[weights.D22]" office:value-type="float" office:value="0" calcext:value-type="float">
            <text:p>0</text:p>
          </table:table-cell>
          <table:table-cell table:formula="of:=[ratings.$R22]*[weights.E22]" office:value-type="float" office:value="0" calcext:value-type="float">
            <text:p>0</text:p>
          </table:table-cell>
          <table:table-cell table:formula="of:=[ratings.$J22]*[weights.F22]" office:value-type="float" office:value="1.35496426053969" calcext:value-type="float">
            <text:p>1.3549642605</text:p>
          </table:table-cell>
          <table:table-cell table:formula="of:=IF([weights.G22]=0;0;SUM([.B22:.F22])/[weights.G2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55: The Dark Knight (2008)</text:p>
          </table:table-cell>
          <table:table-cell table:formula="of:=[ratings.$O23]*[weights.B23]" office:value-type="float" office:value="2.69532925697179" calcext:value-type="float">
            <text:p>2.695329257</text:p>
          </table:table-cell>
          <table:table-cell table:formula="of:=[ratings.$B23]*[weights.C23]" office:value-type="float" office:value="2.40268301091393" calcext:value-type="float">
            <text:p>2.4026830109</text:p>
          </table:table-cell>
          <table:table-cell table:formula="of:=[ratings.$D23]*[weights.D23]" office:value-type="float" office:value="0" calcext:value-type="float">
            <text:p>0</text:p>
          </table:table-cell>
          <table:table-cell table:formula="of:=[ratings.$R23]*[weights.E23]" office:value-type="float" office:value="1.79746392999251" calcext:value-type="float">
            <text:p>1.79746393</text:p>
          </table:table-cell>
          <table:table-cell table:formula="of:=[ratings.$J23]*[weights.F23]" office:value-type="float" office:value="1.35496426053969" calcext:value-type="float">
            <text:p>1.3549642605</text:p>
          </table:table-cell>
          <table:table-cell table:formula="of:=IF([weights.G23]=0;0;SUM([.B23:.F23])/[weights.G23])" office:value-type="float" office:value="4.56791635179485" calcext:value-type="float">
            <text:p>4.5679163518</text:p>
          </table:table-cell>
        </table:table-row>
        <table:table-row table:style-name="ro1">
          <table:table-cell office:value-type="string" calcext:value-type="string">
            <text:p>161: Ocean's Eleven (2001)</text:p>
          </table:table-cell>
          <table:table-cell table:formula="of:=[ratings.$O24]*[weights.B24]" office:value-type="float" office:value="2.69532925697179" calcext:value-type="float">
            <text:p>2.695329257</text:p>
          </table:table-cell>
          <table:table-cell table:formula="of:=[ratings.$B24]*[weights.C24]" office:value-type="float" office:value="1.92214640873114" calcext:value-type="float">
            <text:p>1.9221464087</text:p>
          </table:table-cell>
          <table:table-cell table:formula="of:=[ratings.$D24]*[weights.D24]" office:value-type="float" office:value="0" calcext:value-type="float">
            <text:p>0</text:p>
          </table:table-cell>
          <table:table-cell table:formula="of:=[ratings.$R24]*[weights.E24]" office:value-type="float" office:value="1.39802750110529" calcext:value-type="float">
            <text:p>1.3980275011</text:p>
          </table:table-cell>
          <table:table-cell table:formula="of:=[ratings.$J24]*[weights.F24]" office:value-type="float" office:value="1.54853058347394" calcext:value-type="float">
            <text:p>1.5485305835</text:p>
          </table:table-cell>
          <table:table-cell table:formula="of:=IF([weights.G24]=0;0;SUM([.B24:.F24])/[weights.G24])" office:value-type="float" office:value="4.18788228671945" calcext:value-type="float">
            <text:p>4.1878822867</text:p>
          </table:table-cell>
        </table:table-row>
        <table:table-row table:style-name="ro1">
          <table:table-cell office:value-type="string" calcext:value-type="string">
            <text:p>180: Minority Report (2002)</text:p>
          </table:table-cell>
          <table:table-cell table:formula="of:=[ratings.$O25]*[weights.B25]" office:value-type="float" office:value="0" calcext:value-type="float">
            <text:p>0</text:p>
          </table:table-cell>
          <table:table-cell table:formula="of:=[ratings.$B25]*[weights.C25]" office:value-type="float" office:value="1.44160980654836" calcext:value-type="float">
            <text:p>1.4416098065</text:p>
          </table:table-cell>
          <table:table-cell table:formula="of:=[ratings.$D25]*[weights.D25]" office:value-type="float" office:value="0" calcext:value-type="float">
            <text:p>0</text:p>
          </table:table-cell>
          <table:table-cell table:formula="of:=[ratings.$R25]*[weights.E25]" office:value-type="float" office:value="1.19830928666168" calcext:value-type="float">
            <text:p>1.1983092867</text:p>
          </table:table-cell>
          <table:table-cell table:formula="of:=[ratings.$J25]*[weights.F25]" office:value-type="float" office:value="0.967831614671209" calcext:value-type="float">
            <text:p>0.9678316147</text:p>
          </table:table-cell>
          <table:table-cell table:formula="of:=IF([weights.G25]=0;0;SUM([.B25:.F25])/[weights.G25])" office:value-type="float" office:value="2.84723742742442" calcext:value-type="float">
            <text:p>2.8472374274</text:p>
          </table:table-cell>
        </table:table-row>
        <table:table-row table:style-name="ro1">
          <table:table-cell office:value-type="string" calcext:value-type="string">
            <text:p>187: Sin City (2005)</text:p>
          </table:table-cell>
          <table:table-cell table:formula="of:=[ratings.$O26]*[weights.B26]" office:value-type="float" office:value="1.61719755418307" calcext:value-type="float">
            <text:p>1.6171975542</text:p>
          </table:table-cell>
          <table:table-cell table:formula="of:=[ratings.$B26]*[weights.C26]" office:value-type="float" office:value="0" calcext:value-type="float">
            <text:p>0</text:p>
          </table:table-cell>
          <table:table-cell table:formula="of:=[ratings.$D26]*[weights.D26]" office:value-type="float" office:value="1.87333317748397" calcext:value-type="float">
            <text:p>1.8733331775</text:p>
          </table:table-cell>
          <table:table-cell table:formula="of:=[ratings.$R26]*[weights.E26]" office:value-type="float" office:value="1.19830928666168" calcext:value-type="float">
            <text:p>1.1983092867</text:p>
          </table:table-cell>
          <table:table-cell table:formula="of:=[ratings.$J26]*[weights.F26]" office:value-type="float" office:value="1.35496426053969" calcext:value-type="float">
            <text:p>1.3549642605</text:p>
          </table:table-cell>
          <table:table-cell table:formula="of:=IF([weights.G26]=0;0;SUM([.B26:.F26])/[weights.G26])" office:value-type="float" office:value="3.36895838495566" calcext:value-type="float">
            <text:p>3.368958385</text:p>
          </table:table-cell>
        </table:table-row>
        <table:table-row table:style-name="ro3">
          <table:table-cell office:value-type="string" calcext:value-type="string">
            <text:p>194: Amelie (2001)</text:p>
          </table:table-cell>
          <table:table-cell table:formula="of:=[ratings.$O27]*[weights.B27]" office:value-type="float" office:value="2.69532925697179" calcext:value-type="float">
            <text:p>2.695329257</text:p>
          </table:table-cell>
          <table:table-cell table:formula="of:=[ratings.$B27]*[weights.C27]" office:value-type="float" office:value="0" calcext:value-type="float">
            <text:p>0</text:p>
          </table:table-cell>
          <table:table-cell table:formula="of:=[ratings.$D27]*[weights.D27]" office:value-type="float" office:value="0" calcext:value-type="float">
            <text:p>0</text:p>
          </table:table-cell>
          <table:table-cell table:formula="of:=[ratings.$R27]*[weights.E27]" office:value-type="float" office:value="1.5977457155489" calcext:value-type="float">
            <text:p>1.5977457155</text:p>
          </table:table-cell>
          <table:table-cell table:formula="of:=[ratings.$J27]*[weights.F27]" office:value-type="float" office:value="0" calcext:value-type="float">
            <text:p>0</text:p>
          </table:table-cell>
          <table:table-cell table:formula="of:=IF([weights.G27]=0;0;SUM([.B27:.F27])/[weights.G27])" office:value-type="float" office:value="4.57438949560423" calcext:value-type="float">
            <text:p>4.5743894956</text:p>
          </table:table-cell>
        </table:table-row>
        <table:table-row table:style-name="ro3">
          <table:table-cell office:value-type="string" calcext:value-type="string">
            <text:p>197: Braveheart (1995)</text:p>
          </table:table-cell>
          <table:table-cell table:formula="of:=[ratings.$O28]*[weights.B28]" office:value-type="float" office:value="0" calcext:value-type="float">
            <text:p>0</text:p>
          </table:table-cell>
          <table:table-cell table:formula="of:=[ratings.$B28]*[weights.C28]" office:value-type="float" office:value="0" calcext:value-type="float">
            <text:p>0</text:p>
          </table:table-cell>
          <table:table-cell table:formula="of:=[ratings.$D28]*[weights.D28]" office:value-type="float" office:value="0" calcext:value-type="float">
            <text:p>0</text:p>
          </table:table-cell>
          <table:table-cell table:formula="of:=[ratings.$R28]*[weights.E28]" office:value-type="float" office:value="0" calcext:value-type="float">
            <text:p>0</text:p>
          </table:table-cell>
          <table:table-cell table:formula="of:=[ratings.$J28]*[weights.F28]" office:value-type="float" office:value="1.54853058347394" calcext:value-type="float">
            <text:p>1.5485305835</text:p>
          </table:table-cell>
          <table:table-cell table:formula="of:=IF([weights.G28]=0;0;SUM([.B28:.F28])/[weights.G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8: The Godfather (1972)</text:p>
          </table:table-cell>
          <table:table-cell table:formula="of:=[ratings.$O29]*[weights.B29]" office:value-type="float" office:value="2.69532925697179" calcext:value-type="float">
            <text:p>2.695329257</text:p>
          </table:table-cell>
          <table:table-cell table:formula="of:=[ratings.$B29]*[weights.C29]" office:value-type="float" office:value="0" calcext:value-type="float">
            <text:p>0</text:p>
          </table:table-cell>
          <table:table-cell table:formula="of:=[ratings.$D29]*[weights.D29]" office:value-type="float" office:value="0" calcext:value-type="float">
            <text:p>0</text:p>
          </table:table-cell>
          <table:table-cell table:formula="of:=[ratings.$R29]*[weights.E29]" office:value-type="float" office:value="0" calcext:value-type="float">
            <text:p>0</text:p>
          </table:table-cell>
          <table:table-cell table:formula="of:=[ratings.$J29]*[weights.F29]" office:value-type="float" office:value="1.74209690640818" calcext:value-type="float">
            <text:p>1.7420969064</text:p>
          </table:table-cell>
          <table:table-cell table:formula="of:=IF([weights.G29]=0;0;SUM([.B29:.F29])/[weights.G29])" office:value-type="float" office:value="4.79100989312088" calcext:value-type="float">
            <text:p>4.7910098931</text:p>
          </table:table-cell>
        </table:table-row>
        <table:table-row table:style-name="ro1">
          <table:table-cell office:value-type="string" calcext:value-type="string">
            <text:p>243: High Fidelity (2000)</text:p>
          </table:table-cell>
          <table:table-cell table:formula="of:=[ratings.$O30]*[weights.B30]" office:value-type="float" office:value="0" calcext:value-type="float">
            <text:p>0</text:p>
          </table:table-cell>
          <table:table-cell table:formula="of:=[ratings.$B30]*[weights.C30]" office:value-type="float" office:value="0" calcext:value-type="float">
            <text:p>0</text:p>
          </table:table-cell>
          <table:table-cell table:formula="of:=[ratings.$D30]*[weights.D30]" office:value-type="float" office:value="0" calcext:value-type="float">
            <text:p>0</text:p>
          </table:table-cell>
          <table:table-cell table:formula="of:=[ratings.$R30]*[weights.E30]" office:value-type="float" office:value="0" calcext:value-type="float">
            <text:p>0</text:p>
          </table:table-cell>
          <table:table-cell table:formula="of:=[ratings.$J30]*[weights.F30]" office:value-type="float" office:value="0" calcext:value-type="float">
            <text:p>0</text:p>
          </table:table-cell>
          <table:table-cell table:formula="of:=IF([weights.G30]=0;0;SUM([.B30:.F30])/[weights.G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: Batman (1989)</text:p>
          </table:table-cell>
          <table:table-cell table:formula="of:=[ratings.$O31]*[weights.B31]" office:value-type="float" office:value="0" calcext:value-type="float">
            <text:p>0</text:p>
          </table:table-cell>
          <table:table-cell table:formula="of:=[ratings.$B31]*[weights.C31]" office:value-type="float" office:value="0" calcext:value-type="float">
            <text:p>0</text:p>
          </table:table-cell>
          <table:table-cell table:formula="of:=[ratings.$D31]*[weights.D31]" office:value-type="float" office:value="0" calcext:value-type="float">
            <text:p>0</text:p>
          </table:table-cell>
          <table:table-cell table:formula="of:=[ratings.$R31]*[weights.E31]" office:value-type="float" office:value="1.5977457155489" calcext:value-type="float">
            <text:p>1.5977457155</text:p>
          </table:table-cell>
          <table:table-cell table:formula="of:=[ratings.$J31]*[weights.F31]" office:value-type="float" office:value="0.967831614671209" calcext:value-type="float">
            <text:p>0.9678316147</text:p>
          </table:table-cell>
          <table:table-cell table:formula="of:=IF([weights.G31]=0;0;SUM([.B31:.F31])/[weights.G31])" office:value-type="float" office:value="3.26173175701946" calcext:value-type="float">
            <text:p>3.261731757</text:p>
          </table:table-cell>
        </table:table-row>
        <table:table-row table:style-name="ro1">
          <table:table-cell office:value-type="string" calcext:value-type="string">
            <text:p>272: Batman Begins (2005)</text:p>
          </table:table-cell>
          <table:table-cell table:formula="of:=[ratings.$O32]*[weights.B32]" office:value-type="float" office:value="2.15626340557743" calcext:value-type="float">
            <text:p>2.1562634056</text:p>
          </table:table-cell>
          <table:table-cell table:formula="of:=[ratings.$B32]*[weights.C32]" office:value-type="float" office:value="2.40268301091393" calcext:value-type="float">
            <text:p>2.4026830109</text:p>
          </table:table-cell>
          <table:table-cell table:formula="of:=[ratings.$D32]*[weights.D32]" office:value-type="float" office:value="0" calcext:value-type="float">
            <text:p>0</text:p>
          </table:table-cell>
          <table:table-cell table:formula="of:=[ratings.$R32]*[weights.E32]" office:value-type="float" office:value="1.79746392999251" calcext:value-type="float">
            <text:p>1.79746393</text:p>
          </table:table-cell>
          <table:table-cell table:formula="of:=[ratings.$J32]*[weights.F32]" office:value-type="float" office:value="1.35496426053969" calcext:value-type="float">
            <text:p>1.3549642605</text:p>
          </table:table-cell>
          <table:table-cell table:formula="of:=IF([weights.G32]=0;0;SUM([.B32:.F32])/[weights.G32])" office:value-type="float" office:value="4.26945862342398" calcext:value-type="float">
            <text:p>4.2694586234</text:p>
          </table:table-cell>
        </table:table-row>
        <table:table-row table:style-name="ro1">
          <table:table-cell office:value-type="string" calcext:value-type="string">
            <text:p>274: The Silence of the Lambs (1991)</text:p>
          </table:table-cell>
          <table:table-cell table:formula="of:=[ratings.$O33]*[weights.B33]" office:value-type="float" office:value="0" calcext:value-type="float">
            <text:p>0</text:p>
          </table:table-cell>
          <table:table-cell table:formula="of:=[ratings.$B33]*[weights.C33]" office:value-type="float" office:value="0" calcext:value-type="float">
            <text:p>0</text:p>
          </table:table-cell>
          <table:table-cell table:formula="of:=[ratings.$D33]*[weights.D33]" office:value-type="float" office:value="0" calcext:value-type="float">
            <text:p>0</text:p>
          </table:table-cell>
          <table:table-cell table:formula="of:=[ratings.$R33]*[weights.E33]" office:value-type="float" office:value="1.79746392999251" calcext:value-type="float">
            <text:p>1.79746393</text:p>
          </table:table-cell>
          <table:table-cell table:formula="of:=[ratings.$J33]*[weights.F33]" office:value-type="float" office:value="1.74209690640818" calcext:value-type="float">
            <text:p>1.7420969064</text:p>
          </table:table-cell>
          <table:table-cell table:formula="of:=IF([weights.G33]=0;0;SUM([.B33:.F33])/[weights.G33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75: Fargo (1996)</text:p>
          </table:table-cell>
          <table:table-cell table:formula="of:=[ratings.$O34]*[weights.B34]" office:value-type="float" office:value="2.42579633127461" calcext:value-type="float">
            <text:p>2.4257963313</text:p>
          </table:table-cell>
          <table:table-cell table:formula="of:=[ratings.$B34]*[weights.C34]" office:value-type="float" office:value="0" calcext:value-type="float">
            <text:p>0</text:p>
          </table:table-cell>
          <table:table-cell table:formula="of:=[ratings.$D34]*[weights.D34]" office:value-type="float" office:value="0" calcext:value-type="float">
            <text:p>0</text:p>
          </table:table-cell>
          <table:table-cell table:formula="of:=[ratings.$R34]*[weights.E34]" office:value-type="float" office:value="0" calcext:value-type="float">
            <text:p>0</text:p>
          </table:table-cell>
          <table:table-cell table:formula="of:=[ratings.$J34]*[weights.F34]" office:value-type="float" office:value="1.74209690640818" calcext:value-type="float">
            <text:p>1.7420969064</text:p>
          </table:table-cell>
          <table:table-cell table:formula="of:=IF([weights.G34]=0;0;SUM([.B34:.F34])/[weights.G34])"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278: The Shawshank Redemption (1994)</text:p>
          </table:table-cell>
          <table:table-cell table:formula="of:=[ratings.$O35]*[weights.B35]" office:value-type="float" office:value="2.42579633127461" calcext:value-type="float">
            <text:p>2.4257963313</text:p>
          </table:table-cell>
          <table:table-cell table:formula="of:=[ratings.$B35]*[weights.C35]" office:value-type="float" office:value="0" calcext:value-type="float">
            <text:p>0</text:p>
          </table:table-cell>
          <table:table-cell table:formula="of:=[ratings.$D35]*[weights.D35]" office:value-type="float" office:value="2.10749982466947" calcext:value-type="float">
            <text:p>2.1074998247</text:p>
          </table:table-cell>
          <table:table-cell table:formula="of:=[ratings.$R35]*[weights.E35]" office:value-type="float" office:value="1.5977457155489" calcext:value-type="float">
            <text:p>1.5977457155</text:p>
          </table:table-cell>
          <table:table-cell table:formula="of:=[ratings.$J35]*[weights.F35]" office:value-type="float" office:value="1.93566322934242" calcext:value-type="float">
            <text:p>1.9356632293</text:p>
          </table:table-cell>
          <table:table-cell table:formula="of:=IF([weights.G35]=0;0;SUM([.B35:.F35])/[weights.G35])" office:value-type="float" office:value="4.49657079125539" calcext:value-type="float">
            <text:p>4.4965707913</text:p>
          </table:table-cell>
        </table:table-row>
        <table:table-row table:style-name="ro1">
          <table:table-cell office:value-type="string" calcext:value-type="string">
            <text:p>280: Terminator 2: Judgment Day (1991)</text:p>
          </table:table-cell>
          <table:table-cell table:formula="of:=[ratings.$O36]*[weights.B36]" office:value-type="float" office:value="0" calcext:value-type="float">
            <text:p>0</text:p>
          </table:table-cell>
          <table:table-cell table:formula="of:=[ratings.$B36]*[weights.C36]" office:value-type="float" office:value="1.68187810763975" calcext:value-type="float">
            <text:p>1.6818781076</text:p>
          </table:table-cell>
          <table:table-cell table:formula="of:=[ratings.$D36]*[weights.D36]" office:value-type="float" office:value="2.10749982466947" calcext:value-type="float">
            <text:p>2.1074998247</text:p>
          </table:table-cell>
          <table:table-cell table:formula="of:=[ratings.$R36]*[weights.E36]" office:value-type="float" office:value="1.39802750110529" calcext:value-type="float">
            <text:p>1.3980275011</text:p>
          </table:table-cell>
          <table:table-cell table:formula="of:=[ratings.$J36]*[weights.F36]" office:value-type="float" office:value="1.16139793760545" calcext:value-type="float">
            <text:p>1.1613979376</text:p>
          </table:table-cell>
          <table:table-cell table:formula="of:=IF([weights.G36]=0;0;SUM([.B36:.F36])/[weights.G36])" office:value-type="float" office:value="3.65832707227349" calcext:value-type="float">
            <text:p>3.6583270723</text:p>
          </table:table-cell>
        </table:table-row>
        <table:table-row table:style-name="ro1">
          <table:table-cell office:value-type="string" calcext:value-type="string">
            <text:p>329: Jurassic Park (1993)</text:p>
          </table:table-cell>
          <table:table-cell table:formula="of:=[ratings.$O37]*[weights.B37]" office:value-type="float" office:value="2.69532925697179" calcext:value-type="float">
            <text:p>2.695329257</text:p>
          </table:table-cell>
          <table:table-cell table:formula="of:=[ratings.$B37]*[weights.C37]" office:value-type="float" office:value="2.16241470982254" calcext:value-type="float">
            <text:p>2.1624147098</text:p>
          </table:table-cell>
          <table:table-cell table:formula="of:=[ratings.$D37]*[weights.D37]" office:value-type="float" office:value="0" calcext:value-type="float">
            <text:p>0</text:p>
          </table:table-cell>
          <table:table-cell table:formula="of:=[ratings.$R37]*[weights.E37]" office:value-type="float" office:value="1.39802750110529" calcext:value-type="float">
            <text:p>1.3980275011</text:p>
          </table:table-cell>
          <table:table-cell table:formula="of:=[ratings.$J37]*[weights.F37]" office:value-type="float" office:value="1.54853058347394" calcext:value-type="float">
            <text:p>1.5485305835</text:p>
          </table:table-cell>
          <table:table-cell table:formula="of:=IF([weights.G37]=0;0;SUM([.B37:.F37])/[weights.G37])" office:value-type="float" office:value="4.32090857869803" calcext:value-type="float">
            <text:p>4.3209085787</text:p>
          </table:table-cell>
        </table:table-row>
        <table:table-row table:style-name="ro1">
          <table:table-cell office:value-type="string" calcext:value-type="string">
            <text:p>393: Kill Bill: Vol. 2 (2004)</text:p>
          </table:table-cell>
          <table:table-cell table:formula="of:=[ratings.$O38]*[weights.B38]" office:value-type="float" office:value="2.15626340557743" calcext:value-type="float">
            <text:p>2.1562634056</text:p>
          </table:table-cell>
          <table:table-cell table:formula="of:=[ratings.$B38]*[weights.C38]" office:value-type="float" office:value="1.44160980654836" calcext:value-type="float">
            <text:p>1.4416098065</text:p>
          </table:table-cell>
          <table:table-cell table:formula="of:=[ratings.$D38]*[weights.D38]" office:value-type="float" office:value="0" calcext:value-type="float">
            <text:p>0</text:p>
          </table:table-cell>
          <table:table-cell table:formula="of:=[ratings.$R38]*[weights.E38]" office:value-type="float" office:value="0.199718214443613" calcext:value-type="float">
            <text:p>0.1997182144</text:p>
          </table:table-cell>
          <table:table-cell table:formula="of:=[ratings.$J38]*[weights.F38]" office:value-type="float" office:value="0.967831614671209" calcext:value-type="float">
            <text:p>0.9678316147</text:p>
          </table:table-cell>
          <table:table-cell table:formula="of:=IF([weights.G38]=0;0;SUM([.B38:.F38])/[weights.G38])" office:value-type="float" office:value="2.63841111792922" calcext:value-type="float">
            <text:p>2.6384111179</text:p>
          </table:table-cell>
        </table:table-row>
        <table:table-row table:style-name="ro1">
          <table:table-cell office:value-type="string" calcext:value-type="string">
            <text:p>414: Batman Forever (1995)</text:p>
          </table:table-cell>
          <table:table-cell table:formula="of:=[ratings.$O39]*[weights.B39]" office:value-type="float" office:value="0" calcext:value-type="float">
            <text:p>0</text:p>
          </table:table-cell>
          <table:table-cell table:formula="of:=[ratings.$B39]*[weights.C39]" office:value-type="float" office:value="0.720804903274179" calcext:value-type="float">
            <text:p>0.7208049033</text:p>
          </table:table-cell>
          <table:table-cell table:formula="of:=[ratings.$D39]*[weights.D39]" office:value-type="float" office:value="0" calcext:value-type="float">
            <text:p>0</text:p>
          </table:table-cell>
          <table:table-cell table:formula="of:=[ratings.$R39]*[weights.E39]" office:value-type="float" office:value="0.798872857774451" calcext:value-type="float">
            <text:p>0.7988728578</text:p>
          </table:table-cell>
          <table:table-cell table:formula="of:=[ratings.$J39]*[weights.F39]" office:value-type="float" office:value="1.35496426053969" calcext:value-type="float">
            <text:p>1.3549642605</text:p>
          </table:table-cell>
          <table:table-cell table:formula="of:=IF([weights.G39]=0;0;SUM([.B39:.F39])/[weights.G39])" office:value-type="float" office:value="2.26866793662693" calcext:value-type="float">
            <text:p>2.2686679366</text:p>
          </table:table-cell>
        </table:table-row>
        <table:table-row table:style-name="ro1">
          <table:table-cell office:value-type="string" calcext:value-type="string">
            <text:p>424: Schindler's List (1993)</text:p>
          </table:table-cell>
          <table:table-cell table:formula="of:=[ratings.$O40]*[weights.B40]" office:value-type="float" office:value="0" calcext:value-type="float">
            <text:p>0</text:p>
          </table:table-cell>
          <table:table-cell table:formula="of:=[ratings.$B40]*[weights.C40]" office:value-type="float" office:value="1.20134150545697" calcext:value-type="float">
            <text:p>1.2013415055</text:p>
          </table:table-cell>
          <table:table-cell table:formula="of:=[ratings.$D40]*[weights.D40]" office:value-type="float" office:value="0" calcext:value-type="float">
            <text:p>0</text:p>
          </table:table-cell>
          <table:table-cell table:formula="of:=[ratings.$R40]*[weights.E40]" office:value-type="float" office:value="0.998591072218063" calcext:value-type="float">
            <text:p>0.9985910722</text:p>
          </table:table-cell>
          <table:table-cell table:formula="of:=[ratings.$J40]*[weights.F40]" office:value-type="float" office:value="1.93566322934242" calcext:value-type="float">
            <text:p>1.9356632293</text:p>
          </table:table-cell>
          <table:table-cell table:formula="of:=IF([weights.G40]=0;0;SUM([.B40:.F40])/[weights.G40])" office:value-type="float" office:value="3.26381286287788" calcext:value-type="float">
            <text:p>3.2638128629</text:p>
          </table:table-cell>
        </table:table-row>
        <table:table-row table:style-name="ro1">
          <table:table-cell office:value-type="string" calcext:value-type="string">
            <text:p>453: A Beautiful Mind (2001)</text:p>
          </table:table-cell>
          <table:table-cell table:formula="of:=[ratings.$O41]*[weights.B41]" office:value-type="float" office:value="2.69532925697179" calcext:value-type="float">
            <text:p>2.695329257</text:p>
          </table:table-cell>
          <table:table-cell table:formula="of:=[ratings.$B41]*[weights.C41]" office:value-type="float" office:value="1.92214640873114" calcext:value-type="float">
            <text:p>1.9221464087</text:p>
          </table:table-cell>
          <table:table-cell table:formula="of:=[ratings.$D41]*[weights.D41]" office:value-type="float" office:value="2.34166647185497" calcext:value-type="float">
            <text:p>2.3416664719</text:p>
          </table:table-cell>
          <table:table-cell table:formula="of:=[ratings.$R41]*[weights.E41]" office:value-type="float" office:value="0" calcext:value-type="float">
            <text:p>0</text:p>
          </table:table-cell>
          <table:table-cell table:formula="of:=[ratings.$J41]*[weights.F41]" office:value-type="float" office:value="1.54853058347394" calcext:value-type="float">
            <text:p>1.5485305835</text:p>
          </table:table-cell>
          <table:table-cell table:formula="of:=IF([weights.G41]=0;0;SUM([.B41:.F41])/[weights.G41])" office:value-type="float" office:value="4.5372599469371" calcext:value-type="float">
            <text:p>4.5372599469</text:p>
          </table:table-cell>
        </table:table-row>
        <table:table-row table:style-name="ro3">
          <table:table-cell office:value-type="string" calcext:value-type="string">
            <text:p>462: Erin Brockovich (2000)</text:p>
          </table:table-cell>
          <table:table-cell table:formula="of:=[ratings.$O42]*[weights.B42]" office:value-type="float" office:value="0" calcext:value-type="float">
            <text:p>0</text:p>
          </table:table-cell>
          <table:table-cell table:formula="of:=[ratings.$B42]*[weights.C42]" office:value-type="float" office:value="0" calcext:value-type="float">
            <text:p>0</text:p>
          </table:table-cell>
          <table:table-cell table:formula="of:=[ratings.$D42]*[weights.D42]" office:value-type="float" office:value="0" calcext:value-type="float">
            <text:p>0</text:p>
          </table:table-cell>
          <table:table-cell table:formula="of:=[ratings.$R42]*[weights.E42]" office:value-type="float" office:value="0" calcext:value-type="float">
            <text:p>0</text:p>
          </table:table-cell>
          <table:table-cell table:formula="of:=[ratings.$J42]*[weights.F42]" office:value-type="float" office:value="1.54853058347394" calcext:value-type="float">
            <text:p>1.5485305835</text:p>
          </table:table-cell>
          <table:table-cell table:formula="of:=IF([weights.G42]=0;0;SUM([.B42:.F42])/[weights.G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50: Fight Club (1999)</text:p>
          </table:table-cell>
          <table:table-cell table:formula="of:=[ratings.$O43]*[weights.B43]" office:value-type="float" office:value="2.69532925697179" calcext:value-type="float">
            <text:p>2.695329257</text:p>
          </table:table-cell>
          <table:table-cell table:formula="of:=[ratings.$B43]*[weights.C43]" office:value-type="float" office:value="0" calcext:value-type="float">
            <text:p>0</text:p>
          </table:table-cell>
          <table:table-cell table:formula="of:=[ratings.$D43]*[weights.D43]" office:value-type="float" office:value="0" calcext:value-type="float">
            <text:p>0</text:p>
          </table:table-cell>
          <table:table-cell table:formula="of:=[ratings.$R43]*[weights.E43]" office:value-type="float" office:value="1.79746392999251" calcext:value-type="float">
            <text:p>1.79746393</text:p>
          </table:table-cell>
          <table:table-cell table:formula="of:=[ratings.$J43]*[weights.F43]" office:value-type="float" office:value="1.54853058347394" calcext:value-type="float">
            <text:p>1.5485305835</text:p>
          </table:table-cell>
          <table:table-cell table:formula="of:=IF([weights.G43]=0;0;SUM([.B43:.F43])/[weights.G43])" office:value-type="float" office:value="4.55730582475189" calcext:value-type="float">
            <text:p>4.5573058248</text:p>
          </table:table-cell>
        </table:table-row>
        <table:table-row table:style-name="ro1">
          <table:table-cell office:value-type="string" calcext:value-type="string">
            <text:p>557: Spider-Man (2002)</text:p>
          </table:table-cell>
          <table:table-cell table:formula="of:=[ratings.$O44]*[weights.B44]" office:value-type="float" office:value="1.88673047988025" calcext:value-type="float">
            <text:p>1.8867304799</text:p>
          </table:table-cell>
          <table:table-cell table:formula="of:=[ratings.$B44]*[weights.C44]" office:value-type="float" office:value="1.92214640873114" calcext:value-type="float">
            <text:p>1.9221464087</text:p>
          </table:table-cell>
          <table:table-cell table:formula="of:=[ratings.$D44]*[weights.D44]" office:value-type="float" office:value="0" calcext:value-type="float">
            <text:p>0</text:p>
          </table:table-cell>
          <table:table-cell table:formula="of:=[ratings.$R44]*[weights.E44]" office:value-type="float" office:value="0.399436428887225" calcext:value-type="float">
            <text:p>0.3994364289</text:p>
          </table:table-cell>
          <table:table-cell table:formula="of:=[ratings.$J44]*[weights.F44]" office:value-type="float" office:value="1.16139793760545" calcext:value-type="float">
            <text:p>1.1613979376</text:p>
          </table:table-cell>
          <table:table-cell table:formula="of:=IF([weights.G44]=0;0;SUM([.B44:.F44])/[weights.G44])" office:value-type="float" office:value="2.97297968153693" calcext:value-type="float">
            <text:p>2.9729796815</text:p>
          </table:table-cell>
        </table:table-row>
        <table:table-row table:style-name="ro1">
          <table:table-cell office:value-type="string" calcext:value-type="string">
            <text:p>558: Spider-Man 2 (2004)</text:p>
          </table:table-cell>
          <table:table-cell table:formula="of:=[ratings.$O45]*[weights.B45]" office:value-type="float" office:value="0" calcext:value-type="float">
            <text:p>0</text:p>
          </table:table-cell>
          <table:table-cell table:formula="of:=[ratings.$B45]*[weights.C45]" office:value-type="float" office:value="1.20134150545697" calcext:value-type="float">
            <text:p>1.2013415055</text:p>
          </table:table-cell>
          <table:table-cell table:formula="of:=[ratings.$D45]*[weights.D45]" office:value-type="float" office:value="0" calcext:value-type="float">
            <text:p>0</text:p>
          </table:table-cell>
          <table:table-cell table:formula="of:=[ratings.$R45]*[weights.E45]" office:value-type="float" office:value="0.399436428887225" calcext:value-type="float">
            <text:p>0.3994364289</text:p>
          </table:table-cell>
          <table:table-cell table:formula="of:=[ratings.$J45]*[weights.F45]" office:value-type="float" office:value="1.16139793760545" calcext:value-type="float">
            <text:p>1.1613979376</text:p>
          </table:table-cell>
          <table:table-cell table:formula="of:=IF([weights.G45]=0;0;SUM([.B45:.F45])/[weights.G45])" office:value-type="float" office:value="2.17990963360171" calcext:value-type="float">
            <text:p>2.1799096336</text:p>
          </table:table-cell>
        </table:table-row>
        <table:table-row table:style-name="ro1">
          <table:table-cell office:value-type="string" calcext:value-type="string">
            <text:p>568: Apollo 13 (1995)</text:p>
          </table:table-cell>
          <table:table-cell table:formula="of:=[ratings.$O46]*[weights.B46]" office:value-type="float" office:value="0" calcext:value-type="float">
            <text:p>0</text:p>
          </table:table-cell>
          <table:table-cell table:formula="of:=[ratings.$B46]*[weights.C46]" office:value-type="float" office:value="1.68187810763975" calcext:value-type="float">
            <text:p>1.6818781076</text:p>
          </table:table-cell>
          <table:table-cell table:formula="of:=[ratings.$D46]*[weights.D46]" office:value-type="float" office:value="0" calcext:value-type="float">
            <text:p>0</text:p>
          </table:table-cell>
          <table:table-cell table:formula="of:=[ratings.$R46]*[weights.E46]" office:value-type="float" office:value="0" calcext:value-type="float">
            <text:p>0</text:p>
          </table:table-cell>
          <table:table-cell table:formula="of:=[ratings.$J46]*[weights.F46]" office:value-type="float" office:value="1.74209690640818" calcext:value-type="float">
            <text:p>1.7420969064</text:p>
          </table:table-cell>
          <table:table-cell table:formula="of:=IF([weights.G46]=0;0;SUM([.B46:.F46])/[weights.G46])" office:value-type="float" office:value="3.946175367789" calcext:value-type="float">
            <text:p>3.9461753678</text:p>
          </table:table-cell>
        </table:table-row>
        <table:table-row table:style-name="ro1">
          <table:table-cell office:value-type="string" calcext:value-type="string">
            <text:p>581: Dances with Wolves (1990)</text:p>
          </table:table-cell>
          <table:table-cell table:formula="of:=[ratings.$O47]*[weights.B47]" office:value-type="float" office:value="0" calcext:value-type="float">
            <text:p>0</text:p>
          </table:table-cell>
          <table:table-cell table:formula="of:=[ratings.$B47]*[weights.C47]" office:value-type="float" office:value="0" calcext:value-type="float">
            <text:p>0</text:p>
          </table:table-cell>
          <table:table-cell table:formula="of:=[ratings.$D47]*[weights.D47]" office:value-type="float" office:value="0" calcext:value-type="float">
            <text:p>0</text:p>
          </table:table-cell>
          <table:table-cell table:formula="of:=[ratings.$R47]*[weights.E47]" office:value-type="float" office:value="0" calcext:value-type="float">
            <text:p>0</text:p>
          </table:table-cell>
          <table:table-cell table:formula="of:=[ratings.$J47]*[weights.F47]" office:value-type="float" office:value="1.74209690640818" calcext:value-type="float">
            <text:p>1.7420969064</text:p>
          </table:table-cell>
          <table:table-cell table:formula="of:=IF([weights.G47]=0;0;SUM([.B47:.F47])/[weights.G47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585: Monsters Inc. (2001)</text:p>
          </table:table-cell>
          <table:table-cell table:formula="of:=[ratings.$O48]*[weights.B48]" office:value-type="float" office:value="2.69532925697179" calcext:value-type="float">
            <text:p>2.695329257</text:p>
          </table:table-cell>
          <table:table-cell table:formula="of:=[ratings.$B48]*[weights.C48]" office:value-type="float" office:value="0" calcext:value-type="float">
            <text:p>0</text:p>
          </table:table-cell>
          <table:table-cell table:formula="of:=[ratings.$D48]*[weights.D48]" office:value-type="float" office:value="2.34166647185497" calcext:value-type="float">
            <text:p>2.3416664719</text:p>
          </table:table-cell>
          <table:table-cell table:formula="of:=[ratings.$R48]*[weights.E48]" office:value-type="float" office:value="1.39802750110529" calcext:value-type="float">
            <text:p>1.3980275011</text:p>
          </table:table-cell>
          <table:table-cell table:formula="of:=[ratings.$J48]*[weights.F48]" office:value-type="float" office:value="1.35496426053969" calcext:value-type="float">
            <text:p>1.3549642605</text:p>
          </table:table-cell>
          <table:table-cell table:formula="of:=IF([weights.G48]=0;0;SUM([.B48:.F48])/[weights.G48])" office:value-type="float" office:value="4.34232189921911" calcext:value-type="float">
            <text:p>4.3423218992</text:p>
          </table:table-cell>
        </table:table-row>
        <table:table-row table:style-name="ro1">
          <table:table-cell office:value-type="string" calcext:value-type="string">
            <text:p>597: Titanic (1997)</text:p>
          </table:table-cell>
          <table:table-cell table:formula="of:=[ratings.$O49]*[weights.B49]" office:value-type="float" office:value="0" calcext:value-type="float">
            <text:p>0</text:p>
          </table:table-cell>
          <table:table-cell table:formula="of:=[ratings.$B49]*[weights.C49]" office:value-type="float" office:value="1.92214640873114" calcext:value-type="float">
            <text:p>1.9221464087</text:p>
          </table:table-cell>
          <table:table-cell table:formula="of:=[ratings.$D49]*[weights.D49]" office:value-type="float" office:value="2.10749982466947" calcext:value-type="float">
            <text:p>2.1074998247</text:p>
          </table:table-cell>
          <table:table-cell table:formula="of:=[ratings.$R49]*[weights.E49]" office:value-type="float" office:value="0" calcext:value-type="float">
            <text:p>0</text:p>
          </table:table-cell>
          <table:table-cell table:formula="of:=[ratings.$J49]*[weights.F49]" office:value-type="float" office:value="1.54853058347394" calcext:value-type="float">
            <text:p>1.5485305835</text:p>
          </table:table-cell>
          <table:table-cell table:formula="of:=IF([weights.G49]=0;0;SUM([.B49:.F49])/[weights.G49])" office:value-type="float" office:value="4.1752741029676" calcext:value-type="float">
            <text:p>4.175274103</text:p>
          </table:table-cell>
        </table:table-row>
        <table:table-row table:style-name="ro1">
          <table:table-cell office:value-type="string" calcext:value-type="string">
            <text:p>601: E.T. the Extra-Terrestrial (1982)</text:p>
          </table:table-cell>
          <table:table-cell table:formula="of:=[ratings.$O50]*[weights.B50]" office:value-type="float" office:value="2.69532925697179" calcext:value-type="float">
            <text:p>2.695329257</text:p>
          </table:table-cell>
          <table:table-cell table:formula="of:=[ratings.$B50]*[weights.C50]" office:value-type="float" office:value="0" calcext:value-type="float">
            <text:p>0</text:p>
          </table:table-cell>
          <table:table-cell table:formula="of:=[ratings.$D50]*[weights.D50]" office:value-type="float" office:value="0" calcext:value-type="float">
            <text:p>0</text:p>
          </table:table-cell>
          <table:table-cell table:formula="of:=[ratings.$R50]*[weights.E50]" office:value-type="float" office:value="0.798872857774451" calcext:value-type="float">
            <text:p>0.7988728578</text:p>
          </table:table-cell>
          <table:table-cell table:formula="of:=[ratings.$J50]*[weights.F50]" office:value-type="float" office:value="1.54853058347394" calcext:value-type="float">
            <text:p>1.5485305835</text:p>
          </table:table-cell>
          <table:table-cell table:formula="of:=IF([weights.G50]=0;0;SUM([.B50:.F50])/[weights.G50])" office:value-type="float" office:value="3.80401315531522" calcext:value-type="float">
            <text:p>3.8040131553</text:p>
          </table:table-cell>
        </table:table-row>
        <table:table-row table:style-name="ro3">
          <table:table-cell office:value-type="string" calcext:value-type="string">
            <text:p>602: Independence Day (a.k.a. ID4) (1996)</text:p>
          </table:table-cell>
          <table:table-cell table:formula="of:=[ratings.$O51]*[weights.B51]" office:value-type="float" office:value="2.15626340557743" calcext:value-type="float">
            <text:p>2.1562634056</text:p>
          </table:table-cell>
          <table:table-cell table:formula="of:=[ratings.$B51]*[weights.C51]" office:value-type="float" office:value="1.92214640873114" calcext:value-type="float">
            <text:p>1.9221464087</text:p>
          </table:table-cell>
          <table:table-cell table:formula="of:=[ratings.$D51]*[weights.D51]" office:value-type="float" office:value="0" calcext:value-type="float">
            <text:p>0</text:p>
          </table:table-cell>
          <table:table-cell table:formula="of:=[ratings.$R51]*[weights.E51]" office:value-type="float" office:value="0.599154643330838" calcext:value-type="float">
            <text:p>0.5991546433</text:p>
          </table:table-cell>
          <table:table-cell table:formula="of:=[ratings.$J51]*[weights.F51]" office:value-type="float" office:value="1.35496426053969" calcext:value-type="float">
            <text:p>1.3549642605</text:p>
          </table:table-cell>
          <table:table-cell table:formula="of:=IF([weights.G51]=0;0;SUM([.B51:.F51])/[weights.G51])" office:value-type="float" office:value="3.33995338955835" calcext:value-type="float">
            <text:p>3.3399533896</text:p>
          </table:table-cell>
        </table:table-row>
        <table:table-row table:style-name="ro1">
          <table:table-cell office:value-type="string" calcext:value-type="string">
            <text:p>603: The Matrix (1999)</text:p>
          </table:table-cell>
          <table:table-cell table:formula="of:=[ratings.$O52]*[weights.B52]" office:value-type="float" office:value="2.42579633127461" calcext:value-type="float">
            <text:p>2.4257963313</text:p>
          </table:table-cell>
          <table:table-cell table:formula="of:=[ratings.$B52]*[weights.C52]" office:value-type="float" office:value="2.16241470982254" calcext:value-type="float">
            <text:p>2.1624147098</text:p>
          </table:table-cell>
          <table:table-cell table:formula="of:=[ratings.$D52]*[weights.D52]" office:value-type="float" office:value="2.34166647185497" calcext:value-type="float">
            <text:p>2.3416664719</text:p>
          </table:table-cell>
          <table:table-cell table:formula="of:=[ratings.$R52]*[weights.E52]" office:value-type="float" office:value="1.99718214443613" calcext:value-type="float">
            <text:p>1.9971821444</text:p>
          </table:table-cell>
          <table:table-cell table:formula="of:=[ratings.$J52]*[weights.F52]" office:value-type="float" office:value="1.35496426053969" calcext:value-type="float">
            <text:p>1.3549642605</text:p>
          </table:table-cell>
          <table:table-cell table:formula="of:=IF([weights.G52]=0;0;SUM([.B52:.F52])/[weights.G52])" office:value-type="float" office:value="4.52055489849657" calcext:value-type="float">
            <text:p>4.5205548985</text:p>
          </table:table-cell>
        </table:table-row>
        <table:table-row table:style-name="ro1">
          <table:table-cell office:value-type="string" calcext:value-type="string">
            <text:p>604: The Matrix Reloaded (2003)</text:p>
          </table:table-cell>
          <table:table-cell table:formula="of:=[ratings.$O53]*[weights.B53]" office:value-type="float" office:value="1.88673047988025" calcext:value-type="float">
            <text:p>1.8867304799</text:p>
          </table:table-cell>
          <table:table-cell table:formula="of:=[ratings.$B53]*[weights.C53]" office:value-type="float" office:value="1.92214640873114" calcext:value-type="float">
            <text:p>1.9221464087</text:p>
          </table:table-cell>
          <table:table-cell table:formula="of:=[ratings.$D53]*[weights.D53]" office:value-type="float" office:value="2.10749982466947" calcext:value-type="float">
            <text:p>2.1074998247</text:p>
          </table:table-cell>
          <table:table-cell table:formula="of:=[ratings.$R53]*[weights.E53]" office:value-type="float" office:value="1.19830928666168" calcext:value-type="float">
            <text:p>1.1983092867</text:p>
          </table:table-cell>
          <table:table-cell table:formula="of:=[ratings.$J53]*[weights.F53]" office:value-type="float" office:value="1.54853058347394" calcext:value-type="float">
            <text:p>1.5485305835</text:p>
          </table:table-cell>
          <table:table-cell table:formula="of:=IF([weights.G53]=0;0;SUM([.B53:.F53])/[weights.G53])" office:value-type="float" office:value="3.80883632206063" calcext:value-type="float">
            <text:p>3.8088363221</text:p>
          </table:table-cell>
        </table:table-row>
        <table:table-row table:style-name="ro3">
          <table:table-cell office:value-type="string" calcext:value-type="string">
            <text:p>607: Men in Black (a.k.a. MIB) (1997)</text:p>
          </table:table-cell>
          <table:table-cell table:formula="of:=[ratings.$O54]*[weights.B54]" office:value-type="float" office:value="1.61719755418307" calcext:value-type="float">
            <text:p>1.6171975542</text:p>
          </table:table-cell>
          <table:table-cell table:formula="of:=[ratings.$B54]*[weights.C54]" office:value-type="float" office:value="1.44160980654836" calcext:value-type="float">
            <text:p>1.4416098065</text:p>
          </table:table-cell>
          <table:table-cell table:formula="of:=[ratings.$D54]*[weights.D54]" office:value-type="float" office:value="2.34166647185497" calcext:value-type="float">
            <text:p>2.3416664719</text:p>
          </table:table-cell>
          <table:table-cell table:formula="of:=[ratings.$R54]*[weights.E54]" office:value-type="float" office:value="1.79746392999251" calcext:value-type="float">
            <text:p>1.79746393</text:p>
          </table:table-cell>
          <table:table-cell table:formula="of:=[ratings.$J54]*[weights.F54]" office:value-type="float" office:value="1.35496426053969" calcext:value-type="float">
            <text:p>1.3549642605</text:p>
          </table:table-cell>
          <table:table-cell table:formula="of:=IF([weights.G54]=0;0;SUM([.B54:.F54])/[weights.G54])" office:value-type="float" office:value="3.7603358488162" calcext:value-type="float">
            <text:p>3.7603358488</text:p>
          </table:table-cell>
        </table:table-row>
        <table:table-row table:style-name="ro1">
          <table:table-cell office:value-type="string" calcext:value-type="string">
            <text:p>629: The Usual Suspects (1995)</text:p>
          </table:table-cell>
          <table:table-cell table:formula="of:=[ratings.$O55]*[weights.B55]" office:value-type="float" office:value="0" calcext:value-type="float">
            <text:p>0</text:p>
          </table:table-cell>
          <table:table-cell table:formula="of:=[ratings.$B55]*[weights.C55]" office:value-type="float" office:value="0" calcext:value-type="float">
            <text:p>0</text:p>
          </table:table-cell>
          <table:table-cell table:formula="of:=[ratings.$D55]*[weights.D55]" office:value-type="float" office:value="2.34166647185497" calcext:value-type="float">
            <text:p>2.3416664719</text:p>
          </table:table-cell>
          <table:table-cell table:formula="of:=[ratings.$R55]*[weights.E55]" office:value-type="float" office:value="0" calcext:value-type="float">
            <text:p>0</text:p>
          </table:table-cell>
          <table:table-cell table:formula="of:=[ratings.$J55]*[weights.F55]" office:value-type="float" office:value="1.74209690640818" calcext:value-type="float">
            <text:p>1.7420969064</text:p>
          </table:table-cell>
          <table:table-cell table:formula="of:=IF([weights.G55]=0;0;SUM([.B55:.F55])/[weights.G55])" office:value-type="float" office:value="4.77372994782229" calcext:value-type="float">
            <text:p>4.7737299478</text:p>
          </table:table-cell>
        </table:table-row>
        <table:table-row table:style-name="ro1">
          <table:table-cell office:value-type="string" calcext:value-type="string">
            <text:p>640: Catch Me If You Can (2002)</text:p>
          </table:table-cell>
          <table:table-cell table:formula="of:=[ratings.$O56]*[weights.B56]" office:value-type="float" office:value="0" calcext:value-type="float">
            <text:p>0</text:p>
          </table:table-cell>
          <table:table-cell table:formula="of:=[ratings.$B56]*[weights.C56]" office:value-type="float" office:value="1.68187810763975" calcext:value-type="float">
            <text:p>1.6818781076</text:p>
          </table:table-cell>
          <table:table-cell table:formula="of:=[ratings.$D56]*[weights.D56]" office:value-type="float" office:value="0" calcext:value-type="float">
            <text:p>0</text:p>
          </table:table-cell>
          <table:table-cell table:formula="of:=[ratings.$R56]*[weights.E56]" office:value-type="float" office:value="1.5977457155489" calcext:value-type="float">
            <text:p>1.5977457155</text:p>
          </table:table-cell>
          <table:table-cell table:formula="of:=[ratings.$J56]*[weights.F56]" office:value-type="float" office:value="1.35496426053969" calcext:value-type="float">
            <text:p>1.3549642605</text:p>
          </table:table-cell>
          <table:table-cell table:formula="of:=IF([weights.G56]=0;0;SUM([.B56:.F56])/[weights.G56])" office:value-type="float" office:value="3.65761764632462" calcext:value-type="float">
            <text:p>3.6576176463</text:p>
          </table:table-cell>
        </table:table-row>
        <table:table-row table:style-name="ro1">
          <table:table-cell office:value-type="string" calcext:value-type="string">
            <text:p>641: Requiem for a Dream (2000)</text:p>
          </table:table-cell>
          <table:table-cell table:formula="of:=[ratings.$O57]*[weights.B57]" office:value-type="float" office:value="2.69532925697179" calcext:value-type="float">
            <text:p>2.695329257</text:p>
          </table:table-cell>
          <table:table-cell table:formula="of:=[ratings.$B57]*[weights.C57]" office:value-type="float" office:value="0" calcext:value-type="float">
            <text:p>0</text:p>
          </table:table-cell>
          <table:table-cell table:formula="of:=[ratings.$D57]*[weights.D57]" office:value-type="float" office:value="0" calcext:value-type="float">
            <text:p>0</text:p>
          </table:table-cell>
          <table:table-cell table:formula="of:=[ratings.$R57]*[weights.E57]" office:value-type="float" office:value="1.39802750110529" calcext:value-type="float">
            <text:p>1.3980275011</text:p>
          </table:table-cell>
          <table:table-cell table:formula="of:=[ratings.$J57]*[weights.F57]" office:value-type="float" office:value="0" calcext:value-type="float">
            <text:p>0</text:p>
          </table:table-cell>
          <table:table-cell table:formula="of:=IF([weights.G57]=0;0;SUM([.B57:.F57])/[weights.G57])" office:value-type="float" office:value="4.36158424340634" calcext:value-type="float">
            <text:p>4.3615842434</text:p>
          </table:table-cell>
        </table:table-row>
        <table:table-row table:style-name="ro1">
          <table:table-cell office:value-type="string" calcext:value-type="string">
            <text:p>664: Twister (1996)</text:p>
          </table:table-cell>
          <table:table-cell table:formula="of:=[ratings.$O58]*[weights.B58]" office:value-type="float" office:value="0" calcext:value-type="float">
            <text:p>0</text:p>
          </table:table-cell>
          <table:table-cell table:formula="of:=[ratings.$B58]*[weights.C58]" office:value-type="float" office:value="0" calcext:value-type="float">
            <text:p>0</text:p>
          </table:table-cell>
          <table:table-cell table:formula="of:=[ratings.$D58]*[weights.D58]" office:value-type="float" office:value="0" calcext:value-type="float">
            <text:p>0</text:p>
          </table:table-cell>
          <table:table-cell table:formula="of:=[ratings.$R58]*[weights.E58]" office:value-type="float" office:value="0" calcext:value-type="float">
            <text:p>0</text:p>
          </table:table-cell>
          <table:table-cell table:formula="of:=[ratings.$J58]*[weights.F58]" office:value-type="float" office:value="1.54853058347394" calcext:value-type="float">
            <text:p>1.5485305835</text:p>
          </table:table-cell>
          <table:table-cell table:formula="of:=IF([weights.G58]=0;0;SUM([.B58:.F58])/[weights.G58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671: Harry Potter and the Sorcerer's Stone (a.k.a. Harry Potter and the Philosopher's Stone) (2001)</text:p>
          </table:table-cell>
          <table:table-cell table:formula="of:=[ratings.$O59]*[weights.B59]" office:value-type="float" office:value="0" calcext:value-type="float">
            <text:p>0</text:p>
          </table:table-cell>
          <table:table-cell table:formula="of:=[ratings.$B59]*[weights.C59]" office:value-type="float" office:value="0" calcext:value-type="float">
            <text:p>0</text:p>
          </table:table-cell>
          <table:table-cell table:formula="of:=[ratings.$D59]*[weights.D59]" office:value-type="float" office:value="2.34166647185497" calcext:value-type="float">
            <text:p>2.3416664719</text:p>
          </table:table-cell>
          <table:table-cell table:formula="of:=[ratings.$R59]*[weights.E59]" office:value-type="float" office:value="0" calcext:value-type="float">
            <text:p>0</text:p>
          </table:table-cell>
          <table:table-cell table:formula="of:=[ratings.$J59]*[weights.F59]" office:value-type="float" office:value="1.35496426053969" calcext:value-type="float">
            <text:p>1.3549642605</text:p>
          </table:table-cell>
          <table:table-cell table:formula="of:=IF([weights.G59]=0;0;SUM([.B59:.F59])/[weights.G59])" office:value-type="float" office:value="4.32118984346686" calcext:value-type="float">
            <text:p>4.3211898435</text:p>
          </table:table-cell>
        </table:table-row>
        <table:table-row table:style-name="ro1">
          <table:table-cell office:value-type="string" calcext:value-type="string">
            <text:p>672: Harry Potter and the Chamber of Secrets (2002)</text:p>
          </table:table-cell>
          <table:table-cell table:formula="of:=[ratings.$O60]*[weights.B60]" office:value-type="float" office:value="2.15626340557743" calcext:value-type="float">
            <text:p>2.1562634056</text:p>
          </table:table-cell>
          <table:table-cell table:formula="of:=[ratings.$B60]*[weights.C60]" office:value-type="float" office:value="1.44160980654836" calcext:value-type="float">
            <text:p>1.4416098065</text:p>
          </table:table-cell>
          <table:table-cell table:formula="of:=[ratings.$D60]*[weights.D60]" office:value-type="float" office:value="2.34166647185497" calcext:value-type="float">
            <text:p>2.3416664719</text:p>
          </table:table-cell>
          <table:table-cell table:formula="of:=[ratings.$R60]*[weights.E60]" office:value-type="float" office:value="0.199718214443613" calcext:value-type="float">
            <text:p>0.1997182144</text:p>
          </table:table-cell>
          <table:table-cell table:formula="of:=[ratings.$J60]*[weights.F60]" office:value-type="float" office:value="1.16139793760545" calcext:value-type="float">
            <text:p>1.1613979376</text:p>
          </table:table-cell>
          <table:table-cell table:formula="of:=IF([weights.G60]=0;0;SUM([.B60:.F60])/[weights.G60])" office:value-type="float" office:value="3.20977812979577" calcext:value-type="float">
            <text:p>3.2097781298</text:p>
          </table:table-cell>
        </table:table-row>
        <table:table-row table:style-name="ro1">
          <table:table-cell office:value-type="string" calcext:value-type="string">
            <text:p>680: Pulp Fiction (1994)</text:p>
          </table:table-cell>
          <table:table-cell table:formula="of:=[ratings.$O61]*[weights.B61]" office:value-type="float" office:value="2.69532925697179" calcext:value-type="float">
            <text:p>2.695329257</text:p>
          </table:table-cell>
          <table:table-cell table:formula="of:=[ratings.$B61]*[weights.C61]" office:value-type="float" office:value="0" calcext:value-type="float">
            <text:p>0</text:p>
          </table:table-cell>
          <table:table-cell table:formula="of:=[ratings.$D61]*[weights.D61]" office:value-type="float" office:value="0" calcext:value-type="float">
            <text:p>0</text:p>
          </table:table-cell>
          <table:table-cell table:formula="of:=[ratings.$R61]*[weights.E61]" office:value-type="float" office:value="1.19830928666168" calcext:value-type="float">
            <text:p>1.1983092867</text:p>
          </table:table-cell>
          <table:table-cell table:formula="of:=[ratings.$J61]*[weights.F61]" office:value-type="float" office:value="1.74209690640818" calcext:value-type="float">
            <text:p>1.7420969064</text:p>
          </table:table-cell>
          <table:table-cell table:formula="of:=IF([weights.G61]=0;0;SUM([.B61:.F61])/[weights.G61])" office:value-type="float" office:value="4.25134804377028" calcext:value-type="float">
            <text:p>4.2513480438</text:p>
          </table:table-cell>
        </table:table-row>
        <table:table-row table:style-name="ro1">
          <table:table-cell office:value-type="string" calcext:value-type="string">
            <text:p>745: The Sixth Sense (1999)</text:p>
          </table:table-cell>
          <table:table-cell table:formula="of:=[ratings.$O62]*[weights.B62]" office:value-type="float" office:value="0" calcext:value-type="float">
            <text:p>0</text:p>
          </table:table-cell>
          <table:table-cell table:formula="of:=[ratings.$B62]*[weights.C62]" office:value-type="float" office:value="0" calcext:value-type="float">
            <text:p>0</text:p>
          </table:table-cell>
          <table:table-cell table:formula="of:=[ratings.$D62]*[weights.D62]" office:value-type="float" office:value="0" calcext:value-type="float">
            <text:p>0</text:p>
          </table:table-cell>
          <table:table-cell table:formula="of:=[ratings.$R62]*[weights.E62]" office:value-type="float" office:value="1.5977457155489" calcext:value-type="float">
            <text:p>1.5977457155</text:p>
          </table:table-cell>
          <table:table-cell table:formula="of:=[ratings.$J62]*[weights.F62]" office:value-type="float" office:value="1.74209690640818" calcext:value-type="float">
            <text:p>1.7420969064</text:p>
          </table:table-cell>
          <table:table-cell table:formula="of:=IF([weights.G62]=0;0;SUM([.B62:.F62])/[weights.G62])" office:value-type="float" office:value="4.24608941432685" calcext:value-type="float">
            <text:p>4.2460894143</text:p>
          </table:table-cell>
        </table:table-row>
        <table:table-row table:style-name="ro1">
          <table:table-cell office:value-type="string" calcext:value-type="string">
            <text:p>752: V for Vendetta (2006)</text:p>
          </table:table-cell>
          <table:table-cell table:formula="of:=[ratings.$O63]*[weights.B63]" office:value-type="float" office:value="2.42579633127461" calcext:value-type="float">
            <text:p>2.4257963313</text:p>
          </table:table-cell>
          <table:table-cell table:formula="of:=[ratings.$B63]*[weights.C63]" office:value-type="float" office:value="0" calcext:value-type="float">
            <text:p>0</text:p>
          </table:table-cell>
          <table:table-cell table:formula="of:=[ratings.$D63]*[weights.D63]" office:value-type="float" office:value="2.34166647185497" calcext:value-type="float">
            <text:p>2.3416664719</text:p>
          </table:table-cell>
          <table:table-cell table:formula="of:=[ratings.$R63]*[weights.E63]" office:value-type="float" office:value="1.79746392999251" calcext:value-type="float">
            <text:p>1.79746393</text:p>
          </table:table-cell>
          <table:table-cell table:formula="of:=[ratings.$J63]*[weights.F63]" office:value-type="float" office:value="1.35496426053969" calcext:value-type="float">
            <text:p>1.3549642605</text:p>
          </table:table-cell>
          <table:table-cell table:formula="of:=IF([weights.G63]=0;0;SUM([.B63:.F63])/[weights.G63])" office:value-type="float" office:value="4.41473316141656" calcext:value-type="float">
            <text:p>4.4147331614</text:p>
          </table:table-cell>
        </table:table-row>
        <table:table-row table:style-name="ro1">
          <table:table-cell office:value-type="string" calcext:value-type="string">
            <text:p>786: Almost Famous (2000)</text:p>
          </table:table-cell>
          <table:table-cell table:formula="of:=[ratings.$O64]*[weights.B64]" office:value-type="float" office:value="0" calcext:value-type="float">
            <text:p>0</text:p>
          </table:table-cell>
          <table:table-cell table:formula="of:=[ratings.$B64]*[weights.C64]" office:value-type="float" office:value="0" calcext:value-type="float">
            <text:p>0</text:p>
          </table:table-cell>
          <table:table-cell table:formula="of:=[ratings.$D64]*[weights.D64]" office:value-type="float" office:value="0" calcext:value-type="float">
            <text:p>0</text:p>
          </table:table-cell>
          <table:table-cell table:formula="of:=[ratings.$R64]*[weights.E64]" office:value-type="float" office:value="0" calcext:value-type="float">
            <text:p>0</text:p>
          </table:table-cell>
          <table:table-cell table:formula="of:=[ratings.$J64]*[weights.F64]" office:value-type="float" office:value="1.54853058347394" calcext:value-type="float">
            <text:p>1.5485305835</text:p>
          </table:table-cell>
          <table:table-cell table:formula="of:=IF([weights.G64]=0;0;SUM([.B64:.F64])/[weights.G64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788: Mrs. Doubtfire (1993)</text:p>
          </table:table-cell>
          <table:table-cell table:formula="of:=[ratings.$O65]*[weights.B65]" office:value-type="float" office:value="0" calcext:value-type="float">
            <text:p>0</text:p>
          </table:table-cell>
          <table:table-cell table:formula="of:=[ratings.$B65]*[weights.C65]" office:value-type="float" office:value="0" calcext:value-type="float">
            <text:p>0</text:p>
          </table:table-cell>
          <table:table-cell table:formula="of:=[ratings.$D65]*[weights.D65]" office:value-type="float" office:value="0" calcext:value-type="float">
            <text:p>0</text:p>
          </table:table-cell>
          <table:table-cell table:formula="of:=[ratings.$R65]*[weights.E65]" office:value-type="float" office:value="0" calcext:value-type="float">
            <text:p>0</text:p>
          </table:table-cell>
          <table:table-cell table:formula="of:=[ratings.$J65]*[weights.F65]" office:value-type="float" office:value="1.35496426053969" calcext:value-type="float">
            <text:p>1.3549642605</text:p>
          </table:table-cell>
          <table:table-cell table:formula="of:=IF([weights.G65]=0;0;SUM([.B65:.F65])/[weights.G65])"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807: Seven (a.k.a. Se7en) (1995)</text:p>
          </table:table-cell>
          <table:table-cell table:formula="of:=[ratings.$O66]*[weights.B66]" office:value-type="float" office:value="0" calcext:value-type="float">
            <text:p>0</text:p>
          </table:table-cell>
          <table:table-cell table:formula="of:=[ratings.$B66]*[weights.C66]" office:value-type="float" office:value="0" calcext:value-type="float">
            <text:p>0</text:p>
          </table:table-cell>
          <table:table-cell table:formula="of:=[ratings.$D66]*[weights.D66]" office:value-type="float" office:value="2.34166647185497" calcext:value-type="float">
            <text:p>2.3416664719</text:p>
          </table:table-cell>
          <table:table-cell table:formula="of:=[ratings.$R66]*[weights.E66]" office:value-type="float" office:value="1.99718214443613" calcext:value-type="float">
            <text:p>1.9971821444</text:p>
          </table:table-cell>
          <table:table-cell table:formula="of:=[ratings.$J66]*[weights.F66]" office:value-type="float" office:value="1.74209690640818" calcext:value-type="float">
            <text:p>1.7420969064</text:p>
          </table:table-cell>
          <table:table-cell table:formula="of:=IF([weights.G66]=0;0;SUM([.B66:.F66])/[weights.G66])" office:value-type="float" office:value="4.84575188660378" calcext:value-type="float">
            <text:p>4.8457518866</text:p>
          </table:table-cell>
        </table:table-row>
        <table:table-row table:style-name="ro1">
          <table:table-cell office:value-type="string" calcext:value-type="string">
            <text:p>808: Shrek (2001)</text:p>
          </table:table-cell>
          <table:table-cell table:formula="of:=[ratings.$O67]*[weights.B67]" office:value-type="float" office:value="1.88673047988025" calcext:value-type="float">
            <text:p>1.8867304799</text:p>
          </table:table-cell>
          <table:table-cell table:formula="of:=[ratings.$B67]*[weights.C67]" office:value-type="float" office:value="0" calcext:value-type="float">
            <text:p>0</text:p>
          </table:table-cell>
          <table:table-cell table:formula="of:=[ratings.$D67]*[weights.D67]" office:value-type="float" office:value="2.34166647185497" calcext:value-type="float">
            <text:p>2.3416664719</text:p>
          </table:table-cell>
          <table:table-cell table:formula="of:=[ratings.$R67]*[weights.E67]" office:value-type="float" office:value="0.798872857774451" calcext:value-type="float">
            <text:p>0.7988728578</text:p>
          </table:table-cell>
          <table:table-cell table:formula="of:=[ratings.$J67]*[weights.F67]" office:value-type="float" office:value="1.35496426053969" calcext:value-type="float">
            <text:p>1.3549642605</text:p>
          </table:table-cell>
          <table:table-cell table:formula="of:=IF([weights.G67]=0;0;SUM([.B67:.F67])/[weights.G67])" office:value-type="float" office:value="3.55760709528937" calcext:value-type="float">
            <text:p>3.5576070953</text:p>
          </table:table-cell>
        </table:table-row>
        <table:table-row table:style-name="ro1">
          <table:table-cell office:value-type="string" calcext:value-type="string">
            <text:p>809: Shrek 2 (2004)</text:p>
          </table:table-cell>
          <table:table-cell table:formula="of:=[ratings.$O68]*[weights.B68]" office:value-type="float" office:value="0" calcext:value-type="float">
            <text:p>0</text:p>
          </table:table-cell>
          <table:table-cell table:formula="of:=[ratings.$B68]*[weights.C68]" office:value-type="float" office:value="0" calcext:value-type="float">
            <text:p>0</text:p>
          </table:table-cell>
          <table:table-cell table:formula="of:=[ratings.$D68]*[weights.D68]" office:value-type="float" office:value="2.34166647185497" calcext:value-type="float">
            <text:p>2.3416664719</text:p>
          </table:table-cell>
          <table:table-cell table:formula="of:=[ratings.$R68]*[weights.E68]" office:value-type="float" office:value="0.599154643330838" calcext:value-type="float">
            <text:p>0.5991546433</text:p>
          </table:table-cell>
          <table:table-cell table:formula="of:=[ratings.$J68]*[weights.F68]" office:value-type="float" office:value="1.35496426053969" calcext:value-type="float">
            <text:p>1.3549642605</text:p>
          </table:table-cell>
          <table:table-cell table:formula="of:=IF([weights.G68]=0;0;SUM([.B68:.F68])/[weights.G68])" office:value-type="float" office:value="3.42320285737844" calcext:value-type="float">
            <text:p>3.4232028574</text:p>
          </table:table-cell>
        </table:table-row>
        <table:table-row table:style-name="ro1">
          <table:table-cell office:value-type="string" calcext:value-type="string">
            <text:p>812: Aladdin (1992)</text:p>
          </table:table-cell>
          <table:table-cell table:formula="of:=[ratings.$O69]*[weights.B69]" office:value-type="float" office:value="0" calcext:value-type="float">
            <text:p>0</text:p>
          </table:table-cell>
          <table:table-cell table:formula="of:=[ratings.$B69]*[weights.C69]" office:value-type="float" office:value="0" calcext:value-type="float">
            <text:p>0</text:p>
          </table:table-cell>
          <table:table-cell table:formula="of:=[ratings.$D69]*[weights.D69]" office:value-type="float" office:value="0" calcext:value-type="float">
            <text:p>0</text:p>
          </table:table-cell>
          <table:table-cell table:formula="of:=[ratings.$R69]*[weights.E69]" office:value-type="float" office:value="0" calcext:value-type="float">
            <text:p>0</text:p>
          </table:table-cell>
          <table:table-cell table:formula="of:=[ratings.$J69]*[weights.F69]" office:value-type="float" office:value="1.35496426053969" calcext:value-type="float">
            <text:p>1.3549642605</text:p>
          </table:table-cell>
          <table:table-cell table:formula="of:=IF([weights.G69]=0;0;SUM([.B69:.F69])/[weights.G69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854: The Mask (1994)</text:p>
          </table:table-cell>
          <table:table-cell table:formula="of:=[ratings.$O70]*[weights.B70]" office:value-type="float" office:value="0" calcext:value-type="float">
            <text:p>0</text:p>
          </table:table-cell>
          <table:table-cell table:formula="of:=[ratings.$B70]*[weights.C70]" office:value-type="float" office:value="0" calcext:value-type="float">
            <text:p>0</text:p>
          </table:table-cell>
          <table:table-cell table:formula="of:=[ratings.$D70]*[weights.D70]" office:value-type="float" office:value="0" calcext:value-type="float">
            <text:p>0</text:p>
          </table:table-cell>
          <table:table-cell table:formula="of:=[ratings.$R70]*[weights.E70]" office:value-type="float" office:value="0.998591072218063" calcext:value-type="float">
            <text:p>0.9985910722</text:p>
          </table:table-cell>
          <table:table-cell table:formula="of:=[ratings.$J70]*[weights.F70]" office:value-type="float" office:value="1.16139793760545" calcext:value-type="float">
            <text:p>1.1613979376</text:p>
          </table:table-cell>
          <table:table-cell table:formula="of:=IF([weights.G70]=0;0;SUM([.B70:.F70])/[weights.G70])" office:value-type="float" office:value="2.74608941432685" calcext:value-type="float">
            <text:p>2.7460894143</text:p>
          </table:table-cell>
        </table:table-row>
        <table:table-row table:style-name="ro1">
          <table:table-cell office:value-type="string" calcext:value-type="string">
            <text:p>857: Saving Private Ryan (1998)</text:p>
          </table:table-cell>
          <table:table-cell table:formula="of:=[ratings.$O71]*[weights.B71]" office:value-type="float" office:value="2.69532925697179" calcext:value-type="float">
            <text:p>2.695329257</text:p>
          </table:table-cell>
          <table:table-cell table:formula="of:=[ratings.$B71]*[weights.C71]" office:value-type="float" office:value="0" calcext:value-type="float">
            <text:p>0</text:p>
          </table:table-cell>
          <table:table-cell table:formula="of:=[ratings.$D71]*[weights.D71]" office:value-type="float" office:value="0" calcext:value-type="float">
            <text:p>0</text:p>
          </table:table-cell>
          <table:table-cell table:formula="of:=[ratings.$R71]*[weights.E71]" office:value-type="float" office:value="0.798872857774451" calcext:value-type="float">
            <text:p>0.7988728578</text:p>
          </table:table-cell>
          <table:table-cell table:formula="of:=[ratings.$J71]*[weights.F71]" office:value-type="float" office:value="1.74209690640818" calcext:value-type="float">
            <text:p>1.7420969064</text:p>
          </table:table-cell>
          <table:table-cell table:formula="of:=IF([weights.G71]=0;0;SUM([.B71:.F71])/[weights.G71])" office:value-type="float" office:value="3.95003097599561" calcext:value-type="float">
            <text:p>3.950030976</text:p>
          </table:table-cell>
        </table:table-row>
        <table:table-row table:style-name="ro1">
          <table:table-cell office:value-type="string" calcext:value-type="string">
            <text:p>862: Toy Story (1995)</text:p>
          </table:table-cell>
          <table:table-cell table:formula="of:=[ratings.$O72]*[weights.B72]" office:value-type="float" office:value="2.42579633127461" calcext:value-type="float">
            <text:p>2.4257963313</text:p>
          </table:table-cell>
          <table:table-cell table:formula="of:=[ratings.$B72]*[weights.C72]" office:value-type="float" office:value="1.92214640873114" calcext:value-type="float">
            <text:p>1.9221464087</text:p>
          </table:table-cell>
          <table:table-cell table:formula="of:=[ratings.$D72]*[weights.D72]" office:value-type="float" office:value="2.34166647185497" calcext:value-type="float">
            <text:p>2.3416664719</text:p>
          </table:table-cell>
          <table:table-cell table:formula="of:=[ratings.$R72]*[weights.E72]" office:value-type="float" office:value="1.99718214443613" calcext:value-type="float">
            <text:p>1.9971821444</text:p>
          </table:table-cell>
          <table:table-cell table:formula="of:=[ratings.$J72]*[weights.F72]" office:value-type="float" office:value="1.74209690640818" calcext:value-type="float">
            <text:p>1.7420969064</text:p>
          </table:table-cell>
          <table:table-cell table:formula="of:=IF([weights.G72]=0;0;SUM([.B72:.F72])/[weights.G72])" office:value-type="float" office:value="4.58512470873003" calcext:value-type="float">
            <text:p>4.5851247087</text:p>
          </table:table-cell>
        </table:table-row>
        <table:table-row table:style-name="ro1">
          <table:table-cell office:value-type="string" calcext:value-type="string">
            <text:p>954: Mission: Impossible (1996)</text:p>
          </table:table-cell>
          <table:table-cell table:formula="of:=[ratings.$O73]*[weights.B73]" office:value-type="float" office:value="0" calcext:value-type="float">
            <text:p>0</text:p>
          </table:table-cell>
          <table:table-cell table:formula="of:=[ratings.$B73]*[weights.C73]" office:value-type="float" office:value="2.16241470982254" calcext:value-type="float">
            <text:p>2.1624147098</text:p>
          </table:table-cell>
          <table:table-cell table:formula="of:=[ratings.$D73]*[weights.D73]" office:value-type="float" office:value="1.87333317748397" calcext:value-type="float">
            <text:p>1.8733331775</text:p>
          </table:table-cell>
          <table:table-cell table:formula="of:=[ratings.$R73]*[weights.E73]" office:value-type="float" office:value="0.798872857774451" calcext:value-type="float">
            <text:p>0.7988728578</text:p>
          </table:table-cell>
          <table:table-cell table:formula="of:=[ratings.$J73]*[weights.F73]" office:value-type="float" office:value="1.35496426053969" calcext:value-type="float">
            <text:p>1.3549642605</text:p>
          </table:table-cell>
          <table:table-cell table:formula="of:=IF([weights.G73]=0;0;SUM([.B73:.F73])/[weights.G73])" office:value-type="float" office:value="3.56658177437969" calcext:value-type="float">
            <text:p>3.5665817744</text:p>
          </table:table-cell>
        </table:table-row>
        <table:table-row table:style-name="ro1">
          <table:table-cell office:value-type="string" calcext:value-type="string">
            <text:p>955: Mission: Impossible II (2000)</text:p>
          </table:table-cell>
          <table:table-cell table:formula="of:=[ratings.$O74]*[weights.B74]" office:value-type="float" office:value="0" calcext:value-type="float">
            <text:p>0</text:p>
          </table:table-cell>
          <table:table-cell table:formula="of:=[ratings.$B74]*[weights.C74]" office:value-type="float" office:value="1.92214640873114" calcext:value-type="float">
            <text:p>1.9221464087</text:p>
          </table:table-cell>
          <table:table-cell table:formula="of:=[ratings.$D74]*[weights.D74]" office:value-type="float" office:value="1.87333317748397" calcext:value-type="float">
            <text:p>1.8733331775</text:p>
          </table:table-cell>
          <table:table-cell table:formula="of:=[ratings.$R74]*[weights.E74]" office:value-type="float" office:value="0" calcext:value-type="float">
            <text:p>0</text:p>
          </table:table-cell>
          <table:table-cell table:formula="of:=[ratings.$J74]*[weights.F74]" office:value-type="float" office:value="1.16139793760545" calcext:value-type="float">
            <text:p>1.1613979376</text:p>
          </table:table-cell>
          <table:table-cell table:formula="of:=IF([weights.G74]=0;0;SUM([.B74:.F74])/[weights.G74])" office:value-type="float" office:value="3.71023060692191" calcext:value-type="float">
            <text:p>3.7102306069</text:p>
          </table:table-cell>
        </table:table-row>
        <table:table-row table:style-name="ro1">
          <table:table-cell office:value-type="string" calcext:value-type="string">
            <text:p>1422: The Departed (2006)</text:p>
          </table:table-cell>
          <table:table-cell table:formula="of:=[ratings.$O75]*[weights.B75]" office:value-type="float" office:value="0" calcext:value-type="float">
            <text:p>0</text:p>
          </table:table-cell>
          <table:table-cell table:formula="of:=[ratings.$B75]*[weights.C75]" office:value-type="float" office:value="0" calcext:value-type="float">
            <text:p>0</text:p>
          </table:table-cell>
          <table:table-cell table:formula="of:=[ratings.$D75]*[weights.D75]" office:value-type="float" office:value="0" calcext:value-type="float">
            <text:p>0</text:p>
          </table:table-cell>
          <table:table-cell table:formula="of:=[ratings.$R75]*[weights.E75]" office:value-type="float" office:value="1.99718214443613" calcext:value-type="float">
            <text:p>1.9971821444</text:p>
          </table:table-cell>
          <table:table-cell table:formula="of:=[ratings.$J75]*[weights.F75]" office:value-type="float" office:value="1.54853058347394" calcext:value-type="float">
            <text:p>1.5485305835</text:p>
          </table:table-cell>
          <table:table-cell table:formula="of:=IF([weights.G75]=0;0;SUM([.B75:.F75])/[weights.G75])" office:value-type="float" office:value="4.50782117134631" calcext:value-type="float">
            <text:p>4.5078211713</text:p>
          </table:table-cell>
        </table:table-row>
        <table:table-row table:style-name="ro1">
          <table:table-cell office:value-type="string" calcext:value-type="string">
            <text:p>1572: Die Hard: With a Vengeance (1995)</text:p>
          </table:table-cell>
          <table:table-cell table:formula="of:=[ratings.$O76]*[weights.B76]" office:value-type="float" office:value="0" calcext:value-type="float">
            <text:p>0</text:p>
          </table:table-cell>
          <table:table-cell table:formula="of:=[ratings.$B76]*[weights.C76]" office:value-type="float" office:value="0" calcext:value-type="float">
            <text:p>0</text:p>
          </table:table-cell>
          <table:table-cell table:formula="of:=[ratings.$D76]*[weights.D76]" office:value-type="float" office:value="0" calcext:value-type="float">
            <text:p>0</text:p>
          </table:table-cell>
          <table:table-cell table:formula="of:=[ratings.$R76]*[weights.E76]" office:value-type="float" office:value="1.99718214443613" calcext:value-type="float">
            <text:p>1.9971821444</text:p>
          </table:table-cell>
          <table:table-cell table:formula="of:=[ratings.$J76]*[weights.F76]" office:value-type="float" office:value="1.16139793760545" calcext:value-type="float">
            <text:p>1.1613979376</text:p>
          </table:table-cell>
          <table:table-cell table:formula="of:=IF([weights.G76]=0;0;SUM([.B76:.F76])/[weights.G76])" office:value-type="float" office:value="4.01564234269261" calcext:value-type="float">
            <text:p>4.0156423427</text:p>
          </table:table-cell>
        </table:table-row>
        <table:table-row table:style-name="ro1">
          <table:table-cell office:value-type="string" calcext:value-type="string">
            <text:p>1597: Meet the Parents (2000)</text:p>
          </table:table-cell>
          <table:table-cell table:formula="of:=[ratings.$O77]*[weights.B77]" office:value-type="float" office:value="0" calcext:value-type="float">
            <text:p>0</text:p>
          </table:table-cell>
          <table:table-cell table:formula="of:=[ratings.$B77]*[weights.C77]" office:value-type="float" office:value="0" calcext:value-type="float">
            <text:p>0</text:p>
          </table:table-cell>
          <table:table-cell table:formula="of:=[ratings.$D77]*[weights.D77]" office:value-type="float" office:value="0" calcext:value-type="float">
            <text:p>0</text:p>
          </table:table-cell>
          <table:table-cell table:formula="of:=[ratings.$R77]*[weights.E77]" office:value-type="float" office:value="0" calcext:value-type="float">
            <text:p>0</text:p>
          </table:table-cell>
          <table:table-cell table:formula="of:=[ratings.$J77]*[weights.F77]" office:value-type="float" office:value="1.16139793760545" calcext:value-type="float">
            <text:p>1.1613979376</text:p>
          </table:table-cell>
          <table:table-cell table:formula="of:=IF([weights.G77]=0;0;SUM([.B77:.F77])/[weights.G7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37: Speed (1994)</text:p>
          </table:table-cell>
          <table:table-cell table:formula="of:=[ratings.$O78]*[weights.B78]" office:value-type="float" office:value="0" calcext:value-type="float">
            <text:p>0</text:p>
          </table:table-cell>
          <table:table-cell table:formula="of:=[ratings.$B78]*[weights.C78]" office:value-type="float" office:value="0" calcext:value-type="float">
            <text:p>0</text:p>
          </table:table-cell>
          <table:table-cell table:formula="of:=[ratings.$D78]*[weights.D78]" office:value-type="float" office:value="0" calcext:value-type="float">
            <text:p>0</text:p>
          </table:table-cell>
          <table:table-cell table:formula="of:=[ratings.$R78]*[weights.E78]" office:value-type="float" office:value="0" calcext:value-type="float">
            <text:p>0</text:p>
          </table:table-cell>
          <table:table-cell table:formula="of:=[ratings.$J78]*[weights.F78]" office:value-type="float" office:value="0.967831614671209" calcext:value-type="float">
            <text:p>0.9678316147</text:p>
          </table:table-cell>
          <table:table-cell table:formula="of:=IF([weights.G78]=0;0;SUM([.B78:.F78])/[weights.G78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891: Star Wars: Episode V - The Empire Strikes Back (1980)</text:p>
          </table:table-cell>
          <table:table-cell table:formula="of:=[ratings.$O79]*[weights.B79]" office:value-type="float" office:value="2.15626340557743" calcext:value-type="float">
            <text:p>2.1562634056</text:p>
          </table:table-cell>
          <table:table-cell table:formula="of:=[ratings.$B79]*[weights.C79]" office:value-type="float" office:value="0" calcext:value-type="float">
            <text:p>0</text:p>
          </table:table-cell>
          <table:table-cell table:formula="of:=[ratings.$D79]*[weights.D79]" office:value-type="float" office:value="2.34166647185497" calcext:value-type="float">
            <text:p>2.3416664719</text:p>
          </table:table-cell>
          <table:table-cell table:formula="of:=[ratings.$R79]*[weights.E79]" office:value-type="float" office:value="0.399436428887225" calcext:value-type="float">
            <text:p>0.3994364289</text:p>
          </table:table-cell>
          <table:table-cell table:formula="of:=[ratings.$J79]*[weights.F79]" office:value-type="float" office:value="1.54853058347394" calcext:value-type="float">
            <text:p>1.5485305835</text:p>
          </table:table-cell>
          <table:table-cell table:formula="of:=IF([weights.G79]=0;0;SUM([.B79:.F79])/[weights.G79])" office:value-type="float" office:value="3.59309424551642" calcext:value-type="float">
            <text:p>3.5930942455</text:p>
          </table:table-cell>
        </table:table-row>
        <table:table-row table:style-name="ro1">
          <table:table-cell office:value-type="string" calcext:value-type="string">
            <text:p>1892: Star Wars: Episode VI - Return of the Jedi (1983)</text:p>
          </table:table-cell>
          <table:table-cell table:formula="of:=[ratings.$O80]*[weights.B80]" office:value-type="float" office:value="2.15626340557743" calcext:value-type="float">
            <text:p>2.1562634056</text:p>
          </table:table-cell>
          <table:table-cell table:formula="of:=[ratings.$B80]*[weights.C80]" office:value-type="float" office:value="0" calcext:value-type="float">
            <text:p>0</text:p>
          </table:table-cell>
          <table:table-cell table:formula="of:=[ratings.$D80]*[weights.D80]" office:value-type="float" office:value="2.34166647185497" calcext:value-type="float">
            <text:p>2.3416664719</text:p>
          </table:table-cell>
          <table:table-cell table:formula="of:=[ratings.$R80]*[weights.E80]" office:value-type="float" office:value="0" calcext:value-type="float">
            <text:p>0</text:p>
          </table:table-cell>
          <table:table-cell table:formula="of:=[ratings.$J80]*[weights.F80]" office:value-type="float" office:value="1.54853058347394" calcext:value-type="float">
            <text:p>1.5485305835</text:p>
          </table:table-cell>
          <table:table-cell table:formula="of:=IF([weights.G80]=0;0;SUM([.B80:.F80])/[weights.G80])" office:value-type="float" office:value="4.33583550922299" calcext:value-type="float">
            <text:p>4.3358355092</text:p>
          </table:table-cell>
        </table:table-row>
        <table:table-row table:style-name="ro1">
          <table:table-cell office:value-type="string" calcext:value-type="string">
            <text:p>1894: Star Wars: Episode II - Attack of the Clones (2002)</text:p>
          </table:table-cell>
          <table:table-cell table:formula="of:=[ratings.$O81]*[weights.B81]" office:value-type="float" office:value="1.61719755418307" calcext:value-type="float">
            <text:p>1.6171975542</text:p>
          </table:table-cell>
          <table:table-cell table:formula="of:=[ratings.$B81]*[weights.C81]" office:value-type="float" office:value="1.44160980654836" calcext:value-type="float">
            <text:p>1.4416098065</text:p>
          </table:table-cell>
          <table:table-cell table:formula="of:=[ratings.$D81]*[weights.D81]" office:value-type="float" office:value="2.34166647185497" calcext:value-type="float">
            <text:p>2.3416664719</text:p>
          </table:table-cell>
          <table:table-cell table:formula="of:=[ratings.$R81]*[weights.E81]" office:value-type="float" office:value="0" calcext:value-type="float">
            <text:p>0</text:p>
          </table:table-cell>
          <table:table-cell table:formula="of:=[ratings.$J81]*[weights.F81]" office:value-type="float" office:value="1.35496426053969" calcext:value-type="float">
            <text:p>1.3549642605</text:p>
          </table:table-cell>
          <table:table-cell table:formula="of:=IF([weights.G81]=0;0;SUM([.B81:.F81])/[weights.G81])" office:value-type="float" office:value="3.60276889920569" calcext:value-type="float">
            <text:p>3.6027688992</text:p>
          </table:table-cell>
        </table:table-row>
        <table:table-row table:style-name="ro1">
          <table:table-cell office:value-type="string" calcext:value-type="string">
            <text:p>1900: Traffic (2000)</text:p>
          </table:table-cell>
          <table:table-cell table:formula="of:=[ratings.$O82]*[weights.B82]" office:value-type="float" office:value="0" calcext:value-type="float">
            <text:p>0</text:p>
          </table:table-cell>
          <table:table-cell table:formula="of:=[ratings.$B82]*[weights.C82]" office:value-type="float" office:value="0" calcext:value-type="float">
            <text:p>0</text:p>
          </table:table-cell>
          <table:table-cell table:formula="of:=[ratings.$D82]*[weights.D82]" office:value-type="float" office:value="0" calcext:value-type="float">
            <text:p>0</text:p>
          </table:table-cell>
          <table:table-cell table:formula="of:=[ratings.$R82]*[weights.E82]" office:value-type="float" office:value="0" calcext:value-type="float">
            <text:p>0</text:p>
          </table:table-cell>
          <table:table-cell table:formula="of:=[ratings.$J82]*[weights.F82]" office:value-type="float" office:value="1.54853058347394" calcext:value-type="float">
            <text:p>1.5485305835</text:p>
          </table:table-cell>
          <table:table-cell table:formula="of:=IF([weights.G82]=0;0;SUM([.B82:.F82])/[weights.G8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: The Patriot (2000)</text:p>
          </table:table-cell>
          <table:table-cell table:formula="of:=[ratings.$O83]*[weights.B83]" office:value-type="float" office:value="0" calcext:value-type="float">
            <text:p>0</text:p>
          </table:table-cell>
          <table:table-cell table:formula="of:=[ratings.$B83]*[weights.C83]" office:value-type="float" office:value="0" calcext:value-type="float">
            <text:p>0</text:p>
          </table:table-cell>
          <table:table-cell table:formula="of:=[ratings.$D83]*[weights.D83]" office:value-type="float" office:value="0" calcext:value-type="float">
            <text:p>0</text:p>
          </table:table-cell>
          <table:table-cell table:formula="of:=[ratings.$R83]*[weights.E83]" office:value-type="float" office:value="0" calcext:value-type="float">
            <text:p>0</text:p>
          </table:table-cell>
          <table:table-cell table:formula="of:=[ratings.$J83]*[weights.F83]" office:value-type="float" office:value="1.16139793760545" calcext:value-type="float">
            <text:p>1.1613979376</text:p>
          </table:table-cell>
          <table:table-cell table:formula="of:=IF([weights.G83]=0;0;SUM([.B83:.F83])/[weights.G83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164: Stargate (1994)</text:p>
          </table:table-cell>
          <table:table-cell table:formula="of:=[ratings.$O84]*[weights.B84]" office:value-type="float" office:value="0" calcext:value-type="float">
            <text:p>0</text:p>
          </table:table-cell>
          <table:table-cell table:formula="of:=[ratings.$B84]*[weights.C84]" office:value-type="float" office:value="0" calcext:value-type="float">
            <text:p>0</text:p>
          </table:table-cell>
          <table:table-cell table:formula="of:=[ratings.$D84]*[weights.D84]" office:value-type="float" office:value="0" calcext:value-type="float">
            <text:p>0</text:p>
          </table:table-cell>
          <table:table-cell table:formula="of:=[ratings.$R84]*[weights.E84]" office:value-type="float" office:value="0" calcext:value-type="float">
            <text:p>0</text:p>
          </table:table-cell>
          <table:table-cell table:formula="of:=[ratings.$J84]*[weights.F84]" office:value-type="float" office:value="1.35496426053969" calcext:value-type="float">
            <text:p>1.3549642605</text:p>
          </table:table-cell>
          <table:table-cell table:formula="of:=IF([weights.G84]=0;0;SUM([.B84:.F84])/[weights.G84])"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2501: The Bourne Identity (2002)</text:p>
          </table:table-cell>
          <table:table-cell table:formula="of:=[ratings.$O85]*[weights.B85]" office:value-type="float" office:value="2.15626340557743" calcext:value-type="float">
            <text:p>2.1562634056</text:p>
          </table:table-cell>
          <table:table-cell table:formula="of:=[ratings.$B85]*[weights.C85]" office:value-type="float" office:value="0" calcext:value-type="float">
            <text:p>0</text:p>
          </table:table-cell>
          <table:table-cell table:formula="of:=[ratings.$D85]*[weights.D85]" office:value-type="float" office:value="0" calcext:value-type="float">
            <text:p>0</text:p>
          </table:table-cell>
          <table:table-cell table:formula="of:=[ratings.$R85]*[weights.E85]" office:value-type="float" office:value="0.199718214443613" calcext:value-type="float">
            <text:p>0.1997182144</text:p>
          </table:table-cell>
          <table:table-cell table:formula="of:=[ratings.$J85]*[weights.F85]" office:value-type="float" office:value="1.54853058347394" calcext:value-type="float">
            <text:p>1.5485305835</text:p>
          </table:table-cell>
          <table:table-cell table:formula="of:=IF([weights.G85]=0;0;SUM([.B85:.F85])/[weights.G85])" office:value-type="float" office:value="2.94539026278867" calcext:value-type="float">
            <text:p>2.9453902628</text:p>
          </table:table-cell>
        </table:table-row>
        <table:table-row table:style-name="ro3">
          <table:table-cell office:value-type="string" calcext:value-type="string">
            <text:p>2502: The Bourne Supremacy (2004)</text:p>
          </table:table-cell>
          <table:table-cell table:formula="of:=[ratings.$O86]*[weights.B86]" office:value-type="float" office:value="0" calcext:value-type="float">
            <text:p>0</text:p>
          </table:table-cell>
          <table:table-cell table:formula="of:=[ratings.$B86]*[weights.C86]" office:value-type="float" office:value="0" calcext:value-type="float">
            <text:p>0</text:p>
          </table:table-cell>
          <table:table-cell table:formula="of:=[ratings.$D86]*[weights.D86]" office:value-type="float" office:value="0" calcext:value-type="float">
            <text:p>0</text:p>
          </table:table-cell>
          <table:table-cell table:formula="of:=[ratings.$R86]*[weights.E86]" office:value-type="float" office:value="0.199718214443613" calcext:value-type="float">
            <text:p>0.1997182144</text:p>
          </table:table-cell>
          <table:table-cell table:formula="of:=[ratings.$J86]*[weights.F86]" office:value-type="float" office:value="1.35496426053969" calcext:value-type="float">
            <text:p>1.3549642605</text:p>
          </table:table-cell>
          <table:table-cell table:formula="of:=IF([weights.G86]=0;0;SUM([.B86:.F86])/[weights.G86])" office:value-type="float" office:value="1.97653648596108" calcext:value-type="float">
            <text:p>1.976536486</text:p>
          </table:table-cell>
        </table:table-row>
        <table:table-row table:style-name="ro3">
          <table:table-cell office:value-type="string" calcext:value-type="string">
            <text:p>3049: Ace Ventura: Pet Detective (1994)</text:p>
          </table:table-cell>
          <table:table-cell table:formula="of:=[ratings.$O87]*[weights.B87]" office:value-type="float" office:value="0" calcext:value-type="float">
            <text:p>0</text:p>
          </table:table-cell>
          <table:table-cell table:formula="of:=[ratings.$B87]*[weights.C87]" office:value-type="float" office:value="0" calcext:value-type="float">
            <text:p>0</text:p>
          </table:table-cell>
          <table:table-cell table:formula="of:=[ratings.$D87]*[weights.D87]" office:value-type="float" office:value="1.87333317748397" calcext:value-type="float">
            <text:p>1.8733331775</text:p>
          </table:table-cell>
          <table:table-cell table:formula="of:=[ratings.$R87]*[weights.E87]" office:value-type="float" office:value="0.399436428887225" calcext:value-type="float">
            <text:p>0.3994364289</text:p>
          </table:table-cell>
          <table:table-cell table:formula="of:=[ratings.$J87]*[weights.F87]" office:value-type="float" office:value="1.35496426053969" calcext:value-type="float">
            <text:p>1.3549642605</text:p>
          </table:table-cell>
          <table:table-cell table:formula="of:=IF([weights.G87]=0;0;SUM([.B87:.F87])/[weights.G87])" office:value-type="float" office:value="2.89084948451844" calcext:value-type="float">
            <text:p>2.8908494845</text:p>
          </table:table-cell>
        </table:table-row>
        <table:table-row table:style-name="ro3">
          <table:table-cell office:value-type="string" calcext:value-type="string">
            <text:p>4327: Charlie's Angels (2000)</text:p>
          </table:table-cell>
          <table:table-cell table:formula="of:=[ratings.$O88]*[weights.B88]" office:value-type="float" office:value="0" calcext:value-type="float">
            <text:p>0</text:p>
          </table:table-cell>
          <table:table-cell table:formula="of:=[ratings.$B88]*[weights.C88]" office:value-type="float" office:value="0" calcext:value-type="float">
            <text:p>0</text:p>
          </table:table-cell>
          <table:table-cell table:formula="of:=[ratings.$D88]*[weights.D88]" office:value-type="float" office:value="0" calcext:value-type="float">
            <text:p>0</text:p>
          </table:table-cell>
          <table:table-cell table:formula="of:=[ratings.$R88]*[weights.E88]" office:value-type="float" office:value="0" calcext:value-type="float">
            <text:p>0</text:p>
          </table:table-cell>
          <table:table-cell table:formula="of:=[ratings.$J88]*[weights.F88]" office:value-type="float" office:value="0.967831614671209" calcext:value-type="float">
            <text:p>0.9678316147</text:p>
          </table:table-cell>
          <table:table-cell table:formula="of:=IF([weights.G88]=0;0;SUM([.B88:.F88])/[weights.G88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5503: The Fugitive (1993)</text:p>
          </table:table-cell>
          <table:table-cell table:formula="of:=[ratings.$O89]*[weights.B89]" office:value-type="float" office:value="0" calcext:value-type="float">
            <text:p>0</text:p>
          </table:table-cell>
          <table:table-cell table:formula="of:=[ratings.$B89]*[weights.C89]" office:value-type="float" office:value="0" calcext:value-type="float">
            <text:p>0</text:p>
          </table:table-cell>
          <table:table-cell table:formula="of:=[ratings.$D89]*[weights.D89]" office:value-type="float" office:value="0" calcext:value-type="float">
            <text:p>0</text:p>
          </table:table-cell>
          <table:table-cell table:formula="of:=[ratings.$R89]*[weights.E89]" office:value-type="float" office:value="0" calcext:value-type="float">
            <text:p>0</text:p>
          </table:table-cell>
          <table:table-cell table:formula="of:=[ratings.$J89]*[weights.F89]" office:value-type="float" office:value="1.35496426053969" calcext:value-type="float">
            <text:p>1.3549642605</text:p>
          </table:table-cell>
          <table:table-cell table:formula="of:=IF([weights.G89]=0;0;SUM([.B89:.F89])/[weights.G89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7443: Chicken Run (2000)</text:p>
          </table:table-cell>
          <table:table-cell table:formula="of:=[ratings.$O90]*[weights.B90]" office:value-type="float" office:value="0" calcext:value-type="float">
            <text:p>0</text:p>
          </table:table-cell>
          <table:table-cell table:formula="of:=[ratings.$B90]*[weights.C90]" office:value-type="float" office:value="0" calcext:value-type="float">
            <text:p>0</text:p>
          </table:table-cell>
          <table:table-cell table:formula="of:=[ratings.$D90]*[weights.D90]" office:value-type="float" office:value="0" calcext:value-type="float">
            <text:p>0</text:p>
          </table:table-cell>
          <table:table-cell table:formula="of:=[ratings.$R90]*[weights.E90]" office:value-type="float" office:value="1.19830928666168" calcext:value-type="float">
            <text:p>1.1983092867</text:p>
          </table:table-cell>
          <table:table-cell table:formula="of:=[ratings.$J90]*[weights.F90]" office:value-type="float" office:value="1.16139793760545" calcext:value-type="float">
            <text:p>1.1613979376</text:p>
          </table:table-cell>
          <table:table-cell table:formula="of:=IF([weights.G90]=0;0;SUM([.B90:.F90])/[weights.G9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358: Cast Away (2000)</text:p>
          </table:table-cell>
          <table:table-cell table:formula="of:=[ratings.$O91]*[weights.B91]" office:value-type="float" office:value="2.69532925697179" calcext:value-type="float">
            <text:p>2.695329257</text:p>
          </table:table-cell>
          <table:table-cell table:formula="of:=[ratings.$B91]*[weights.C91]" office:value-type="float" office:value="0" calcext:value-type="float">
            <text:p>0</text:p>
          </table:table-cell>
          <table:table-cell table:formula="of:=[ratings.$D91]*[weights.D91]" office:value-type="float" office:value="0" calcext:value-type="float">
            <text:p>0</text:p>
          </table:table-cell>
          <table:table-cell table:formula="of:=[ratings.$R91]*[weights.E91]" office:value-type="float" office:value="0" calcext:value-type="float">
            <text:p>0</text:p>
          </table:table-cell>
          <table:table-cell table:formula="of:=[ratings.$J91]*[weights.F91]" office:value-type="float" office:value="1.74209690640818" calcext:value-type="float">
            <text:p>1.7420969064</text:p>
          </table:table-cell>
          <table:table-cell table:formula="of:=IF([weights.G91]=0;0;SUM([.B91:.F91])/[weights.G91])" office:value-type="float" office:value="4.79100989312088" calcext:value-type="float">
            <text:p>4.7910098931</text:p>
          </table:table-cell>
        </table:table-row>
        <table:table-row table:style-name="ro1">
          <table:table-cell office:value-type="string" calcext:value-type="string">
            <text:p>8467: Dumb &amp; Dumber (1994)</text:p>
          </table:table-cell>
          <table:table-cell table:formula="of:=[ratings.$O92]*[weights.B92]" office:value-type="float" office:value="0" calcext:value-type="float">
            <text:p>0</text:p>
          </table:table-cell>
          <table:table-cell table:formula="of:=[ratings.$B92]*[weights.C92]" office:value-type="float" office:value="0" calcext:value-type="float">
            <text:p>0</text:p>
          </table:table-cell>
          <table:table-cell table:formula="of:=[ratings.$D92]*[weights.D92]" office:value-type="float" office:value="0" calcext:value-type="float">
            <text:p>0</text:p>
          </table:table-cell>
          <table:table-cell table:formula="of:=[ratings.$R92]*[weights.E92]" office:value-type="float" office:value="0.199718214443613" calcext:value-type="float">
            <text:p>0.1997182144</text:p>
          </table:table-cell>
          <table:table-cell table:formula="of:=[ratings.$J92]*[weights.F92]" office:value-type="float" office:value="1.54853058347394" calcext:value-type="float">
            <text:p>1.5485305835</text:p>
          </table:table-cell>
          <table:table-cell table:formula="of:=IF([weights.G92]=0;0;SUM([.B92:.F92])/[weights.G92])" office:value-type="float" office:value="2.22262590028792" calcext:value-type="float">
            <text:p>2.2226259003</text:p>
          </table:table-cell>
        </table:table-row>
        <table:table-row table:style-name="ro1">
          <table:table-cell office:value-type="string" calcext:value-type="string">
            <text:p>8587: The Lion King (1994)</text:p>
          </table:table-cell>
          <table:table-cell table:formula="of:=[ratings.$O93]*[weights.B93]" office:value-type="float" office:value="0" calcext:value-type="float">
            <text:p>0</text:p>
          </table:table-cell>
          <table:table-cell table:formula="of:=[ratings.$B93]*[weights.C93]" office:value-type="float" office:value="1.92214640873114" calcext:value-type="float">
            <text:p>1.9221464087</text:p>
          </table:table-cell>
          <table:table-cell table:formula="of:=[ratings.$D93]*[weights.D93]" office:value-type="float" office:value="2.34166647185497" calcext:value-type="float">
            <text:p>2.3416664719</text:p>
          </table:table-cell>
          <table:table-cell table:formula="of:=[ratings.$R93]*[weights.E93]" office:value-type="float" office:value="1.5977457155489" calcext:value-type="float">
            <text:p>1.5977457155</text:p>
          </table:table-cell>
          <table:table-cell table:formula="of:=[ratings.$J93]*[weights.F93]" office:value-type="float" office:value="1.74209690640818" calcext:value-type="float">
            <text:p>1.7420969064</text:p>
          </table:table-cell>
          <table:table-cell table:formula="of:=IF([weights.G93]=0;0;SUM([.B93:.F93])/[weights.G93])" office:value-type="float" office:value="4.38140184025359" calcext:value-type="float">
            <text:p>4.3814018403</text:p>
          </table:table-cell>
        </table:table-row>
        <table:table-row table:style-name="ro1">
          <table:table-cell office:value-type="string" calcext:value-type="string">
            <text:p>9331: Clear and Present Danger (1994)</text:p>
          </table:table-cell>
          <table:table-cell table:formula="of:=[ratings.$O94]*[weights.B94]" office:value-type="float" office:value="0" calcext:value-type="float">
            <text:p>0</text:p>
          </table:table-cell>
          <table:table-cell table:formula="of:=[ratings.$B94]*[weights.C94]" office:value-type="float" office:value="0" calcext:value-type="float">
            <text:p>0</text:p>
          </table:table-cell>
          <table:table-cell table:formula="of:=[ratings.$D94]*[weights.D94]" office:value-type="float" office:value="0" calcext:value-type="float">
            <text:p>0</text:p>
          </table:table-cell>
          <table:table-cell table:formula="of:=[ratings.$R94]*[weights.E94]" office:value-type="float" office:value="0" calcext:value-type="float">
            <text:p>0</text:p>
          </table:table-cell>
          <table:table-cell table:formula="of:=[ratings.$J94]*[weights.F94]" office:value-type="float" office:value="1.35496426053969" calcext:value-type="float">
            <text:p>1.3549642605</text:p>
          </table:table-cell>
          <table:table-cell table:formula="of:=IF([weights.G94]=0;0;SUM([.B94:.F94])/[weights.G94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9741: Unbreakable (2000)</text:p>
          </table:table-cell>
          <table:table-cell table:formula="of:=[ratings.$O95]*[weights.B95]" office:value-type="float" office:value="0" calcext:value-type="float">
            <text:p>0</text:p>
          </table:table-cell>
          <table:table-cell table:formula="of:=[ratings.$B95]*[weights.C95]" office:value-type="float" office:value="0" calcext:value-type="float">
            <text:p>0</text:p>
          </table:table-cell>
          <table:table-cell table:formula="of:=[ratings.$D95]*[weights.D95]" office:value-type="float" office:value="0" calcext:value-type="float">
            <text:p>0</text:p>
          </table:table-cell>
          <table:table-cell table:formula="of:=[ratings.$R95]*[weights.E95]" office:value-type="float" office:value="0" calcext:value-type="float">
            <text:p>0</text:p>
          </table:table-cell>
          <table:table-cell table:formula="of:=[ratings.$J95]*[weights.F95]" office:value-type="float" office:value="1.35496426053969" calcext:value-type="float">
            <text:p>1.3549642605</text:p>
          </table:table-cell>
          <table:table-cell table:formula="of:=IF([weights.G95]=0;0;SUM([.B95:.F95])/[weights.G95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9802: The Rock (1996)</text:p>
          </table:table-cell>
          <table:table-cell table:formula="of:=[ratings.$O96]*[weights.B96]" office:value-type="float" office:value="0" calcext:value-type="float">
            <text:p>0</text:p>
          </table:table-cell>
          <table:table-cell table:formula="of:=[ratings.$B96]*[weights.C96]" office:value-type="float" office:value="2.40268301091393" calcext:value-type="float">
            <text:p>2.4026830109</text:p>
          </table:table-cell>
          <table:table-cell table:formula="of:=[ratings.$D96]*[weights.D96]" office:value-type="float" office:value="0" calcext:value-type="float">
            <text:p>0</text:p>
          </table:table-cell>
          <table:table-cell table:formula="of:=[ratings.$R96]*[weights.E96]" office:value-type="float" office:value="0" calcext:value-type="float">
            <text:p>0</text:p>
          </table:table-cell>
          <table:table-cell table:formula="of:=[ratings.$J96]*[weights.F96]" office:value-type="float" office:value="0.967831614671209" calcext:value-type="float">
            <text:p>0.9678316147</text:p>
          </table:table-cell>
          <table:table-cell table:formula="of:=IF([weights.G96]=0;0;SUM([.B96:.F96])/[weights.G96])" office:value-type="float" office:value="3.88456158052749" calcext:value-type="float">
            <text:p>3.8845615805</text:p>
          </table:table-cell>
        </table:table-row>
        <table:table-row table:style-name="ro3">
          <table:table-cell office:value-type="string" calcext:value-type="string">
            <text:p>9806: The Incredibles (2004)</text:p>
          </table:table-cell>
          <table:table-cell table:formula="of:=[ratings.$O97]*[weights.B97]" office:value-type="float" office:value="0" calcext:value-type="float">
            <text:p>0</text:p>
          </table:table-cell>
          <table:table-cell table:formula="of:=[ratings.$B97]*[weights.C97]" office:value-type="float" office:value="1.68187810763975" calcext:value-type="float">
            <text:p>1.6818781076</text:p>
          </table:table-cell>
          <table:table-cell table:formula="of:=[ratings.$D97]*[weights.D97]" office:value-type="float" office:value="1.63916653029848" calcext:value-type="float">
            <text:p>1.6391665303</text:p>
          </table:table-cell>
          <table:table-cell table:formula="of:=[ratings.$R97]*[weights.E97]" office:value-type="float" office:value="0.199718214443613" calcext:value-type="float">
            <text:p>0.1997182144</text:p>
          </table:table-cell>
          <table:table-cell table:formula="of:=[ratings.$J97]*[weights.F97]" office:value-type="float" office:value="1.35496426053969" calcext:value-type="float">
            <text:p>1.3549642605</text:p>
          </table:table-cell>
          <table:table-cell table:formula="of:=IF([weights.G97]=0;0;SUM([.B97:.F97])/[weights.G97])" office:value-type="float" office:value="2.80950652458987" calcext:value-type="float">
            <text:p>2.8095065246</text:p>
          </table:table-cell>
        </table:table-row>
        <table:table-row table:style-name="ro1">
          <table:table-cell office:value-type="string" calcext:value-type="string">
            <text:p>10020: Beauty and the Beast (1991)</text:p>
          </table:table-cell>
          <table:table-cell table:formula="of:=[ratings.$O98]*[weights.B98]" office:value-type="float" office:value="0" calcext:value-type="float">
            <text:p>0</text:p>
          </table:table-cell>
          <table:table-cell table:formula="of:=[ratings.$B98]*[weights.C98]" office:value-type="float" office:value="1.44160980654836" calcext:value-type="float">
            <text:p>1.4416098065</text:p>
          </table:table-cell>
          <table:table-cell table:formula="of:=[ratings.$D98]*[weights.D98]" office:value-type="float" office:value="0" calcext:value-type="float">
            <text:p>0</text:p>
          </table:table-cell>
          <table:table-cell table:formula="of:=[ratings.$R98]*[weights.E98]" office:value-type="float" office:value="0" calcext:value-type="float">
            <text:p>0</text:p>
          </table:table-cell>
          <table:table-cell table:formula="of:=[ratings.$J98]*[weights.F98]" office:value-type="float" office:value="1.54853058347394" calcext:value-type="float">
            <text:p>1.5485305835</text:p>
          </table:table-cell>
          <table:table-cell table:formula="of:=IF([weights.G98]=0;0;SUM([.B98:.F98])/[weights.G98])" office:value-type="float" office:value="3.446175367789" calcext:value-type="float">
            <text:p>3.4461753678</text:p>
          </table:table-cell>
        </table:table-row>
        <table:table-row table:style-name="ro1">
          <table:table-cell office:value-type="string" calcext:value-type="string">
            <text:p>36657: X-Men (2000)</text:p>
          </table:table-cell>
          <table:table-cell table:formula="of:=[ratings.$O99]*[weights.B99]" office:value-type="float" office:value="0" calcext:value-type="float">
            <text:p>0</text:p>
          </table:table-cell>
          <table:table-cell table:formula="of:=[ratings.$B99]*[weights.C99]" office:value-type="float" office:value="0" calcext:value-type="float">
            <text:p>0</text:p>
          </table:table-cell>
          <table:table-cell table:formula="of:=[ratings.$D99]*[weights.D99]" office:value-type="float" office:value="0" calcext:value-type="float">
            <text:p>0</text:p>
          </table:table-cell>
          <table:table-cell table:formula="of:=[ratings.$R99]*[weights.E99]" office:value-type="float" office:value="0" calcext:value-type="float">
            <text:p>0</text:p>
          </table:table-cell>
          <table:table-cell table:formula="of:=[ratings.$J99]*[weights.F99]" office:value-type="float" office:value="1.54853058347394" calcext:value-type="float">
            <text:p>1.5485305835</text:p>
          </table:table-cell>
          <table:table-cell table:formula="of:=IF([weights.G99]=0;0;SUM([.B99:.F99])/[weights.G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6658: X2: X-Men United (2003)</text:p>
          </table:table-cell>
          <table:table-cell table:formula="of:=[ratings.$O100]*[weights.B100]" office:value-type="float" office:value="0" calcext:value-type="float">
            <text:p>0</text:p>
          </table:table-cell>
          <table:table-cell table:formula="of:=[ratings.$B100]*[weights.C100]" office:value-type="float" office:value="1.68187810763975" calcext:value-type="float">
            <text:p>1.6818781076</text:p>
          </table:table-cell>
          <table:table-cell table:formula="of:=[ratings.$D100]*[weights.D100]" office:value-type="float" office:value="0" calcext:value-type="float">
            <text:p>0</text:p>
          </table:table-cell>
          <table:table-cell table:formula="of:=[ratings.$R100]*[weights.E100]" office:value-type="float" office:value="0" calcext:value-type="float">
            <text:p>0</text:p>
          </table:table-cell>
          <table:table-cell table:formula="of:=[ratings.$J100]*[weights.F100]" office:value-type="float" office:value="1.54853058347394" calcext:value-type="float">
            <text:p>1.5485305835</text:p>
          </table:table-cell>
          <table:table-cell table:formula="of:=IF([weights.G100]=0;0;SUM([.B100:.F100])/[weights.G100])" office:value-type="float" office:value="3.7230876838945" calcext:value-type="float">
            <text:p>3.7230876839</text:p>
          </table:table-cell>
        </table:table-row>
        <table:table-row table:style-name="ro1">
          <table:table-cell office:value-type="string" calcext:value-type="string">
            <text:p>36955: True Lies (1994)</text:p>
          </table:table-cell>
          <table:table-cell table:formula="of:=[ratings.$O101]*[weights.B101]" office:value-type="float" office:value="0" calcext:value-type="float">
            <text:p>0</text:p>
          </table:table-cell>
          <table:table-cell table:formula="of:=[ratings.$B101]*[weights.C101]" office:value-type="float" office:value="0" calcext:value-type="float">
            <text:p>0</text:p>
          </table:table-cell>
          <table:table-cell table:formula="of:=[ratings.$D101]*[weights.D101]" office:value-type="float" office:value="0" calcext:value-type="float">
            <text:p>0</text:p>
          </table:table-cell>
          <table:table-cell table:formula="of:=[ratings.$R101]*[weights.E101]" office:value-type="float" office:value="0" calcext:value-type="float">
            <text:p>0</text:p>
          </table:table-cell>
          <table:table-cell table:formula="of:=[ratings.$J101]*[weights.F101]" office:value-type="float" office:value="1.16139793760545" calcext:value-type="float">
            <text:p>1.1613979376</text:p>
          </table:table-cell>
          <table:table-cell table:formula="of:=IF([weights.G101]=0;0;SUM([.B101:.F101])/[weights.G101])"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float" office:value="77" calcext:value-type="float">
            <text:p>77</text:p>
          </table:table-cell>
          <table:table-cell table:formula="of:=MAX([.G2:.G101])" office:value-type="float" office:value="4.84575188660378" calcext:value-type="float">
            <text:p>4.8457518866</text:p>
          </table:table-cell>
        </table:table-row>
        <table:table-row table:style-name="ro2">
          <table:table-cell table:number-columns-repeated="5"/>
          <table:table-cell office:value-type="float" office:value="807" calcext:value-type="float">
            <text:p>807</text:p>
          </table:table-cell>
          <table:table-cell table:formula="of:=MAX([.G2:.G9];[.G11:.G101])" office:value-type="float" office:value="4.84575188660378" calcext:value-type="float">
            <text:p>4.8457518866</text:p>
          </table:table-cell>
        </table:table-row>
        <table:table-row table:style-name="ro2">
          <table:table-cell table:number-columns-repeated="5"/>
          <table:table-cell office:value-type="float" office:value="238" calcext:value-type="float">
            <text:p>238</text:p>
          </table:table-cell>
          <table:table-cell table:formula="of:=MAX([.G2:.G9];[.G11:.G65];[.G67:.G101])" office:value-type="float" office:value="4.79100989312088" calcext:value-type="float">
            <text:p>4.7910098931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dc:date>2013-10-19T14:07:35.978242969</dc:date>
    <meta:editing-duration>PT1H23M16S</meta:editing-duration>
    <meta:editing-cycles>8</meta:editing-cycles>
    <meta:document-statistic meta:table-count="5" meta:cell-count="3824" meta:object-count="0"/>
  </office:meta>
</office:document-meta>
</file>